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_32_2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style:rotation-angle="45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15"/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6.00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60.75pt" style:use-optimal-row-height="fals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85.5pt" style:use-optimal-row-height="true" fo:break-before="auto"/>
    </style:style>
    <style:style style:name="ro6" style:family="table-row">
      <style:table-row-properties style:row-height="51.7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6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4" table:default-cell-style-name="ce1"/>
        <table:table-column table:style-name="co2" table:number-columns-repeated="28" table:default-cell-style-name="ce1"/>
        <table:table-column table:style-name="co5" table:default-cell-style-name="ce1"/>
        <table:table-column table:style-name="co2" table:number-columns-repeated="1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1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13" table:default-cell-style-name="ce1"/>
        <table:table-column table:style-name="co10" table:default-cell-style-name="ce1"/>
        <table:table-column table:style-name="co2" table:number-columns-repeated="16290" table:default-cell-style-name="ce1"/>
        <table:table-row table:style-name="ro1">
          <table:table-cell office:value-type="string" table:style-name="ce2">
            <text:p>29_V_M</text:p>
          </table:table-cell>
          <table:table-cell table:number-columns-repeated="3" table:style-name="ce2"/>
          <table:table-cell office:value-type="string" table:style-name="ce2">
            <text:p>33_V_M</text:p>
          </table:table-cell>
          <table:table-cell table:number-columns-repeated="3" table:style-name="ce2"/>
          <table:table-cell office:value-type="string" table:style-name="ce2">
            <text:p>45_NV_M</text:p>
          </table:table-cell>
          <table:table-cell table:number-columns-repeated="3" table:style-name="ce2"/>
          <table:table-cell office:value-type="string" table:style-name="ce2">
            <text:p>22_NV_M</text:p>
          </table:table-cell>
          <table:table-cell table:number-columns-repeated="3" table:style-name="ce2"/>
          <table:table-cell office:value-type="string" table:style-name="ce2">
            <text:p>31_NV_M</text:p>
          </table:table-cell>
          <table:table-cell table:number-columns-repeated="3" table:style-name="ce2"/>
          <table:table-cell office:value-type="string" table:style-name="ce2">
            <text:p>33_NV_M</text:p>
          </table:table-cell>
          <table:table-cell table:number-columns-repeated="3" table:style-name="ce2"/>
          <table:table-cell office:value-type="string" table:style-name="ce2">
            <text:p>35_NV_M</text:p>
          </table:table-cell>
          <table:table-cell table:number-columns-repeated="3" table:style-name="ce2"/>
          <table:table-cell office:value-type="string" table:style-name="ce2">
            <text:p>27_NV_M</text:p>
          </table:table-cell>
          <table:table-cell table:number-columns-repeated="3" table:style-name="ce2"/>
          <table:table-cell office:value-type="string" table:style-name="ce2">
            <text:p>28_NV_M</text:p>
          </table:table-cell>
          <table:table-cell table:number-columns-repeated="3" table:style-name="ce2"/>
          <table:table-cell office:value-type="string" table:style-name="ce2">
            <text:p>19_NV_M</text:p>
          </table:table-cell>
          <table:table-cell table:number-columns-repeated="3" table:style-name="ce2"/>
          <table:table-cell office:value-type="string" table:style-name="ce2">
            <text:p>35_V_M</text:p>
          </table:table-cell>
          <table:table-cell table:number-columns-repeated="3" table:style-name="ce2"/>
          <table:table-cell office:value-type="string" table:style-name="ce2">
            <text:p>24_V_M</text:p>
          </table:table-cell>
          <table:table-cell table:number-columns-repeated="5" table:style-name="ce2"/>
          <table:table-cell office:value-type="string" table:style-name="ce2">
            <text:p>29_V_M</text:p>
          </table:table-cell>
          <table:table-cell office:value-type="string" table:style-name="ce2">
            <text:p>33_V_M</text:p>
          </table:table-cell>
          <table:table-cell office:value-type="string" table:style-name="ce2">
            <text:p>45_NV_M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1_NV_M</text:p>
          </table:table-cell>
          <table:table-cell office:value-type="string" table:style-name="ce2">
            <text:p>33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27_NV_M</text:p>
          </table:table-cell>
          <table:table-cell office:value-type="string" table:style-name="ce2">
            <text:p>28_NV_M</text:p>
          </table:table-cell>
          <table:table-cell office:value-type="string" table:style-name="ce2">
            <text:p>19_NV_M</text:p>
          </table:table-cell>
          <table:table-cell office:value-type="string" table:style-name="ce2">
            <text:p>35_V_M</text:p>
          </table:table-cell>
          <table:table-cell office:value-type="string" table:style-name="ce2">
            <text:p>24_V_M</text:p>
          </table:table-cell>
          <table:table-cell table:style-name="ce2"/>
          <table:table-cell office:value-type="string" table:style-name="ce2">
            <text:p>Class</text:p>
          </table:table-cell>
          <table:table-cell table:style-name="ce2"/>
          <table:table-cell office:value-type="string" table:style-name="ce2">
            <text:p>29_V_M</text:p>
          </table:table-cell>
          <table:table-cell office:value-type="string" table:style-name="ce2">
            <text:p>33_V_M</text:p>
          </table:table-cell>
          <table:table-cell office:value-type="string" table:style-name="ce2">
            <text:p>45_NV_M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1_NV_M</text:p>
          </table:table-cell>
          <table:table-cell office:value-type="string" table:style-name="ce2">
            <text:p>33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27_NV_M</text:p>
          </table:table-cell>
          <table:table-cell office:value-type="string" table:style-name="ce2">
            <text:p>28_NV_M</text:p>
          </table:table-cell>
          <table:table-cell office:value-type="string" table:style-name="ce2">
            <text:p>19_NV_M</text:p>
          </table:table-cell>
          <table:table-cell office:value-type="string" table:style-name="ce2">
            <text:p>35_V_M</text:p>
          </table:table-cell>
          <table:table-cell office:value-type="string" table:style-name="ce2">
            <text:p>24_V_M</text:p>
          </table:table-cell>
          <table:table-cell office:value-type="string" table:style-name="ce2">
            <text:p>Total</text:p>
          </table:table-cell>
          <table:table-cell table:style-name="ce1"/>
          <table:table-cell table:style-name="ce2"/>
          <table:table-cell office:value-type="string" table:style-name="ce2">
            <text:p>29_V_M</text:p>
          </table:table-cell>
          <table:table-cell office:value-type="string" table:style-name="ce2">
            <text:p>33_V_M</text:p>
          </table:table-cell>
          <table:table-cell office:value-type="string" table:style-name="ce2">
            <text:p>45_NV_M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1_NV_M</text:p>
          </table:table-cell>
          <table:table-cell office:value-type="string" table:style-name="ce2">
            <text:p>33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27_NV_M</text:p>
          </table:table-cell>
          <table:table-cell office:value-type="string" table:style-name="ce2">
            <text:p>28_NV_M</text:p>
          </table:table-cell>
          <table:table-cell office:value-type="string" table:style-name="ce2">
            <text:p>19_NV_M</text:p>
          </table:table-cell>
          <table:table-cell office:value-type="string" table:style-name="ce2">
            <text:p>35_V_M</text:p>
          </table:table-cell>
          <table:table-cell office:value-type="string" table:style-name="ce2">
            <text:p>24_V_M</text:p>
          </table:table-cell>
          <table:table-cell table:style-name="ce1"/>
          <table:table-cell office:value-type="string" table:style-name="ce2">
            <text:p>Spearman rank calculation</text:p>
          </table:table-cell>
          <table:table-cell office:value-type="string" table:style-name="ce3">
            <text:p>ARG Total</text:p>
          </table:table-cell>
          <table:table-cell office:value-type="string" table:style-name="ce3">
            <text:p>IS Total</text:p>
          </table:table-cell>
          <table:table-cell office:value-type="string" table:style-name="ce1">
            <text:p>ARG Rank</text:p>
          </table:table-cell>
          <table:table-cell office:value-type="string" table:style-name="ce1">
            <text:p>IS Rank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v=0/NV=1</text:p>
          </table:table-cell>
          <table:table-cell office:value-type="string" table:style-name="ce1">
            <text:p>v=1/NV=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IS1249_IS256_IS1249</text:p>
          </table:table-cell>
          <table:table-cell office:value-type="float" office:value="293" table:style-name="ce1">
            <text:p>293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498" table:style-name="ce1">
            <text:p>498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465" table:style-name="ce1">
            <text:p>46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72" table:style-name="ce1">
            <text:p>17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249" table:style-name="ce1">
            <text:p>249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628" table:style-name="ce1">
            <text:p>62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1R_IS1_unknown</text:p>
          </table:table-cell>
          <table:table-cell office:value-type="float" office:value="1039" table:style-name="ce1">
            <text:p>1039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1216V_IS6_unknown</text:p>
          </table:table-cell>
          <table:table-cell office:value-type="float" office:value="17" table:style-name="ce1">
            <text:p>17</text:p>
          </table:table-cell>
          <table:table-cell office:value-type="float" office:value="809" table:style-name="ce1">
            <text:p>809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414" table:style-name="ce1">
            <text:p>414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907" table:style-name="ce1">
            <text:p>907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17" table:style-name="ce1">
            <text:p>17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233" table:style-name="ce1">
            <text:p>233</text:p>
          </table:table-cell>
          <table:table-cell office:value-type="float" office:value="855" table:style-name="ce1">
            <text:p>855</text:p>
          </table:table-cell>
          <table:table-cell table:number-columns-repeated="2" table:style-name="ce1"/>
          <table:table-cell office:value-type="string" table:style-name="ce1">
            <text:p>IS1249_IS256_IS1249</text:p>
          </table:table-cell>
          <table:table-cell office:value-type="float" office:value="293" table:formula="of:=INDEX([.$A$2:.$B$37];MATCH([.$AX2];[.$A$2:.$A$37];0);2)" table:style-name="ce1">
            <text:p>293</text:p>
          </table:table-cell>
          <table:table-cell office:value-type="float" office:value="337" table:formula="of:=INDEX([.$E$2:.$F$42];MATCH([.$AX2];[.$E$2:.$E$42];0);2)" table:style-name="ce1">
            <text:p>337</text:p>
          </table:table-cell>
          <table:table-cell office:value-type="float" office:value="76" table:formula="of:=INDEX([.$I$2:.$J$37];MATCH([.$AX2];[.$I$2:.$I$37];0);2)" table:style-name="ce1">
            <text:p>76</text:p>
          </table:table-cell>
          <table:table-cell office:value-type="float" office:value="0" table:formula="of:=INDEX([.$M$2:.$N$31];MATCH([.$AX2];[.$M$2:.$M$31];0);2)" table:style-name="ce1">
            <text:p>#N/A</text:p>
          </table:table-cell>
          <table:table-cell office:value-type="float" office:value="4426" table:formula="of:=INDEX([.$Q$2:.$R$122];MATCH([.$AX2];[.$Q$2:.$Q$122];0);2)" table:style-name="ce1">
            <text:p>4426</text:p>
          </table:table-cell>
          <table:table-cell office:value-type="float" office:value="0" table:formula="of:=INDEX([.$U$2:.$V$24];MATCH([.$AX2];[.$U$2:.$U$24];0);2)" table:style-name="ce1">
            <text:p>#N/A</text:p>
          </table:table-cell>
          <table:table-cell office:value-type="float" office:value="805" table:formula="of:=INDEX([.$Y$2:.$Z$51];MATCH([.$AX2];[.$Y$2:.$Y$51];0);2)" table:style-name="ce1">
            <text:p>805</text:p>
          </table:table-cell>
          <table:table-cell office:value-type="float" office:value="95" table:formula="of:=INDEX([.$AC$2:.$AD$157];MATCH([.$AX2];[.$AC$2:.$AC$157];0);2)" table:style-name="ce1">
            <text:p>95</text:p>
          </table:table-cell>
          <table:table-cell office:value-type="float" office:value="453" table:formula="of:=INDEX([.$AG$2:.$AH$35];MATCH([.$AX2];[.$AG$2:.$AG$35];0);2)" table:style-name="ce1">
            <text:p>453</text:p>
          </table:table-cell>
          <table:table-cell office:value-type="float" office:value="395" table:formula="of:=INDEX([.$AK$2:.$AL$38];MATCH([.$AX2];[.$AK$2:.$AK$38];0);2)" table:style-name="ce1">
            <text:p>395</text:p>
          </table:table-cell>
          <table:table-cell office:value-type="float" office:value="330" table:formula="of:=INDEX([.$AO$2:.$AP$33];MATCH([.$AX2];[.$AO$2:.$AO$33];0);2)" table:style-name="ce1">
            <text:p>330</text:p>
          </table:table-cell>
          <table:table-cell office:value-type="float" office:value="168" table:formula="of:=INDEX([.$AS$2:.$AT$51];MATCH([.$AX2];[.$AS$2:.$AS$51];0);2)" table:style-name="ce1">
            <text:p>168</text:p>
          </table:table-cell>
          <table:table-cell table:style-name="ce1"/>
          <table:table-cell office:value-type="string" table:number-columns-spanned="1" table:number-rows-spanned="10" table:style-name="ce7">
            <text:p>Aminoglycoside</text:p>
          </table:table-cell>
          <table:table-cell office:value-type="string" table:style-name="ce1">
            <text:p>ant(6)-Ia_3_KF864551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18" table:formula="of:=SUM([.BN2:.BY2])" table:style-name="ce1">
            <text:p>118</text:p>
          </table:table-cell>
          <table:table-cell table:style-name="ce1"/>
          <table:table-cell office:value-type="string" table:style-name="ce1">
            <text:p>IS100_IS2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2" table:style-name="ce1">
            <text:p>9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29_V_M</text:p>
          </table:table-cell>
          <table:table-cell office:value-type="float" office:value="16555" table:style-name="ce1">
            <text:p>16555</text:p>
          </table:table-cell>
          <table:table-cell office:value-type="float" office:value="3132" table:style-name="ce1">
            <text:p>3132</text:p>
          </table:table-cell>
          <table:table-cell office:value-type="float" office:value="4" table:formula="of:=COM.MICROSOFT.RANK.AVG([.CQ2];[.$CQ$2:.$CQ$13];0)" table:style-name="ce1">
            <text:p>4</text:p>
          </table:table-cell>
          <table:table-cell office:value-type="float" office:value="8" table:formula="of:=COM.MICROSOFT.RANK.AVG([.CR2];[.$CR$2:.$CR$13];0)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ISBlo2_IS21_unknown</text:p>
          </table:table-cell>
          <table:table-cell office:value-type="float" office:value="169" table:style-name="ce1">
            <text:p>169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337" table:style-name="ce1">
            <text:p>337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17" table:style-name="ce1">
            <text:p>17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513" table:style-name="ce1">
            <text:p>513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aph(3'')-Ib_2_AF024602</text:p>
          </table:table-cell>
          <table:table-cell office:value-type="float" office:value="35" table:style-name="ce1">
            <text:p>35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237" table:style-name="ce1">
            <text:p>23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Bvu1_IS1380_IS942</text:p>
          </table:table-cell>
          <table:table-cell office:value-type="float" office:value="83" table:style-name="ce1">
            <text:p>83</text:p>
          </table:table-cell>
          <table:table-cell office:value-type="float" office:value="1600" table:style-name="ce1">
            <text:p>1600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95" table:style-name="ce1">
            <text:p>95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aph(3')-Ia_1_V00359</text:p>
          </table:table-cell>
          <table:table-cell office:value-type="float" office:value="186" table:style-name="ce1">
            <text:p>186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81" table:style-name="ce1">
            <text:p>81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')-Ib_5_AF321551</text:p>
          </table:table-cell>
          <table:table-cell office:value-type="float" office:value="15" table:style-name="ce1">
            <text:p>15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805" table:style-name="ce1">
            <text:p>805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Blo2_IS21_unknown</text:p>
          </table:table-cell>
          <table:table-cell office:value-type="float" office:value="169" table:formula="of:=INDEX([.$A$2:.$B$37];MATCH([.$AX3];[.$A$2:.$A$37];0);2)" table:style-name="ce1">
            <text:p>169</text:p>
          </table:table-cell>
          <table:table-cell office:value-type="float" office:value="998" table:formula="of:=INDEX([.$E$2:.$F$42];MATCH([.$AX3];[.$E$2:.$E$42];0);2)" table:style-name="ce1">
            <text:p>998</text:p>
          </table:table-cell>
          <table:table-cell office:value-type="float" office:value="0" table:formula="of:=INDEX([.$I$2:.$J$37];MATCH([.$AX3];[.$I$2:.$I$37];0);2)" table:style-name="ce1">
            <text:p>#N/A</text:p>
          </table:table-cell>
          <table:table-cell office:value-type="float" office:value="0" table:formula="of:=INDEX([.$M$2:.$N$31];MATCH([.$AX3];[.$M$2:.$M$31];0);2)" table:style-name="ce1">
            <text:p>#N/A</text:p>
          </table:table-cell>
          <table:table-cell office:value-type="float" office:value="1330" table:formula="of:=INDEX([.$Q$2:.$R$122];MATCH([.$AX3];[.$Q$2:.$Q$122];0);2)" table:style-name="ce1">
            <text:p>1330</text:p>
          </table:table-cell>
          <table:table-cell office:value-type="float" office:value="0" table:formula="of:=INDEX([.$U$2:.$V$24];MATCH([.$AX3];[.$U$2:.$U$24];0);2)" table:style-name="ce1">
            <text:p>#N/A</text:p>
          </table:table-cell>
          <table:table-cell office:value-type="float" office:value="528" table:formula="of:=INDEX([.$Y$2:.$Z$51];MATCH([.$AX3];[.$Y$2:.$Y$51];0);2)" table:style-name="ce1">
            <text:p>528</text:p>
          </table:table-cell>
          <table:table-cell office:value-type="float" office:value="0" table:formula="of:=INDEX([.$AC$2:.$AD$157];MATCH([.$AX3];[.$AC$2:.$AC$157];0);2)" table:style-name="ce1">
            <text:p>#N/A</text:p>
          </table:table-cell>
          <table:table-cell office:value-type="float" office:value="159" table:formula="of:=INDEX([.$AG$2:.$AH$35];MATCH([.$AX3];[.$AG$2:.$AG$35];0);2)" table:style-name="ce1">
            <text:p>159</text:p>
          </table:table-cell>
          <table:table-cell office:value-type="float" office:value="660" table:formula="of:=INDEX([.$AK$2:.$AL$38];MATCH([.$AX3];[.$AK$2:.$AK$38];0);2)" table:style-name="ce1">
            <text:p>660</text:p>
          </table:table-cell>
          <table:table-cell office:value-type="float" office:value="527" table:formula="of:=INDEX([.$AO$2:.$AP$33];MATCH([.$AX3];[.$AO$2:.$AO$33];0);2)" table:style-name="ce1">
            <text:p>527</text:p>
          </table:table-cell>
          <table:table-cell office:value-type="float" office:value="0" table:formula="of:=INDEX([.$AS$2:.$AT$51];MATCH([.$AX3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ph(3')-Ia_1_V003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486" table:style-name="ce1">
            <text:p>486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4" table:formula="of:=SUM([.BN3:.BY3])" table:style-name="ce1">
            <text:p>984</text:p>
          </table:table-cell>
          <table:table-cell table:style-name="ce1"/>
          <table:table-cell office:value-type="string" table:style-name="ce1">
            <text:p>IS100kyp_IS2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5" table:style-name="ce1">
            <text:p>1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33_V_M</text:p>
          </table:table-cell>
          <table:table-cell office:value-type="float" office:value="20770" table:style-name="ce1">
            <text:p>20770</text:p>
          </table:table-cell>
          <table:table-cell office:value-type="float" office:value="5485" table:style-name="ce1">
            <text:p>5485</text:p>
          </table:table-cell>
          <table:table-cell office:value-type="float" office:value="2" table:formula="of:=COM.MICROSOFT.RANK.AVG([.CQ3];[.$CQ$2:.$CQ$13];0)" table:style-name="ce1">
            <text:p>2</text:p>
          </table:table-cell>
          <table:table-cell office:value-type="float" office:value="4" table:formula="of:=COM.MICROSOFT.RANK.AVG([.CR3];[.$CR$2:.$CR$13];0)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ant(6)-Ia_3_KF864551</text:p>
          </table:table-cell>
          <table:table-cell office:value-type="float" office:value="46" table:style-name="ce1">
            <text:p>46</text:p>
          </table:table-cell>
          <table:table-cell office:value-type="float" office:value="867" table:style-name="ce1">
            <text:p>867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282" table:style-name="ce1">
            <text:p>282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99" table:style-name="ce1">
            <text:p>99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586" table:style-name="ce1">
            <text:p>58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1328" table:style-name="ce1">
            <text:p>1328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07" table:style-name="ce1">
            <text:p>107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1B_IS1_unknown</text:p>
          </table:table-cell>
          <table:table-cell office:value-type="float" office:value="636" table:style-name="ce1">
            <text:p>636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32" table:style-name="ce1">
            <text:p>132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107" table:style-name="ce1">
            <text:p>107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004" table:style-name="ce1">
            <text:p>1004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784" table:style-name="ce1">
            <text:p>78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')-Ib_2_AF024602</text:p>
          </table:table-cell>
          <table:table-cell office:value-type="float" office:value="77" table:style-name="ce1">
            <text:p>77</text:p>
          </table:table-cell>
          <table:table-cell office:value-type="float" office:value="804" table:style-name="ce1">
            <text:p>804</text:p>
          </table:table-cell>
          <table:table-cell table:number-columns-repeated="2" table:style-name="ce1"/>
          <table:table-cell office:value-type="string" table:style-name="ce1">
            <text:p>ant(6)-Ia_3_KF864551</text:p>
          </table:table-cell>
          <table:table-cell office:value-type="float" office:value="46" table:formula="of:=INDEX([.$A$2:.$B$37];MATCH([.$AX4];[.$A$2:.$A$37];0);2)" table:style-name="ce1">
            <text:p>46</text:p>
          </table:table-cell>
          <table:table-cell office:value-type="float" office:value="0" table:formula="of:=INDEX([.$E$2:.$F$42];MATCH([.$AX4];[.$E$2:.$E$42];0);2)" table:style-name="ce1">
            <text:p>#N/A</text:p>
          </table:table-cell>
          <table:table-cell office:value-type="float" office:value="0" table:formula="of:=INDEX([.$I$2:.$J$37];MATCH([.$AX4];[.$I$2:.$I$37];0);2)" table:style-name="ce1">
            <text:p>#N/A</text:p>
          </table:table-cell>
          <table:table-cell office:value-type="float" office:value="0" table:formula="of:=INDEX([.$M$2:.$N$31];MATCH([.$AX4];[.$M$2:.$M$31];0);2)" table:style-name="ce1">
            <text:p>#N/A</text:p>
          </table:table-cell>
          <table:table-cell office:value-type="float" office:value="0" table:formula="of:=INDEX([.$Q$2:.$R$122];MATCH([.$AX4];[.$Q$2:.$Q$122];0);2)" table:style-name="ce1">
            <text:p>#N/A</text:p>
          </table:table-cell>
          <table:table-cell office:value-type="float" office:value="0" table:formula="of:=INDEX([.$U$2:.$V$24];MATCH([.$AX4];[.$U$2:.$U$24];0);2)" table:style-name="ce1">
            <text:p>#N/A</text:p>
          </table:table-cell>
          <table:table-cell office:value-type="float" office:value="33" table:formula="of:=INDEX([.$Y$2:.$Z$51];MATCH([.$AX4];[.$Y$2:.$Y$51];0);2)" table:style-name="ce1">
            <text:p>33</text:p>
          </table:table-cell>
          <table:table-cell office:value-type="float" office:value="0" table:formula="of:=INDEX([.$AC$2:.$AD$157];MATCH([.$AX4];[.$AC$2:.$AC$157];0);2)" table:style-name="ce1">
            <text:p>#N/A</text:p>
          </table:table-cell>
          <table:table-cell office:value-type="float" office:value="0" table:formula="of:=INDEX([.$AG$2:.$AH$35];MATCH([.$AX4];[.$AG$2:.$AG$35];0);2)" table:style-name="ce1">
            <text:p>#N/A</text:p>
          </table:table-cell>
          <table:table-cell office:value-type="float" office:value="15" table:formula="of:=INDEX([.$AK$2:.$AL$38];MATCH([.$AX4];[.$AK$2:.$AK$38];0);2)" table:style-name="ce1">
            <text:p>15</text:p>
          </table:table-cell>
          <table:table-cell office:value-type="float" office:value="0" table:formula="of:=INDEX([.$AO$2:.$AP$33];MATCH([.$AX4];[.$AO$2:.$AO$33];0);2)" table:style-name="ce1">
            <text:p>#N/A</text:p>
          </table:table-cell>
          <table:table-cell office:value-type="float" office:value="24" table:formula="of:=INDEX([.$AS$2:.$AT$51];MATCH([.$AX4];[.$AS$2:.$AS$51];0);2)" table:style-name="ce1">
            <text:p>24</text:p>
          </table:table-cell>
          <table:table-cell table:style-name="ce1"/>
          <table:covered-table-cell/>
          <table:table-cell office:value-type="string" table:style-name="ce1">
            <text:p>aph(3')-Ia_4_AF498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483" table:style-name="ce1">
            <text:p>483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8" table:formula="of:=SUM([.BN4:.BY4])" table:style-name="ce1">
            <text:p>978</text:p>
          </table:table-cell>
          <table:table-cell table:style-name="ce1"/>
          <table:table-cell office:value-type="string" table:style-name="ce1">
            <text:p>IS102_IS5_IS9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45_NV_M</text:p>
          </table:table-cell>
          <table:table-cell office:value-type="float" office:value="12850" table:style-name="ce1">
            <text:p>12850</text:p>
          </table:table-cell>
          <table:table-cell office:value-type="float" office:value="8689" table:style-name="ce1">
            <text:p>8689</text:p>
          </table:table-cell>
          <table:table-cell office:value-type="float" office:value="8" table:formula="of:=COM.MICROSOFT.RANK.AVG([.CQ4];[.$CQ$2:.$CQ$13];0)" table:style-name="ce1">
            <text:p>8</text:p>
          </table:table-cell>
          <table:table-cell office:value-type="float" office:value="3" table:formula="of:=COM.MICROSOFT.RANK.AVG([.CR4];[.$CR$2:.$CR$13];0)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aph(6)-Id_1_M28829</text:p>
          </table:table-cell>
          <table:table-cell office:value-type="float" office:value="18" table:style-name="ce1">
            <text:p>18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59" table:style-name="ce1">
            <text:p>259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40" table:style-name="ce1">
            <text:p>40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142" table:style-name="ce1">
            <text:p>142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186A_IS4_IS231</text:p>
          </table:table-cell>
          <table:table-cell office:value-type="float" office:value="364" table:style-name="ce1">
            <text:p>364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80" table:style-name="ce1">
            <text:p>80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346" table:style-name="ce1">
            <text:p>346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396" table:style-name="ce1">
            <text:p>39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565" table:style-name="ce1">
            <text:p>56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666" table:style-name="ce1">
            <text:p>666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aph(6)-Id_3_AB109805</text:p>
          </table:table-cell>
          <table:table-cell office:value-type="float" office:value="14" table:style-name="ce1">
            <text:p>14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string" table:style-name="ce1">
            <text:p>IS621_IS110_unknown</text:p>
          </table:table-cell>
          <table:table-cell office:value-type="float" office:value="112" table:style-name="ce1">
            <text:p>112</text:p>
          </table:table-cell>
          <table:table-cell office:value-type="float" office:value="1425" table:style-name="ce1">
            <text:p>1425</text:p>
          </table:table-cell>
          <table:table-cell table:number-columns-repeated="2" table:style-name="ce1"/>
          <table:table-cell office:value-type="string" table:style-name="ce1">
            <text:p>aph(6)-Id_1_M28829</text:p>
          </table:table-cell>
          <table:table-cell office:value-type="float" office:value="18" table:formula="of:=INDEX([.$A$2:.$B$37];MATCH([.$AX5];[.$A$2:.$A$37];0);2)" table:style-name="ce1">
            <text:p>18</text:p>
          </table:table-cell>
          <table:table-cell office:value-type="float" office:value="0" table:formula="of:=INDEX([.$E$2:.$F$42];MATCH([.$AX5];[.$E$2:.$E$42];0);2)" table:style-name="ce1">
            <text:p>#N/A</text:p>
          </table:table-cell>
          <table:table-cell office:value-type="float" office:value="0" table:formula="of:=INDEX([.$I$2:.$J$37];MATCH([.$AX5];[.$I$2:.$I$37];0);2)" table:style-name="ce1">
            <text:p>#N/A</text:p>
          </table:table-cell>
          <table:table-cell office:value-type="float" office:value="0" table:formula="of:=INDEX([.$M$2:.$N$31];MATCH([.$AX5];[.$M$2:.$M$31];0);2)" table:style-name="ce1">
            <text:p>#N/A</text:p>
          </table:table-cell>
          <table:table-cell office:value-type="float" office:value="48" table:formula="of:=INDEX([.$Q$2:.$R$122];MATCH([.$AX5];[.$Q$2:.$Q$122];0);2)" table:style-name="ce1">
            <text:p>48</text:p>
          </table:table-cell>
          <table:table-cell office:value-type="float" office:value="0" table:formula="of:=INDEX([.$U$2:.$V$24];MATCH([.$AX5];[.$U$2:.$U$24];0);2)" table:style-name="ce1">
            <text:p>#N/A</text:p>
          </table:table-cell>
          <table:table-cell office:value-type="float" office:value="0" table:formula="of:=INDEX([.$Y$2:.$Z$51];MATCH([.$AX5];[.$Y$2:.$Y$51];0);2)" table:style-name="ce1">
            <text:p>#N/A</text:p>
          </table:table-cell>
          <table:table-cell office:value-type="float" office:value="0" table:formula="of:=INDEX([.$AC$2:.$AD$157];MATCH([.$AX5];[.$AC$2:.$AC$157];0);2)" table:style-name="ce1">
            <text:p>#N/A</text:p>
          </table:table-cell>
          <table:table-cell office:value-type="float" office:value="0" table:formula="of:=INDEX([.$AG$2:.$AH$35];MATCH([.$AX5];[.$AG$2:.$AG$35];0);2)" table:style-name="ce1">
            <text:p>#N/A</text:p>
          </table:table-cell>
          <table:table-cell office:value-type="float" office:value="0" table:formula="of:=INDEX([.$AK$2:.$AL$38];MATCH([.$AX5];[.$AK$2:.$AK$38];0);2)" table:style-name="ce1">
            <text:p>#N/A</text:p>
          </table:table-cell>
          <table:table-cell office:value-type="float" office:value="28" table:formula="of:=INDEX([.$AO$2:.$AP$33];MATCH([.$AX5];[.$AO$2:.$AO$33];0);2)" table:style-name="ce1">
            <text:p>28</text:p>
          </table:table-cell>
          <table:table-cell office:value-type="float" office:value="115" table:formula="of:=INDEX([.$AS$2:.$AT$51];MATCH([.$AX5];[.$AS$2:.$AS$51];0);2)" table:style-name="ce1">
            <text:p>115</text:p>
          </table:table-cell>
          <table:table-cell table:style-name="ce1"/>
          <table:covered-table-cell/>
          <table:table-cell office:value-type="string" table:style-name="ce1">
            <text:p>aph(3'')-Ib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83" table:formula="of:=SUM([.BN5:.BY5])" table:style-name="ce1">
            <text:p>83</text:p>
          </table:table-cell>
          <table:table-cell table:style-name="ce1"/>
          <table:table-cell office:value-type="string" table:style-name="ce1">
            <text:p>IS103_IS3_IS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461" table:style-name="ce1">
            <text:p>461</text:p>
          </table:table-cell>
          <table:table-cell office:value-type="float" office:value="0" table:style-name="ce1">
            <text:p>0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22_NV_M</text:p>
          </table:table-cell>
          <table:table-cell office:value-type="float" office:value="8069" table:style-name="ce1">
            <text:p>8069</text:p>
          </table:table-cell>
          <table:table-cell office:value-type="float" office:value="2160" table:style-name="ce1">
            <text:p>2160</text:p>
          </table:table-cell>
          <table:table-cell office:value-type="float" office:value="12" table:formula="of:=COM.MICROSOFT.RANK.AVG([.CQ5];[.$CQ$2:.$CQ$13];0)" table:style-name="ce1">
            <text:p>12</text:p>
          </table:table-cell>
          <table:table-cell office:value-type="float" office:value="10" table:formula="of:=COM.MICROSOFT.RANK.AVG([.CR5];[.$CR$2:.$CR$13];0)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blaACI-1_1_AJ007350</text:p>
          </table:table-cell>
          <table:table-cell office:value-type="float" office:value="273" table:style-name="ce1">
            <text:p>273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757" table:style-name="ce1">
            <text:p>75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B)_26_AF080450</text:p>
          </table:table-cell>
          <table:table-cell office:value-type="float" office:value="70" table:style-name="ce1">
            <text:p>70</text:p>
          </table:table-cell>
          <table:table-cell office:value-type="float" office:value="753" table:style-name="ce1">
            <text:p>753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17" table:style-name="ce1">
            <text:p>21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Bvu4_IS66_unknown</text:p>
          </table:table-cell>
          <table:table-cell office:value-type="float" office:value="178" table:style-name="ce1">
            <text:p>178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417" table:style-name="ce1">
            <text:p>417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1SD_IS1_unknown</text:p>
          </table:table-cell>
          <table:table-cell office:value-type="float" office:value="319" table:style-name="ce1">
            <text:p>319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105" table:style-name="ce1">
            <text:p>105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60" table:style-name="ce1">
            <text:p>260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52" table:style-name="ce1">
            <text:p>52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ISBvu4_IS66_unknown</text:p>
          </table:table-cell>
          <table:table-cell office:value-type="float" office:value="98" table:style-name="ce1">
            <text:p>98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89" table:style-name="ce1">
            <text:p>189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blaACI-1_1_AJ007350</text:p>
          </table:table-cell>
          <table:table-cell office:value-type="float" office:value="273" table:formula="of:=INDEX([.$A$2:.$B$37];MATCH([.$AX6];[.$A$2:.$A$37];0);2)" table:style-name="ce1">
            <text:p>273</text:p>
          </table:table-cell>
          <table:table-cell office:value-type="float" office:value="0" table:formula="of:=INDEX([.$E$2:.$F$42];MATCH([.$AX6];[.$E$2:.$E$42];0);2)" table:style-name="ce1">
            <text:p>#N/A</text:p>
          </table:table-cell>
          <table:table-cell office:value-type="float" office:value="99" table:formula="of:=INDEX([.$I$2:.$J$37];MATCH([.$AX6];[.$I$2:.$I$37];0);2)" table:style-name="ce1">
            <text:p>99</text:p>
          </table:table-cell>
          <table:table-cell office:value-type="float" office:value="0" table:formula="of:=INDEX([.$M$2:.$N$31];MATCH([.$AX6];[.$M$2:.$M$31];0);2)" table:style-name="ce1">
            <text:p>#N/A</text:p>
          </table:table-cell>
          <table:table-cell office:value-type="float" office:value="0" table:formula="of:=INDEX([.$Q$2:.$R$122];MATCH([.$AX6];[.$Q$2:.$Q$122];0);2)" table:style-name="ce1">
            <text:p>#N/A</text:p>
          </table:table-cell>
          <table:table-cell office:value-type="float" office:value="0" table:formula="of:=INDEX([.$U$2:.$V$24];MATCH([.$AX6];[.$U$2:.$U$24];0);2)" table:style-name="ce1">
            <text:p>#N/A</text:p>
          </table:table-cell>
          <table:table-cell office:value-type="float" office:value="0" table:formula="of:=INDEX([.$Y$2:.$Z$51];MATCH([.$AX6];[.$Y$2:.$Y$51];0);2)" table:style-name="ce1">
            <text:p>#N/A</text:p>
          </table:table-cell>
          <table:table-cell office:value-type="float" office:value="0" table:formula="of:=INDEX([.$AC$2:.$AD$157];MATCH([.$AX6];[.$AC$2:.$AC$157];0);2)" table:style-name="ce1">
            <text:p>#N/A</text:p>
          </table:table-cell>
          <table:table-cell office:value-type="float" office:value="93" table:formula="of:=INDEX([.$AG$2:.$AH$35];MATCH([.$AX6];[.$AG$2:.$AG$35];0);2)" table:style-name="ce1">
            <text:p>93</text:p>
          </table:table-cell>
          <table:table-cell office:value-type="float" office:value="0" table:formula="of:=INDEX([.$AK$2:.$AL$38];MATCH([.$AX6];[.$AK$2:.$AK$38];0);2)" table:style-name="ce1">
            <text:p>#N/A</text:p>
          </table:table-cell>
          <table:table-cell office:value-type="float" office:value="131" table:formula="of:=INDEX([.$AO$2:.$AP$33];MATCH([.$AX6];[.$AO$2:.$AO$33];0);2)" table:style-name="ce1">
            <text:p>131</text:p>
          </table:table-cell>
          <table:table-cell office:value-type="float" office:value="233" table:formula="of:=INDEX([.$AS$2:.$AT$51];MATCH([.$AX6];[.$AS$2:.$AS$51];0);2)" table:style-name="ce1">
            <text:p>233</text:p>
          </table:table-cell>
          <table:table-cell table:style-name="ce1"/>
          <table:covered-table-cell/>
          <table:table-cell office:value-type="string" table:style-name="ce1">
            <text:p>aph(3'')-Ib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12" table:formula="of:=SUM([.BN6:.BY6])" table:style-name="ce1">
            <text:p>112</text:p>
          </table:table-cell>
          <table:table-cell table:style-name="ce1"/>
          <table:table-cell office:value-type="string" table:style-name="ce1">
            <text:p>IS10R_IS4_IS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31_NV_M</text:p>
          </table:table-cell>
          <table:table-cell office:value-type="float" office:value="32471" table:style-name="ce1">
            <text:p>32471</text:p>
          </table:table-cell>
          <table:table-cell office:value-type="float" office:value="42790" table:style-name="ce1">
            <text:p>42790</text:p>
          </table:table-cell>
          <table:table-cell office:value-type="float" office:value="1" table:formula="of:=COM.MICROSOFT.RANK.AVG([.CQ6];[.$CQ$2:.$CQ$13];0)" table:style-name="ce1">
            <text:p>1</text:p>
          </table:table-cell>
          <table:table-cell office:value-type="float" office:value="1" table:formula="of:=COM.MICROSOFT.RANK.AVG([.CR6];[.$CR$2:.$CR$13];0)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  <table:table-cell table:style-name="ce1">
            <draw:frame draw:z-index="2" draw:id="id1" draw:style-name="a1" draw:name="Chart 2" svg:x="0.04167in" svg:y="0.1406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281"/>
        </table:table-row>
        <table:table-row table:style-name="ro1">
          <table:table-cell office:value-type="string" table:style-name="ce1">
            <text:p>IS421_IS4_IS231</text:p>
          </table:table-cell>
          <table:table-cell office:value-type="float" office:value="22" table:style-name="ce1">
            <text:p>22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string" table:style-name="ce1">
            <text:p>ISRob1_IS66_unknown</text:p>
          </table:table-cell>
          <table:table-cell office:value-type="float" office:value="114" table:style-name="ce1">
            <text:p>114</text:p>
          </table:table-cell>
          <table:table-cell office:value-type="float" office:value="2546" table:style-name="ce1">
            <text:p>2546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88" table:style-name="ce1">
            <text:p>288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186B_IS4_IS231</text:p>
          </table:table-cell>
          <table:table-cell office:value-type="float" office:value="70" table:style-name="ce1">
            <text:p>70</text:p>
          </table:table-cell>
          <table:table-cell office:value-type="float" office:value="1338" table:style-name="ce1">
            <text:p>1338</text:p>
          </table:table-cell>
          <table:table-cell table:style-name="ce1"/>
          <table:table-cell office:value-type="string" table:style-name="ce1">
            <text:p>blaCTX-M-127_1_MF196229</text:p>
          </table:table-cell>
          <table:table-cell office:value-type="float" office:value="19" table:style-name="ce1">
            <text:p>19</text:p>
          </table:table-cell>
          <table:table-cell office:value-type="float" office:value="876" table:style-name="ce1">
            <text:p>876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82" table:style-name="ce1">
            <text:p>18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3_IS3_IS3</text:p>
          </table:table-cell>
          <table:table-cell office:value-type="float" office:value="905" table:style-name="ce1">
            <text:p>905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31" table:style-name="ce1">
            <text:p>131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89" table:style-name="ce1">
            <text:p>89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O)_1_M18896</text:p>
          </table:table-cell>
          <table:table-cell office:value-type="float" office:value="1043" table:style-name="ce1">
            <text:p>104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805" table:style-name="ce1">
            <text:p>80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333" table:style-name="ce1">
            <text:p>33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IS421_IS4_IS231</text:p>
          </table:table-cell>
          <table:table-cell office:value-type="float" office:value="22" table:formula="of:=INDEX([.$A$2:.$B$37];MATCH([.$AX7];[.$A$2:.$A$37];0);2)" table:style-name="ce1">
            <text:p>22</text:p>
          </table:table-cell>
          <table:table-cell office:value-type="float" office:value="0" table:formula="of:=INDEX([.$E$2:.$F$42];MATCH([.$AX7];[.$E$2:.$E$42];0);2)" table:style-name="ce1">
            <text:p>#N/A</text:p>
          </table:table-cell>
          <table:table-cell office:value-type="float" office:value="0" table:formula="of:=INDEX([.$I$2:.$J$37];MATCH([.$AX7];[.$I$2:.$I$37];0);2)" table:style-name="ce1">
            <text:p>#N/A</text:p>
          </table:table-cell>
          <table:table-cell office:value-type="float" office:value="78" table:formula="of:=INDEX([.$M$2:.$N$31];MATCH([.$AX7];[.$M$2:.$M$31];0);2)" table:style-name="ce1">
            <text:p>78</text:p>
          </table:table-cell>
          <table:table-cell office:value-type="float" office:value="480" table:formula="of:=INDEX([.$Q$2:.$R$122];MATCH([.$AX7];[.$Q$2:.$Q$122];0);2)" table:style-name="ce1">
            <text:p>480</text:p>
          </table:table-cell>
          <table:table-cell office:value-type="float" office:value="0" table:formula="of:=INDEX([.$U$2:.$V$24];MATCH([.$AX7];[.$U$2:.$U$24];0);2)" table:style-name="ce1">
            <text:p>#N/A</text:p>
          </table:table-cell>
          <table:table-cell office:value-type="float" office:value="274" table:formula="of:=INDEX([.$Y$2:.$Z$51];MATCH([.$AX7];[.$Y$2:.$Y$51];0);2)" table:style-name="ce1">
            <text:p>274</text:p>
          </table:table-cell>
          <table:table-cell office:value-type="float" office:value="0" table:formula="of:=INDEX([.$AC$2:.$AD$157];MATCH([.$AX7];[.$AC$2:.$AC$157];0);2)" table:style-name="ce1">
            <text:p>#N/A</text:p>
          </table:table-cell>
          <table:table-cell office:value-type="float" office:value="0" table:formula="of:=INDEX([.$AG$2:.$AH$35];MATCH([.$AX7];[.$AG$2:.$AG$35];0);2)" table:style-name="ce1">
            <text:p>#N/A</text:p>
          </table:table-cell>
          <table:table-cell office:value-type="float" office:value="41" table:formula="of:=INDEX([.$AK$2:.$AL$38];MATCH([.$AX7];[.$AK$2:.$AK$38];0);2)" table:style-name="ce1">
            <text:p>41</text:p>
          </table:table-cell>
          <table:table-cell office:value-type="float" office:value="21" table:formula="of:=INDEX([.$AO$2:.$AP$33];MATCH([.$AX7];[.$AO$2:.$AO$33];0);2)" table:style-name="ce1">
            <text:p>21</text:p>
          </table:table-cell>
          <table:table-cell office:value-type="float" office:value="30" table:formula="of:=INDEX([.$AS$2:.$AT$51];MATCH([.$AX7];[.$AS$2:.$AS$51];0);2)" table:style-name="ce1">
            <text:p>30</text:p>
          </table:table-cell>
          <table:table-cell table:style-name="ce1"/>
          <table:covered-table-cell/>
          <table:table-cell office:value-type="string" table:style-name="ce1">
            <text:p>aph(3'')-Ib_5_AF321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office:value-type="float" office:value="143" table:formula="of:=SUM([.BN7:.BY7])" table:style-name="ce1">
            <text:p>143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385" table:style-name="ce1">
            <text:p>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33_NV_M</text:p>
          </table:table-cell>
          <table:table-cell office:value-type="float" office:value="8779" table:style-name="ce1">
            <text:p>8779</text:p>
          </table:table-cell>
          <table:table-cell office:value-type="float" office:value="1731" table:style-name="ce1">
            <text:p>1731</text:p>
          </table:table-cell>
          <table:table-cell office:value-type="float" office:value="11" table:formula="of:=COM.MICROSOFT.RANK.AVG([.CQ7];[.$CQ$2:.$CQ$13];0)" table:style-name="ce1">
            <text:p>11</text:p>
          </table:table-cell>
          <table:table-cell office:value-type="float" office:value="11" table:formula="of:=COM.MICROSOFT.RANK.AVG([.CR7];[.$CR$2:.$CR$13];0)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ISBlo4_IS30_unknown</text:p>
          </table:table-cell>
          <table:table-cell office:value-type="float" office:value="30" table:style-name="ce1">
            <text:p>30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776" table:style-name="ce1">
            <text:p>177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64" table:style-name="ce1">
            <text:p>6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360" table:style-name="ce1">
            <text:p>36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3_IS3_IS3</text:p>
          </table:table-cell>
          <table:table-cell office:value-type="float" office:value="2748" table:style-name="ce1">
            <text:p>2748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566" table:style-name="ce1">
            <text:p>56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Bvu4_IS66_unknown</text:p>
          </table:table-cell>
          <table:table-cell office:value-type="float" office:value="374" table:style-name="ce1">
            <text:p>374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19" table:style-name="ce1">
            <text:p>19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45" table:style-name="ce1">
            <text:p>45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ISBad1_IS21_unknown</text:p>
          </table:table-cell>
          <table:table-cell office:value-type="float" office:value="79" table:style-name="ce1">
            <text:p>79</text:p>
          </table:table-cell>
          <table:table-cell office:value-type="float" office:value="2525" table:style-name="ce1">
            <text:p>2525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577" table:style-name="ce1">
            <text:p>57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421_IS4_IS231</text:p>
          </table:table-cell>
          <table:table-cell office:value-type="float" office:value="30" table:style-name="ce1">
            <text:p>30</text:p>
          </table:table-cell>
          <table:table-cell office:value-type="float" office:value="1342" table:style-name="ce1">
            <text:p>1342</text:p>
          </table:table-cell>
          <table:table-cell table:number-columns-repeated="2" table:style-name="ce1"/>
          <table:table-cell office:value-type="string" table:style-name="ce1">
            <text:p>ISBlo4_IS30_unknown</text:p>
          </table:table-cell>
          <table:table-cell office:value-type="float" office:value="30" table:formula="of:=INDEX([.$A$2:.$B$37];MATCH([.$AX8];[.$A$2:.$A$37];0);2)" table:style-name="ce1">
            <text:p>30</text:p>
          </table:table-cell>
          <table:table-cell office:value-type="float" office:value="68" table:formula="of:=INDEX([.$E$2:.$F$42];MATCH([.$AX8];[.$E$2:.$E$42];0);2)" table:style-name="ce1">
            <text:p>68</text:p>
          </table:table-cell>
          <table:table-cell office:value-type="float" office:value="0" table:formula="of:=INDEX([.$I$2:.$J$37];MATCH([.$AX8];[.$I$2:.$I$37];0);2)" table:style-name="ce1">
            <text:p>#N/A</text:p>
          </table:table-cell>
          <table:table-cell office:value-type="float" office:value="0" table:formula="of:=INDEX([.$M$2:.$N$31];MATCH([.$AX8];[.$M$2:.$M$31];0);2)" table:style-name="ce1">
            <text:p>#N/A</text:p>
          </table:table-cell>
          <table:table-cell office:value-type="float" office:value="1121" table:formula="of:=INDEX([.$Q$2:.$R$122];MATCH([.$AX8];[.$Q$2:.$Q$122];0);2)" table:style-name="ce1">
            <text:p>1121</text:p>
          </table:table-cell>
          <table:table-cell office:value-type="float" office:value="0" table:formula="of:=INDEX([.$U$2:.$V$24];MATCH([.$AX8];[.$U$2:.$U$24];0);2)" table:style-name="ce1">
            <text:p>#N/A</text:p>
          </table:table-cell>
          <table:table-cell office:value-type="float" office:value="84" table:formula="of:=INDEX([.$Y$2:.$Z$51];MATCH([.$AX8];[.$Y$2:.$Y$51];0);2)" table:style-name="ce1">
            <text:p>84</text:p>
          </table:table-cell>
          <table:table-cell office:value-type="float" office:value="0" table:formula="of:=INDEX([.$AC$2:.$AD$157];MATCH([.$AX8];[.$AC$2:.$AC$157];0);2)" table:style-name="ce1">
            <text:p>#N/A</text:p>
          </table:table-cell>
          <table:table-cell office:value-type="float" office:value="45" table:formula="of:=INDEX([.$AG$2:.$AH$35];MATCH([.$AX8];[.$AG$2:.$AG$35];0);2)" table:style-name="ce1">
            <text:p>45</text:p>
          </table:table-cell>
          <table:table-cell office:value-type="float" office:value="254" table:formula="of:=INDEX([.$AK$2:.$AL$38];MATCH([.$AX8];[.$AK$2:.$AK$38];0);2)" table:style-name="ce1">
            <text:p>254</text:p>
          </table:table-cell>
          <table:table-cell office:value-type="float" office:value="245" table:formula="of:=INDEX([.$AO$2:.$AP$33];MATCH([.$AX8];[.$AO$2:.$AO$33];0);2)" table:style-name="ce1">
            <text:p>245</text:p>
          </table:table-cell>
          <table:table-cell office:value-type="float" office:value="0" table:formula="of:=INDEX([.$AS$2:.$AT$51];MATCH([.$AX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ph(6)-Id_1_M2882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15" table:style-name="ce1">
            <text:p>115</text:p>
          </table:table-cell>
          <table:table-cell office:value-type="float" office:value="209" table:formula="of:=SUM([.BN8:.BY8])" table:style-name="ce1">
            <text:p>209</text:p>
          </table:table-cell>
          <table:table-cell table:style-name="ce1"/>
          <table:table-cell office:value-type="string" table:style-name="ce1">
            <text:p>IS1187_IS982_unknown</text:p>
          </table:table-cell>
          <table:table-cell office:value-type="float" office:value="0" table:style-name="ce1">
            <text:p>0</text:p>
          </table:table-cell>
          <table:table-cell office:value-type="float" office:value="325" table:style-name="ce1">
            <text:p>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9" table:style-name="ce1">
            <text:p>1049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35_NV_M</text:p>
          </table:table-cell>
          <table:table-cell office:value-type="float" office:value="19142" table:style-name="ce1">
            <text:p>19142</text:p>
          </table:table-cell>
          <table:table-cell office:value-type="float" office:value="9859" table:style-name="ce1">
            <text:p>9859</text:p>
          </table:table-cell>
          <table:table-cell office:value-type="float" office:value="3" table:formula="of:=COM.MICROSOFT.RANK.AVG([.CQ8];[.$CQ$2:.$CQ$13];0)" table:style-name="ce1">
            <text:p>3</text:p>
          </table:table-cell>
          <table:table-cell office:value-type="float" office:value="2" table:formula="of:=COM.MICROSOFT.RANK.AVG([.CR8];[.$CR$2:.$CR$13];0)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tet(O/W)_4_AM889121</text:p>
          </table:table-cell>
          <table:table-cell office:value-type="float" office:value="1173" table:style-name="ce1">
            <text:p>1173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1187_IS982_unknown</text:p>
          </table:table-cell>
          <table:table-cell office:value-type="float" office:value="325" table:style-name="ce1">
            <text:p>325</text:p>
          </table:table-cell>
          <table:table-cell office:value-type="float" office:value="1028" table:style-name="ce1">
            <text:p>1028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550" table:style-name="ce1">
            <text:p>55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70" table:style-name="ce1">
            <text:p>70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19_IS982_unknown</text:p>
          </table:table-cell>
          <table:table-cell office:value-type="float" office:value="43" table:style-name="ce1">
            <text:p>43</text:p>
          </table:table-cell>
          <table:table-cell office:value-type="float" office:value="1050" table:style-name="ce1">
            <text:p>1050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581" table:style-name="ce1">
            <text:p>581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50_IS3_IS150</text:p>
          </table:table-cell>
          <table:table-cell office:value-type="float" office:value="229" table:style-name="ce1">
            <text:p>229</text:p>
          </table:table-cell>
          <table:table-cell office:value-type="float" office:value="1443" table:style-name="ce1">
            <text:p>1443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119" table:style-name="ce1">
            <text:p>11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)-Ia_4_AF498082</text:p>
          </table:table-cell>
          <table:table-cell office:value-type="float" office:value="183" table:style-name="ce1">
            <text:p>183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34" table:style-name="ce1">
            <text:p>34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Blo8_IS256_unknown</text:p>
          </table:table-cell>
          <table:table-cell office:value-type="float" office:value="83" table:style-name="ce1">
            <text:p>83</text:p>
          </table:table-cell>
          <table:table-cell office:value-type="float" office:value="1408" table:style-name="ce1">
            <text:p>1408</text:p>
          </table:table-cell>
          <table:table-cell table:style-name="ce1"/>
          <table:table-cell office:value-type="string" table:style-name="ce1">
            <text:p>aph(6)-Id_1_M28829</text:p>
          </table:table-cell>
          <table:table-cell office:value-type="float" office:value="115" table:style-name="ce1">
            <text:p>115</text:p>
          </table:table-cell>
          <table:table-cell office:value-type="float" office:value="837" table:style-name="ce1">
            <text:p>837</text:p>
          </table:table-cell>
          <table:table-cell table:number-columns-repeated="2" table:style-name="ce1"/>
          <table:table-cell office:value-type="string" table:style-name="ce1">
            <text:p>tet(O/W)_4_AM889121</text:p>
          </table:table-cell>
          <table:table-cell office:value-type="float" office:value="1173" table:formula="of:=INDEX([.$A$2:.$B$37];MATCH([.$AX9];[.$A$2:.$A$37];0);2)" table:style-name="ce1">
            <text:p>1173</text:p>
          </table:table-cell>
          <table:table-cell office:value-type="float" office:value="731" table:formula="of:=INDEX([.$E$2:.$F$42];MATCH([.$AX9];[.$E$2:.$E$42];0);2)" table:style-name="ce1">
            <text:p>731</text:p>
          </table:table-cell>
          <table:table-cell office:value-type="float" office:value="293" table:formula="of:=INDEX([.$I$2:.$J$37];MATCH([.$AX9];[.$I$2:.$I$37];0);2)" table:style-name="ce1">
            <text:p>293</text:p>
          </table:table-cell>
          <table:table-cell office:value-type="float" office:value="235" table:formula="of:=INDEX([.$M$2:.$N$31];MATCH([.$AX9];[.$M$2:.$M$31];0);2)" table:style-name="ce1">
            <text:p>235</text:p>
          </table:table-cell>
          <table:table-cell office:value-type="float" office:value="1988" table:formula="of:=INDEX([.$Q$2:.$R$122];MATCH([.$AX9];[.$Q$2:.$Q$122];0);2)" table:style-name="ce1">
            <text:p>1988</text:p>
          </table:table-cell>
          <table:table-cell office:value-type="float" office:value="247" table:formula="of:=INDEX([.$U$2:.$V$24];MATCH([.$AX9];[.$U$2:.$U$24];0);2)" table:style-name="ce1">
            <text:p>247</text:p>
          </table:table-cell>
          <table:table-cell office:value-type="float" office:value="1253" table:formula="of:=INDEX([.$Y$2:.$Z$51];MATCH([.$AX9];[.$Y$2:.$Y$51];0);2)" table:style-name="ce1">
            <text:p>1253</text:p>
          </table:table-cell>
          <table:table-cell office:value-type="float" office:value="0" table:formula="of:=INDEX([.$AC$2:.$AD$157];MATCH([.$AX9];[.$AC$2:.$AC$157];0);2)" table:style-name="ce1">
            <text:p>#N/A</text:p>
          </table:table-cell>
          <table:table-cell office:value-type="float" office:value="518" table:formula="of:=INDEX([.$AG$2:.$AH$35];MATCH([.$AX9];[.$AG$2:.$AG$35];0);2)" table:style-name="ce1">
            <text:p>518</text:p>
          </table:table-cell>
          <table:table-cell office:value-type="float" office:value="504" table:formula="of:=INDEX([.$AK$2:.$AL$38];MATCH([.$AX9];[.$AK$2:.$AK$38];0);2)" table:style-name="ce1">
            <text:p>504</text:p>
          </table:table-cell>
          <table:table-cell office:value-type="float" office:value="595" table:formula="of:=INDEX([.$AO$2:.$AP$33];MATCH([.$AX9];[.$AO$2:.$AO$33];0);2)" table:style-name="ce1">
            <text:p>595</text:p>
          </table:table-cell>
          <table:table-cell office:value-type="float" office:value="345" table:formula="of:=INDEX([.$AS$2:.$AT$51];MATCH([.$AX9];[.$AS$2:.$AS$51];0);2)" table:style-name="ce1">
            <text:p>345</text:p>
          </table:table-cell>
          <table:table-cell table:style-name="ce1"/>
          <table:covered-table-cell/>
          <table:table-cell office:value-type="string" table:style-name="ce1">
            <text:p>aph(6)-Id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formula="of:=SUM([.BN9:.BY9])" table:style-name="ce1">
            <text:p>44</text:p>
          </table:table-cell>
          <table:table-cell table:style-name="ce1"/>
          <table:table-cell office:value-type="string" table:style-name="ce1">
            <text:p>IS1216E_IS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27_NV_M</text:p>
          </table:table-cell>
          <table:table-cell office:value-type="float" office:value="9770" table:style-name="ce1">
            <text:p>9770</text:p>
          </table:table-cell>
          <table:table-cell office:value-type="float" office:value="177" table:style-name="ce1">
            <text:p>177</text:p>
          </table:table-cell>
          <table:table-cell office:value-type="float" office:value="10" table:formula="of:=COM.MICROSOFT.RANK.AVG([.CQ9];[.$CQ$2:.$CQ$13];0)" table:style-name="ce1">
            <text:p>10</text:p>
          </table:table-cell>
          <table:table-cell office:value-type="float" office:value="12" table:formula="of:=COM.MICROSOFT.RANK.AVG([.CR9];[.$CR$2:.$CR$13];0)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IS1R_IS1_unknown</text:p>
          </table:table-cell>
          <table:table-cell office:value-type="float" office:value="56" table:style-name="ce1">
            <text:p>56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O/W/O)-1_1_AY196921</text:p>
          </table:table-cell>
          <table:table-cell office:value-type="float" office:value="732" table:style-name="ce1">
            <text:p>73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23" table:style-name="ce1">
            <text:p>223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blaTEM-181_1_KM977568</text:p>
          </table:table-cell>
          <table:table-cell office:value-type="float" office:value="20" table:style-name="ce1">
            <text:p>20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ISEc10_IS21_unknown</text:p>
          </table:table-cell>
          <table:table-cell office:value-type="float" office:value="61" table:style-name="ce1">
            <text:p>61</text:p>
          </table:table-cell>
          <table:table-cell office:value-type="float" office:value="2410" table:style-name="ce1">
            <text:p>2410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47" table:style-name="ce1">
            <text:p>24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30_IS30_unknown</text:p>
          </table:table-cell>
          <table:table-cell office:value-type="float" office:value="128" table:style-name="ce1">
            <text:p>128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2942" table:style-name="ce1">
            <text:p>2942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43" table:style-name="ce1">
            <text:p>34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Bf3_IS1182_unknown</text:p>
          </table:table-cell>
          <table:table-cell office:value-type="float" office:value="290" table:style-name="ce1">
            <text:p>290</text:p>
          </table:table-cell>
          <table:table-cell office:value-type="float" office:value="1845" table:style-name="ce1">
            <text:p>1845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595" table:style-name="ce1">
            <text:p>595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218" table:style-name="ce1">
            <text:p>1218</text:p>
          </table:table-cell>
          <table:table-cell office:value-type="float" office:value="996" table:style-name="ce1">
            <text:p>996</text:p>
          </table:table-cell>
          <table:table-cell table:number-columns-repeated="2" table:style-name="ce1"/>
          <table:table-cell office:value-type="string" table:style-name="ce1">
            <text:p>IS1R_IS1_unknown</text:p>
          </table:table-cell>
          <table:table-cell office:value-type="float" office:value="56" table:formula="of:=INDEX([.$A$2:.$B$37];MATCH([.$AX10];[.$A$2:.$A$37];0);2)" table:style-name="ce1">
            <text:p>56</text:p>
          </table:table-cell>
          <table:table-cell office:value-type="float" office:value="19" table:formula="of:=INDEX([.$E$2:.$F$42];MATCH([.$AX10];[.$E$2:.$E$42];0);2)" table:style-name="ce1">
            <text:p>19</text:p>
          </table:table-cell>
          <table:table-cell office:value-type="float" office:value="0" table:formula="of:=INDEX([.$I$2:.$J$37];MATCH([.$AX10];[.$I$2:.$I$37];0);2)" table:style-name="ce1">
            <text:p>#N/A</text:p>
          </table:table-cell>
          <table:table-cell office:value-type="float" office:value="0" table:formula="of:=INDEX([.$M$2:.$N$31];MATCH([.$AX10];[.$M$2:.$M$31];0);2)" table:style-name="ce1">
            <text:p>#N/A</text:p>
          </table:table-cell>
          <table:table-cell office:value-type="float" office:value="2034" table:formula="of:=INDEX([.$Q$2:.$R$122];MATCH([.$AX10];[.$Q$2:.$Q$122];0);2)" table:style-name="ce1">
            <text:p>2034</text:p>
          </table:table-cell>
          <table:table-cell office:value-type="float" office:value="0" table:formula="of:=INDEX([.$U$2:.$V$24];MATCH([.$AX10];[.$U$2:.$U$24];0);2)" table:style-name="ce1">
            <text:p>#N/A</text:p>
          </table:table-cell>
          <table:table-cell office:value-type="float" office:value="0" table:formula="of:=INDEX([.$Y$2:.$Z$51];MATCH([.$AX10];[.$Y$2:.$Y$51];0);2)" table:style-name="ce1">
            <text:p>#N/A</text:p>
          </table:table-cell>
          <table:table-cell office:value-type="float" office:value="0" table:formula="of:=INDEX([.$AC$2:.$AD$157];MATCH([.$AX10];[.$AC$2:.$AC$157];0);2)" table:style-name="ce1">
            <text:p>#N/A</text:p>
          </table:table-cell>
          <table:table-cell office:value-type="float" office:value="0" table:formula="of:=INDEX([.$AG$2:.$AH$35];MATCH([.$AX10];[.$AG$2:.$AG$35];0);2)" table:style-name="ce1">
            <text:p>#N/A</text:p>
          </table:table-cell>
          <table:table-cell office:value-type="float" office:value="0" table:formula="of:=INDEX([.$AK$2:.$AL$38];MATCH([.$AX10];[.$AK$2:.$AK$38];0);2)" table:style-name="ce1">
            <text:p>#N/A</text:p>
          </table:table-cell>
          <table:table-cell office:value-type="float" office:value="0" table:formula="of:=INDEX([.$AO$2:.$AP$33];MATCH([.$AX10];[.$AO$2:.$AO$33];0);2)" table:style-name="ce1">
            <text:p>#N/A</text:p>
          </table:table-cell>
          <table:table-cell office:value-type="float" office:value="0" table:formula="of:=INDEX([.$AS$2:.$AT$51];MATCH([.$AX10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ph(6)-Id_3_AB109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office:value-type="float" office:value="80" table:formula="of:=SUM([.BN10:.BY10])" table:style-name="ce1">
            <text:p>80</text:p>
          </table:table-cell>
          <table:table-cell table:style-name="ce1"/>
          <table:table-cell office:value-type="string" table:style-name="ce1">
            <text:p>IS1216V_IS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28_NV_M</text:p>
          </table:table-cell>
          <table:table-cell office:value-type="float" office:value="12740" table:style-name="ce1">
            <text:p>12740</text:p>
          </table:table-cell>
          <table:table-cell office:value-type="float" office:value="2326" table:style-name="ce1">
            <text:p>2326</text:p>
          </table:table-cell>
          <table:table-cell office:value-type="float" office:value="9" table:formula="of:=COM.MICROSOFT.RANK.AVG([.CQ10];[.$CQ$2:.$CQ$13];0)" table:style-name="ce1">
            <text:p>9</text:p>
          </table:table-cell>
          <table:table-cell office:value-type="float" office:value="9" table:formula="of:=COM.MICROSOFT.RANK.AVG([.CR10];[.$CR$2:.$CR$13];0)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tet(O)_1_M18896</text:p>
          </table:table-cell>
          <table:table-cell office:value-type="float" office:value="924" table:style-name="ce1">
            <text:p>92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R_IS1_unknown</text:p>
          </table:table-cell>
          <table:table-cell office:value-type="float" office:value="19" table:style-name="ce1">
            <text:p>19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Blo11_IS3_IS150</text:p>
          </table:table-cell>
          <table:table-cell office:value-type="float" office:value="66" table:style-name="ce1">
            <text:p>66</text:p>
          </table:table-cell>
          <table:table-cell office:value-type="float" office:value="1432" table:style-name="ce1">
            <text:p>1432</text:p>
          </table:table-cell>
          <table:table-cell table:style-name="ce1"/>
          <table:table-cell office:value-type="string" table:style-name="ce1">
            <text:p>IS150_IS3_IS150</text:p>
          </table:table-cell>
          <table:table-cell office:value-type="float" office:value="70" table:style-name="ce1">
            <text:p>70</text:p>
          </table:table-cell>
          <table:table-cell office:value-type="float" office:value="1443" table:style-name="ce1">
            <text:p>1443</text:p>
          </table:table-cell>
          <table:table-cell table:style-name="ce1"/>
          <table:table-cell office:value-type="string" table:style-name="ce1">
            <text:p>IS2_IS3_IS2</text:p>
          </table:table-cell>
          <table:table-cell office:value-type="float" office:value="111" table:style-name="ce1">
            <text:p>111</text:p>
          </table:table-cell>
          <table:table-cell office:value-type="float" office:value="1331" table:style-name="ce1">
            <text:p>1331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80" table:style-name="ce1">
            <text:p>80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15DIV_IS6_unknown</text:p>
          </table:table-cell>
          <table:table-cell office:value-type="float" office:value="23" table:style-name="ce1">
            <text:p>23</text:p>
          </table:table-cell>
          <table:table-cell office:value-type="float" office:value="820" table:style-name="ce1">
            <text:p>820</text:p>
          </table:table-cell>
          <table:table-cell table:style-name="ce1"/>
          <table:table-cell office:value-type="string" table:style-name="ce1">
            <text:p>tet(L)_2_M29725</text:p>
          </table:table-cell>
          <table:table-cell office:value-type="float" office:value="442" table:style-name="ce1">
            <text:p>442</text:p>
          </table:table-cell>
          <table:table-cell office:value-type="float" office:value="1377" table:style-name="ce1">
            <text:p>1377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52" table:style-name="ce1">
            <text:p>52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479" table:style-name="ce1">
            <text:p>47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Clsp3_IS1182_unknown</text:p>
          </table:table-cell>
          <table:table-cell office:value-type="float" office:value="122" table:style-name="ce1">
            <text:p>122</text:p>
          </table:table-cell>
          <table:table-cell office:value-type="float" office:value="1604" table:style-name="ce1">
            <text:p>1604</text:p>
          </table:table-cell>
          <table:table-cell table:style-name="ce1"/>
          <table:table-cell office:value-type="string" table:style-name="ce1">
            <text:p>sul2_17_U57647</text:p>
          </table:table-cell>
          <table:table-cell office:value-type="float" office:value="47" table:style-name="ce1">
            <text:p>47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O)_1_M18896</text:p>
          </table:table-cell>
          <table:table-cell office:value-type="float" office:value="924" table:formula="of:=INDEX([.$A$2:.$B$37];MATCH([.$AX11];[.$A$2:.$A$37];0);2)" table:style-name="ce1">
            <text:p>924</text:p>
          </table:table-cell>
          <table:table-cell office:value-type="float" office:value="0" table:formula="of:=INDEX([.$E$2:.$F$42];MATCH([.$AX11];[.$E$2:.$E$42];0);2)" table:style-name="ce1">
            <text:p>#N/A</text:p>
          </table:table-cell>
          <table:table-cell office:value-type="float" office:value="0" table:formula="of:=INDEX([.$I$2:.$J$37];MATCH([.$AX11];[.$I$2:.$I$37];0);2)" table:style-name="ce1">
            <text:p>#N/A</text:p>
          </table:table-cell>
          <table:table-cell office:value-type="float" office:value="0" table:formula="of:=INDEX([.$M$2:.$N$31];MATCH([.$AX11];[.$M$2:.$M$31];0);2)" table:style-name="ce1">
            <text:p>#N/A</text:p>
          </table:table-cell>
          <table:table-cell office:value-type="float" office:value="0" table:formula="of:=INDEX([.$Q$2:.$R$122];MATCH([.$AX11];[.$Q$2:.$Q$122];0);2)" table:style-name="ce1">
            <text:p>#N/A</text:p>
          </table:table-cell>
          <table:table-cell office:value-type="float" office:value="0" table:formula="of:=INDEX([.$U$2:.$V$24];MATCH([.$AX11];[.$U$2:.$U$24];0);2)" table:style-name="ce1">
            <text:p>#N/A</text:p>
          </table:table-cell>
          <table:table-cell office:value-type="float" office:value="0" table:formula="of:=INDEX([.$Y$2:.$Z$51];MATCH([.$AX11];[.$Y$2:.$Y$51];0);2)" table:style-name="ce1">
            <text:p>#N/A</text:p>
          </table:table-cell>
          <table:table-cell office:value-type="float" office:value="0" table:formula="of:=INDEX([.$AC$2:.$AD$157];MATCH([.$AX11];[.$AC$2:.$AC$157];0);2)" table:style-name="ce1">
            <text:p>#N/A</text:p>
          </table:table-cell>
          <table:table-cell office:value-type="float" office:value="0" table:formula="of:=INDEX([.$AG$2:.$AH$35];MATCH([.$AX11];[.$AG$2:.$AG$35];0);2)" table:style-name="ce1">
            <text:p>#N/A</text:p>
          </table:table-cell>
          <table:table-cell office:value-type="float" office:value="1043" table:formula="of:=INDEX([.$AK$2:.$AL$38];MATCH([.$AX11];[.$AK$2:.$AK$38];0);2)" table:style-name="ce1">
            <text:p>1043</text:p>
          </table:table-cell>
          <table:table-cell office:value-type="float" office:value="0" table:formula="of:=INDEX([.$AO$2:.$AP$33];MATCH([.$AX11];[.$AO$2:.$AO$33];0);2)" table:style-name="ce1">
            <text:p>#N/A</text:p>
          </table:table-cell>
          <table:table-cell office:value-type="float" office:value="0" table:formula="of:=INDEX([.$AS$2:.$AT$51];MATCH([.$AX11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ph(6)-Id_4_CP000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SUM([.BN11:.BY11])" table:style-name="ce1">
            <text:p>48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293" table:style-name="ce1">
            <text:p>293</text:p>
          </table:table-cell>
          <table:table-cell office:value-type="float" office:value="337" table:style-name="ce1">
            <text:p>337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4426" table:style-name="ce1">
            <text:p>4426</text:p>
          </table:table-cell>
          <table:table-cell office:value-type="float" office:value="0" table:style-name="ce1">
            <text:p>0</text:p>
          </table:table-cell>
          <table:table-cell office:value-type="float" office:value="805" table:style-name="ce1">
            <text:p>805</text:p>
          </table:table-cell>
          <table:table-cell office:value-type="float" office:value="95" table:style-name="ce1">
            <text:p>95</text:p>
          </table:table-cell>
          <table:table-cell office:value-type="float" office:value="453" table:style-name="ce1">
            <text:p>453</text:p>
          </table:table-cell>
          <table:table-cell office:value-type="float" office:value="395" table:style-name="ce1">
            <text:p>395</text:p>
          </table:table-cell>
          <table:table-cell office:value-type="float" office:value="330" table:style-name="ce1">
            <text:p>330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2">
            <text:p>19_NV_M</text:p>
          </table:table-cell>
          <table:table-cell office:value-type="float" office:value="13742" table:style-name="ce1">
            <text:p>13742</text:p>
          </table:table-cell>
          <table:table-cell office:value-type="float" office:value="3488" table:style-name="ce1">
            <text:p>3488</text:p>
          </table:table-cell>
          <table:table-cell office:value-type="float" office:value="7" table:formula="of:=COM.MICROSOFT.RANK.AVG([.CQ11];[.$CQ$2:.$CQ$13];0)" table:style-name="ce1">
            <text:p>7</text:p>
          </table:table-cell>
          <table:table-cell office:value-type="float" office:value="7" table:formula="of:=COM.MICROSOFT.RANK.AVG([.CR11];[.$CR$2:.$CR$13];0)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283"/>
        </table:table-row>
        <table:table-row table:style-name="ro2">
          <table:table-cell office:value-type="string" table:style-name="ce1">
            <text:p>ISBvu1_IS1380_IS942</text:p>
          </table:table-cell>
          <table:table-cell office:value-type="float" office:value="35" table:style-name="ce1">
            <text:p>35</text:p>
          </table:table-cell>
          <table:table-cell office:value-type="float" office:value="1600" table:style-name="ce1">
            <text:p>1600</text:p>
          </table:table-cell>
          <table:table-cell table:style-name="ce1"/>
          <table:table-cell office:value-type="string" table:style-name="ce1">
            <text:p>ISBvu1_IS1380_IS942</text:p>
          </table:table-cell>
          <table:table-cell office:value-type="float" office:value="487" table:style-name="ce1">
            <text:p>487</text:p>
          </table:table-cell>
          <table:table-cell office:value-type="float" office:value="1600" table:style-name="ce1">
            <text:p>1600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911" table:style-name="ce1">
            <text:p>911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aph(3')-Ia_1_V00359</text:p>
          </table:table-cell>
          <table:table-cell office:value-type="float" office:value="486" table:style-name="ce1">
            <text:p>486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456" table:style-name="ce1">
            <text:p>456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286" table:style-name="ce1">
            <text:p>28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317" table:style-name="ce1">
            <text:p>31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106" table:style-name="ce1">
            <text:p>10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486" table:style-name="ce1">
            <text:p>486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504" table:style-name="ce1">
            <text:p>504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723" table:style-name="ce1">
            <text:p>1723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sul2_1_AF542061</text:p>
          </table:table-cell>
          <table:table-cell office:value-type="float" office:value="42" table:style-name="ce1">
            <text:p>42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ISBvu1_IS1380_IS942</text:p>
          </table:table-cell>
          <table:table-cell office:value-type="float" office:value="35" table:formula="of:=INDEX([.$A$2:.$B$37];MATCH([.$AX12];[.$A$2:.$A$37];0);2)" table:style-name="ce1">
            <text:p>35</text:p>
          </table:table-cell>
          <table:table-cell office:value-type="float" office:value="487" table:formula="of:=INDEX([.$E$2:.$F$42];MATCH([.$AX12];[.$E$2:.$E$42];0);2)" table:style-name="ce1">
            <text:p>487</text:p>
          </table:table-cell>
          <table:table-cell office:value-type="float" office:value="0" table:formula="of:=INDEX([.$I$2:.$J$37];MATCH([.$AX12];[.$I$2:.$I$37];0);2)" table:style-name="ce1">
            <text:p>#N/A</text:p>
          </table:table-cell>
          <table:table-cell office:value-type="float" office:value="0" table:formula="of:=INDEX([.$M$2:.$N$31];MATCH([.$AX12];[.$M$2:.$M$31];0);2)" table:style-name="ce1">
            <text:p>#N/A</text:p>
          </table:table-cell>
          <table:table-cell office:value-type="float" office:value="0" table:formula="of:=INDEX([.$Q$2:.$R$122];MATCH([.$AX12];[.$Q$2:.$Q$122];0);2)" table:style-name="ce1">
            <text:p>#N/A</text:p>
          </table:table-cell>
          <table:table-cell office:value-type="float" office:value="0" table:formula="of:=INDEX([.$U$2:.$V$24];MATCH([.$AX12];[.$U$2:.$U$24];0);2)" table:style-name="ce1">
            <text:p>#N/A</text:p>
          </table:table-cell>
          <table:table-cell office:value-type="float" office:value="83" table:formula="of:=INDEX([.$Y$2:.$Z$51];MATCH([.$AX12];[.$Y$2:.$Y$51];0);2)" table:style-name="ce1">
            <text:p>83</text:p>
          </table:table-cell>
          <table:table-cell office:value-type="float" office:value="0" table:formula="of:=INDEX([.$AC$2:.$AD$157];MATCH([.$AX12];[.$AC$2:.$AC$157];0);2)" table:style-name="ce1">
            <text:p>#N/A</text:p>
          </table:table-cell>
          <table:table-cell office:value-type="float" office:value="0" table:formula="of:=INDEX([.$AG$2:.$AH$35];MATCH([.$AX12];[.$AG$2:.$AG$35];0);2)" table:style-name="ce1">
            <text:p>#N/A</text:p>
          </table:table-cell>
          <table:table-cell office:value-type="float" office:value="0" table:formula="of:=INDEX([.$AK$2:.$AL$38];MATCH([.$AX12];[.$AK$2:.$AK$38];0);2)" table:style-name="ce1">
            <text:p>#N/A</text:p>
          </table:table-cell>
          <table:table-cell office:value-type="float" office:value="0" table:formula="of:=INDEX([.$AO$2:.$AP$33];MATCH([.$AX12];[.$AO$2:.$AO$33];0);2)" table:style-name="ce1">
            <text:p>#N/A</text:p>
          </table:table-cell>
          <table:table-cell office:value-type="float" office:value="0" table:formula="of:=INDEX([.$AS$2:.$AT$51];MATCH([.$AX12];[.$AS$2:.$AS$51];0);2)" table:style-name="ce1">
            <text:p>#N/A</text:p>
          </table:table-cell>
          <table:table-cell table:style-name="ce1"/>
          <table:table-cell office:value-type="string" table:style-name="ce1">
            <text:p>Aminoglycoside</text:p>
          </table:table-cell>
          <table:table-cell table:style-name="ce1"/>
          <table:table-cell office:value-type="float" office:value="64" table:formula="of:=SUM([.BN2:.BN11])" table:style-name="ce1">
            <text:p>64</text:p>
          </table:table-cell>
          <table:table-cell office:value-type="float" office:value="0" table:formula="of:=SUM([.BO2:.BO11])" table:style-name="ce1">
            <text:p>0</text:p>
          </table:table-cell>
          <table:table-cell office:value-type="float" office:value="166" table:formula="of:=SUM([.BP2:.BP11])" table:style-name="ce1">
            <text:p>166</text:p>
          </table:table-cell>
          <table:table-cell office:value-type="float" office:value="969" table:formula="of:=SUM([.BQ2:.BQ11])" table:style-name="ce1">
            <text:p>969</text:p>
          </table:table-cell>
          <table:table-cell office:value-type="float" office:value="388" table:formula="of:=SUM([.BR2:.BR11])" table:style-name="ce1">
            <text:p>388</text:p>
          </table:table-cell>
          <table:table-cell office:value-type="float" office:value="0" table:formula="of:=SUM([.BS2:.BS11])" table:style-name="ce1">
            <text:p>0</text:p>
          </table:table-cell>
          <table:table-cell office:value-type="float" office:value="33" table:formula="of:=SUM([.BT2:.BT11])" table:style-name="ce1">
            <text:p>33</text:p>
          </table:table-cell>
          <table:table-cell office:value-type="float" office:value="302" table:formula="of:=SUM([.BU2:.BU11])" table:style-name="ce1">
            <text:p>302</text:p>
          </table:table-cell>
          <table:table-cell office:value-type="float" office:value="369" table:formula="of:=SUM([.BV2:.BV11])" table:style-name="ce1">
            <text:p>369</text:p>
          </table:table-cell>
          <table:table-cell office:value-type="float" office:value="15" table:formula="of:=SUM([.BW2:.BW11])" table:style-name="ce1">
            <text:p>15</text:p>
          </table:table-cell>
          <table:table-cell office:value-type="float" office:value="57" table:formula="of:=SUM([.BX2:.BX11])" table:style-name="ce1">
            <text:p>57</text:p>
          </table:table-cell>
          <table:table-cell office:value-type="float" office:value="436" table:formula="of:=SUM([.BY2:.BY11])" table:style-name="ce1">
            <text:p>436</text:p>
          </table:table-cell>
          <table:table-cell office:value-type="float" office:value="2799" table:formula="of:=SUM([.BN12:.BY12])" table:style-name="ce1">
            <text:p>2799</text:p>
          </table:table-cell>
          <table:table-cell table:style-name="ce1"/>
          <table:table-cell office:value-type="string" table:style-name="ce1">
            <text:p>IS1485_IS3_IS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35_V_M</text:p>
          </table:table-cell>
          <table:table-cell office:value-type="float" office:value="14345" table:style-name="ce1">
            <text:p>14345</text:p>
          </table:table-cell>
          <table:table-cell office:value-type="float" office:value="5096" table:style-name="ce1">
            <text:p>5096</text:p>
          </table:table-cell>
          <table:table-cell office:value-type="float" office:value="5" table:formula="of:=COM.MICROSOFT.RANK.AVG([.CQ12];[.$CQ$2:.$CQ$13];0)" table:style-name="ce1">
            <text:p>5</text:p>
          </table:table-cell>
          <table:table-cell office:value-type="float" office:value="5" table:formula="of:=COM.MICROSOFT.RANK.AVG([.CR12];[.$CR$2:.$CR$13];0)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283"/>
        </table:table-row>
        <table:table-row table:style-name="ro3">
          <table:table-cell office:value-type="string" table:style-name="ce1">
            <text:p>IS1182_IS1182_unknown</text:p>
          </table:table-cell>
          <table:table-cell office:value-type="float" office:value="385" table:style-name="ce1">
            <text:p>385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string" table:style-name="ce1">
            <text:p>ISBf6_IS5_IS1031</text:p>
          </table:table-cell>
          <table:table-cell office:value-type="float" office:value="120" table:style-name="ce1">
            <text:p>120</text:p>
          </table:table-cell>
          <table:table-cell office:value-type="float" office:value="950" table:style-name="ce1">
            <text:p>950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3485" table:style-name="ce1">
            <text:p>3485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aph(3')-Ia_4_AF498082</text:p>
          </table:table-cell>
          <table:table-cell office:value-type="float" office:value="483" table:style-name="ce1">
            <text:p>483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ISRmsp2_IS1182_unknown</text:p>
          </table:table-cell>
          <table:table-cell office:value-type="float" office:value="61" table:style-name="ce1">
            <text:p>61</text:p>
          </table:table-cell>
          <table:table-cell office:value-type="float" office:value="1687" table:style-name="ce1">
            <text:p>1687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57" table:style-name="ce1">
            <text:p>5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574" table:style-name="ce1">
            <text:p>574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114" table:style-name="ce1">
            <text:p>11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87" table:style-name="ce1">
            <text:p>87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70" table:style-name="ce1">
            <text:p>270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614" table:style-name="ce1">
            <text:p>614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357" table:style-name="ce1">
            <text:p>1357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1182_IS1182_unknown</text:p>
          </table:table-cell>
          <table:table-cell office:value-type="float" office:value="385" table:formula="of:=INDEX([.$A$2:.$B$37];MATCH([.$AX13];[.$A$2:.$A$37];0);2)" table:style-name="ce1">
            <text:p>385</text:p>
          </table:table-cell>
          <table:table-cell office:value-type="float" office:value="0" table:formula="of:=INDEX([.$E$2:.$F$42];MATCH([.$AX13];[.$E$2:.$E$42];0);2)" table:style-name="ce1">
            <text:p>#N/A</text:p>
          </table:table-cell>
          <table:table-cell office:value-type="float" office:value="0" table:formula="of:=INDEX([.$I$2:.$J$37];MATCH([.$AX13];[.$I$2:.$I$37];0);2)" table:style-name="ce1">
            <text:p>#N/A</text:p>
          </table:table-cell>
          <table:table-cell office:value-type="float" office:value="0" table:formula="of:=INDEX([.$M$2:.$N$31];MATCH([.$AX13];[.$M$2:.$M$31];0);2)" table:style-name="ce1">
            <text:p>#N/A</text:p>
          </table:table-cell>
          <table:table-cell office:value-type="float" office:value="456" table:formula="of:=INDEX([.$Q$2:.$R$122];MATCH([.$AX13];[.$Q$2:.$Q$122];0);2)" table:style-name="ce1">
            <text:p>456</text:p>
          </table:table-cell>
          <table:table-cell office:value-type="float" office:value="0" table:formula="of:=INDEX([.$U$2:.$V$24];MATCH([.$AX13];[.$U$2:.$U$24];0);2)" table:style-name="ce1">
            <text:p>#N/A</text:p>
          </table:table-cell>
          <table:table-cell office:value-type="float" office:value="0" table:formula="of:=INDEX([.$Y$2:.$Z$51];MATCH([.$AX13];[.$Y$2:.$Y$51];0);2)" table:style-name="ce1">
            <text:p>#N/A</text:p>
          </table:table-cell>
          <table:table-cell office:value-type="float" office:value="0" table:formula="of:=INDEX([.$AC$2:.$AD$157];MATCH([.$AX13];[.$AC$2:.$AC$157];0);2)" table:style-name="ce1">
            <text:p>#N/A</text:p>
          </table:table-cell>
          <table:table-cell office:value-type="float" office:value="107" table:formula="of:=INDEX([.$AG$2:.$AH$35];MATCH([.$AX13];[.$AG$2:.$AG$35];0);2)" table:style-name="ce1">
            <text:p>107</text:p>
          </table:table-cell>
          <table:table-cell office:value-type="float" office:value="0" table:formula="of:=INDEX([.$AK$2:.$AL$38];MATCH([.$AX13];[.$AK$2:.$AK$38];0);2)" table:style-name="ce1">
            <text:p>#N/A</text:p>
          </table:table-cell>
          <table:table-cell office:value-type="float" office:value="0" table:formula="of:=INDEX([.$AO$2:.$AP$33];MATCH([.$AX13];[.$AO$2:.$AO$33];0);2)" table:style-name="ce1">
            <text:p>#N/A</text:p>
          </table:table-cell>
          <table:table-cell office:value-type="float" office:value="0" table:formula="of:=INDEX([.$AS$2:.$AT$51];MATCH([.$AX13];[.$AS$2:.$AS$51];0);2)" table:style-name="ce1">
            <text:p>#N/A</text:p>
          </table:table-cell>
          <table:table-cell table:style-name="ce1"/>
          <table:table-cell office:value-type="string" table:number-columns-spanned="1" table:number-rows-spanned="15" table:style-name="ce7">
            <text:p>Betalactam</text:p>
          </table:table-cell>
          <table:table-cell office:value-type="string" table:style-name="ce1">
            <text:p>blaACI-1_1_AJ007350</text:p>
          </table:table-cell>
          <table:table-cell office:value-type="float" office:value="273" table:style-name="ce1">
            <text:p>27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233" table:style-name="ce1">
            <text:p>233</text:p>
          </table:table-cell>
          <table:table-cell office:value-type="float" office:value="829" table:formula="of:=SUM([.BN13:.BY13])" table:style-name="ce1">
            <text:p>829</text:p>
          </table:table-cell>
          <table:table-cell table:style-name="ce1"/>
          <table:table-cell office:value-type="string" table:style-name="ce1">
            <text:p>IS150_IS3_IS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521" table:style-name="ce1">
            <text:p>521</text:p>
          </table:table-cell>
          <table:table-cell office:value-type="float" office:value="0" table:style-name="ce1">
            <text:p>0</text:p>
          </table:table-cell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24_V_M</text:p>
          </table:table-cell>
          <table:table-cell office:value-type="float" office:value="14229" table:style-name="ce1">
            <text:p>14229</text:p>
          </table:table-cell>
          <table:table-cell office:value-type="float" office:value="3522" table:style-name="ce1">
            <text:p>3522</text:p>
          </table:table-cell>
          <table:table-cell office:value-type="float" office:value="6" table:formula="of:=COM.MICROSOFT.RANK.AVG([.CQ13];[.$CQ$2:.$CQ$13];0)" table:style-name="ce1">
            <text:p>6</text:p>
          </table:table-cell>
          <table:table-cell office:value-type="float" office:value="6" table:formula="of:=COM.MICROSOFT.RANK.AVG([.CR13];[.$CR$2:.$CR$13];0)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283"/>
        </table:table-row>
        <table:table-row table:style-name="ro1">
          <table:table-cell office:value-type="string" table:style-name="ce1">
            <text:p>tet(W)_3_AJ427421</text:p>
          </table:table-cell>
          <table:table-cell office:value-type="float" office:value="1695" table:style-name="ce1">
            <text:p>169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476" table:style-name="ce1">
            <text:p>476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282" table:style-name="ce1">
            <text:p>28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389" table:style-name="ce1">
            <text:p>389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aph(3')-Ia_4_AF498082</text:p>
          </table:table-cell>
          <table:table-cell office:value-type="float" office:value="78" table:style-name="ce1">
            <text:p>78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100" table:style-name="ce1">
            <text:p>100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528" table:style-name="ce1">
            <text:p>528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472" table:style-name="ce1">
            <text:p>47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541" table:style-name="ce1">
            <text:p>541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Bvu4_IS66_unknown</text:p>
          </table:table-cell>
          <table:table-cell office:value-type="float" office:value="484" table:style-name="ce1">
            <text:p>484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string" table:style-name="ce1">
            <text:p>aph(6)-Id_1_M28829</text:p>
          </table:table-cell>
          <table:table-cell office:value-type="float" office:value="28" table:style-name="ce1">
            <text:p>28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string" table:style-name="ce1">
            <text:p>sul2_14_AJ514834</text:p>
          </table:table-cell>
          <table:table-cell office:value-type="float" office:value="57" table:style-name="ce1">
            <text:p>57</text:p>
          </table:table-cell>
          <table:table-cell office:value-type="float" office:value="819" table:style-name="ce1">
            <text:p>819</text:p>
          </table:table-cell>
          <table:table-cell table:number-columns-repeated="2" table:style-name="ce1"/>
          <table:table-cell office:value-type="string" table:style-name="ce1">
            <text:p>tet(W)_3_AJ427421</text:p>
          </table:table-cell>
          <table:table-cell office:value-type="float" office:value="1695" table:formula="of:=INDEX([.$A$2:.$B$37];MATCH([.$AX14];[.$A$2:.$A$37];0);2)" table:style-name="ce1">
            <text:p>1695</text:p>
          </table:table-cell>
          <table:table-cell office:value-type="float" office:value="1576" table:formula="of:=INDEX([.$E$2:.$F$42];MATCH([.$AX14];[.$E$2:.$E$42];0);2)" table:style-name="ce1">
            <text:p>1576</text:p>
          </table:table-cell>
          <table:table-cell office:value-type="float" office:value="513" table:formula="of:=INDEX([.$I$2:.$J$37];MATCH([.$AX14];[.$I$2:.$I$37];0);2)" table:style-name="ce1">
            <text:p>513</text:p>
          </table:table-cell>
          <table:table-cell office:value-type="float" office:value="539" table:formula="of:=INDEX([.$M$2:.$N$31];MATCH([.$AX14];[.$M$2:.$M$31];0);2)" table:style-name="ce1">
            <text:p>539</text:p>
          </table:table-cell>
          <table:table-cell office:value-type="float" office:value="2227" table:formula="of:=INDEX([.$Q$2:.$R$122];MATCH([.$AX14];[.$Q$2:.$Q$122];0);2)" table:style-name="ce1">
            <text:p>2227</text:p>
          </table:table-cell>
          <table:table-cell office:value-type="float" office:value="566" table:formula="of:=INDEX([.$U$2:.$V$24];MATCH([.$AX14];[.$U$2:.$U$24];0);2)" table:style-name="ce1">
            <text:p>566</text:p>
          </table:table-cell>
          <table:table-cell office:value-type="float" office:value="3094" table:formula="of:=INDEX([.$Y$2:.$Z$51];MATCH([.$AX14];[.$Y$2:.$Y$51];0);2)" table:style-name="ce1">
            <text:p>3094</text:p>
          </table:table-cell>
          <table:table-cell office:value-type="float" office:value="114" table:formula="of:=INDEX([.$AC$2:.$AD$157];MATCH([.$AX14];[.$AC$2:.$AC$157];0);2)" table:style-name="ce1">
            <text:p>114</text:p>
          </table:table-cell>
          <table:table-cell office:value-type="float" office:value="867" table:formula="of:=INDEX([.$AG$2:.$AH$35];MATCH([.$AX14];[.$AG$2:.$AG$35];0);2)" table:style-name="ce1">
            <text:p>867</text:p>
          </table:table-cell>
          <table:table-cell office:value-type="float" office:value="1217" table:formula="of:=INDEX([.$AK$2:.$AL$38];MATCH([.$AX14];[.$AK$2:.$AK$38];0);2)" table:style-name="ce1">
            <text:p>1217</text:p>
          </table:table-cell>
          <table:table-cell office:value-type="float" office:value="728" table:formula="of:=INDEX([.$AO$2:.$AP$33];MATCH([.$AX14];[.$AO$2:.$AO$33];0);2)" table:style-name="ce1">
            <text:p>728</text:p>
          </table:table-cell>
          <table:table-cell office:value-type="float" office:value="1221" table:formula="of:=INDEX([.$AS$2:.$AT$51];MATCH([.$AX14];[.$AS$2:.$AS$51];0);2)" table:style-name="ce1">
            <text:p>1221</text:p>
          </table:table-cell>
          <table:table-cell table:style-name="ce1"/>
          <table:covered-table-cell/>
          <table:table-cell office:value-type="string" table:style-name="ce1">
            <text:p>blaCTX-M-127_1_MF196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formula="of:=SUM([.BN14:.BY14])" table:style-name="ce1">
            <text:p>19</text:p>
          </table:table-cell>
          <table:table-cell table:style-name="ce1"/>
          <table:table-cell office:value-type="string" table:style-name="ce1">
            <text:p>IS15DIV_IS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IS1A_IS1_unknown</text:p>
          </table:table-cell>
          <table:table-cell office:value-type="float" office:value="76" table:style-name="ce1">
            <text:p>76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209" table:style-name="ce1">
            <text:p>209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582" table:style-name="ce1">
            <text:p>58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0R_IS4_IS10</text:p>
          </table:table-cell>
          <table:table-cell office:value-type="float" office:value="25" table:style-name="ce1">
            <text:p>25</text:p>
          </table:table-cell>
          <table:table-cell office:value-type="float" office:value="1329" table:style-name="ce1">
            <text:p>1329</text:p>
          </table:table-cell>
          <table:table-cell table:style-name="ce1"/>
          <table:table-cell office:value-type="string" table:style-name="ce1">
            <text:p>IS1F_IS1_unknown</text:p>
          </table:table-cell>
          <table:table-cell office:value-type="float" office:value="215" table:style-name="ce1">
            <text:p>215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378" table:style-name="ce1">
            <text:p>37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5D_IS5_IS5</text:p>
          </table:table-cell>
          <table:table-cell office:value-type="float" office:value="69" table:style-name="ce1">
            <text:p>69</text:p>
          </table:table-cell>
          <table:table-cell office:value-type="float" office:value="1283" table:style-name="ce1">
            <text:p>1283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828" table:style-name="ce1">
            <text:p>1828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93" table:style-name="ce1">
            <text:p>93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667" table:style-name="ce1">
            <text:p>66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131" table:style-name="ce1">
            <text:p>131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701" table:style-name="ce1">
            <text:p>1701</text:p>
          </table:table-cell>
          <table:table-cell office:value-type="float" office:value="1926" table:style-name="ce1">
            <text:p>1926</text:p>
          </table:table-cell>
          <table:table-cell table:number-columns-repeated="2" table:style-name="ce1"/>
          <table:table-cell office:value-type="string" table:style-name="ce1">
            <text:p>IS1A_IS1_unknown</text:p>
          </table:table-cell>
          <table:table-cell office:value-type="float" office:value="76" table:formula="of:=INDEX([.$A$2:.$B$37];MATCH([.$AX15];[.$A$2:.$A$37];0);2)" table:style-name="ce1">
            <text:p>76</text:p>
          </table:table-cell>
          <table:table-cell office:value-type="float" office:value="0" table:formula="of:=INDEX([.$E$2:.$F$42];MATCH([.$AX15];[.$E$2:.$E$42];0);2)" table:style-name="ce1">
            <text:p>#N/A</text:p>
          </table:table-cell>
          <table:table-cell office:value-type="float" office:value="20" table:formula="of:=INDEX([.$I$2:.$J$37];MATCH([.$AX15];[.$I$2:.$I$37];0);2)" table:style-name="ce1">
            <text:p>20</text:p>
          </table:table-cell>
          <table:table-cell office:value-type="float" office:value="144" table:formula="of:=INDEX([.$M$2:.$N$31];MATCH([.$AX15];[.$M$2:.$M$31];0);2)" table:style-name="ce1">
            <text:p>144</text:p>
          </table:table-cell>
          <table:table-cell office:value-type="float" office:value="1328" table:formula="of:=INDEX([.$Q$2:.$R$122];MATCH([.$AX15];[.$Q$2:.$Q$122];0);2)" table:style-name="ce1">
            <text:p>1328</text:p>
          </table:table-cell>
          <table:table-cell office:value-type="float" office:value="0" table:formula="of:=INDEX([.$U$2:.$V$24];MATCH([.$AX15];[.$U$2:.$U$24];0);2)" table:style-name="ce1">
            <text:p>#N/A</text:p>
          </table:table-cell>
          <table:table-cell office:value-type="float" office:value="629" table:formula="of:=INDEX([.$Y$2:.$Z$51];MATCH([.$AX15];[.$Y$2:.$Y$51];0);2)" table:style-name="ce1">
            <text:p>629</text:p>
          </table:table-cell>
          <table:table-cell office:value-type="float" office:value="0" table:formula="of:=INDEX([.$AC$2:.$AD$157];MATCH([.$AX15];[.$AC$2:.$AC$157];0);2)" table:style-name="ce1">
            <text:p>#N/A</text:p>
          </table:table-cell>
          <table:table-cell office:value-type="float" office:value="53" table:formula="of:=INDEX([.$AG$2:.$AH$35];MATCH([.$AX15];[.$AG$2:.$AG$35];0);2)" table:style-name="ce1">
            <text:p>53</text:p>
          </table:table-cell>
          <table:table-cell office:value-type="float" office:value="0" table:formula="of:=INDEX([.$AK$2:.$AL$38];MATCH([.$AX15];[.$AK$2:.$AK$38];0);2)" table:style-name="ce1">
            <text:p>#N/A</text:p>
          </table:table-cell>
          <table:table-cell office:value-type="float" office:value="18" table:formula="of:=INDEX([.$AO$2:.$AP$33];MATCH([.$AX15];[.$AO$2:.$AO$33];0);2)" table:style-name="ce1">
            <text:p>18</text:p>
          </table:table-cell>
          <table:table-cell office:value-type="float" office:value="0" table:formula="of:=INDEX([.$AS$2:.$AT$51];MATCH([.$AX15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CTX-M-15_1_AY044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formula="of:=SUM([.BN15:.BY15])" table:style-name="ce1">
            <text:p>25</text:p>
          </table:table-cell>
          <table:table-cell table:style-name="ce1"/>
          <table:table-cell office:value-type="string" table:style-name="ce1">
            <text:p>IS186A_IS4_IS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364" table:style-name="ce1">
            <text:p>364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Spearman's</text:p>
          </table:table-cell>
          <table:table-cell office:value-type="float" office:value="0.81118881118881125" table:formula="of:=CORREL([.CS2:.CS13];[.CT2:.CT13])" table:style-name="ce1">
            <text:p>0.811188811</text:p>
          </table:table-cell>
          <table:table-cell table:style-name="ce1"/>
          <table:table-cell office:value-type="string" table:style-name="ce1">
            <text:p>sample size =</text:p>
          </table:table-cell>
          <table:table-cell office:value-type="float" office:value="12" table:style-name="ce1">
            <text:p>12</text:p>
          </table:table-cell>
          <table:table-cell table:number-columns-repeated="16284" table:style-name="ce1"/>
        </table:table-row>
        <table:table-row table:style-name="ro1">
          <table:table-cell office:value-type="string" table:style-name="ce1">
            <text:p>tet(O/W)_3_AM889120</text:p>
          </table:table-cell>
          <table:table-cell office:value-type="float" office:value="1012" table:style-name="ce1">
            <text:p>101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54" table:style-name="ce1">
            <text:p>54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erm(B)_15_U48430</text:p>
          </table:table-cell>
          <table:table-cell office:value-type="float" office:value="51" table:style-name="ce1">
            <text:p>51</text:p>
          </table:table-cell>
          <table:table-cell office:value-type="float" office:value="753" table:style-name="ce1">
            <text:p>753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612" table:style-name="ce1">
            <text:p>61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860" table:style-name="ce1">
            <text:p>860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378" table:style-name="ce1">
            <text:p>37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142" table:style-name="ce1">
            <text:p>142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tet(L)_8_AY081910</text:p>
          </table:table-cell>
          <table:table-cell office:value-type="float" office:value="387" table:style-name="ce1">
            <text:p>387</text:p>
          </table:table-cell>
          <table:table-cell office:value-type="float" office:value="1377" table:style-name="ce1">
            <text:p>1377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518" table:style-name="ce1">
            <text:p>518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200C_IS200/IS605_IS200</text:p>
          </table:table-cell>
          <table:table-cell office:value-type="float" office:value="16" table:style-name="ce1">
            <text:p>16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095" table:style-name="ce1">
            <text:p>1095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223" table:style-name="ce1">
            <text:p>1223</text:p>
          </table:table-cell>
          <table:table-cell office:value-type="float" office:value="801" table:style-name="ce1">
            <text:p>801</text:p>
          </table:table-cell>
          <table:table-cell table:number-columns-repeated="2" table:style-name="ce1"/>
          <table:table-cell office:value-type="string" table:style-name="ce1">
            <text:p>tet(O/W)_3_AM889120</text:p>
          </table:table-cell>
          <table:table-cell office:value-type="float" office:value="1012" table:formula="of:=INDEX([.$A$2:.$B$37];MATCH([.$AX16];[.$A$2:.$A$37];0);2)" table:style-name="ce1">
            <text:p>1012</text:p>
          </table:table-cell>
          <table:table-cell office:value-type="float" office:value="699" table:formula="of:=INDEX([.$E$2:.$F$42];MATCH([.$AX16];[.$E$2:.$E$42];0);2)" table:style-name="ce1">
            <text:p>699</text:p>
          </table:table-cell>
          <table:table-cell office:value-type="float" office:value="271" table:formula="of:=INDEX([.$I$2:.$J$37];MATCH([.$AX16];[.$I$2:.$I$37];0);2)" table:style-name="ce1">
            <text:p>271</text:p>
          </table:table-cell>
          <table:table-cell office:value-type="float" office:value="217" table:formula="of:=INDEX([.$M$2:.$N$31];MATCH([.$AX16];[.$M$2:.$M$31];0);2)" table:style-name="ce1">
            <text:p>217</text:p>
          </table:table-cell>
          <table:table-cell office:value-type="float" office:value="1745" table:formula="of:=INDEX([.$Q$2:.$R$122];MATCH([.$AX16];[.$Q$2:.$Q$122];0);2)" table:style-name="ce1">
            <text:p>1745</text:p>
          </table:table-cell>
          <table:table-cell office:value-type="float" office:value="214" table:formula="of:=INDEX([.$U$2:.$V$24];MATCH([.$AX16];[.$U$2:.$U$24];0);2)" table:style-name="ce1">
            <text:p>214</text:p>
          </table:table-cell>
          <table:table-cell office:value-type="float" office:value="1146" table:formula="of:=INDEX([.$Y$2:.$Z$51];MATCH([.$AX16];[.$Y$2:.$Y$51];0);2)" table:style-name="ce1">
            <text:p>1146</text:p>
          </table:table-cell>
          <table:table-cell office:value-type="float" office:value="0" table:formula="of:=INDEX([.$AC$2:.$AD$157];MATCH([.$AX16];[.$AC$2:.$AC$157];0);2)" table:style-name="ce1">
            <text:p>#N/A</text:p>
          </table:table-cell>
          <table:table-cell office:value-type="float" office:value="486" table:formula="of:=INDEX([.$AG$2:.$AH$35];MATCH([.$AX16];[.$AG$2:.$AG$35];0);2)" table:style-name="ce1">
            <text:p>486</text:p>
          </table:table-cell>
          <table:table-cell office:value-type="float" office:value="445" table:formula="of:=INDEX([.$AK$2:.$AL$38];MATCH([.$AX16];[.$AK$2:.$AK$38];0);2)" table:style-name="ce1">
            <text:p>445</text:p>
          </table:table-cell>
          <table:table-cell office:value-type="float" office:value="511" table:formula="of:=INDEX([.$AO$2:.$AP$33];MATCH([.$AX16];[.$AO$2:.$AO$33];0);2)" table:style-name="ce1">
            <text:p>511</text:p>
          </table:table-cell>
          <table:table-cell office:value-type="float" office:value="333" table:formula="of:=INDEX([.$AS$2:.$AT$51];MATCH([.$AX16];[.$AS$2:.$AS$51];0);2)" table:style-name="ce1">
            <text:p>333</text:p>
          </table:table-cell>
          <table:table-cell table:style-name="ce1"/>
          <table:covered-table-cell/>
          <table:table-cell office:value-type="string" table:style-name="ce1">
            <text:p>blaCTX-M-163_1_KP681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formula="of:=SUM([.BN16:.BY16])" table:style-name="ce1">
            <text:p>25</text:p>
          </table:table-cell>
          <table:table-cell table:style-name="ce1"/>
          <table:table-cell office:value-type="string" table:style-name="ce1">
            <text:p>IS186B_IS4_IS23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earson's</text:p>
          </table:table-cell>
          <table:table-cell office:value-type="float" office:value="0.88024408308176683" table:formula="of:=CORREL([.CQ2:.CQ13];[.CR2:.CR13])" table:style-name="ce1">
            <text:p>0.880244083</text:p>
          </table:table-cell>
          <table:table-cell table:style-name="ce1"/>
          <table:table-cell office:value-type="string" table:style-name="ce1">
            <text:p>t-test statistic</text:p>
          </table:table-cell>
          <table:table-cell office:value-type="float" office:value="0.42156453740197447" table:formula="of:=[.CS21]*SQRT([.CV15]-2)/SQRT(1-[.CS21]^2)" table:style-name="ce1">
            <text:p>0.421564537</text:p>
          </table:table-cell>
          <table:table-cell table:number-columns-repeated="16284" table:style-name="ce1"/>
        </table:table-row>
        <table:table-row table:style-name="ro1">
          <table:table-cell office:value-type="string" table:style-name="ce1">
            <text:p>tet(32)_2_EF626943</text:p>
          </table:table-cell>
          <table:table-cell office:value-type="float" office:value="34" table:style-name="ce1">
            <text:p>3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788" table:style-name="ce1">
            <text:p>788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B)_7_AF368302</text:p>
          </table:table-cell>
          <table:table-cell office:value-type="float" office:value="66" table:style-name="ce1">
            <text:p>66</text:p>
          </table:table-cell>
          <table:table-cell office:value-type="float" office:value="711" table:style-name="ce1">
            <text:p>711</text:p>
          </table:table-cell>
          <table:table-cell table:style-name="ce1"/>
          <table:table-cell office:value-type="string" table:style-name="ce1">
            <text:p>IS421_IS4_IS231</text:p>
          </table:table-cell>
          <table:table-cell office:value-type="float" office:value="78" table:style-name="ce1">
            <text:p>78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string" table:style-name="ce1">
            <text:p>sul2_11_AY232670</text:p>
          </table:table-cell>
          <table:table-cell office:value-type="float" office:value="155" table:style-name="ce1">
            <text:p>155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363" table:style-name="ce1">
            <text:p>36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67" table:style-name="ce1">
            <text:p>16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02" table:style-name="ce1">
            <text:p>202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53" table:style-name="ce1">
            <text:p>53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254" table:style-name="ce1">
            <text:p>254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527" table:style-name="ce1">
            <text:p>527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sul2_21_AB366440</text:p>
          </table:table-cell>
          <table:table-cell office:value-type="float" office:value="30" table:style-name="ce1">
            <text:p>30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32)_2_EF626943</text:p>
          </table:table-cell>
          <table:table-cell office:value-type="float" office:value="34" table:formula="of:=INDEX([.$A$2:.$B$37];MATCH([.$AX17];[.$A$2:.$A$37];0);2)" table:style-name="ce1">
            <text:p>34</text:p>
          </table:table-cell>
          <table:table-cell office:value-type="float" office:value="172" table:formula="of:=INDEX([.$E$2:.$F$42];MATCH([.$AX17];[.$E$2:.$E$42];0);2)" table:style-name="ce1">
            <text:p>172</text:p>
          </table:table-cell>
          <table:table-cell office:value-type="float" office:value="0" table:formula="of:=INDEX([.$I$2:.$J$37];MATCH([.$AX17];[.$I$2:.$I$37];0);2)" table:style-name="ce1">
            <text:p>#N/A</text:p>
          </table:table-cell>
          <table:table-cell office:value-type="float" office:value="0" table:formula="of:=INDEX([.$M$2:.$N$31];MATCH([.$AX17];[.$M$2:.$M$31];0);2)" table:style-name="ce1">
            <text:p>#N/A</text:p>
          </table:table-cell>
          <table:table-cell office:value-type="float" office:value="76" table:formula="of:=INDEX([.$Q$2:.$R$122];MATCH([.$AX17];[.$Q$2:.$Q$122];0);2)" table:style-name="ce1">
            <text:p>76</text:p>
          </table:table-cell>
          <table:table-cell office:value-type="float" office:value="0" table:formula="of:=INDEX([.$U$2:.$V$24];MATCH([.$AX17];[.$U$2:.$U$24];0);2)" table:style-name="ce1">
            <text:p>#N/A</text:p>
          </table:table-cell>
          <table:table-cell office:value-type="float" office:value="80" table:formula="of:=INDEX([.$Y$2:.$Z$51];MATCH([.$AX17];[.$Y$2:.$Y$51];0);2)" table:style-name="ce1">
            <text:p>80</text:p>
          </table:table-cell>
          <table:table-cell office:value-type="float" office:value="0" table:formula="of:=INDEX([.$AC$2:.$AD$157];MATCH([.$AX17];[.$AC$2:.$AC$157];0);2)" table:style-name="ce1">
            <text:p>#N/A</text:p>
          </table:table-cell>
          <table:table-cell office:value-type="float" office:value="0" table:formula="of:=INDEX([.$AG$2:.$AH$35];MATCH([.$AX17];[.$AG$2:.$AG$35];0);2)" table:style-name="ce1">
            <text:p>#N/A</text:p>
          </table:table-cell>
          <table:table-cell office:value-type="float" office:value="81" table:formula="of:=INDEX([.$AK$2:.$AL$38];MATCH([.$AX17];[.$AK$2:.$AK$38];0);2)" table:style-name="ce1">
            <text:p>81</text:p>
          </table:table-cell>
          <table:table-cell office:value-type="float" office:value="0" table:formula="of:=INDEX([.$AO$2:.$AP$33];MATCH([.$AX17];[.$AO$2:.$AO$33];0);2)" table:style-name="ce1">
            <text:p>#N/A</text:p>
          </table:table-cell>
          <table:table-cell office:value-type="float" office:value="0" table:formula="of:=INDEX([.$AS$2:.$AT$51];MATCH([.$AX17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CTX-M-181_1_KX056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formula="of:=SUM([.BN17:.BY17])" table:style-name="ce1">
            <text:p>19</text:p>
          </table:table-cell>
          <table:table-cell table:style-name="ce1"/>
          <table:table-cell office:value-type="string" table:style-name="ce1">
            <text:p>IS19_IS9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Sperman's Rho</text:p>
          </table:table-cell>
          <table:table-cell office:value-type="float" office:value="0.81117199162692988" table:formula="of:=SQRT(0.658)" table:style-name="ce1">
            <text:p>0.811171992</text:p>
          </table:table-cell>
          <table:table-cell table:style-name="ce1"/>
          <table:table-cell office:value-type="string" table:style-name="ce1">
            <text:p>p value =</text:p>
          </table:table-cell>
          <table:table-cell office:value-type="float" office:value="0.68226133537020872" table:formula="of:=COM.MICROSOFT.T.DIST.2T([.CV16];[.CV15]-2)" table:style-name="ce1">
            <text:p>0.682261335</text:p>
          </table:table-cell>
          <table:table-cell table:number-columns-repeated="16284"/>
        </table:table-row>
        <table:table-row table:style-name="ro1">
          <table:table-cell office:value-type="string" table:style-name="ce1">
            <text:p>IS186B_IS4_IS231</text:p>
          </table:table-cell>
          <table:table-cell office:value-type="float" office:value="21" table:style-name="ce1">
            <text:p>21</text:p>
          </table:table-cell>
          <table:table-cell office:value-type="float" office:value="1338" table:style-name="ce1">
            <text:p>1338</text:p>
          </table:table-cell>
          <table:table-cell table:style-name="ce1"/>
          <table:table-cell office:value-type="string" table:style-name="ce1">
            <text:p>ISClsp3_IS1182_unknown</text:p>
          </table:table-cell>
          <table:table-cell office:value-type="float" office:value="394" table:style-name="ce1">
            <text:p>394</text:p>
          </table:table-cell>
          <table:table-cell office:value-type="float" office:value="1604" table:style-name="ce1">
            <text:p>1604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453" table:style-name="ce1">
            <text:p>45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73" table:style-name="ce1">
            <text:p>73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sul1_9_AY963803</text:p>
          </table:table-cell>
          <table:table-cell office:value-type="float" office:value="9" table:style-name="ce1">
            <text:p>9</text:p>
          </table:table-cell>
          <table:table-cell office:value-type="float" office:value="852" table:style-name="ce1">
            <text:p>852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529" table:style-name="ce1">
            <text:p>1529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63" table:style-name="ce1">
            <text:p>63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825" table:style-name="ce1">
            <text:p>82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677" table:style-name="ce1">
            <text:p>677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896" table:style-name="ce1">
            <text:p>896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599" table:style-name="ce1">
            <text:p>599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sul2_2_AY034138</text:p>
          </table:table-cell>
          <table:table-cell office:value-type="float" office:value="58" table:style-name="ce1">
            <text:p>58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IS186B_IS4_IS231</text:p>
          </table:table-cell>
          <table:table-cell office:value-type="float" office:value="21" table:formula="of:=INDEX([.$A$2:.$B$37];MATCH([.$AX18];[.$A$2:.$A$37];0);2)" table:style-name="ce1">
            <text:p>21</text:p>
          </table:table-cell>
          <table:table-cell office:value-type="float" office:value="0" table:formula="of:=INDEX([.$E$2:.$F$42];MATCH([.$AX18];[.$E$2:.$E$42];0);2)" table:style-name="ce1">
            <text:p>#N/A</text:p>
          </table:table-cell>
          <table:table-cell office:value-type="float" office:value="0" table:formula="of:=INDEX([.$I$2:.$J$37];MATCH([.$AX18];[.$I$2:.$I$37];0);2)" table:style-name="ce1">
            <text:p>#N/A</text:p>
          </table:table-cell>
          <table:table-cell office:value-type="float" office:value="70" table:formula="of:=INDEX([.$M$2:.$N$31];MATCH([.$AX18];[.$M$2:.$M$31];0);2)" table:style-name="ce1">
            <text:p>70</text:p>
          </table:table-cell>
          <table:table-cell office:value-type="float" office:value="416" table:formula="of:=INDEX([.$Q$2:.$R$122];MATCH([.$AX18];[.$Q$2:.$Q$122];0);2)" table:style-name="ce1">
            <text:p>416</text:p>
          </table:table-cell>
          <table:table-cell office:value-type="float" office:value="0" table:formula="of:=INDEX([.$U$2:.$V$24];MATCH([.$AX18];[.$U$2:.$U$24];0);2)" table:style-name="ce1">
            <text:p>#N/A</text:p>
          </table:table-cell>
          <table:table-cell office:value-type="float" office:value="239" table:formula="of:=INDEX([.$Y$2:.$Z$51];MATCH([.$AX18];[.$Y$2:.$Y$51];0);2)" table:style-name="ce1">
            <text:p>239</text:p>
          </table:table-cell>
          <table:table-cell office:value-type="float" office:value="0" table:formula="of:=INDEX([.$AC$2:.$AD$157];MATCH([.$AX18];[.$AC$2:.$AC$157];0);2)" table:style-name="ce1">
            <text:p>#N/A</text:p>
          </table:table-cell>
          <table:table-cell office:value-type="float" office:value="0" table:formula="of:=INDEX([.$AG$2:.$AH$35];MATCH([.$AX18];[.$AG$2:.$AG$35];0);2)" table:style-name="ce1">
            <text:p>#N/A</text:p>
          </table:table-cell>
          <table:table-cell office:value-type="float" office:value="0" table:formula="of:=INDEX([.$AK$2:.$AL$38];MATCH([.$AX18];[.$AK$2:.$AK$38];0);2)" table:style-name="ce1">
            <text:p>#N/A</text:p>
          </table:table-cell>
          <table:table-cell office:value-type="float" office:value="0" table:formula="of:=INDEX([.$AO$2:.$AP$33];MATCH([.$AX18];[.$AO$2:.$AO$33];0);2)" table:style-name="ce1">
            <text:p>#N/A</text:p>
          </table:table-cell>
          <table:table-cell office:value-type="float" office:value="0" table:formula="of:=INDEX([.$AS$2:.$AT$51];MATCH([.$AX1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CTX-M-194_1_KY5637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formula="of:=SUM([.BN18:.BY18])" table:style-name="ce1">
            <text:p>25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44" table:style-name="ce1">
            <text:p>144</text:p>
          </table:table-cell>
          <table:table-cell office:value-type="float" office:value="1328" table:style-name="ce1">
            <text:p>1328</text:p>
          </table:table-cell>
          <table:table-cell office:value-type="float" office:value="0" table:style-name="ce1">
            <text:p>0</text:p>
          </table:table-cell>
          <table:table-cell office:value-type="float" office:value="629" table:style-name="ce1">
            <text:p>629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erm(F)_1_M14730</text:p>
          </table:table-cell>
          <table:table-cell office:value-type="float" office:value="231" table:style-name="ce1">
            <text:p>231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1576" table:style-name="ce1">
            <text:p>157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)-Ia_1_V00359</text:p>
          </table:table-cell>
          <table:table-cell office:value-type="float" office:value="83" table:style-name="ce1">
            <text:p>83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IS103_IS3_IS150</text:p>
          </table:table-cell>
          <table:table-cell office:value-type="float" office:value="62" table:style-name="ce1">
            <text:p>62</text:p>
          </table:table-cell>
          <table:table-cell office:value-type="float" office:value="1443" table:style-name="ce1">
            <text:p>1443</text:p>
          </table:table-cell>
          <table:table-cell table:style-name="ce1"/>
          <table:table-cell office:value-type="string" table:style-name="ce1">
            <text:p>IS1216E_IS6_unknown</text:p>
          </table:table-cell>
          <table:table-cell office:value-type="float" office:value="52" table:style-name="ce1">
            <text:p>52</text:p>
          </table:table-cell>
          <table:table-cell office:value-type="float" office:value="808" table:style-name="ce1">
            <text:p>808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39" table:style-name="ce1">
            <text:p>23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365" table:style-name="ce1">
            <text:p>365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03" table:style-name="ce1">
            <text:p>30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64" table:style-name="ce1">
            <text:p>64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660" table:style-name="ce1">
            <text:p>660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IS421_IS4_IS231</text:p>
          </table:table-cell>
          <table:table-cell office:value-type="float" office:value="21" table:style-name="ce1">
            <text:p>21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string" table:style-name="ce1">
            <text:p>ISBlo8_IS256_unknown</text:p>
          </table:table-cell>
          <table:table-cell office:value-type="float" office:value="33" table:style-name="ce1">
            <text:p>33</text:p>
          </table:table-cell>
          <table:table-cell office:value-type="float" office:value="1408" table:style-name="ce1">
            <text:p>1408</text:p>
          </table:table-cell>
          <table:table-cell table:number-columns-repeated="2" table:style-name="ce1"/>
          <table:table-cell office:value-type="string" table:style-name="ce1">
            <text:p>erm(F)_1_M14730</text:p>
          </table:table-cell>
          <table:table-cell office:value-type="float" office:value="231" table:formula="of:=INDEX([.$A$2:.$B$37];MATCH([.$AX19];[.$A$2:.$A$37];0);2)" table:style-name="ce1">
            <text:p>231</text:p>
          </table:table-cell>
          <table:table-cell office:value-type="float" office:value="259" table:formula="of:=INDEX([.$E$2:.$F$42];MATCH([.$AX19];[.$E$2:.$E$42];0);2)" table:style-name="ce1">
            <text:p>259</text:p>
          </table:table-cell>
          <table:table-cell office:value-type="float" office:value="911" table:formula="of:=INDEX([.$I$2:.$J$37];MATCH([.$AX19];[.$I$2:.$I$37];0);2)" table:style-name="ce1">
            <text:p>911</text:p>
          </table:table-cell>
          <table:table-cell office:value-type="float" office:value="389" table:formula="of:=INDEX([.$M$2:.$N$31];MATCH([.$AX19];[.$M$2:.$M$31];0);2)" table:style-name="ce1">
            <text:p>389</text:p>
          </table:table-cell>
          <table:table-cell office:value-type="float" office:value="0" table:formula="of:=INDEX([.$Q$2:.$R$122];MATCH([.$AX19];[.$Q$2:.$Q$122];0);2)" table:style-name="ce1">
            <text:p>#N/A</text:p>
          </table:table-cell>
          <table:table-cell office:value-type="float" office:value="417" table:formula="of:=INDEX([.$U$2:.$V$24];MATCH([.$AX19];[.$U$2:.$U$24];0);2)" table:style-name="ce1">
            <text:p>417</text:p>
          </table:table-cell>
          <table:table-cell office:value-type="float" office:value="43" table:formula="of:=INDEX([.$Y$2:.$Z$51];MATCH([.$AX19];[.$Y$2:.$Y$51];0);2)" table:style-name="ce1">
            <text:p>43</text:p>
          </table:table-cell>
          <table:table-cell office:value-type="float" office:value="105" table:formula="of:=INDEX([.$AC$2:.$AD$157];MATCH([.$AX19];[.$AC$2:.$AC$157];0);2)" table:style-name="ce1">
            <text:p>105</text:p>
          </table:table-cell>
          <table:table-cell office:value-type="float" office:value="305" table:formula="of:=INDEX([.$AG$2:.$AH$35];MATCH([.$AX19];[.$AG$2:.$AG$35];0);2)" table:style-name="ce1">
            <text:p>305</text:p>
          </table:table-cell>
          <table:table-cell office:value-type="float" office:value="270" table:formula="of:=INDEX([.$AK$2:.$AL$38];MATCH([.$AX19];[.$AK$2:.$AK$38];0);2)" table:style-name="ce1">
            <text:p>270</text:p>
          </table:table-cell>
          <table:table-cell office:value-type="float" office:value="1324" table:formula="of:=INDEX([.$AO$2:.$AP$33];MATCH([.$AX19];[.$AO$2:.$AO$33];0);2)" table:style-name="ce1">
            <text:p>1324</text:p>
          </table:table-cell>
          <table:table-cell office:value-type="float" office:value="940" table:formula="of:=INDEX([.$AS$2:.$AT$51];MATCH([.$AX19];[.$AS$2:.$AS$51];0);2)" table:style-name="ce1">
            <text:p>940</text:p>
          </table:table-cell>
          <table:table-cell table:style-name="ce1"/>
          <table:covered-table-cell/>
          <table:table-cell office:value-type="string" table:style-name="ce1">
            <text:p>blaCTX-M-216_1_MH243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formula="of:=SUM([.BN19:.BY19])" table:style-name="ce1">
            <text:p>25</text:p>
          </table:table-cell>
          <table:table-cell table:style-name="ce1"/>
          <table:table-cell office:value-type="string" table:style-name="ce1">
            <text:p>IS1B_I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3" table:style-name="ce1">
            <text:p>1213</text:p>
          </table:table-cell>
          <table:table-cell office:value-type="float" office:value="0" table:style-name="ce1">
            <text:p>0</text:p>
          </table:table-cell>
          <table:table-cell office:value-type="float" office:value="636" table:style-name="ce1">
            <text:p>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Age pearson's</text:p>
          </table:table-cell>
          <table:table-cell office:value-type="float" office:value="0.18504758325971324" table:formula="of:=CORREL([.CU2:.CU13];[.CQ2:.CQ13])" table:style-name="ce1">
            <text:p>0.185047583</text:p>
          </table:table-cell>
          <table:table-cell table:number-columns-repeated="16287" table:style-name="ce1"/>
        </table:table-row>
        <table:table-row table:style-name="ro4">
          <table:table-cell office:value-type="string" table:style-name="ce1">
            <text:p>ISCx1_ISL3_unknown</text:p>
          </table:table-cell>
          <table:table-cell office:value-type="float" office:value="48" table:style-name="ce1">
            <text:p>48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1048" table:style-name="ce1">
            <text:p>104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Rmsp1_IS982_unknown</text:p>
          </table:table-cell>
          <table:table-cell office:value-type="float" office:value="42" table:style-name="ce1">
            <text:p>42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144" table:style-name="ce1">
            <text:p>144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aph(3'')-Ib_5_AF321551</text:p>
          </table:table-cell>
          <table:table-cell office:value-type="float" office:value="37" table:style-name="ce1">
            <text:p>37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1731" table:style-name="ce1">
            <text:p>1731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IS421_IS4_IS231</text:p>
          </table:table-cell>
          <table:table-cell office:value-type="float" office:value="274" table:style-name="ce1">
            <text:p>274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24" table:style-name="ce1">
            <text:p>12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593" table:style-name="ce1">
            <text:p>593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38" table:style-name="ce1">
            <text:p>38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933" table:style-name="ce1">
            <text:p>93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A)_4_AJ517790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table:number-columns-repeated="2" table:style-name="ce1"/>
          <table:table-cell office:value-type="string" table:style-name="ce1">
            <text:p>ISCx1_ISL3_unknown</text:p>
          </table:table-cell>
          <table:table-cell office:value-type="float" office:value="48" table:formula="of:=INDEX([.$A$2:.$B$37];MATCH([.$AX20];[.$A$2:.$A$37];0);2)" table:style-name="ce1">
            <text:p>48</text:p>
          </table:table-cell>
          <table:table-cell office:value-type="float" office:value="54" table:formula="of:=INDEX([.$E$2:.$F$42];MATCH([.$AX20];[.$E$2:.$E$42];0);2)" table:style-name="ce1">
            <text:p>54</text:p>
          </table:table-cell>
          <table:table-cell office:value-type="float" office:value="17" table:formula="of:=INDEX([.$I$2:.$J$37];MATCH([.$AX20];[.$I$2:.$I$37];0);2)" table:style-name="ce1">
            <text:p>17</text:p>
          </table:table-cell>
          <table:table-cell office:value-type="float" office:value="0" table:formula="of:=INDEX([.$M$2:.$N$31];MATCH([.$AX20];[.$M$2:.$M$31];0);2)" table:style-name="ce1">
            <text:p>#N/A</text:p>
          </table:table-cell>
          <table:table-cell office:value-type="float" office:value="860" table:formula="of:=INDEX([.$Q$2:.$R$122];MATCH([.$AX20];[.$Q$2:.$Q$122];0);2)" table:style-name="ce1">
            <text:p>860</text:p>
          </table:table-cell>
          <table:table-cell office:value-type="float" office:value="0" table:formula="of:=INDEX([.$U$2:.$V$24];MATCH([.$AX20];[.$U$2:.$U$24];0);2)" table:style-name="ce1">
            <text:p>#N/A</text:p>
          </table:table-cell>
          <table:table-cell office:value-type="float" office:value="142" table:formula="of:=INDEX([.$Y$2:.$Z$51];MATCH([.$AX20];[.$Y$2:.$Y$51];0);2)" table:style-name="ce1">
            <text:p>142</text:p>
          </table:table-cell>
          <table:table-cell office:value-type="float" office:value="19" table:formula="of:=INDEX([.$AC$2:.$AD$157];MATCH([.$AX20];[.$AC$2:.$AC$157];0);2)" table:style-name="ce1">
            <text:p>19</text:p>
          </table:table-cell>
          <table:table-cell office:value-type="float" office:value="67" table:formula="of:=INDEX([.$AG$2:.$AH$35];MATCH([.$AX20];[.$AG$2:.$AG$35];0);2)" table:style-name="ce1">
            <text:p>67</text:p>
          </table:table-cell>
          <table:table-cell office:value-type="float" office:value="52" table:formula="of:=INDEX([.$AK$2:.$AL$38];MATCH([.$AX20];[.$AK$2:.$AK$38];0);2)" table:style-name="ce1">
            <text:p>52</text:p>
          </table:table-cell>
          <table:table-cell office:value-type="float" office:value="17" table:formula="of:=INDEX([.$AO$2:.$AP$33];MATCH([.$AX20];[.$AO$2:.$AO$33];0);2)" table:style-name="ce1">
            <text:p>17</text:p>
          </table:table-cell>
          <table:table-cell office:value-type="float" office:value="37" table:formula="of:=INDEX([.$AS$2:.$AT$51];MATCH([.$AX20];[.$AS$2:.$AS$51];0);2)" table:style-name="ce1">
            <text:p>37</text:p>
          </table:table-cell>
          <table:table-cell table:style-name="ce1"/>
          <table:covered-table-cell/>
          <table:table-cell office:value-type="string" table:style-name="ce1">
            <text:p>blaCTX-M-28_6_AJ549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formula="of:=SUM([.BN20:.BY20])" table:style-name="ce1">
            <text:p>25</text:p>
          </table:table-cell>
          <table:table-cell table:style-name="ce1"/>
          <table:table-cell office:value-type="string" table:style-name="ce1">
            <text:p>IS1F_I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4">
            <text:p>point biserial correl(food habit)</text:p>
          </table:table-cell>
          <table:table-cell office:value-type="float" office:value="-0.13214139648317758" table:formula="of:=CORREL([.CQ2:.CQ13];[.CV2:.CV13])" table:style-name="ce1">
            <text:p>-0.132141396</text:p>
          </table:table-cell>
          <table:table-cell table:number-columns-repeated="16287" table:style-name="ce1"/>
        </table:table-row>
        <table:table-row table:style-name="ro5">
          <table:table-cell office:value-type="string" table:style-name="ce1">
            <text:p>tet(W)_1_DQ060146</text:p>
          </table:table-cell>
          <table:table-cell office:value-type="float" office:value="1798" table:style-name="ce1">
            <text:p>179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731" table:style-name="ce1">
            <text:p>731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19" table:style-name="ce1">
            <text:p>19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37" table:style-name="ce1">
            <text:p>37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blaCTX-M-181_1_KX056900</text:p>
          </table:table-cell>
          <table:table-cell office:value-type="float" office:value="19" table:style-name="ce1">
            <text:p>19</text:p>
          </table:table-cell>
          <table:table-cell office:value-type="float" office:value="876" table:style-name="ce1">
            <text:p>876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81" table:style-name="ce1">
            <text:p>81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225" table:style-name="ce1">
            <text:p>225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aph(3')-Ia_4_AF498082</text:p>
          </table:table-cell>
          <table:table-cell office:value-type="float" office:value="151" table:style-name="ce1">
            <text:p>151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453" table:style-name="ce1">
            <text:p>453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ant(6)-Ia_3_KF864551</text:p>
          </table:table-cell>
          <table:table-cell office:value-type="float" office:value="15" table:style-name="ce1">
            <text:p>15</text:p>
          </table:table-cell>
          <table:table-cell office:value-type="float" office:value="867" table:style-name="ce1">
            <text:p>867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1094" table:style-name="ce1">
            <text:p>109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ul2_6_FN995456</text:p>
          </table:table-cell>
          <table:table-cell office:value-type="float" office:value="32" table:style-name="ce1">
            <text:p>32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W)_1_DQ060146</text:p>
          </table:table-cell>
          <table:table-cell office:value-type="float" office:value="1798" table:formula="of:=INDEX([.$A$2:.$B$37];MATCH([.$AX21];[.$A$2:.$A$37];0);2)" table:style-name="ce1">
            <text:p>1798</text:p>
          </table:table-cell>
          <table:table-cell office:value-type="float" office:value="1670" table:formula="of:=INDEX([.$E$2:.$F$42];MATCH([.$AX21];[.$E$2:.$E$42];0);2)" table:style-name="ce1">
            <text:p>1670</text:p>
          </table:table-cell>
          <table:table-cell office:value-type="float" office:value="550" table:formula="of:=INDEX([.$I$2:.$J$37];MATCH([.$AX21];[.$I$2:.$I$37];0);2)" table:style-name="ce1">
            <text:p>550</text:p>
          </table:table-cell>
          <table:table-cell office:value-type="float" office:value="586" table:formula="of:=INDEX([.$M$2:.$N$31];MATCH([.$AX21];[.$M$2:.$M$31];0);2)" table:style-name="ce1">
            <text:p>586</text:p>
          </table:table-cell>
          <table:table-cell office:value-type="float" office:value="2314" table:formula="of:=INDEX([.$Q$2:.$R$122];MATCH([.$AX21];[.$Q$2:.$Q$122];0);2)" table:style-name="ce1">
            <text:p>2314</text:p>
          </table:table-cell>
          <table:table-cell office:value-type="float" office:value="581" table:formula="of:=INDEX([.$U$2:.$V$24];MATCH([.$AX21];[.$U$2:.$U$24];0);2)" table:style-name="ce1">
            <text:p>581</text:p>
          </table:table-cell>
          <table:table-cell office:value-type="float" office:value="3202" table:formula="of:=INDEX([.$Y$2:.$Z$51];MATCH([.$AX21];[.$Y$2:.$Y$51];0);2)" table:style-name="ce1">
            <text:p>3202</text:p>
          </table:table-cell>
          <table:table-cell office:value-type="float" office:value="106" table:formula="of:=INDEX([.$AC$2:.$AD$157];MATCH([.$AX21];[.$AC$2:.$AC$157];0);2)" table:style-name="ce1">
            <text:p>106</text:p>
          </table:table-cell>
          <table:table-cell office:value-type="float" office:value="888" table:formula="of:=INDEX([.$AG$2:.$AH$35];MATCH([.$AX21];[.$AG$2:.$AG$35];0);2)" table:style-name="ce1">
            <text:p>888</text:p>
          </table:table-cell>
          <table:table-cell office:value-type="float" office:value="1254" table:formula="of:=INDEX([.$AK$2:.$AL$38];MATCH([.$AX21];[.$AK$2:.$AK$38];0);2)" table:style-name="ce1">
            <text:p>1254</text:p>
          </table:table-cell>
          <table:table-cell office:value-type="float" office:value="784" table:formula="of:=INDEX([.$AO$2:.$AP$33];MATCH([.$AX21];[.$AO$2:.$AO$33];0);2)" table:style-name="ce1">
            <text:p>784</text:p>
          </table:table-cell>
          <table:table-cell office:value-type="float" office:value="1252" table:formula="of:=INDEX([.$AS$2:.$AT$51];MATCH([.$AX21];[.$AS$2:.$AS$51];0);2)" table:style-name="ce1">
            <text:p>1252</text:p>
          </table:table-cell>
          <table:table-cell table:style-name="ce1"/>
          <table:covered-table-cell/>
          <table:table-cell office:value-type="string" table:style-name="ce1">
            <text:p>blaCTX-M-82_1_DQ2560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SUM([.BN21:.BY21])" table:style-name="ce1">
            <text:p>20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42" table:style-name="ce1">
            <text:p>142</text:p>
          </table:table-cell>
          <table:table-cell office:value-type="float" office:value="1208" table:style-name="ce1">
            <text:p>1208</text:p>
          </table:table-cell>
          <table:table-cell office:value-type="float" office:value="0" table:style-name="ce1">
            <text:p>0</text:p>
          </table:table-cell>
          <table:table-cell office:value-type="float" office:value="574" table:style-name="ce1">
            <text:p>574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4">
            <text:p>point biserial correl(food habit)(v=1)</text:p>
          </table:table-cell>
          <table:table-cell office:value-type="float" office:value="0.1321413964831776" table:formula="of:=CORREL([.CQ2:.CQ13];[.CW2:.CW13])" table:style-name="ce1">
            <text:p>0.132141396</text:p>
          </table:table-cell>
          <table:table-cell table:number-columns-repeated="16287" table:style-name="ce1"/>
        </table:table-row>
        <table:table-row table:style-name="ro1">
          <table:table-cell office:value-type="string" table:style-name="ce1">
            <text:p>IS1G_IS1_unknown</text:p>
          </table:table-cell>
          <table:table-cell office:value-type="float" office:value="68" table:style-name="ce1">
            <text:p>68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4_IS4_IS4</text:p>
          </table:table-cell>
          <table:table-cell office:value-type="float" office:value="45" table:style-name="ce1">
            <text:p>45</text:p>
          </table:table-cell>
          <table:table-cell office:value-type="float" office:value="1426" table:style-name="ce1">
            <text:p>1426</text:p>
          </table:table-cell>
          <table:table-cell table:style-name="ce1"/>
          <table:table-cell office:value-type="string" table:style-name="ce1">
            <text:p>aph(3')-Ia_4_AF498082</text:p>
          </table:table-cell>
          <table:table-cell office:value-type="float" office:value="83" table:style-name="ce1">
            <text:p>83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1510" table:style-name="ce1">
            <text:p>1510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aph(3'')-Ib_1_M28829</text:p>
          </table:table-cell>
          <table:table-cell office:value-type="float" office:value="20" table:style-name="ce1">
            <text:p>20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14" table:style-name="ce1">
            <text:p>214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Esa1_ISNCY_IS1202</text:p>
          </table:table-cell>
          <table:table-cell office:value-type="float" office:value="49" table:style-name="ce1">
            <text:p>49</text:p>
          </table:table-cell>
          <table:table-cell office:value-type="float" office:value="1609" table:style-name="ce1">
            <text:p>1609</text:p>
          </table:table-cell>
          <table:table-cell table:style-name="ce1"/>
          <table:table-cell office:value-type="string" table:style-name="ce1">
            <text:p>aph(3')-Ia_1_V00359</text:p>
          </table:table-cell>
          <table:table-cell office:value-type="float" office:value="151" table:style-name="ce1">
            <text:p>151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867" table:style-name="ce1">
            <text:p>86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1098" table:style-name="ce1">
            <text:p>109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511" table:style-name="ce1">
            <text:p>511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352" table:style-name="ce1">
            <text:p>35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IS1G_IS1_unknown</text:p>
          </table:table-cell>
          <table:table-cell office:value-type="float" office:value="68" table:formula="of:=INDEX([.$A$2:.$B$37];MATCH([.$AX22];[.$A$2:.$A$37];0);2)" table:style-name="ce1">
            <text:p>68</text:p>
          </table:table-cell>
          <table:table-cell office:value-type="float" office:value="0" table:formula="of:=INDEX([.$E$2:.$F$42];MATCH([.$AX22];[.$E$2:.$E$42];0);2)" table:style-name="ce1">
            <text:p>#N/A</text:p>
          </table:table-cell>
          <table:table-cell office:value-type="float" office:value="19" table:formula="of:=INDEX([.$I$2:.$J$37];MATCH([.$AX22];[.$I$2:.$I$37];0);2)" table:style-name="ce1">
            <text:p>19</text:p>
          </table:table-cell>
          <table:table-cell office:value-type="float" office:value="142" table:formula="of:=INDEX([.$M$2:.$N$31];MATCH([.$AX22];[.$M$2:.$M$31];0);2)" table:style-name="ce1">
            <text:p>142</text:p>
          </table:table-cell>
          <table:table-cell office:value-type="float" office:value="1208" table:formula="of:=INDEX([.$Q$2:.$R$122];MATCH([.$AX22];[.$Q$2:.$Q$122];0);2)" table:style-name="ce1">
            <text:p>1208</text:p>
          </table:table-cell>
          <table:table-cell office:value-type="float" office:value="0" table:formula="of:=INDEX([.$U$2:.$V$24];MATCH([.$AX22];[.$U$2:.$U$24];0);2)" table:style-name="ce1">
            <text:p>#N/A</text:p>
          </table:table-cell>
          <table:table-cell office:value-type="float" office:value="574" table:formula="of:=INDEX([.$Y$2:.$Z$51];MATCH([.$AX22];[.$Y$2:.$Y$51];0);2)" table:style-name="ce1">
            <text:p>574</text:p>
          </table:table-cell>
          <table:table-cell office:value-type="float" office:value="0" table:formula="of:=INDEX([.$AC$2:.$AD$157];MATCH([.$AX22];[.$AC$2:.$AC$157];0);2)" table:style-name="ce1">
            <text:p>#N/A</text:p>
          </table:table-cell>
          <table:table-cell office:value-type="float" office:value="52" table:formula="of:=INDEX([.$AG$2:.$AH$35];MATCH([.$AX22];[.$AG$2:.$AG$35];0);2)" table:style-name="ce1">
            <text:p>52</text:p>
          </table:table-cell>
          <table:table-cell office:value-type="float" office:value="0" table:formula="of:=INDEX([.$AK$2:.$AL$38];MATCH([.$AX22];[.$AK$2:.$AK$38];0);2)" table:style-name="ce1">
            <text:p>#N/A</text:p>
          </table:table-cell>
          <table:table-cell office:value-type="float" office:value="0" table:formula="of:=INDEX([.$AO$2:.$AP$33];MATCH([.$AX22];[.$AO$2:.$AO$33];0);2)" table:style-name="ce1">
            <text:p>#N/A</text:p>
          </table:table-cell>
          <table:table-cell office:value-type="float" office:value="0" table:formula="of:=INDEX([.$AS$2:.$AT$51];MATCH([.$AX22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TEM-181_1_KM97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SUM([.BN22:.BY22])" table:style-name="ce1">
            <text:p>20</text:p>
          </table:table-cell>
          <table:table-cell table:style-name="ce1"/>
          <table:table-cell office:value-type="string" table:style-name="ce1">
            <text:p>IS1R_IS1_unknown</text:p>
          </table:table-cell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4" table:style-name="ce1">
            <text:p>2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40)_1_FJ158002</text:p>
          </table:table-cell>
          <table:table-cell office:value-type="float" office:value="219" table:style-name="ce1">
            <text:p>219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1670" table:style-name="ce1">
            <text:p>167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erm(B)_23_X72021</text:p>
          </table:table-cell>
          <table:table-cell office:value-type="float" office:value="70" table:style-name="ce1">
            <text:p>70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351" table:style-name="ce1">
            <text:p>351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ul2_1_AF542061</text:p>
          </table:table-cell>
          <table:table-cell office:value-type="float" office:value="143" table:style-name="ce1">
            <text:p>143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530" table:style-name="ce1">
            <text:p>530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1187_IS982_unknown</text:p>
          </table:table-cell>
          <table:table-cell office:value-type="float" office:value="17" table:style-name="ce1">
            <text:p>17</text:p>
          </table:table-cell>
          <table:table-cell office:value-type="float" office:value="1028" table:style-name="ce1">
            <text:p>1028</text:p>
          </table:table-cell>
          <table:table-cell table:style-name="ce1"/>
          <table:table-cell office:value-type="string" table:style-name="ce1">
            <text:p>tet(M)_1_X92947</text:p>
          </table:table-cell>
          <table:table-cell office:value-type="float" office:value="724" table:style-name="ce1">
            <text:p>72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526" table:style-name="ce1">
            <text:p>526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479" table:style-name="ce1">
            <text:p>47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18" table:style-name="ce1">
            <text:p>18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aph(6)-Id_3_AB109805</text:p>
          </table:table-cell>
          <table:table-cell office:value-type="float" office:value="66" table:style-name="ce1">
            <text:p>66</text:p>
          </table:table-cell>
          <table:table-cell office:value-type="float" office:value="837" table:style-name="ce1">
            <text:p>837</text:p>
          </table:table-cell>
          <table:table-cell table:number-columns-repeated="2" table:style-name="ce1"/>
          <table:table-cell office:value-type="string" table:style-name="ce1">
            <text:p>tet(40)_1_FJ158002</text:p>
          </table:table-cell>
          <table:table-cell office:value-type="float" office:value="219" table:formula="of:=INDEX([.$A$2:.$B$37];MATCH([.$AX23];[.$A$2:.$A$37];0);2)" table:style-name="ce1">
            <text:p>219</text:p>
          </table:table-cell>
          <table:table-cell office:value-type="float" office:value="476" table:formula="of:=INDEX([.$E$2:.$F$42];MATCH([.$AX23];[.$E$2:.$E$42];0);2)" table:style-name="ce1">
            <text:p>476</text:p>
          </table:table-cell>
          <table:table-cell office:value-type="float" office:value="0" table:formula="of:=INDEX([.$I$2:.$J$37];MATCH([.$AX23];[.$I$2:.$I$37];0);2)" table:style-name="ce1">
            <text:p>#N/A</text:p>
          </table:table-cell>
          <table:table-cell office:value-type="float" office:value="0" table:formula="of:=INDEX([.$M$2:.$N$31];MATCH([.$AX23];[.$M$2:.$M$31];0);2)" table:style-name="ce1">
            <text:p>#N/A</text:p>
          </table:table-cell>
          <table:table-cell office:value-type="float" office:value="1245" table:formula="of:=INDEX([.$Q$2:.$R$122];MATCH([.$AX23];[.$Q$2:.$Q$122];0);2)" table:style-name="ce1">
            <text:p>1245</text:p>
          </table:table-cell>
          <table:table-cell office:value-type="float" office:value="81" table:formula="of:=INDEX([.$U$2:.$V$24];MATCH([.$AX23];[.$U$2:.$U$24];0);2)" table:style-name="ce1">
            <text:p>81</text:p>
          </table:table-cell>
          <table:table-cell office:value-type="float" office:value="225" table:formula="of:=INDEX([.$Y$2:.$Z$51];MATCH([.$AX23];[.$Y$2:.$Y$51];0);2)" table:style-name="ce1">
            <text:p>225</text:p>
          </table:table-cell>
          <table:table-cell office:value-type="float" office:value="132" table:formula="of:=INDEX([.$AC$2:.$AD$157];MATCH([.$AX23];[.$AC$2:.$AC$157];0);2)" table:style-name="ce1">
            <text:p>132</text:p>
          </table:table-cell>
          <table:table-cell office:value-type="float" office:value="0" table:formula="of:=INDEX([.$AG$2:.$AH$35];MATCH([.$AX23];[.$AG$2:.$AG$35];0);2)" table:style-name="ce1">
            <text:p>#N/A</text:p>
          </table:table-cell>
          <table:table-cell office:value-type="float" office:value="666" table:formula="of:=INDEX([.$AK$2:.$AL$38];MATCH([.$AX23];[.$AK$2:.$AK$38];0);2)" table:style-name="ce1">
            <text:p>666</text:p>
          </table:table-cell>
          <table:table-cell office:value-type="float" office:value="436" table:formula="of:=INDEX([.$AO$2:.$AP$33];MATCH([.$AX23];[.$AO$2:.$AO$33];0);2)" table:style-name="ce1">
            <text:p>436</text:p>
          </table:table-cell>
          <table:table-cell office:value-type="float" office:value="165" table:formula="of:=INDEX([.$AS$2:.$AT$51];MATCH([.$AX23];[.$AS$2:.$AS$51];0);2)" table:style-name="ce1">
            <text:p>165</text:p>
          </table:table-cell>
          <table:table-cell table:style-name="ce1"/>
          <table:covered-table-cell/>
          <table:table-cell office:value-type="string" table:style-name="ce1">
            <text:p>cfxA2_1_AF504914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249" table:style-name="ce1">
            <text:p>2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9" table:formula="of:=SUM([.BN23:.BY23])" table:style-name="ce1">
            <text:p>559</text:p>
          </table:table-cell>
          <table:table-cell table:style-name="ce1"/>
          <table:table-cell office:value-type="string" table:style-name="ce1">
            <text:p>IS1S_I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3" table:style-name="ce1">
            <text:p>6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40)_2_AM419751</text:p>
          </table:table-cell>
          <table:table-cell office:value-type="float" office:value="278" table:style-name="ce1">
            <text:p>278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449" table:style-name="ce1">
            <text:p>449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71" table:style-name="ce1">
            <text:p>271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186A_IS4_IS231</text:p>
          </table:table-cell>
          <table:table-cell office:value-type="float" office:value="59" table:style-name="ce1">
            <text:p>59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string" table:style-name="ce1">
            <text:p>IS1R_IS1_unknown</text:p>
          </table:table-cell>
          <table:table-cell office:value-type="float" office:value="2034" table:style-name="ce1">
            <text:p>2034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499" table:style-name="ce1">
            <text:p>1499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ISEc17_IS3_IS3</text:p>
          </table:table-cell>
          <table:table-cell office:value-type="float" office:value="820" table:style-name="ce1">
            <text:p>820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string" table:style-name="ce1">
            <text:p>ISBlo11_IS3_IS150</text:p>
          </table:table-cell>
          <table:table-cell office:value-type="float" office:value="46" table:style-name="ce1">
            <text:p>46</text:p>
          </table:table-cell>
          <table:table-cell office:value-type="float" office:value="1432" table:style-name="ce1">
            <text:p>1432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87" table:style-name="ce1">
            <text:p>87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6100_IS6_unknown</text:p>
          </table:table-cell>
          <table:table-cell office:value-type="float" office:value="52" table:style-name="ce1">
            <text:p>52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245" table:style-name="ce1">
            <text:p>245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65" table:style-name="ce1">
            <text:p>165</text:p>
          </table:table-cell>
          <table:table-cell office:value-type="float" office:value="1221" table:style-name="ce1">
            <text:p>1221</text:p>
          </table:table-cell>
          <table:table-cell table:number-columns-repeated="2" table:style-name="ce1"/>
          <table:table-cell office:value-type="string" table:style-name="ce1">
            <text:p>tet(40)_2_AM419751</text:p>
          </table:table-cell>
          <table:table-cell office:value-type="float" office:value="278" table:formula="of:=INDEX([.$A$2:.$B$37];MATCH([.$AX24];[.$A$2:.$A$37];0);2)" table:style-name="ce1">
            <text:p>278</text:p>
          </table:table-cell>
          <table:table-cell office:value-type="float" office:value="498" table:formula="of:=INDEX([.$E$2:.$F$42];MATCH([.$AX24];[.$E$2:.$E$42];0);2)" table:style-name="ce1">
            <text:p>498</text:p>
          </table:table-cell>
          <table:table-cell office:value-type="float" office:value="223" table:formula="of:=INDEX([.$I$2:.$J$37];MATCH([.$AX24];[.$I$2:.$I$37];0);2)" table:style-name="ce1">
            <text:p>223</text:p>
          </table:table-cell>
          <table:table-cell office:value-type="float" office:value="0" table:formula="of:=INDEX([.$M$2:.$N$31];MATCH([.$AX24];[.$M$2:.$M$31];0);2)" table:style-name="ce1">
            <text:p>#N/A</text:p>
          </table:table-cell>
          <table:table-cell office:value-type="float" office:value="1324" table:formula="of:=INDEX([.$Q$2:.$R$122];MATCH([.$AX24];[.$Q$2:.$Q$122];0);2)" table:style-name="ce1">
            <text:p>1324</text:p>
          </table:table-cell>
          <table:table-cell office:value-type="float" office:value="107" table:formula="of:=INDEX([.$U$2:.$V$24];MATCH([.$AX24];[.$U$2:.$U$24];0);2)" table:style-name="ce1">
            <text:p>107</text:p>
          </table:table-cell>
          <table:table-cell office:value-type="float" office:value="346" table:formula="of:=INDEX([.$Y$2:.$Z$51];MATCH([.$AX24];[.$Y$2:.$Y$51];0);2)" table:style-name="ce1">
            <text:p>346</text:p>
          </table:table-cell>
          <table:table-cell office:value-type="float" office:value="202" table:formula="of:=INDEX([.$AC$2:.$AD$157];MATCH([.$AX24];[.$AC$2:.$AC$157];0);2)" table:style-name="ce1">
            <text:p>202</text:p>
          </table:table-cell>
          <table:table-cell office:value-type="float" office:value="260" table:formula="of:=INDEX([.$AG$2:.$AH$35];MATCH([.$AX24];[.$AG$2:.$AG$35];0);2)" table:style-name="ce1">
            <text:p>260</text:p>
          </table:table-cell>
          <table:table-cell office:value-type="float" office:value="1004" table:formula="of:=INDEX([.$AK$2:.$AL$38];MATCH([.$AX24];[.$AK$2:.$AK$38];0);2)" table:style-name="ce1">
            <text:p>1004</text:p>
          </table:table-cell>
          <table:table-cell office:value-type="float" office:value="599" table:formula="of:=INDEX([.$AO$2:.$AP$33];MATCH([.$AX24];[.$AO$2:.$AO$33];0);2)" table:style-name="ce1">
            <text:p>599</text:p>
          </table:table-cell>
          <table:table-cell office:value-type="float" office:value="204" table:formula="of:=INDEX([.$AS$2:.$AT$51];MATCH([.$AX24];[.$AS$2:.$AS$51];0);2)" table:style-name="ce1">
            <text:p>204</text:p>
          </table:table-cell>
          <table:table-cell table:style-name="ce1"/>
          <table:covered-table-cell/>
          <table:table-cell office:value-type="string" table:style-name="ce1">
            <text:p>cfxA3_1_AF472622</text:p>
          </table:table-cell>
          <table:table-cell office:value-type="float" office:value="0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543" table:style-name="ce1">
            <text:p>54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2" table:formula="of:=SUM([.BN24:.BY24])" table:style-name="ce1">
            <text:p>1202</text:p>
          </table:table-cell>
          <table:table-cell table:style-name="ce1"/>
          <table:table-cell office:value-type="string" table:style-name="ce1">
            <text:p>IS1SD_I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9" table:style-name="ce1">
            <text:p>559</text:p>
          </table:table-cell>
          <table:table-cell office:value-type="float" office:value="0" table:style-name="ce1">
            <text:p>0</text:p>
          </table:table-cell>
          <table:table-cell office:value-type="float" office:value="319" table:style-name="ce1">
            <text:p>3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O)_3_Y07780</text:p>
          </table:table-cell>
          <table:table-cell office:value-type="float" office:value="469" table:style-name="ce1">
            <text:p>46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386" table:style-name="ce1">
            <text:p>386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369" table:style-name="ce1">
            <text:p>36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269" table:style-name="ce1">
            <text:p>26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ul2_10_AM183225</text:p>
          </table:table-cell>
          <table:table-cell office:value-type="float" office:value="211" table:style-name="ce1">
            <text:p>211</text:p>
          </table:table-cell>
          <table:table-cell office:value-type="float" office:value="819" table:style-name="ce1">
            <text:p>819</text:p>
          </table:table-cell>
          <table:table-cell table:number-columns-repeated="5" table:style-name="ce1"/>
          <table:table-cell office:value-type="string" table:style-name="ce1">
            <text:p>ant(6)-Ia_3_KF864551</text:p>
          </table:table-cell>
          <table:table-cell office:value-type="float" office:value="33" table:style-name="ce1">
            <text:p>33</text:p>
          </table:table-cell>
          <table:table-cell office:value-type="float" office:value="867" table:style-name="ce1">
            <text:p>867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116" table:style-name="ce1">
            <text:p>116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888" table:style-name="ce1">
            <text:p>88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1254" table:style-name="ce1">
            <text:p>125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330" table:style-name="ce1">
            <text:p>330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37" table:style-name="ce1">
            <text:p>37</text:p>
          </table:table-cell>
          <table:table-cell office:value-type="float" office:value="536" table:style-name="ce1">
            <text:p>536</text:p>
          </table:table-cell>
          <table:table-cell table:number-columns-repeated="2" table:style-name="ce1"/>
          <table:table-cell office:value-type="string" table:style-name="ce1">
            <text:p>tet(O)_3_Y07780</text:p>
          </table:table-cell>
          <table:table-cell office:value-type="float" office:value="469" table:formula="of:=INDEX([.$A$2:.$B$37];MATCH([.$AX25];[.$A$2:.$A$37];0);2)" table:style-name="ce1">
            <text:p>469</text:p>
          </table:table-cell>
          <table:table-cell office:value-type="float" office:value="602" table:formula="of:=INDEX([.$E$2:.$F$42];MATCH([.$AX25];[.$E$2:.$E$42];0);2)" table:style-name="ce1">
            <text:p>602</text:p>
          </table:table-cell>
          <table:table-cell office:value-type="float" office:value="328" table:formula="of:=INDEX([.$I$2:.$J$37];MATCH([.$AX25];[.$I$2:.$I$37];0);2)" table:style-name="ce1">
            <text:p>328</text:p>
          </table:table-cell>
          <table:table-cell office:value-type="float" office:value="172" table:formula="of:=INDEX([.$M$2:.$N$31];MATCH([.$AX25];[.$M$2:.$M$31];0);2)" table:style-name="ce1">
            <text:p>172</text:p>
          </table:table-cell>
          <table:table-cell office:value-type="float" office:value="1184" table:formula="of:=INDEX([.$Q$2:.$R$122];MATCH([.$AX25];[.$Q$2:.$Q$122];0);2)" table:style-name="ce1">
            <text:p>1184</text:p>
          </table:table-cell>
          <table:table-cell office:value-type="float" office:value="182" table:formula="of:=INDEX([.$U$2:.$V$24];MATCH([.$AX25];[.$U$2:.$U$24];0);2)" table:style-name="ce1">
            <text:p>182</text:p>
          </table:table-cell>
          <table:table-cell office:value-type="float" office:value="167" table:formula="of:=INDEX([.$Y$2:.$Z$51];MATCH([.$AX25];[.$Y$2:.$Y$51];0);2)" table:style-name="ce1">
            <text:p>167</text:p>
          </table:table-cell>
          <table:table-cell office:value-type="float" office:value="303" table:formula="of:=INDEX([.$AC$2:.$AD$157];MATCH([.$AX25];[.$AC$2:.$AC$157];0);2)" table:style-name="ce1">
            <text:p>303</text:p>
          </table:table-cell>
          <table:table-cell office:value-type="float" office:value="343" table:formula="of:=INDEX([.$AG$2:.$AH$35];MATCH([.$AX25];[.$AG$2:.$AG$35];0);2)" table:style-name="ce1">
            <text:p>343</text:p>
          </table:table-cell>
          <table:table-cell office:value-type="float" office:value="667" table:formula="of:=INDEX([.$AK$2:.$AL$38];MATCH([.$AX25];[.$AK$2:.$AK$38];0);2)" table:style-name="ce1">
            <text:p>667</text:p>
          </table:table-cell>
          <table:table-cell office:value-type="float" office:value="744" table:formula="of:=INDEX([.$AO$2:.$AP$33];MATCH([.$AX25];[.$AO$2:.$AO$33];0);2)" table:style-name="ce1">
            <text:p>744</text:p>
          </table:table-cell>
          <table:table-cell office:value-type="float" office:value="189" table:formula="of:=INDEX([.$AS$2:.$AT$51];MATCH([.$AX25];[.$AS$2:.$AS$51];0);2)" table:style-name="ce1">
            <text:p>189</text:p>
          </table:table-cell>
          <table:table-cell table:style-name="ce1"/>
          <table:covered-table-cell/>
          <table:table-cell office:value-type="string" table:style-name="ce1">
            <text:p>cfxA4_1_AY769933</text:p>
          </table:table-cell>
          <table:table-cell office:value-type="float" office:value="0" table:style-name="ce1">
            <text:p>0</text:p>
          </table:table-cell>
          <table:table-cell office:value-type="float" office:value="281" table:style-name="ce1">
            <text:p>281</text:p>
          </table:table-cell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office:value-type="float" office:value="440" table:style-name="ce1">
            <text:p>44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7" table:formula="of:=SUM([.BN25:.BY25])" table:style-name="ce1">
            <text:p>1037</text:p>
          </table:table-cell>
          <table:table-cell table:style-name="ce1"/>
          <table:table-cell office:value-type="string" table:style-name="ce1">
            <text:p>IS1X3_I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W)_4_FN396364</text:p>
          </table:table-cell>
          <table:table-cell office:value-type="float" office:value="1341" table:style-name="ce1">
            <text:p>1341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Ec23_IS66_unknown</text:p>
          </table:table-cell>
          <table:table-cell office:value-type="float" office:value="61" table:style-name="ce1">
            <text:p>61</text:p>
          </table:table-cell>
          <table:table-cell office:value-type="float" office:value="2532" table:style-name="ce1">
            <text:p>2532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504" table:style-name="ce1">
            <text:p>1504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93" table:style-name="ce1">
            <text:p>93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186B_IS4_IS231</text:p>
          </table:table-cell>
          <table:table-cell office:value-type="float" office:value="416" table:style-name="ce1">
            <text:p>416</text:p>
          </table:table-cell>
          <table:table-cell office:value-type="float" office:value="1338" table:style-name="ce1">
            <text:p>1338</text:p>
          </table:table-cell>
          <table:table-cell table:number-columns-repeated="5" table:style-name="ce1"/>
          <table:table-cell office:value-type="string" table:style-name="ce1">
            <text:p>tet(O/32/O)_3_NZ_AUJS01000017</text:p>
          </table:table-cell>
          <table:table-cell office:value-type="float" office:value="345" table:style-name="ce1">
            <text:p>345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tet(W)_5_AJ427422</text:p>
          </table:table-cell>
          <table:table-cell office:value-type="float" office:value="948" table:style-name="ce1">
            <text:p>94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36" table:style-name="ce1">
            <text:p>36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3593" table:style-name="ce1">
            <text:p>3593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3083" table:style-name="ce1">
            <text:p>3083</text:p>
          </table:table-cell>
          <table:table-cell office:value-type="float" office:value="1155" table:style-name="ce1">
            <text:p>1155</text:p>
          </table:table-cell>
          <table:table-cell table:number-columns-repeated="2" table:style-name="ce1"/>
          <table:table-cell office:value-type="string" table:style-name="ce1">
            <text:p>tet(W)_4_FN396364</text:p>
          </table:table-cell>
          <table:table-cell office:value-type="float" office:value="1341" table:formula="of:=INDEX([.$A$2:.$B$37];MATCH([.$AX26];[.$A$2:.$A$37];0);2)" table:style-name="ce1">
            <text:p>1341</text:p>
          </table:table-cell>
          <table:table-cell office:value-type="float" office:value="1048" table:formula="of:=INDEX([.$E$2:.$F$42];MATCH([.$AX26];[.$E$2:.$E$42];0);2)" table:style-name="ce1">
            <text:p>1048</text:p>
          </table:table-cell>
          <table:table-cell office:value-type="float" office:value="369" table:formula="of:=INDEX([.$I$2:.$J$37];MATCH([.$AX26];[.$I$2:.$I$37];0);2)" table:style-name="ce1">
            <text:p>369</text:p>
          </table:table-cell>
          <table:table-cell office:value-type="float" office:value="360" table:formula="of:=INDEX([.$M$2:.$N$31];MATCH([.$AX26];[.$M$2:.$M$31];0);2)" table:style-name="ce1">
            <text:p>360</text:p>
          </table:table-cell>
          <table:table-cell office:value-type="float" office:value="2276" table:formula="of:=INDEX([.$Q$2:.$R$122];MATCH([.$AX26];[.$Q$2:.$Q$122];0);2)" table:style-name="ce1">
            <text:p>2276</text:p>
          </table:table-cell>
          <table:table-cell office:value-type="float" office:value="378" table:formula="of:=INDEX([.$U$2:.$V$24];MATCH([.$AX26];[.$U$2:.$U$24];0);2)" table:style-name="ce1">
            <text:p>378</text:p>
          </table:table-cell>
          <table:table-cell office:value-type="float" office:value="2178" table:formula="of:=INDEX([.$Y$2:.$Z$51];MATCH([.$AX26];[.$Y$2:.$Y$51];0);2)" table:style-name="ce1">
            <text:p>2178</text:p>
          </table:table-cell>
          <table:table-cell office:value-type="float" office:value="119" table:formula="of:=INDEX([.$AC$2:.$AD$157];MATCH([.$AX26];[.$AC$2:.$AC$157];0);2)" table:style-name="ce1">
            <text:p>119</text:p>
          </table:table-cell>
          <table:table-cell office:value-type="float" office:value="743" table:formula="of:=INDEX([.$AG$2:.$AH$35];MATCH([.$AX26];[.$AG$2:.$AG$35];0);2)" table:style-name="ce1">
            <text:p>743</text:p>
          </table:table-cell>
          <table:table-cell office:value-type="float" office:value="746" table:formula="of:=INDEX([.$AK$2:.$AL$38];MATCH([.$AX26];[.$AK$2:.$AK$38];0);2)" table:style-name="ce1">
            <text:p>746</text:p>
          </table:table-cell>
          <table:table-cell office:value-type="float" office:value="575" table:formula="of:=INDEX([.$AO$2:.$AP$33];MATCH([.$AX26];[.$AO$2:.$AO$33];0);2)" table:style-name="ce1">
            <text:p>575</text:p>
          </table:table-cell>
          <table:table-cell office:value-type="float" office:value="805" table:formula="of:=INDEX([.$AS$2:.$AT$51];MATCH([.$AX26];[.$AS$2:.$AS$51];0);2)" table:style-name="ce1">
            <text:p>805</text:p>
          </table:table-cell>
          <table:table-cell table:style-name="ce1"/>
          <table:covered-table-cell/>
          <table:table-cell office:value-type="string" table:style-name="ce1">
            <text:p>cfxA5_1_AY769934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438" table:style-name="ce1">
            <text:p>438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1" table:formula="of:=SUM([.BN26:.BY26])" table:style-name="ce1">
            <text:p>1031</text:p>
          </table:table-cell>
          <table:table-cell table:style-name="ce1"/>
          <table:table-cell office:value-type="string" table:style-name="ce1">
            <text:p>IS2_IS3_IS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2">
          <table:table-cell office:value-type="string" table:style-name="ce1">
            <text:p>cfxA6_1_GQ342996</text:p>
          </table:table-cell>
          <table:table-cell office:value-type="float" office:value="200" table:style-name="ce1">
            <text:p>200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tet(O/W)-1_1_AY485126</text:p>
          </table:table-cell>
          <table:table-cell office:value-type="float" office:value="362" table:style-name="ce1">
            <text:p>36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314" table:style-name="ce1">
            <text:p>314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43" table:style-name="ce1">
            <text:p>243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sul2_13_AJ289135</text:p>
          </table:table-cell>
          <table:table-cell office:value-type="float" office:value="160" table:style-name="ce1">
            <text:p>160</text:p>
          </table:table-cell>
          <table:table-cell office:value-type="float" office:value="816" table:style-name="ce1">
            <text:p>816</text:p>
          </table:table-cell>
          <table:table-cell table:number-columns-repeated="5" table:style-name="ce1"/>
          <table:table-cell office:value-type="string" table:style-name="ce1">
            <text:p>tet(O/W)_5_AM889122</text:p>
          </table:table-cell>
          <table:table-cell office:value-type="float" office:value="1343" table:style-name="ce1">
            <text:p>1343</text:p>
          </table:table-cell>
          <table:table-cell office:value-type="float" office:value="1889" table:style-name="ce1">
            <text:p>1889</text:p>
          </table:table-cell>
          <table:table-cell table:number-columns-repeated="5" table:style-name="ce1"/>
          <table:table-cell office:value-type="string" table:style-name="ce1">
            <text:p>IS4351_IS30_unknown</text:p>
          </table:table-cell>
          <table:table-cell office:value-type="float" office:value="1306" table:style-name="ce1">
            <text:p>1306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1217" table:style-name="ce1">
            <text:p>121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575" table:style-name="ce1">
            <text:p>57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Ec17_IS3_IS3</text:p>
          </table:table-cell>
          <table:table-cell office:value-type="float" office:value="26" table:style-name="ce1">
            <text:p>26</text:p>
          </table:table-cell>
          <table:table-cell office:value-type="float" office:value="1258" table:style-name="ce1">
            <text:p>1258</text:p>
          </table:table-cell>
          <table:table-cell table:number-columns-repeated="2" table:style-name="ce1"/>
          <table:table-cell office:value-type="string" table:style-name="ce1">
            <text:p>cfxA6_1_GQ342996</text:p>
          </table:table-cell>
          <table:table-cell office:value-type="float" office:value="200" table:formula="of:=INDEX([.$A$2:.$B$37];MATCH([.$AX27];[.$A$2:.$A$37];0);2)" table:style-name="ce1">
            <text:p>200</text:p>
          </table:table-cell>
          <table:table-cell office:value-type="float" office:value="0" table:formula="of:=INDEX([.$E$2:.$F$42];MATCH([.$AX27];[.$E$2:.$E$42];0);2)" table:style-name="ce1">
            <text:p>#N/A</text:p>
          </table:table-cell>
          <table:table-cell office:value-type="float" office:value="1504" table:formula="of:=INDEX([.$I$2:.$J$37];MATCH([.$AX27];[.$I$2:.$I$37];0);2)" table:style-name="ce1">
            <text:p>1504</text:p>
          </table:table-cell>
          <table:table-cell office:value-type="float" office:value="1063" table:formula="of:=INDEX([.$M$2:.$N$31];MATCH([.$AX27];[.$M$2:.$M$31];0);2)" table:style-name="ce1">
            <text:p>1063</text:p>
          </table:table-cell>
          <table:table-cell office:value-type="float" office:value="0" table:formula="of:=INDEX([.$Q$2:.$R$122];MATCH([.$AX27];[.$Q$2:.$Q$122];0);2)" table:style-name="ce1">
            <text:p>#N/A</text:p>
          </table:table-cell>
          <table:table-cell office:value-type="float" office:value="1499" table:formula="of:=INDEX([.$U$2:.$V$24];MATCH([.$AX27];[.$U$2:.$U$24];0);2)" table:style-name="ce1">
            <text:p>1499</text:p>
          </table:table-cell>
          <table:table-cell office:value-type="float" office:value="0" table:formula="of:=INDEX([.$Y$2:.$Z$51];MATCH([.$AX27];[.$Y$2:.$Y$51];0);2)" table:style-name="ce1">
            <text:p>#N/A</text:p>
          </table:table-cell>
          <table:table-cell office:value-type="float" office:value="1828" table:formula="of:=INDEX([.$AC$2:.$AD$157];MATCH([.$AX27];[.$AC$2:.$AC$157];0);2)" table:style-name="ce1">
            <text:p>1828</text:p>
          </table:table-cell>
          <table:table-cell office:value-type="float" office:value="593" table:formula="of:=INDEX([.$AG$2:.$AH$35];MATCH([.$AX27];[.$AG$2:.$AG$35];0);2)" table:style-name="ce1">
            <text:p>593</text:p>
          </table:table-cell>
          <table:table-cell office:value-type="float" office:value="292" table:formula="of:=INDEX([.$AK$2:.$AL$38];MATCH([.$AX27];[.$AK$2:.$AK$38];0);2)" table:style-name="ce1">
            <text:p>292</text:p>
          </table:table-cell>
          <table:table-cell office:value-type="float" office:value="0" table:formula="of:=INDEX([.$AO$2:.$AP$33];MATCH([.$AX27];[.$AO$2:.$AO$33];0);2)" table:style-name="ce1">
            <text:p>#N/A</text:p>
          </table:table-cell>
          <table:table-cell office:value-type="float" office:value="1218" table:formula="of:=INDEX([.$AS$2:.$AT$51];MATCH([.$AX27];[.$AS$2:.$AS$51];0);2)" table:style-name="ce1">
            <text:p>1218</text:p>
          </table:table-cell>
          <table:table-cell table:style-name="ce1"/>
          <table:covered-table-cell/>
          <table:table-cell office:value-type="string" table:style-name="ce1">
            <text:p>cfxA6_1_GQ34299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504" table:style-name="ce1">
            <text:p>1504</text:p>
          </table:table-cell>
          <table:table-cell office:value-type="float" office:value="1063" table:style-name="ce1">
            <text:p>1063</text:p>
          </table:table-cell>
          <table:table-cell office:value-type="float" office:value="0" table:style-name="ce1">
            <text:p>0</text:p>
          </table:table-cell>
          <table:table-cell office:value-type="float" office:value="1499" table:style-name="ce1">
            <text:p>1499</text:p>
          </table:table-cell>
          <table:table-cell office:value-type="float" office:value="0" table:style-name="ce1">
            <text:p>0</text:p>
          </table:table-cell>
          <table:table-cell office:value-type="float" office:value="1828" table:style-name="ce1">
            <text:p>1828</text:p>
          </table:table-cell>
          <table:table-cell office:value-type="float" office:value="593" table:style-name="ce1">
            <text:p>593</text:p>
          </table:table-cell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office:value-type="float" office:value="1218" table:style-name="ce1">
            <text:p>1218</text:p>
          </table:table-cell>
          <table:table-cell office:value-type="float" office:value="8197" table:formula="of:=SUM([.BN27:.BY27])" table:style-name="ce1">
            <text:p>8197</text:p>
          </table:table-cell>
          <table:table-cell table:style-name="ce1"/>
          <table:table-cell office:value-type="string" table:style-name="ce1">
            <text:p>IS200C_IS200/IS605_IS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ISRob1_IS66_unknown</text:p>
          </table:table-cell>
          <table:table-cell office:value-type="float" office:value="247" table:style-name="ce1">
            <text:p>247</text:p>
          </table:table-cell>
          <table:table-cell office:value-type="float" office:value="2546" table:style-name="ce1">
            <text:p>2546</text:p>
          </table:table-cell>
          <table:table-cell table:style-name="ce1"/>
          <table:table-cell office:value-type="string" table:style-name="ce1">
            <text:p>ISBvu4_IS66_unknown</text:p>
          </table:table-cell>
          <table:table-cell office:value-type="float" office:value="1251" table:style-name="ce1">
            <text:p>1251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76" table:style-name="ce1">
            <text:p>76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35" table:style-name="ce1">
            <text:p>235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396" table:style-name="ce1">
            <text:p>396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ISKpn26_IS5_IS5</text:p>
          </table:table-cell>
          <table:table-cell office:value-type="float" office:value="47" table:style-name="ce1">
            <text:p>47</text:p>
          </table:table-cell>
          <table:table-cell office:value-type="float" office:value="1196" table:style-name="ce1">
            <text:p>1196</text:p>
          </table:table-cell>
          <table:table-cell table:number-columns-repeated="5" table:style-name="ce1"/>
          <table:table-cell office:value-type="string" table:style-name="ce1">
            <text:p>ISBlo2_IS21_unknown</text:p>
          </table:table-cell>
          <table:table-cell office:value-type="float" office:value="159" table:style-name="ce1">
            <text:p>159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333" table:style-name="ce1">
            <text:p>333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Rmsp1_IS982_unknown</text:p>
          </table:table-cell>
          <table:table-cell office:value-type="float" office:value="42" table:style-name="ce1">
            <text:p>42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325" table:style-name="ce1">
            <text:p>325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Rob1_IS66_unknown</text:p>
          </table:table-cell>
          <table:table-cell office:value-type="float" office:value="247" table:formula="of:=INDEX([.$A$2:.$B$37];MATCH([.$AX28];[.$A$2:.$A$37];0);2)" table:style-name="ce1">
            <text:p>247</text:p>
          </table:table-cell>
          <table:table-cell office:value-type="float" office:value="114" table:formula="of:=INDEX([.$E$2:.$F$42];MATCH([.$AX28];[.$E$2:.$E$42];0);2)" table:style-name="ce1">
            <text:p>114</text:p>
          </table:table-cell>
          <table:table-cell office:value-type="float" office:value="0" table:formula="of:=INDEX([.$I$2:.$J$37];MATCH([.$AX28];[.$I$2:.$I$37];0);2)" table:style-name="ce1">
            <text:p>#N/A</text:p>
          </table:table-cell>
          <table:table-cell office:value-type="float" office:value="0" table:formula="of:=INDEX([.$M$2:.$N$31];MATCH([.$AX28];[.$M$2:.$M$31];0);2)" table:style-name="ce1">
            <text:p>#N/A</text:p>
          </table:table-cell>
          <table:table-cell office:value-type="float" office:value="202" table:formula="of:=INDEX([.$Q$2:.$R$122];MATCH([.$AX28];[.$Q$2:.$Q$122];0);2)" table:style-name="ce1">
            <text:p>202</text:p>
          </table:table-cell>
          <table:table-cell office:value-type="float" office:value="0" table:formula="of:=INDEX([.$U$2:.$V$24];MATCH([.$AX28];[.$U$2:.$U$24];0);2)" table:style-name="ce1">
            <text:p>#N/A</text:p>
          </table:table-cell>
          <table:table-cell office:value-type="float" office:value="0" table:formula="of:=INDEX([.$Y$2:.$Z$51];MATCH([.$AX28];[.$Y$2:.$Y$51];0);2)" table:style-name="ce1">
            <text:p>#N/A</text:p>
          </table:table-cell>
          <table:table-cell office:value-type="float" office:value="0" table:formula="of:=INDEX([.$AC$2:.$AD$157];MATCH([.$AX28];[.$AC$2:.$AC$157];0);2)" table:style-name="ce1">
            <text:p>#N/A</text:p>
          </table:table-cell>
          <table:table-cell office:value-type="float" office:value="0" table:formula="of:=INDEX([.$AG$2:.$AH$35];MATCH([.$AX28];[.$AG$2:.$AG$35];0);2)" table:style-name="ce1">
            <text:p>#N/A</text:p>
          </table:table-cell>
          <table:table-cell office:value-type="float" office:value="0" table:formula="of:=INDEX([.$AK$2:.$AL$38];MATCH([.$AX28];[.$AK$2:.$AK$38];0);2)" table:style-name="ce1">
            <text:p>#N/A</text:p>
          </table:table-cell>
          <table:table-cell office:value-type="float" office:value="0" table:formula="of:=INDEX([.$AO$2:.$AP$33];MATCH([.$AX28];[.$AO$2:.$AO$33];0);2)" table:style-name="ce1">
            <text:p>#N/A</text:p>
          </table:table-cell>
          <table:table-cell office:value-type="float" office:value="0" table:formula="of:=INDEX([.$AS$2:.$AT$51];MATCH([.$AX28];[.$AS$2:.$AS$51];0);2)" table:style-name="ce1">
            <text:p>#N/A</text:p>
          </table:table-cell>
          <table:table-cell table:style-name="ce1"/>
          <table:table-cell office:value-type="string" table:style-name="ce1">
            <text:p>Betalactam</text:p>
          </table:table-cell>
          <table:table-cell table:style-name="ce1"/>
          <table:table-cell office:value-type="float" office:value="473" table:formula="of:=SUM([.BN13:.BN27])" table:style-name="ce1">
            <text:p>473</text:p>
          </table:table-cell>
          <table:table-cell office:value-type="float" office:value="1064" table:formula="of:=SUM([.BO13:.BO27])" table:style-name="ce1">
            <text:p>1064</text:p>
          </table:table-cell>
          <table:table-cell office:value-type="float" office:value="1730" table:formula="of:=SUM([.BP13:.BP27])" table:style-name="ce1">
            <text:p>1730</text:p>
          </table:table-cell>
          <table:table-cell office:value-type="float" office:value="1356" table:formula="of:=SUM([.BQ13:.BQ27])" table:style-name="ce1">
            <text:p>1356</text:p>
          </table:table-cell>
          <table:table-cell office:value-type="float" office:value="1853" table:formula="of:=SUM([.BR13:.BR27])" table:style-name="ce1">
            <text:p>1853</text:p>
          </table:table-cell>
          <table:table-cell office:value-type="float" office:value="1759" table:formula="of:=SUM([.BS13:.BS27])" table:style-name="ce1">
            <text:p>1759</text:p>
          </table:table-cell>
          <table:table-cell office:value-type="float" office:value="0" table:formula="of:=SUM([.BT13:.BT27])" table:style-name="ce1">
            <text:p>0</text:p>
          </table:table-cell>
          <table:table-cell office:value-type="float" office:value="1828" table:formula="of:=SUM([.BU13:.BU27])" table:style-name="ce1">
            <text:p>1828</text:p>
          </table:table-cell>
          <table:table-cell office:value-type="float" office:value="1013" table:formula="of:=SUM([.BV13:.BV27])" table:style-name="ce1">
            <text:p>1013</text:p>
          </table:table-cell>
          <table:table-cell office:value-type="float" office:value="400" table:formula="of:=SUM([.BW13:.BW27])" table:style-name="ce1">
            <text:p>400</text:p>
          </table:table-cell>
          <table:table-cell office:value-type="float" office:value="131" table:formula="of:=SUM([.BX13:.BX27])" table:style-name="ce1">
            <text:p>131</text:p>
          </table:table-cell>
          <table:table-cell office:value-type="float" office:value="1451" table:formula="of:=SUM([.BY13:.BY27])" table:style-name="ce1">
            <text:p>1451</text:p>
          </table:table-cell>
          <table:table-cell office:value-type="float" office:value="13058" table:formula="of:=SUM([.BN28:.BY28])" table:style-name="ce1">
            <text:p>13058</text:p>
          </table:table-cell>
          <table:table-cell table:style-name="ce1"/>
          <table:table-cell office:value-type="string" table:style-name="ce1">
            <text:p>IS3_IS3_IS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48" table:style-name="ce1">
            <text:p>2748</text:p>
          </table:table-cell>
          <table:table-cell office:value-type="float" office:value="0" table:style-name="ce1">
            <text:p>0</text:p>
          </table:table-cell>
          <table:table-cell office:value-type="float" office:value="905" table:style-name="ce1">
            <text:p>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number-columns-repeated="16292" table:style-name="ce1"/>
        </table:table-row>
        <table:table-row table:style-name="ro6">
          <table:table-cell office:value-type="string" table:style-name="ce1">
            <text:p>tet(A)_6_AF534183</text:p>
          </table:table-cell>
          <table:table-cell office:value-type="float" office:value="36" table:style-name="ce1">
            <text:p>36</text:p>
          </table:table-cell>
          <table:table-cell office:value-type="float" office:value="1275" table:style-name="ce1">
            <text:p>1275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699" table:style-name="ce1">
            <text:p>69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513" table:style-name="ce1">
            <text:p>51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063" table:style-name="ce1">
            <text:p>1063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100" table:style-name="ce1">
            <text:p>100</text:p>
          </table:table-cell>
          <table:table-cell office:value-type="float" office:value="738" table:style-name="ce1">
            <text:p>738</text:p>
          </table:table-cell>
          <table:table-cell table:number-columns-repeated="5" table:style-name="ce1"/>
          <table:table-cell office:value-type="string" table:style-name="ce1">
            <text:p>tet(Q)_1_L33696</text:p>
          </table:table-cell>
          <table:table-cell office:value-type="float" office:value="215" table:style-name="ce1">
            <text:p>215</text:p>
          </table:table-cell>
          <table:table-cell office:value-type="float" office:value="1926" table:style-name="ce1">
            <text:p>1926</text:p>
          </table:table-cell>
          <table:table-cell table:number-columns-repeated="5" table:style-name="ce1"/>
          <table:table-cell office:value-type="string" table:style-name="ce1">
            <text:p>ISCx1_ISL3_unknown</text:p>
          </table:table-cell>
          <table:table-cell office:value-type="float" office:value="67" table:style-name="ce1">
            <text:p>67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ISBlo8_IS256_unknown</text:p>
          </table:table-cell>
          <table:table-cell office:value-type="float" office:value="131" table:style-name="ce1">
            <text:p>131</text:p>
          </table:table-cell>
          <table:table-cell office:value-type="float" office:value="1408" table:style-name="ce1">
            <text:p>1408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436" table:style-name="ce1">
            <text:p>436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sul2_13_AJ289135</text:p>
          </table:table-cell>
          <table:table-cell office:value-type="float" office:value="49" table:style-name="ce1">
            <text:p>49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A)_6_AF534183</text:p>
          </table:table-cell>
          <table:table-cell office:value-type="float" office:value="36" table:formula="of:=INDEX([.$A$2:.$B$37];MATCH([.$AX29];[.$A$2:.$A$37];0);2)" table:style-name="ce1">
            <text:p>36</text:p>
          </table:table-cell>
          <table:table-cell office:value-type="float" office:value="0" table:formula="of:=INDEX([.$E$2:.$F$42];MATCH([.$AX29];[.$E$2:.$E$42];0);2)" table:style-name="ce1">
            <text:p>#N/A</text:p>
          </table:table-cell>
          <table:table-cell office:value-type="float" office:value="0" table:formula="of:=INDEX([.$I$2:.$J$37];MATCH([.$AX29];[.$I$2:.$I$37];0);2)" table:style-name="ce1">
            <text:p>#N/A</text:p>
          </table:table-cell>
          <table:table-cell office:value-type="float" office:value="0" table:formula="of:=INDEX([.$M$2:.$N$31];MATCH([.$AX29];[.$M$2:.$M$31];0);2)" table:style-name="ce1">
            <text:p>#N/A</text:p>
          </table:table-cell>
          <table:table-cell office:value-type="float" office:value="68" table:formula="of:=INDEX([.$Q$2:.$R$122];MATCH([.$AX29];[.$Q$2:.$Q$122];0);2)" table:style-name="ce1">
            <text:p>68</text:p>
          </table:table-cell>
          <table:table-cell office:value-type="float" office:value="0" table:formula="of:=INDEX([.$U$2:.$V$24];MATCH([.$AX29];[.$U$2:.$U$24];0);2)" table:style-name="ce1">
            <text:p>#N/A</text:p>
          </table:table-cell>
          <table:table-cell office:value-type="float" office:value="0" table:formula="of:=INDEX([.$Y$2:.$Z$51];MATCH([.$AX29];[.$Y$2:.$Y$51];0);2)" table:style-name="ce1">
            <text:p>#N/A</text:p>
          </table:table-cell>
          <table:table-cell office:value-type="float" office:value="0" table:formula="of:=INDEX([.$AC$2:.$AD$157];MATCH([.$AX29];[.$AC$2:.$AC$157];0);2)" table:style-name="ce1">
            <text:p>#N/A</text:p>
          </table:table-cell>
          <table:table-cell office:value-type="float" office:value="0" table:formula="of:=INDEX([.$AG$2:.$AH$35];MATCH([.$AX29];[.$AG$2:.$AG$35];0);2)" table:style-name="ce1">
            <text:p>#N/A</text:p>
          </table:table-cell>
          <table:table-cell office:value-type="float" office:value="0" table:formula="of:=INDEX([.$AK$2:.$AL$38];MATCH([.$AX29];[.$AK$2:.$AK$38];0);2)" table:style-name="ce1">
            <text:p>#N/A</text:p>
          </table:table-cell>
          <table:table-cell office:value-type="float" office:value="0" table:formula="of:=INDEX([.$AO$2:.$AP$33];MATCH([.$AX29];[.$AO$2:.$AO$33];0);2)" table:style-name="ce1">
            <text:p>#N/A</text:p>
          </table:table-cell>
          <table:table-cell office:value-type="float" office:value="101" table:formula="of:=INDEX([.$AS$2:.$AT$51];MATCH([.$AX29];[.$AS$2:.$AS$51];0);2)" table:style-name="ce1">
            <text:p>101</text:p>
          </table:table-cell>
          <table:table-cell table:style-name="ce1"/>
          <table:table-cell office:value-type="string" table:number-columns-spanned="1" table:number-rows-spanned="12" table:style-name="ce7">
            <text:p>Macrolide</text:p>
          </table:table-cell>
          <table:table-cell office:value-type="string" table:style-name="ce1">
            <text:p>erm(B)_1_JN899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formula="of:=SUM([.BN29:.BY29])" table:style-name="ce1">
            <text:p>69</text:p>
          </table:table-cell>
          <table:table-cell table:style-name="ce1"/>
          <table:table-cell office:value-type="string" table:style-name="ce1">
            <text:p>IS30_IS30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O/W)_5_AM889122</text:p>
          </table:table-cell>
          <table:table-cell office:value-type="float" office:value="1182" table:style-name="ce1">
            <text:p>118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292" table:style-name="ce1">
            <text:p>292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942_IS1380_IS942</text:p>
          </table:table-cell>
          <table:table-cell office:value-type="float" office:value="3941" table:style-name="ce1">
            <text:p>3941</text:p>
          </table:table-cell>
          <table:table-cell office:value-type="float" office:value="1598" table:style-name="ce1">
            <text:p>1598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539" table:style-name="ce1">
            <text:p>53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Bbi1_IS1595_unknown</text:p>
          </table:table-cell>
          <table:table-cell office:value-type="float" office:value="267" table:style-name="ce1">
            <text:p>267</text:p>
          </table:table-cell>
          <table:table-cell office:value-type="float" office:value="981" table:style-name="ce1">
            <text:p>981</text:p>
          </table:table-cell>
          <table:table-cell table:number-columns-repeated="5" table:style-name="ce1"/>
          <table:table-cell office:value-type="string" table:style-name="ce1">
            <text:p>ISBlo8_IS256_unknown</text:p>
          </table:table-cell>
          <table:table-cell office:value-type="float" office:value="80" table:style-name="ce1">
            <text:p>80</text:p>
          </table:table-cell>
          <table:table-cell office:value-type="float" office:value="1408" table:style-name="ce1">
            <text:p>1408</text:p>
          </table:table-cell>
          <table:table-cell table:number-columns-repeated="5" table:style-name="ce1"/>
          <table:table-cell office:value-type="string" table:style-name="ce1">
            <text:p>erm(F)_1_M14730</text:p>
          </table:table-cell>
          <table:table-cell office:value-type="float" office:value="305" table:style-name="ce1">
            <text:p>305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395" table:style-name="ce1">
            <text:p>395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744" table:style-name="ce1">
            <text:p>74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')-Ib_1_M28829</text:p>
          </table:table-cell>
          <table:table-cell office:value-type="float" office:value="63" table:style-name="ce1">
            <text:p>63</text:p>
          </table:table-cell>
          <table:table-cell office:value-type="float" office:value="804" table:style-name="ce1">
            <text:p>804</text:p>
          </table:table-cell>
          <table:table-cell table:number-columns-repeated="2" table:style-name="ce1"/>
          <table:table-cell office:value-type="string" table:style-name="ce1">
            <text:p>tet(O/W)_5_AM889122</text:p>
          </table:table-cell>
          <table:table-cell office:value-type="float" office:value="1182" table:formula="of:=INDEX([.$A$2:.$B$37];MATCH([.$AX30];[.$A$2:.$A$37];0);2)" table:style-name="ce1">
            <text:p>1182</text:p>
          </table:table-cell>
          <table:table-cell office:value-type="float" office:value="788" table:formula="of:=INDEX([.$E$2:.$F$42];MATCH([.$AX30];[.$E$2:.$E$42];0);2)" table:style-name="ce1">
            <text:p>788</text:p>
          </table:table-cell>
          <table:table-cell office:value-type="float" office:value="288" table:formula="of:=INDEX([.$I$2:.$J$37];MATCH([.$AX30];[.$I$2:.$I$37];0);2)" table:style-name="ce1">
            <text:p>288</text:p>
          </table:table-cell>
          <table:table-cell office:value-type="float" office:value="243" table:formula="of:=INDEX([.$M$2:.$N$31];MATCH([.$AX30];[.$M$2:.$M$31];0);2)" table:style-name="ce1">
            <text:p>243</text:p>
          </table:table-cell>
          <table:table-cell office:value-type="float" office:value="2148" table:formula="of:=INDEX([.$Q$2:.$R$122];MATCH([.$AX30];[.$Q$2:.$Q$122];0);2)" table:style-name="ce1">
            <text:p>2148</text:p>
          </table:table-cell>
          <table:table-cell office:value-type="float" office:value="239" table:formula="of:=INDEX([.$U$2:.$V$24];MATCH([.$AX30];[.$U$2:.$U$24];0);2)" table:style-name="ce1">
            <text:p>239</text:p>
          </table:table-cell>
          <table:table-cell office:value-type="float" office:value="1343" table:formula="of:=INDEX([.$Y$2:.$Z$51];MATCH([.$AX30];[.$Y$2:.$Y$51];0);2)" table:style-name="ce1">
            <text:p>1343</text:p>
          </table:table-cell>
          <table:table-cell office:value-type="float" office:value="116" table:formula="of:=INDEX([.$AC$2:.$AD$157];MATCH([.$AX30];[.$AC$2:.$AC$157];0);2)" table:style-name="ce1">
            <text:p>116</text:p>
          </table:table-cell>
          <table:table-cell office:value-type="float" office:value="541" table:formula="of:=INDEX([.$AG$2:.$AH$35];MATCH([.$AX30];[.$AG$2:.$AG$35];0);2)" table:style-name="ce1">
            <text:p>541</text:p>
          </table:table-cell>
          <table:table-cell office:value-type="float" office:value="479" table:formula="of:=INDEX([.$AK$2:.$AL$38];MATCH([.$AX30];[.$AK$2:.$AK$38];0);2)" table:style-name="ce1">
            <text:p>479</text:p>
          </table:table-cell>
          <table:table-cell office:value-type="float" office:value="614" table:formula="of:=INDEX([.$AO$2:.$AP$33];MATCH([.$AX30];[.$AO$2:.$AO$33];0);2)" table:style-name="ce1">
            <text:p>614</text:p>
          </table:table-cell>
          <table:table-cell office:value-type="float" office:value="352" table:formula="of:=INDEX([.$AS$2:.$AT$51];MATCH([.$AX30];[.$AS$2:.$AS$51];0);2)" table:style-name="ce1">
            <text:p>352</text:p>
          </table:table-cell>
          <table:table-cell table:style-name="ce1"/>
          <table:covered-table-cell/>
          <table:table-cell office:value-type="string" table:style-name="ce1">
            <text:p>erm(B)_10_U86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formula="of:=SUM([.BN30:.BY30])" table:style-name="ce1">
            <text:p>70</text:p>
          </table:table-cell>
          <table:table-cell table:style-name="ce1"/>
          <table:table-cell office:value-type="string" table:style-name="ce1">
            <text:p>IS3411_IS3_IS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Q)_1_L33696</text:p>
          </table:table-cell>
          <table:table-cell office:value-type="float" office:value="642" table:style-name="ce1">
            <text:p>642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O/W/O)-2_1_AY196920</text:p>
          </table:table-cell>
          <table:table-cell office:value-type="float" office:value="505" table:style-name="ce1">
            <text:p>50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47" table:style-name="ce1">
            <text:p>47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258" table:style-name="ce1">
            <text:p>1258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2314" table:style-name="ce1">
            <text:p>2314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IS5_IS5_IS5</text:p>
          </table:table-cell>
          <table:table-cell office:value-type="float" office:value="67" table:style-name="ce1">
            <text:p>67</text:p>
          </table:table-cell>
          <table:table-cell office:value-type="float" office:value="1195" table:style-name="ce1">
            <text:p>1195</text:p>
          </table:table-cell>
          <table:table-cell table:number-columns-repeated="5" table:style-name="ce1"/>
          <table:table-cell office:value-type="string" table:style-name="ce1">
            <text:p>tet(O/32/O)_3_NZ_AUJS01000017</text:p>
          </table:table-cell>
          <table:table-cell office:value-type="float" office:value="615" table:style-name="ce1">
            <text:p>61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5DIV_IS6_unknown</text:p>
          </table:table-cell>
          <table:table-cell office:value-type="float" office:value="127" table:style-name="ce1">
            <text:p>127</text:p>
          </table:table-cell>
          <table:table-cell office:value-type="float" office:value="820" table:style-name="ce1">
            <text:p>820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1020" table:style-name="ce1">
            <text:p>102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A)_6_AF534183</text:p>
          </table:table-cell>
          <table:table-cell office:value-type="float" office:value="101" table:style-name="ce1">
            <text:p>101</text:p>
          </table:table-cell>
          <table:table-cell office:value-type="float" office:value="1275" table:style-name="ce1">
            <text:p>1275</text:p>
          </table:table-cell>
          <table:table-cell table:number-columns-repeated="2" table:style-name="ce1"/>
          <table:table-cell office:value-type="string" table:style-name="ce1">
            <text:p>tet(Q)_1_L33696</text:p>
          </table:table-cell>
          <table:table-cell office:value-type="float" office:value="642" table:formula="of:=INDEX([.$A$2:.$B$37];MATCH([.$AX31];[.$A$2:.$A$37];0);2)" table:style-name="ce1">
            <text:p>642</text:p>
          </table:table-cell>
          <table:table-cell office:value-type="float" office:value="3961" table:formula="of:=INDEX([.$E$2:.$F$42];MATCH([.$AX31];[.$E$2:.$E$42];0);2)" table:style-name="ce1">
            <text:p>3961</text:p>
          </table:table-cell>
          <table:table-cell office:value-type="float" office:value="3485" table:formula="of:=INDEX([.$I$2:.$J$37];MATCH([.$AX31];[.$I$2:.$I$37];0);2)" table:style-name="ce1">
            <text:p>3485</text:p>
          </table:table-cell>
          <table:table-cell office:value-type="float" office:value="1258" table:formula="of:=INDEX([.$M$2:.$N$31];MATCH([.$AX31];[.$M$2:.$M$31];0);2)" table:style-name="ce1">
            <text:p>1258</text:p>
          </table:table-cell>
          <table:table-cell office:value-type="float" office:value="786" table:formula="of:=INDEX([.$Q$2:.$R$122];MATCH([.$AX31];[.$Q$2:.$Q$122];0);2)" table:style-name="ce1">
            <text:p>786</text:p>
          </table:table-cell>
          <table:table-cell office:value-type="float" office:value="1529" table:formula="of:=INDEX([.$U$2:.$V$24];MATCH([.$AX31];[.$U$2:.$U$24];0);2)" table:style-name="ce1">
            <text:p>1529</text:p>
          </table:table-cell>
          <table:table-cell office:value-type="float" office:value="215" table:formula="of:=INDEX([.$Y$2:.$Z$51];MATCH([.$AX31];[.$Y$2:.$Y$51];0);2)" table:style-name="ce1">
            <text:p>215</text:p>
          </table:table-cell>
          <table:table-cell office:value-type="float" office:value="2942" table:formula="of:=INDEX([.$AC$2:.$AD$157];MATCH([.$AX31];[.$AC$2:.$AC$157];0);2)" table:style-name="ce1">
            <text:p>2942</text:p>
          </table:table-cell>
          <table:table-cell office:value-type="float" office:value="2075" table:formula="of:=INDEX([.$AG$2:.$AH$35];MATCH([.$AX31];[.$AG$2:.$AG$35];0);2)" table:style-name="ce1">
            <text:p>2075</text:p>
          </table:table-cell>
          <table:table-cell office:value-type="float" office:value="896" table:formula="of:=INDEX([.$AK$2:.$AL$38];MATCH([.$AX31];[.$AK$2:.$AK$38];0);2)" table:style-name="ce1">
            <text:p>896</text:p>
          </table:table-cell>
          <table:table-cell office:value-type="float" office:value="1095" table:formula="of:=INDEX([.$AO$2:.$AP$33];MATCH([.$AX31];[.$AO$2:.$AO$33];0);2)" table:style-name="ce1">
            <text:p>1095</text:p>
          </table:table-cell>
          <table:table-cell office:value-type="float" office:value="1701" table:formula="of:=INDEX([.$AS$2:.$AT$51];MATCH([.$AX31];[.$AS$2:.$AS$51];0);2)" table:style-name="ce1">
            <text:p>1701</text:p>
          </table:table-cell>
          <table:table-cell table:style-name="ce1"/>
          <table:covered-table-cell/>
          <table:table-cell office:value-type="string" table:style-name="ce1">
            <text:p>erm(B)_12_U189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" table:formula="of:=SUM([.BN31:.BY31])" table:style-name="ce1">
            <text:p>99</text:p>
          </table:table-cell>
          <table:table-cell table:style-name="ce1"/>
          <table:table-cell office:value-type="string" table:style-name="ce1">
            <text:p>IS4_IS4_IS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O)_2_M20925</text:p>
          </table:table-cell>
          <table:table-cell office:value-type="float" office:value="799" table:style-name="ce1">
            <text:p>79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984" table:style-name="ce1">
            <text:p>98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93" table:style-name="ce1">
            <text:p>293</text:p>
          </table:table-cell>
          <table:table-cell office:value-type="float" office:value="1889" table:style-name="ce1">
            <text:p>1889</text:p>
          </table:table-cell>
          <table:table-cell table:number-columns-repeated="5" table:style-name="ce1"/>
          <table:table-cell office:value-type="string" table:style-name="ce1">
            <text:p>blaCTX-M-82_1_DQ256091</text:p>
          </table:table-cell>
          <table:table-cell office:value-type="float" office:value="20" table:style-name="ce1">
            <text:p>20</text:p>
          </table:table-cell>
          <table:table-cell office:value-type="float" office:value="876" table:style-name="ce1">
            <text:p>876</text:p>
          </table:table-cell>
          <table:table-cell table:number-columns-repeated="5" table:style-name="ce1"/>
          <table:table-cell office:value-type="string" table:style-name="ce1">
            <text:p>ISEc1_ISAs1_unknown</text:p>
          </table:table-cell>
          <table:table-cell office:value-type="float" office:value="97" table:style-name="ce1">
            <text:p>97</text:p>
          </table:table-cell>
          <table:table-cell office:value-type="float" office:value="1291" table:style-name="ce1">
            <text:p>1291</text:p>
          </table:table-cell>
          <table:table-cell table:number-columns-repeated="5" table:style-name="ce1"/>
          <table:table-cell office:value-type="string" table:style-name="ce1">
            <text:p>tet(O)_2_M20925</text:p>
          </table:table-cell>
          <table:table-cell office:value-type="float" office:value="587" table:style-name="ce1">
            <text:p>58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746" table:style-name="ce1">
            <text:p>74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728" table:style-name="ce1">
            <text:p>72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ul2_15_FJ968160</text:p>
          </table:table-cell>
          <table:table-cell office:value-type="float" office:value="43" table:style-name="ce1">
            <text:p>43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O)_2_M20925</text:p>
          </table:table-cell>
          <table:table-cell office:value-type="float" office:value="799" table:formula="of:=INDEX([.$A$2:.$B$37];MATCH([.$AX32];[.$A$2:.$A$37];0);2)" table:style-name="ce1">
            <text:p>799</text:p>
          </table:table-cell>
          <table:table-cell office:value-type="float" office:value="857" table:formula="of:=INDEX([.$E$2:.$F$42];MATCH([.$AX32];[.$E$2:.$E$42];0);2)" table:style-name="ce1">
            <text:p>857</text:p>
          </table:table-cell>
          <table:table-cell office:value-type="float" office:value="453" table:formula="of:=INDEX([.$I$2:.$J$37];MATCH([.$AX32];[.$I$2:.$I$37];0);2)" table:style-name="ce1">
            <text:p>453</text:p>
          </table:table-cell>
          <table:table-cell office:value-type="float" office:value="269" table:formula="of:=INDEX([.$M$2:.$N$31];MATCH([.$AX32];[.$M$2:.$M$31];0);2)" table:style-name="ce1">
            <text:p>269</text:p>
          </table:table-cell>
          <table:table-cell office:value-type="float" office:value="1857" table:formula="of:=INDEX([.$Q$2:.$R$122];MATCH([.$AX32];[.$Q$2:.$Q$122];0);2)" table:style-name="ce1">
            <text:p>1857</text:p>
          </table:table-cell>
          <table:table-cell office:value-type="float" office:value="286" table:formula="of:=INDEX([.$U$2:.$V$24];MATCH([.$AX32];[.$U$2:.$U$24];0);2)" table:style-name="ce1">
            <text:p>286</text:p>
          </table:table-cell>
          <table:table-cell office:value-type="float" office:value="317" table:formula="of:=INDEX([.$Y$2:.$Z$51];MATCH([.$AX32];[.$Y$2:.$Y$51];0);2)" table:style-name="ce1">
            <text:p>317</text:p>
          </table:table-cell>
          <table:table-cell office:value-type="float" office:value="396" table:formula="of:=INDEX([.$AC$2:.$AD$157];MATCH([.$AX32];[.$AC$2:.$AC$157];0);2)" table:style-name="ce1">
            <text:p>396</text:p>
          </table:table-cell>
          <table:table-cell office:value-type="float" office:value="587" table:formula="of:=INDEX([.$AG$2:.$AH$35];MATCH([.$AX32];[.$AG$2:.$AG$35];0);2)" table:style-name="ce1">
            <text:p>587</text:p>
          </table:table-cell>
          <table:table-cell office:value-type="float" office:value="801" table:formula="of:=INDEX([.$AK$2:.$AL$38];MATCH([.$AX32];[.$AK$2:.$AK$38];0);2)" table:style-name="ce1">
            <text:p>801</text:p>
          </table:table-cell>
          <table:table-cell office:value-type="float" office:value="1094" table:formula="of:=INDEX([.$AO$2:.$AP$33];MATCH([.$AX32];[.$AO$2:.$AO$33];0);2)" table:style-name="ce1">
            <text:p>1094</text:p>
          </table:table-cell>
          <table:table-cell office:value-type="float" office:value="338" table:formula="of:=INDEX([.$AS$2:.$AT$51];MATCH([.$AX32];[.$AS$2:.$AS$51];0);2)" table:style-name="ce1">
            <text:p>338</text:p>
          </table:table-cell>
          <table:table-cell table:style-name="ce1"/>
          <table:covered-table-cell/>
          <table:table-cell office:value-type="string" table:style-name="ce1">
            <text:p>erm(B)_15_U484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formula="of:=SUM([.BN32:.BY32])" table:style-name="ce1">
            <text:p>51</text:p>
          </table:table-cell>
          <table:table-cell table:style-name="ce1"/>
          <table:table-cell office:value-type="string" table:style-name="ce1">
            <text:p>IS421_IS4_IS23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274" table:style-name="ce1">
            <text:p>2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292" table:style-name="ce1"/>
        </table:table-row>
        <table:table-row table:style-name="ro1">
          <table:table-cell office:value-type="string" table:style-name="ce1">
            <text:p>tet(W)_5_AJ427422</text:p>
          </table:table-cell>
          <table:table-cell office:value-type="float" office:value="1883" table:style-name="ce1">
            <text:p>188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1212" table:style-name="ce1">
            <text:p>1212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28" table:style-name="ce1">
            <text:p>328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aph(6)-Id_1_M28829</text:p>
          </table:table-cell>
          <table:table-cell office:value-type="float" office:value="48" table:style-name="ce1">
            <text:p>48</text:p>
          </table:table-cell>
          <table:table-cell office:value-type="float" office:value="837" table:style-name="ce1">
            <text:p>837</text:p>
          </table:table-cell>
          <table:table-cell table:number-columns-repeated="5" table:style-name="ce1"/>
          <table:table-cell office:value-type="string" table:style-name="ce1">
            <text:p>IS186A_IS4_IS231</text:p>
          </table:table-cell>
          <table:table-cell office:value-type="float" office:value="212" table:style-name="ce1">
            <text:p>212</text:p>
          </table:table-cell>
          <table:table-cell office:value-type="float" office:value="1341" table:style-name="ce1">
            <text:p>1341</text:p>
          </table:table-cell>
          <table:table-cell table:number-columns-repeated="5" table:style-name="ce1"/>
          <table:table-cell office:value-type="string" table:style-name="ce1">
            <text:p>ISBad1_IS21_unknown</text:p>
          </table:table-cell>
          <table:table-cell office:value-type="float" office:value="84" table:style-name="ce1">
            <text:p>84</text:p>
          </table:table-cell>
          <table:table-cell office:value-type="float" office:value="2525" table:style-name="ce1">
            <text:p>2525</text:p>
          </table:table-cell>
          <table:table-cell table:style-name="ce1"/>
          <table:table-cell office:value-type="string" table:style-name="ce1">
            <text:p>IS421_IS4_IS231</text:p>
          </table:table-cell>
          <table:table-cell office:value-type="float" office:value="41" table:style-name="ce1">
            <text:p>41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1324" table:style-name="ce1">
            <text:p>1324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sul2_7_HM486907</text:p>
          </table:table-cell>
          <table:table-cell office:value-type="float" office:value="48" table:style-name="ce1">
            <text:p>48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string" table:style-name="ce1">
            <text:p>tet(W)_5_AJ427422</text:p>
          </table:table-cell>
          <table:table-cell office:value-type="float" office:value="1883" table:formula="of:=INDEX([.$A$2:.$B$37];MATCH([.$AX33];[.$A$2:.$A$37];0);2)" table:style-name="ce1">
            <text:p>1883</text:p>
          </table:table-cell>
          <table:table-cell office:value-type="float" office:value="1776" table:formula="of:=INDEX([.$E$2:.$F$42];MATCH([.$AX33];[.$E$2:.$E$42];0);2)" table:style-name="ce1">
            <text:p>1776</text:p>
          </table:table-cell>
          <table:table-cell office:value-type="float" office:value="582" table:formula="of:=INDEX([.$I$2:.$J$37];MATCH([.$AX33];[.$I$2:.$I$37];0);2)" table:style-name="ce1">
            <text:p>582</text:p>
          </table:table-cell>
          <table:table-cell office:value-type="float" office:value="612" table:formula="of:=INDEX([.$M$2:.$N$31];MATCH([.$AX33];[.$M$2:.$M$31];0);2)" table:style-name="ce1">
            <text:p>612</text:p>
          </table:table-cell>
          <table:table-cell office:value-type="float" office:value="2412" table:formula="of:=INDEX([.$Q$2:.$R$122];MATCH([.$AX33];[.$Q$2:.$Q$122];0);2)" table:style-name="ce1">
            <text:p>2412</text:p>
          </table:table-cell>
          <table:table-cell office:value-type="float" office:value="628" table:formula="of:=INDEX([.$U$2:.$V$24];MATCH([.$AX33];[.$U$2:.$U$24];0);2)" table:style-name="ce1">
            <text:p>628</text:p>
          </table:table-cell>
          <table:table-cell office:value-type="float" office:value="3405" table:formula="of:=INDEX([.$Y$2:.$Z$51];MATCH([.$AX33];[.$Y$2:.$Y$51];0);2)" table:style-name="ce1">
            <text:p>3405</text:p>
          </table:table-cell>
          <table:table-cell office:value-type="float" office:value="124" table:formula="of:=INDEX([.$AC$2:.$AD$157];MATCH([.$AX33];[.$AC$2:.$AC$157];0);2)" table:style-name="ce1">
            <text:p>124</text:p>
          </table:table-cell>
          <table:table-cell office:value-type="float" office:value="948" table:formula="of:=INDEX([.$AG$2:.$AH$35];MATCH([.$AX33];[.$AG$2:.$AG$35];0);2)" table:style-name="ce1">
            <text:p>948</text:p>
          </table:table-cell>
          <table:table-cell office:value-type="float" office:value="1328" table:formula="of:=INDEX([.$AK$2:.$AL$38];MATCH([.$AX33];[.$AK$2:.$AK$38];0);2)" table:style-name="ce1">
            <text:p>1328</text:p>
          </table:table-cell>
          <table:table-cell office:value-type="float" office:value="805" table:formula="of:=INDEX([.$AO$2:.$AP$33];MATCH([.$AX33];[.$AO$2:.$AO$33];0);2)" table:style-name="ce1">
            <text:p>805</text:p>
          </table:table-cell>
          <table:table-cell office:value-type="float" office:value="1357" table:formula="of:=INDEX([.$AS$2:.$AT$51];MATCH([.$AX33];[.$AS$2:.$AS$51];0);2)" table:style-name="ce1">
            <text:p>1357</text:p>
          </table:table-cell>
          <table:table-cell table:style-name="ce1"/>
          <table:covered-table-cell/>
          <table:table-cell office:value-type="string" table:style-name="ce1">
            <text:p>erm(B)_22_X526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formula="of:=SUM([.BN33:.BY33])" table:style-name="ce1">
            <text:p>84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1682" table:style-name="ce1">
            <text:p>1682</text:p>
          </table:table-cell>
          <table:table-cell office:value-type="float" office:value="1212" table:style-name="ce1">
            <text:p>1212</text:p>
          </table:table-cell>
          <table:table-cell office:value-type="float" office:value="4508" table:style-name="ce1">
            <text:p>4508</text:p>
          </table:table-cell>
          <table:table-cell office:value-type="float" office:value="1510" table:style-name="ce1">
            <text:p>1510</text:p>
          </table:table-cell>
          <table:table-cell office:value-type="float" office:value="2059" table:style-name="ce1">
            <text:p>2059</text:p>
          </table:table-cell>
          <table:table-cell office:value-type="float" office:value="1731" table:style-name="ce1">
            <text:p>1731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1306" table:style-name="ce1">
            <text:p>1306</text:p>
          </table:table-cell>
          <table:table-cell office:value-type="float" office:value="907" table:style-name="ce1">
            <text:p>907</text:p>
          </table:table-cell>
          <table:table-cell office:value-type="float" office:value="3593" table:style-name="ce1">
            <text:p>3593</text:p>
          </table:table-cell>
          <table:table-cell office:value-type="float" office:value="3083" table:style-name="ce1">
            <text:p>3083</text:p>
          </table:table-cell>
          <table:table-cell table:number-columns-repeated="16292"/>
        </table:table-row>
        <table:table-row table:style-name="ro1">
          <table:table-cell office:value-type="string" table:style-name="ce1">
            <text:p>tet(O/32/O)_3_NZ_AUJS01000017</text:p>
          </table:table-cell>
          <table:table-cell office:value-type="float" office:value="858" table:style-name="ce1">
            <text:p>85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602" table:style-name="ce1">
            <text:p>60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20" table:style-name="ce1">
            <text:p>20</text:p>
          </table:table-cell>
          <table:table-cell office:value-type="float" office:value="768" table:style-name="ce1">
            <text:p>768</text:p>
          </table:table-cell>
          <table:table-cell table:number-columns-repeated="5" table:style-name="ce1"/>
          <table:table-cell office:value-type="string" table:style-name="ce1">
            <text:p>ISBlo4_IS30_unknown</text:p>
          </table:table-cell>
          <table:table-cell office:value-type="float" office:value="1121" table:style-name="ce1">
            <text:p>1121</text:p>
          </table:table-cell>
          <table:table-cell office:value-type="float" office:value="1399" table:style-name="ce1">
            <text:p>1399</text:p>
          </table:table-cell>
          <table:table-cell table:number-columns-repeated="5" table:style-name="ce1"/>
          <table:table-cell office:value-type="string" table:style-name="ce1">
            <text:p>IS103_IS3_IS150</text:p>
          </table:table-cell>
          <table:table-cell office:value-type="float" office:value="191" table:style-name="ce1">
            <text:p>191</text:p>
          </table:table-cell>
          <table:table-cell office:value-type="float" office:value="1443" table:style-name="ce1">
            <text:p>1443</text:p>
          </table:table-cell>
          <table:table-cell table:number-columns-repeated="5" table:style-name="ce1"/>
          <table:table-cell office:value-type="string" table:style-name="ce1">
            <text:p>tet(W)_4_FN396364</text:p>
          </table:table-cell>
          <table:table-cell office:value-type="float" office:value="743" table:style-name="ce1">
            <text:p>74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445" table:style-name="ce1">
            <text:p>445</text:p>
          </table:table-cell>
          <table:table-cell office:value-type="float" office:value="1889" table:style-name="ce1">
            <text:p>1889</text:p>
          </table:table-cell>
          <table:table-cell table:number-columns-repeated="5" table:style-name="ce1"/>
          <table:table-cell office:value-type="string" table:style-name="ce1">
            <text:p>ant(6)-Ia_3_KF864551</text:p>
          </table:table-cell>
          <table:table-cell office:value-type="float" office:value="24" table:style-name="ce1">
            <text:p>24</text:p>
          </table:table-cell>
          <table:table-cell office:value-type="float" office:value="867" table:style-name="ce1">
            <text:p>867</text:p>
          </table:table-cell>
          <table:table-cell table:number-columns-repeated="2" table:style-name="ce1"/>
          <table:table-cell office:value-type="string" table:style-name="ce1">
            <text:p>tet(O/32/O)_3_NZ_AUJS01000017</text:p>
          </table:table-cell>
          <table:table-cell office:value-type="float" office:value="858" table:formula="of:=INDEX([.$A$2:.$B$37];MATCH([.$AX34];[.$A$2:.$A$37];0);2)" table:style-name="ce1">
            <text:p>858</text:p>
          </table:table-cell>
          <table:table-cell office:value-type="float" office:value="0" table:formula="of:=INDEX([.$E$2:.$F$42];MATCH([.$AX34];[.$E$2:.$E$42];0);2)" table:style-name="ce1">
            <text:p>#N/A</text:p>
          </table:table-cell>
          <table:table-cell office:value-type="float" office:value="465" table:formula="of:=INDEX([.$I$2:.$J$37];MATCH([.$AX34];[.$I$2:.$I$37];0);2)" table:style-name="ce1">
            <text:p>465</text:p>
          </table:table-cell>
          <table:table-cell office:value-type="float" office:value="351" table:formula="of:=INDEX([.$M$2:.$N$31];MATCH([.$AX34];[.$M$2:.$M$31];0);2)" table:style-name="ce1">
            <text:p>351</text:p>
          </table:table-cell>
          <table:table-cell office:value-type="float" office:value="2144" table:formula="of:=INDEX([.$Q$2:.$R$122];MATCH([.$AX34];[.$Q$2:.$Q$122];0);2)" table:style-name="ce1">
            <text:p>2144</text:p>
          </table:table-cell>
          <table:table-cell office:value-type="float" office:value="378" table:formula="of:=INDEX([.$U$2:.$V$24];MATCH([.$AX34];[.$U$2:.$U$24];0);2)" table:style-name="ce1">
            <text:p>378</text:p>
          </table:table-cell>
          <table:table-cell office:value-type="float" office:value="345" table:formula="of:=INDEX([.$Y$2:.$Z$51];MATCH([.$AX34];[.$Y$2:.$Y$51];0);2)" table:style-name="ce1">
            <text:p>345</text:p>
          </table:table-cell>
          <table:table-cell office:value-type="float" office:value="472" table:formula="of:=INDEX([.$AC$2:.$AD$157];MATCH([.$AX34];[.$AC$2:.$AC$157];0);2)" table:style-name="ce1">
            <text:p>472</text:p>
          </table:table-cell>
          <table:table-cell office:value-type="float" office:value="615" table:formula="of:=INDEX([.$AG$2:.$AH$35];MATCH([.$AX34];[.$AG$2:.$AG$35];0);2)" table:style-name="ce1">
            <text:p>615</text:p>
          </table:table-cell>
          <table:table-cell office:value-type="float" office:value="1098" table:formula="of:=INDEX([.$AK$2:.$AL$38];MATCH([.$AX34];[.$AK$2:.$AK$38];0);2)" table:style-name="ce1">
            <text:p>1098</text:p>
          </table:table-cell>
          <table:table-cell office:value-type="float" office:value="1020" table:formula="of:=INDEX([.$AO$2:.$AP$33];MATCH([.$AX34];[.$AO$2:.$AO$33];0);2)" table:style-name="ce1">
            <text:p>1020</text:p>
          </table:table-cell>
          <table:table-cell office:value-type="float" office:value="325" table:formula="of:=INDEX([.$AS$2:.$AT$51];MATCH([.$AX34];[.$AS$2:.$AS$51];0);2)" table:style-name="ce1">
            <text:p>325</text:p>
          </table:table-cell>
          <table:table-cell table:style-name="ce1"/>
          <table:covered-table-cell/>
          <table:table-cell office:value-type="string" table:style-name="ce1">
            <text:p>erm(B)_23_X72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formula="of:=SUM([.BN34:.BY34])" table:style-name="ce1">
            <text:p>70</text:p>
          </table:table-cell>
          <table:table-cell table:style-name="ce1"/>
          <table:table-cell office:value-type="string" table:style-name="ce1">
            <text:p>IS5_IS5_IS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office:value-type="string" table:style-name="ce1">
            <text:p>erm(F)_3_M17808</text:p>
          </table:table-cell>
          <table:table-cell office:value-type="float" office:value="318" table:style-name="ce1">
            <text:p>318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68" table:style-name="ce1">
            <text:p>68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40" table:style-name="ce1">
            <text:p>40</text:p>
          </table:table-cell>
          <table:table-cell office:value-type="float" office:value="966" table:style-name="ce1">
            <text:p>966</text:p>
          </table:table-cell>
          <table:table-cell table:number-columns-repeated="5" table:style-name="ce1"/>
          <table:table-cell office:value-type="string" table:style-name="ce1">
            <text:p>sul2_9_FJ197818</text:p>
          </table:table-cell>
          <table:table-cell office:value-type="float" office:value="209" table:style-name="ce1">
            <text:p>209</text:p>
          </table:table-cell>
          <table:table-cell office:value-type="float" office:value="852" table:style-name="ce1">
            <text:p>852</text:p>
          </table:table-cell>
          <table:table-cell table:number-columns-repeated="5" table:style-name="ce1"/>
          <table:table-cell office:value-type="string" table:style-name="ce1">
            <text:p>tet(O/32/O)_5_FP929050</text:p>
          </table:table-cell>
          <table:table-cell office:value-type="float" office:value="374" table:style-name="ce1">
            <text:p>374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tet(Q)_1_L33696</text:p>
          </table:table-cell>
          <table:table-cell office:value-type="float" office:value="2075" table:style-name="ce1">
            <text:p>2075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801" table:style-name="ce1">
            <text:p>801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sul2_18_AJ830714</text:p>
          </table:table-cell>
          <table:table-cell office:value-type="float" office:value="51" table:style-name="ce1">
            <text:p>51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erm(F)_3_M17808</text:p>
          </table:table-cell>
          <table:table-cell office:value-type="float" office:value="318" table:formula="of:=INDEX([.$A$2:.$B$37];MATCH([.$AX35];[.$A$2:.$A$37];0);2)" table:style-name="ce1">
            <text:p>318</text:p>
          </table:table-cell>
          <table:table-cell office:value-type="float" office:value="386" table:formula="of:=INDEX([.$E$2:.$F$42];MATCH([.$AX35];[.$E$2:.$E$42];0);2)" table:style-name="ce1">
            <text:p>386</text:p>
          </table:table-cell>
          <table:table-cell office:value-type="float" office:value="1306" table:formula="of:=INDEX([.$I$2:.$J$37];MATCH([.$AX35];[.$I$2:.$I$37];0);2)" table:style-name="ce1">
            <text:p>1306</text:p>
          </table:table-cell>
          <table:table-cell office:value-type="float" office:value="513" table:formula="of:=INDEX([.$M$2:.$N$31];MATCH([.$AX35];[.$M$2:.$M$31];0);2)" table:style-name="ce1">
            <text:p>513</text:p>
          </table:table-cell>
          <table:table-cell office:value-type="float" office:value="0" table:formula="of:=INDEX([.$Q$2:.$R$122];MATCH([.$AX35];[.$Q$2:.$Q$122];0);2)" table:style-name="ce1">
            <text:p>#N/A</text:p>
          </table:table-cell>
          <table:table-cell office:value-type="float" office:value="530" table:formula="of:=INDEX([.$U$2:.$V$24];MATCH([.$AX35];[.$U$2:.$U$24];0);2)" table:style-name="ce1">
            <text:p>530</text:p>
          </table:table-cell>
          <table:table-cell office:value-type="float" office:value="0" table:formula="of:=INDEX([.$Y$2:.$Z$51];MATCH([.$AX35];[.$Y$2:.$Y$51];0);2)" table:style-name="ce1">
            <text:p>#N/A</text:p>
          </table:table-cell>
          <table:table-cell office:value-type="float" office:value="131" table:formula="of:=INDEX([.$AC$2:.$AD$157];MATCH([.$AX35];[.$AC$2:.$AC$157];0);2)" table:style-name="ce1">
            <text:p>131</text:p>
          </table:table-cell>
          <table:table-cell office:value-type="float" office:value="414" table:formula="of:=INDEX([.$AG$2:.$AH$35];MATCH([.$AX35];[.$AG$2:.$AG$35];0);2)" table:style-name="ce1">
            <text:p>414</text:p>
          </table:table-cell>
          <table:table-cell office:value-type="float" office:value="333" table:formula="of:=INDEX([.$AK$2:.$AL$38];MATCH([.$AX35];[.$AK$2:.$AK$38];0);2)" table:style-name="ce1">
            <text:p>333</text:p>
          </table:table-cell>
          <table:table-cell office:value-type="float" office:value="1723" table:formula="of:=INDEX([.$AO$2:.$AP$33];MATCH([.$AX35];[.$AO$2:.$AO$33];0);2)" table:style-name="ce1">
            <text:p>1723</text:p>
          </table:table-cell>
          <table:table-cell office:value-type="float" office:value="1223" table:formula="of:=INDEX([.$AS$2:.$AT$51];MATCH([.$AX35];[.$AS$2:.$AS$51];0);2)" table:style-name="ce1">
            <text:p>1223</text:p>
          </table:table-cell>
          <table:table-cell table:style-name="ce1"/>
          <table:covered-table-cell/>
          <table:table-cell office:value-type="string" table:style-name="ce1">
            <text:p>erm(B)_26_AF080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formula="of:=SUM([.BN35:.BY35])" table:style-name="ce1">
            <text:p>70</text:p>
          </table:table-cell>
          <table:table-cell table:style-name="ce1"/>
          <table:table-cell office:value-type="string" table:style-name="ce1">
            <text:p>IS5D_IS5_IS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office:value-type="string" table:style-name="ce1">
            <text:p>tet(O/W)_1_AM889118</text:p>
          </table:table-cell>
          <table:table-cell office:value-type="float" office:value="1126" table:style-name="ce1">
            <text:p>1126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857" table:style-name="ce1">
            <text:p>85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306" table:style-name="ce1">
            <text:p>1306</text:p>
          </table:table-cell>
          <table:table-cell office:value-type="float" office:value="801" table:style-name="ce1">
            <text:p>801</text:p>
          </table:table-cell>
          <table:table-cell table:number-columns-repeated="5" table:style-name="ce1"/>
          <table:table-cell office:value-type="string" table:style-name="ce1">
            <text:p>IS1SD_IS1_unknown</text:p>
          </table:table-cell>
          <table:table-cell office:value-type="float" office:value="559" table:style-name="ce1">
            <text:p>559</text:p>
          </table:table-cell>
          <table:table-cell office:value-type="float" office:value="768" table:style-name="ce1">
            <text:p>768</text:p>
          </table:table-cell>
          <table:table-cell table:number-columns-repeated="5" table:style-name="ce1"/>
          <table:table-cell office:value-type="string" table:style-name="ce1">
            <text:p>IS186B_IS4_IS231</text:p>
          </table:table-cell>
          <table:table-cell office:value-type="float" office:value="239" table:style-name="ce1">
            <text:p>239</text:p>
          </table:table-cell>
          <table:table-cell office:value-type="float" office:value="1338" table:style-name="ce1">
            <text:p>1338</text:p>
          </table:table-cell>
          <table:table-cell table:number-columns-repeated="9" table:style-name="ce1"/>
          <table:table-cell office:value-type="string" table:style-name="ce1">
            <text:p>tet(W)_5_AJ427422</text:p>
          </table:table-cell>
          <table:table-cell office:value-type="float" office:value="1328" table:style-name="ce1">
            <text:p>1328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tet(W)_3_AJ427421</text:p>
          </table:table-cell>
          <table:table-cell office:value-type="float" office:value="1221" table:style-name="ce1">
            <text:p>1221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tet(O/W)_1_AM889118</text:p>
          </table:table-cell>
          <table:table-cell office:value-type="float" office:value="1126" table:formula="of:=INDEX([.$A$2:.$B$37];MATCH([.$AX36];[.$A$2:.$A$37];0);2)" table:style-name="ce1">
            <text:p>1126</text:p>
          </table:table-cell>
          <table:table-cell office:value-type="float" office:value="757" table:formula="of:=INDEX([.$E$2:.$F$42];MATCH([.$AX36];[.$E$2:.$E$42];0);2)" table:style-name="ce1">
            <text:p>757</text:p>
          </table:table-cell>
          <table:table-cell office:value-type="float" office:value="282" table:formula="of:=INDEX([.$I$2:.$J$37];MATCH([.$AX36];[.$I$2:.$I$37];0);2)" table:style-name="ce1">
            <text:p>282</text:p>
          </table:table-cell>
          <table:table-cell office:value-type="float" office:value="0" table:formula="of:=INDEX([.$M$2:.$N$31];MATCH([.$AX36];[.$M$2:.$M$31];0);2)" table:style-name="ce1">
            <text:p>#N/A</text:p>
          </table:table-cell>
          <table:table-cell office:value-type="float" office:value="2016" table:formula="of:=INDEX([.$Q$2:.$R$122];MATCH([.$AX36];[.$Q$2:.$Q$122];0);2)" table:style-name="ce1">
            <text:p>2016</text:p>
          </table:table-cell>
          <table:table-cell office:value-type="float" office:value="237" table:formula="of:=INDEX([.$U$2:.$V$24];MATCH([.$AX36];[.$U$2:.$U$24];0);2)" table:style-name="ce1">
            <text:p>237</text:p>
          </table:table-cell>
          <table:table-cell office:value-type="float" office:value="1258" table:formula="of:=INDEX([.$Y$2:.$Z$51];MATCH([.$AX36];[.$Y$2:.$Y$51];0);2)" table:style-name="ce1">
            <text:p>1258</text:p>
          </table:table-cell>
          <table:table-cell office:value-type="float" office:value="0" table:formula="of:=INDEX([.$AC$2:.$AD$157];MATCH([.$AX36];[.$AC$2:.$AC$157];0);2)" table:style-name="ce1">
            <text:p>#N/A</text:p>
          </table:table-cell>
          <table:table-cell office:value-type="float" office:value="526" table:formula="of:=INDEX([.$AG$2:.$AH$35];MATCH([.$AX36];[.$AG$2:.$AG$35];0);2)" table:style-name="ce1">
            <text:p>526</text:p>
          </table:table-cell>
          <table:table-cell office:value-type="float" office:value="479" table:formula="of:=INDEX([.$AK$2:.$AL$38];MATCH([.$AX36];[.$AK$2:.$AK$38];0);2)" table:style-name="ce1">
            <text:p>479</text:p>
          </table:table-cell>
          <table:table-cell office:value-type="float" office:value="577" table:formula="of:=INDEX([.$AO$2:.$AP$33];MATCH([.$AX36];[.$AO$2:.$AO$33];0);2)" table:style-name="ce1">
            <text:p>577</text:p>
          </table:table-cell>
          <table:table-cell office:value-type="float" office:value="349" table:formula="of:=INDEX([.$AS$2:.$AT$51];MATCH([.$AX36];[.$AS$2:.$AS$51];0);2)" table:style-name="ce1">
            <text:p>349</text:p>
          </table:table-cell>
          <table:table-cell table:style-name="ce1"/>
          <table:covered-table-cell/>
          <table:table-cell office:value-type="string" table:style-name="ce1">
            <text:p>erm(B)_7_AF368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formula="of:=SUM([.BN36:.BY36])" table:style-name="ce1">
            <text:p>66</text:p>
          </table:table-cell>
          <table:table-cell table:style-name="ce1"/>
          <table:table-cell office:value-type="string" table:style-name="ce1">
            <text:p>IS6100_IS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office:value-type="string" table:style-name="ce1">
            <text:p>IS4351_IS30_unknown</text:p>
          </table:table-cell>
          <table:table-cell office:value-type="float" office:value="1682" table:style-name="ce1">
            <text:p>1682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tet(O/W)-2_1_AY485122</text:p>
          </table:table-cell>
          <table:table-cell office:value-type="float" office:value="373" table:style-name="ce1">
            <text:p>37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4508" table:style-name="ce1">
            <text:p>4508</text:p>
          </table:table-cell>
          <table:table-cell office:value-type="float" office:value="1155" table:style-name="ce1">
            <text:p>1155</text:p>
          </table:table-cell>
          <table:table-cell table:number-columns-repeated="5" table:style-name="ce1"/>
          <table:table-cell office:value-type="string" table:style-name="ce1">
            <text:p>IS5_IS5_IS5</text:p>
          </table:table-cell>
          <table:table-cell office:value-type="float" office:value="141" table:style-name="ce1">
            <text:p>141</text:p>
          </table:table-cell>
          <table:table-cell office:value-type="float" office:value="1195" table:style-name="ce1">
            <text:p>1195</text:p>
          </table:table-cell>
          <table:table-cell table:number-columns-repeated="5" table:style-name="ce1"/>
          <table:table-cell office:value-type="string" table:style-name="ce1">
            <text:p>IS1F_IS1_unknown</text:p>
          </table:table-cell>
          <table:table-cell office:value-type="float" office:value="58" table:style-name="ce1">
            <text:p>58</text:p>
          </table:table-cell>
          <table:table-cell office:value-type="float" office:value="768" table:style-name="ce1">
            <text:p>768</text:p>
          </table:table-cell>
          <table:table-cell table:number-columns-repeated="9" table:style-name="ce1"/>
          <table:table-cell office:value-type="string" table:style-name="ce1">
            <text:p>tet(A)_4_AJ517790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table:number-columns-repeated="5" table:style-name="ce1"/>
          <table:table-cell office:value-type="string" table:style-name="ce1">
            <text:p>IS1249_IS256_IS1249</text:p>
          </table:table-cell>
          <table:table-cell office:value-type="float" office:value="168" table:style-name="ce1">
            <text:p>168</text:p>
          </table:table-cell>
          <table:table-cell office:value-type="float" office:value="1385" table:style-name="ce1">
            <text:p>1385</text:p>
          </table:table-cell>
          <table:table-cell table:number-columns-repeated="2" table:style-name="ce1"/>
          <table:table-cell office:value-type="string" table:style-name="ce1">
            <text:p>IS4351_IS30_unknown</text:p>
          </table:table-cell>
          <table:table-cell office:value-type="float" office:value="1682" table:formula="of:=INDEX([.$A$2:.$B$37];MATCH([.$AX37];[.$A$2:.$A$37];0);2)" table:style-name="ce1">
            <text:p>1682</text:p>
          </table:table-cell>
          <table:table-cell office:value-type="float" office:value="1212" table:formula="of:=INDEX([.$E$2:.$F$42];MATCH([.$AX37];[.$E$2:.$E$42];0);2)" table:style-name="ce1">
            <text:p>1212</text:p>
          </table:table-cell>
          <table:table-cell office:value-type="float" office:value="4508" table:formula="of:=INDEX([.$I$2:.$J$37];MATCH([.$AX37];[.$I$2:.$I$37];0);2)" table:style-name="ce1">
            <text:p>4508</text:p>
          </table:table-cell>
          <table:table-cell office:value-type="float" office:value="1510" table:formula="of:=INDEX([.$M$2:.$N$31];MATCH([.$AX37];[.$M$2:.$M$31];0);2)" table:style-name="ce1">
            <text:p>1510</text:p>
          </table:table-cell>
          <table:table-cell office:value-type="float" office:value="2059" table:formula="of:=INDEX([.$Q$2:.$R$122];MATCH([.$AX37];[.$Q$2:.$Q$122];0);2)" table:style-name="ce1">
            <text:p>2059</text:p>
          </table:table-cell>
          <table:table-cell office:value-type="float" office:value="1731" table:formula="of:=INDEX([.$U$2:.$V$24];MATCH([.$AX37];[.$U$2:.$U$24];0);2)" table:style-name="ce1">
            <text:p>1731</text:p>
          </table:table-cell>
          <table:table-cell office:value-type="float" office:value="365" table:formula="of:=INDEX([.$Y$2:.$Z$51];MATCH([.$AX37];[.$Y$2:.$Y$51];0);2)" table:style-name="ce1">
            <text:p>365</text:p>
          </table:table-cell>
          <table:table-cell office:value-type="float" office:value="0" table:formula="of:=INDEX([.$AC$2:.$AD$157];MATCH([.$AX37];[.$AC$2:.$AC$157];0);2)" table:style-name="ce1">
            <text:p>#N/A</text:p>
          </table:table-cell>
          <table:table-cell office:value-type="float" office:value="1306" table:formula="of:=INDEX([.$AG$2:.$AH$35];MATCH([.$AX37];[.$AG$2:.$AG$35];0);2)" table:style-name="ce1">
            <text:p>1306</text:p>
          </table:table-cell>
          <table:table-cell office:value-type="float" office:value="907" table:formula="of:=INDEX([.$AK$2:.$AL$38];MATCH([.$AX37];[.$AK$2:.$AK$38];0);2)" table:style-name="ce1">
            <text:p>907</text:p>
          </table:table-cell>
          <table:table-cell office:value-type="float" office:value="3593" table:formula="of:=INDEX([.$AO$2:.$AP$33];MATCH([.$AX37];[.$AO$2:.$AO$33];0);2)" table:style-name="ce1">
            <text:p>3593</text:p>
          </table:table-cell>
          <table:table-cell office:value-type="float" office:value="3083" table:formula="of:=INDEX([.$AS$2:.$AT$51];MATCH([.$AX37];[.$AS$2:.$AS$51];0);2)" table:style-name="ce1">
            <text:p>3083</text:p>
          </table:table-cell>
          <table:table-cell table:style-name="ce1"/>
          <table:covered-table-cell/>
          <table:table-cell office:value-type="string" table:style-name="ce1">
            <text:p>erm(B)_9_AF299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formula="of:=SUM([.BN37:.BY37])" table:style-name="ce1">
            <text:p>100</text:p>
          </table:table-cell>
          <table:table-cell table:style-name="ce1"/>
          <table:table-cell office:value-type="string" table:style-name="ce1">
            <text:p>IS621_IS110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82" table:style-name="ce1">
            <text:p>9582</text:p>
          </table:table-cell>
          <table:table-cell office:value-type="float" office:value="0" table:style-name="ce1">
            <text:p>0</text:p>
          </table:table-cell>
          <table:table-cell office:value-type="float" office:value="776" table:style-name="ce1">
            <text:p>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table:number-columns-repeated="16292"/>
        </table:table-row>
        <table:table-row table:style-name="ro1">
          <table:table-cell table:number-columns-repeated="4" table:style-name="ce1"/>
          <table:table-cell office:value-type="string" table:style-name="ce1">
            <text:p>nimE_1_AM042593</text:p>
          </table:table-cell>
          <table:table-cell office:value-type="float" office:value="45" table:style-name="ce1">
            <text:p>45</text:p>
          </table:table-cell>
          <table:table-cell office:value-type="float" office:value="435" table:style-name="ce1">
            <text:p>435</text:p>
          </table:table-cell>
          <table:table-cell table:number-columns-repeated="9" table:style-name="ce1"/>
          <table:table-cell office:value-type="string" table:style-name="ce1">
            <text:p>cfxA5_1_AY769934</text:p>
          </table:table-cell>
          <table:table-cell office:value-type="float" office:value="438" table:style-name="ce1">
            <text:p>438</text:p>
          </table:table-cell>
          <table:table-cell office:value-type="float" office:value="966" table:style-name="ce1">
            <text:p>966</text:p>
          </table:table-cell>
          <table:table-cell table:number-columns-repeated="5" table:style-name="ce1"/>
          <table:table-cell office:value-type="string" table:style-name="ce1">
            <text:p>tet(O/W)_4_AM889121</text:p>
          </table:table-cell>
          <table:table-cell office:value-type="float" office:value="1253" table:style-name="ce1">
            <text:p>1253</text:p>
          </table:table-cell>
          <table:table-cell office:value-type="float" office:value="1889" table:style-name="ce1">
            <text:p>1889</text:p>
          </table:table-cell>
          <table:table-cell table:number-columns-repeated="9" table:style-name="ce1"/>
          <table:table-cell office:value-type="string" table:style-name="ce1">
            <text:p>cfxA6_1_GQ342996</text:p>
          </table:table-cell>
          <table:table-cell office:value-type="float" office:value="292" table:style-name="ce1">
            <text:p>292</text:p>
          </table:table-cell>
          <table:table-cell office:value-type="float" office:value="996" table:style-name="ce1">
            <text:p>996</text:p>
          </table:table-cell>
          <table:table-cell table:number-columns-repeated="5" table:style-name="ce1"/>
          <table:table-cell office:value-type="string" table:style-name="ce1">
            <text:p>tet(W)_1_DQ060146</text:p>
          </table:table-cell>
          <table:table-cell office:value-type="float" office:value="1252" table:style-name="ce1">
            <text:p>125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cfxA5_1_AY769934</text:p>
          </table:table-cell>
          <table:table-cell office:value-type="float" office:value="0" table:formula="of:=INDEX([.$A$2:.$B$37];MATCH([.$AX38];[.$A$2:.$A$37];0);2)" table:style-name="ce1">
            <text:p>#N/A</text:p>
          </table:table-cell>
          <table:table-cell office:value-type="float" office:value="282" table:formula="of:=INDEX([.$E$2:.$F$42];MATCH([.$AX38];[.$E$2:.$E$42];0);2)" table:style-name="ce1">
            <text:p>282</text:p>
          </table:table-cell>
          <table:table-cell office:value-type="float" office:value="40" table:formula="of:=INDEX([.$I$2:.$J$37];MATCH([.$AX38];[.$I$2:.$I$37];0);2)" table:style-name="ce1">
            <text:p>40</text:p>
          </table:table-cell>
          <table:table-cell office:value-type="float" office:value="70" table:formula="of:=INDEX([.$M$2:.$N$31];MATCH([.$AX38];[.$M$2:.$M$31];0);2)" table:style-name="ce1">
            <text:p>70</text:p>
          </table:table-cell>
          <table:table-cell office:value-type="float" office:value="438" table:formula="of:=INDEX([.$Q$2:.$R$122];MATCH([.$AX38];[.$Q$2:.$Q$122];0);2)" table:style-name="ce1">
            <text:p>438</text:p>
          </table:table-cell>
          <table:table-cell office:value-type="float" office:value="80" table:formula="of:=INDEX([.$U$2:.$V$24];MATCH([.$AX38];[.$U$2:.$U$24];0);2)" table:style-name="ce1">
            <text:p>80</text:p>
          </table:table-cell>
          <table:table-cell office:value-type="float" office:value="0" table:formula="of:=INDEX([.$Y$2:.$Z$51];MATCH([.$AX38];[.$Y$2:.$Y$51];0);2)" table:style-name="ce1">
            <text:p>#N/A</text:p>
          </table:table-cell>
          <table:table-cell office:value-type="float" office:value="0" table:formula="of:=INDEX([.$AC$2:.$AD$157];MATCH([.$AX38];[.$AC$2:.$AC$157];0);2)" table:style-name="ce1">
            <text:p>#N/A</text:p>
          </table:table-cell>
          <table:table-cell office:value-type="float" office:value="87" table:formula="of:=INDEX([.$AG$2:.$AH$35];MATCH([.$AX38];[.$AG$2:.$AG$35];0);2)" table:style-name="ce1">
            <text:p>87</text:p>
          </table:table-cell>
          <table:table-cell office:value-type="float" office:value="34" table:formula="of:=INDEX([.$AK$2:.$AL$38];MATCH([.$AX38];[.$AK$2:.$AK$38];0);2)" table:style-name="ce1">
            <text:p>34</text:p>
          </table:table-cell>
          <table:table-cell office:value-type="float" office:value="0" table:formula="of:=INDEX([.$AO$2:.$AP$33];MATCH([.$AX38];[.$AO$2:.$AO$33];0);2)" table:style-name="ce1">
            <text:p>#N/A</text:p>
          </table:table-cell>
          <table:table-cell office:value-type="float" office:value="0" table:formula="of:=INDEX([.$AS$2:.$AT$51];MATCH([.$AX3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F)_1_M14730</text:p>
          </table:table-cell>
          <table:table-cell office:value-type="float" office:value="231" table:style-name="ce1">
            <text:p>231</text:p>
          </table:table-cell>
          <table:table-cell office:value-type="float" office:value="259" table:style-name="ce1">
            <text:p>259</text:p>
          </table:table-cell>
          <table:table-cell office:value-type="float" office:value="911" table:style-name="ce1">
            <text:p>911</text:p>
          </table:table-cell>
          <table:table-cell office:value-type="float" office:value="389" table:style-name="ce1">
            <text:p>389</text:p>
          </table:table-cell>
          <table:table-cell office:value-type="float" office:value="0" table:style-name="ce1">
            <text:p>0</text:p>
          </table:table-cell>
          <table:table-cell office:value-type="float" office:value="417" table:style-name="ce1">
            <text:p>417</text:p>
          </table:table-cell>
          <table:table-cell office:value-type="float" office:value="43" table:style-name="ce1">
            <text:p>43</text:p>
          </table:table-cell>
          <table:table-cell office:value-type="float" office:value="105" table:style-name="ce1">
            <text:p>105</text:p>
          </table:table-cell>
          <table:table-cell office:value-type="float" office:value="305" table:style-name="ce1">
            <text:p>305</text:p>
          </table:table-cell>
          <table:table-cell office:value-type="float" office:value="270" table:style-name="ce1">
            <text:p>270</text:p>
          </table:table-cell>
          <table:table-cell office:value-type="float" office:value="1324" table:style-name="ce1">
            <text:p>1324</text:p>
          </table:table-cell>
          <table:table-cell office:value-type="float" office:value="940" table:style-name="ce1">
            <text:p>940</text:p>
          </table:table-cell>
          <table:table-cell office:value-type="float" office:value="5194" table:formula="of:=SUM([.BN38:.BY38])" table:style-name="ce1">
            <text:p>5194</text:p>
          </table:table-cell>
          <table:table-cell table:style-name="ce1"/>
          <table:table-cell office:value-type="string" table:style-name="ce1">
            <text:p>IS942_IS1380_IS9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41" table:style-name="ce1">
            <text:p>3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4" table:style-name="ce1"/>
          <table:table-cell office:value-type="string" table:style-name="ce1">
            <text:p>cfxA4_1_AY769933</text:p>
          </table:table-cell>
          <table:table-cell office:value-type="float" office:value="281" table:style-name="ce1">
            <text:p>281</text:p>
          </table:table-cell>
          <table:table-cell office:value-type="float" office:value="966" table:style-name="ce1">
            <text:p>966</text:p>
          </table:table-cell>
          <table:table-cell table:number-columns-repeated="9" table:style-name="ce1"/>
          <table:table-cell office:value-type="string" table:style-name="ce1">
            <text:p>sul2_18_AJ830714</text:p>
          </table:table-cell>
          <table:table-cell office:value-type="float" office:value="159" table:style-name="ce1">
            <text:p>159</text:p>
          </table:table-cell>
          <table:table-cell office:value-type="float" office:value="816" table:style-name="ce1">
            <text:p>816</text:p>
          </table:table-cell>
          <table:table-cell table:number-columns-repeated="5" table:style-name="ce1"/>
          <table:table-cell office:value-type="string" table:style-name="ce1">
            <text:p>IS1A_IS1_unknown</text:p>
          </table:table-cell>
          <table:table-cell office:value-type="float" office:value="629" table:style-name="ce1">
            <text:p>629</text:p>
          </table:table-cell>
          <table:table-cell office:value-type="float" office:value="768" table:style-name="ce1">
            <text:p>768</text:p>
          </table:table-cell>
          <table:table-cell table:number-columns-repeated="17" table:style-name="ce1"/>
          <table:table-cell office:value-type="string" table:style-name="ce1">
            <text:p>tet(O)_2_M20925</text:p>
          </table:table-cell>
          <table:table-cell office:value-type="float" office:value="338" table:style-name="ce1">
            <text:p>338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1187_IS982_unknown</text:p>
          </table:table-cell>
          <table:table-cell office:value-type="float" office:value="0" table:formula="of:=INDEX([.$A$2:.$B$37];MATCH([.$AX39];[.$A$2:.$A$37];0);2)" table:style-name="ce1">
            <text:p>#N/A</text:p>
          </table:table-cell>
          <table:table-cell office:value-type="float" office:value="325" table:formula="of:=INDEX([.$E$2:.$F$42];MATCH([.$AX39];[.$E$2:.$E$42];0);2)" table:style-name="ce1">
            <text:p>325</text:p>
          </table:table-cell>
          <table:table-cell office:value-type="float" office:value="0" table:formula="of:=INDEX([.$I$2:.$J$37];MATCH([.$AX39];[.$I$2:.$I$37];0);2)" table:style-name="ce1">
            <text:p>#N/A</text:p>
          </table:table-cell>
          <table:table-cell office:value-type="float" office:value="0" table:formula="of:=INDEX([.$M$2:.$N$31];MATCH([.$AX39];[.$M$2:.$M$31];0);2)" table:style-name="ce1">
            <text:p>#N/A</text:p>
          </table:table-cell>
          <table:table-cell office:value-type="float" office:value="1049" table:formula="of:=INDEX([.$Q$2:.$R$122];MATCH([.$AX39];[.$Q$2:.$Q$122];0);2)" table:style-name="ce1">
            <text:p>1049</text:p>
          </table:table-cell>
          <table:table-cell office:value-type="float" office:value="0" table:formula="of:=INDEX([.$U$2:.$V$24];MATCH([.$AX39];[.$U$2:.$U$24];0);2)" table:style-name="ce1">
            <text:p>#N/A</text:p>
          </table:table-cell>
          <table:table-cell office:value-type="float" office:value="17" table:formula="of:=INDEX([.$Y$2:.$Z$51];MATCH([.$AX39];[.$Y$2:.$Y$51];0);2)" table:style-name="ce1">
            <text:p>17</text:p>
          </table:table-cell>
          <table:table-cell office:value-type="float" office:value="0" table:formula="of:=INDEX([.$AC$2:.$AD$157];MATCH([.$AX39];[.$AC$2:.$AC$157];0);2)" table:style-name="ce1">
            <text:p>#N/A</text:p>
          </table:table-cell>
          <table:table-cell office:value-type="float" office:value="0" table:formula="of:=INDEX([.$AG$2:.$AH$35];MATCH([.$AX39];[.$AG$2:.$AG$35];0);2)" table:style-name="ce1">
            <text:p>#N/A</text:p>
          </table:table-cell>
          <table:table-cell office:value-type="float" office:value="0" table:formula="of:=INDEX([.$AK$2:.$AL$38];MATCH([.$AX39];[.$AK$2:.$AK$38];0);2)" table:style-name="ce1">
            <text:p>#N/A</text:p>
          </table:table-cell>
          <table:table-cell office:value-type="float" office:value="0" table:formula="of:=INDEX([.$AO$2:.$AP$33];MATCH([.$AX39];[.$AO$2:.$AO$33];0);2)" table:style-name="ce1">
            <text:p>#N/A</text:p>
          </table:table-cell>
          <table:table-cell office:value-type="float" office:value="0" table:formula="of:=INDEX([.$AS$2:.$AT$51];MATCH([.$AX39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F)_3_M17808</text:p>
          </table:table-cell>
          <table:table-cell office:value-type="float" office:value="318" table:style-name="ce1">
            <text:p>318</text:p>
          </table:table-cell>
          <table:table-cell office:value-type="float" office:value="386" table:style-name="ce1">
            <text:p>386</text:p>
          </table:table-cell>
          <table:table-cell office:value-type="float" office:value="1306" table:style-name="ce1">
            <text:p>1306</text:p>
          </table:table-cell>
          <table:table-cell office:value-type="float" office:value="513" table:style-name="ce1">
            <text:p>513</text:p>
          </table:table-cell>
          <table:table-cell office:value-type="float" office:value="0" table:style-name="ce1">
            <text:p>0</text:p>
          </table:table-cell>
          <table:table-cell office:value-type="float" office:value="530" table:style-name="ce1">
            <text:p>530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414" table:style-name="ce1">
            <text:p>414</text:p>
          </table:table-cell>
          <table:table-cell office:value-type="float" office:value="333" table:style-name="ce1">
            <text:p>333</text:p>
          </table:table-cell>
          <table:table-cell office:value-type="float" office:value="1723" table:style-name="ce1">
            <text:p>1723</text:p>
          </table:table-cell>
          <table:table-cell office:value-type="float" office:value="1223" table:style-name="ce1">
            <text:p>1223</text:p>
          </table:table-cell>
          <table:table-cell office:value-type="float" office:value="6877" table:formula="of:=SUM([.BN39:.BY39])" table:style-name="ce1">
            <text:p>6877</text:p>
          </table:table-cell>
          <table:table-cell table:style-name="ce1"/>
          <table:table-cell office:value-type="string" table:style-name="ce1">
            <text:p>ISBad1_IS2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2">
          <table:table-cell table:number-columns-repeated="4" table:style-name="ce1"/>
          <table:table-cell office:value-type="string" table:style-name="ce1">
            <text:p>tet(32)_2_EF626943</text:p>
          </table:table-cell>
          <table:table-cell office:value-type="float" office:value="172" table:style-name="ce1">
            <text:p>172</text:p>
          </table:table-cell>
          <table:table-cell office:value-type="float" office:value="1920" table:style-name="ce1">
            <text:p>1920</text:p>
          </table:table-cell>
          <table:table-cell table:number-columns-repeated="9" table:style-name="ce1"/>
          <table:table-cell office:value-type="string" table:style-name="ce1">
            <text:p>erm(B)_22_X52632</text:p>
          </table:table-cell>
          <table:table-cell office:value-type="float" office:value="84" table:style-name="ce1">
            <text:p>84</text:p>
          </table:table-cell>
          <table:table-cell office:value-type="float" office:value="735" table:style-name="ce1">
            <text:p>735</text:p>
          </table:table-cell>
          <table:table-cell table:number-columns-repeated="5" table:style-name="ce1"/>
          <table:table-cell office:value-type="string" table:style-name="ce1">
            <text:p>ISBlo4_IS30_unknown</text:p>
          </table:table-cell>
          <table:table-cell office:value-type="float" office:value="84" table:style-name="ce1">
            <text:p>84</text:p>
          </table:table-cell>
          <table:table-cell office:value-type="float" office:value="1399" table:style-name="ce1">
            <text:p>1399</text:p>
          </table:table-cell>
          <table:table-cell table:number-columns-repeated="17" table:style-name="ce1"/>
          <table:table-cell office:value-type="string" table:style-name="ce1">
            <text:p>erm(F)_1_M14730</text:p>
          </table:table-cell>
          <table:table-cell office:value-type="float" office:value="940" table:style-name="ce1">
            <text:p>940</text:p>
          </table:table-cell>
          <table:table-cell office:value-type="float" office:value="801" table:style-name="ce1">
            <text:p>801</text:p>
          </table:table-cell>
          <table:table-cell table:number-columns-repeated="2" table:style-name="ce1"/>
          <table:table-cell office:value-type="string" table:style-name="ce1">
            <text:p>tet(O/W/O)-1_1_AY196921</text:p>
          </table:table-cell>
          <table:table-cell office:value-type="float" office:value="0" table:formula="of:=INDEX([.$A$2:.$B$37];MATCH([.$AX40];[.$A$2:.$A$37];0);2)" table:style-name="ce1">
            <text:p>#N/A</text:p>
          </table:table-cell>
          <table:table-cell office:value-type="float" office:value="732" table:formula="of:=INDEX([.$E$2:.$F$42];MATCH([.$AX40];[.$E$2:.$E$42];0);2)" table:style-name="ce1">
            <text:p>732</text:p>
          </table:table-cell>
          <table:table-cell office:value-type="float" office:value="0" table:formula="of:=INDEX([.$I$2:.$J$37];MATCH([.$AX40];[.$I$2:.$I$37];0);2)" table:style-name="ce1">
            <text:p>#N/A</text:p>
          </table:table-cell>
          <table:table-cell office:value-type="float" office:value="0" table:formula="of:=INDEX([.$M$2:.$N$31];MATCH([.$AX40];[.$M$2:.$M$31];0);2)" table:style-name="ce1">
            <text:p>#N/A</text:p>
          </table:table-cell>
          <table:table-cell office:value-type="float" office:value="0" table:formula="of:=INDEX([.$Q$2:.$R$122];MATCH([.$AX40];[.$Q$2:.$Q$122];0);2)" table:style-name="ce1">
            <text:p>#N/A</text:p>
          </table:table-cell>
          <table:table-cell office:value-type="float" office:value="0" table:formula="of:=INDEX([.$U$2:.$V$24];MATCH([.$AX40];[.$U$2:.$U$24];0);2)" table:style-name="ce1">
            <text:p>#N/A</text:p>
          </table:table-cell>
          <table:table-cell office:value-type="float" office:value="0" table:formula="of:=INDEX([.$Y$2:.$Z$51];MATCH([.$AX40];[.$Y$2:.$Y$51];0);2)" table:style-name="ce1">
            <text:p>#N/A</text:p>
          </table:table-cell>
          <table:table-cell office:value-type="float" office:value="0" table:formula="of:=INDEX([.$AC$2:.$AD$157];MATCH([.$AX40];[.$AC$2:.$AC$157];0);2)" table:style-name="ce1">
            <text:p>#N/A</text:p>
          </table:table-cell>
          <table:table-cell office:value-type="float" office:value="0" table:formula="of:=INDEX([.$AG$2:.$AH$35];MATCH([.$AX40];[.$AG$2:.$AG$35];0);2)" table:style-name="ce1">
            <text:p>#N/A</text:p>
          </table:table-cell>
          <table:table-cell office:value-type="float" office:value="0" table:formula="of:=INDEX([.$AK$2:.$AL$38];MATCH([.$AX40];[.$AK$2:.$AK$38];0);2)" table:style-name="ce1">
            <text:p>#N/A</text:p>
          </table:table-cell>
          <table:table-cell office:value-type="float" office:value="0" table:formula="of:=INDEX([.$AO$2:.$AP$33];MATCH([.$AX40];[.$AO$2:.$AO$33];0);2)" table:style-name="ce1">
            <text:p>#N/A</text:p>
          </table:table-cell>
          <table:table-cell office:value-type="float" office:value="0" table:formula="of:=INDEX([.$AS$2:.$AT$51];MATCH([.$AX40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mdf(A)_1_Y08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SUM([.BN40:.BY40])" table:style-name="ce1">
            <text:p>55</text:p>
          </table:table-cell>
          <table:table-cell table:style-name="ce1"/>
          <table:table-cell office:value-type="string" table:style-name="ce1">
            <text:p>ISBbi1_IS1595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4" table:style-name="ce1"/>
          <table:table-cell office:value-type="string" table:style-name="ce1">
            <text:p>ISBlo2_IS21_unknown</text:p>
          </table:table-cell>
          <table:table-cell office:value-type="float" office:value="998" table:style-name="ce1">
            <text:p>998</text:p>
          </table:table-cell>
          <table:table-cell office:value-type="float" office:value="2455" table:style-name="ce1">
            <text:p>2455</text:p>
          </table:table-cell>
          <table:table-cell table:number-columns-repeated="9" table:style-name="ce1"/>
          <table:table-cell office:value-type="string" table:style-name="ce1">
            <text:p>ISBf6_IS5_IS1031</text:p>
          </table:table-cell>
          <table:table-cell office:value-type="float" office:value="263" table:style-name="ce1">
            <text:p>263</text:p>
          </table:table-cell>
          <table:table-cell office:value-type="float" office:value="950" table:style-name="ce1">
            <text:p>950</text:p>
          </table:table-cell>
          <table:table-cell table:number-columns-repeated="5" table:style-name="ce1"/>
          <table:table-cell office:value-type="string" table:style-name="ce1">
            <text:p>mdf(A)_1_Y08743</text:p>
          </table:table-cell>
          <table:table-cell office:value-type="float" office:value="55" table:style-name="ce1">
            <text:p>55</text:p>
          </table:table-cell>
          <table:table-cell office:value-type="float" office:value="1233" table:style-name="ce1">
            <text:p>1233</text:p>
          </table:table-cell>
          <table:table-cell table:number-columns-repeated="17" table:style-name="ce1"/>
          <table:table-cell office:value-type="string" table:style-name="ce1">
            <text:p>sul2_9_FJ197818</text:p>
          </table:table-cell>
          <table:table-cell office:value-type="float" office:value="58" table:style-name="ce1">
            <text:p>58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string" table:style-name="ce1">
            <text:p>ISBf6_IS5_IS1031</text:p>
          </table:table-cell>
          <table:table-cell office:value-type="float" office:value="0" table:formula="of:=INDEX([.$A$2:.$B$37];MATCH([.$AX41];[.$A$2:.$A$37];0);2)" table:style-name="ce1">
            <text:p>#N/A</text:p>
          </table:table-cell>
          <table:table-cell office:value-type="float" office:value="120" table:formula="of:=INDEX([.$E$2:.$F$42];MATCH([.$AX41];[.$E$2:.$E$42];0);2)" table:style-name="ce1">
            <text:p>120</text:p>
          </table:table-cell>
          <table:table-cell office:value-type="float" office:value="0" table:formula="of:=INDEX([.$I$2:.$J$37];MATCH([.$AX41];[.$I$2:.$I$37];0);2)" table:style-name="ce1">
            <text:p>#N/A</text:p>
          </table:table-cell>
          <table:table-cell office:value-type="float" office:value="0" table:formula="of:=INDEX([.$M$2:.$N$31];MATCH([.$AX41];[.$M$2:.$M$31];0);2)" table:style-name="ce1">
            <text:p>#N/A</text:p>
          </table:table-cell>
          <table:table-cell office:value-type="float" office:value="263" table:formula="of:=INDEX([.$Q$2:.$R$122];MATCH([.$AX41];[.$Q$2:.$Q$122];0);2)" table:style-name="ce1">
            <text:p>263</text:p>
          </table:table-cell>
          <table:table-cell office:value-type="float" office:value="0" table:formula="of:=INDEX([.$U$2:.$V$24];MATCH([.$AX41];[.$U$2:.$U$24];0);2)" table:style-name="ce1">
            <text:p>#N/A</text:p>
          </table:table-cell>
          <table:table-cell office:value-type="float" office:value="0" table:formula="of:=INDEX([.$Y$2:.$Z$51];MATCH([.$AX41];[.$Y$2:.$Y$51];0);2)" table:style-name="ce1">
            <text:p>#N/A</text:p>
          </table:table-cell>
          <table:table-cell office:value-type="float" office:value="0" table:formula="of:=INDEX([.$AC$2:.$AD$157];MATCH([.$AX41];[.$AC$2:.$AC$157];0);2)" table:style-name="ce1">
            <text:p>#N/A</text:p>
          </table:table-cell>
          <table:table-cell office:value-type="float" office:value="0" table:formula="of:=INDEX([.$AG$2:.$AH$35];MATCH([.$AX41];[.$AG$2:.$AG$35];0);2)" table:style-name="ce1">
            <text:p>#N/A</text:p>
          </table:table-cell>
          <table:table-cell office:value-type="float" office:value="0" table:formula="of:=INDEX([.$AK$2:.$AL$38];MATCH([.$AX41];[.$AK$2:.$AK$38];0);2)" table:style-name="ce1">
            <text:p>#N/A</text:p>
          </table:table-cell>
          <table:table-cell office:value-type="float" office:value="0" table:formula="of:=INDEX([.$AO$2:.$AP$33];MATCH([.$AX41];[.$AO$2:.$AO$33];0);2)" table:style-name="ce1">
            <text:p>#N/A</text:p>
          </table:table-cell>
          <table:table-cell office:value-type="float" office:value="0" table:formula="of:=INDEX([.$AS$2:.$AT$51];MATCH([.$AX41];[.$AS$2:.$AS$51];0);2)" table:style-name="ce1">
            <text:p>#N/A</text:p>
          </table:table-cell>
          <table:table-cell table:style-name="ce1"/>
          <table:table-cell office:value-type="string" table:style-name="ce1">
            <text:p>Macrolide</text:p>
          </table:table-cell>
          <table:table-cell table:style-name="ce1"/>
          <table:table-cell office:value-type="float" office:value="549" table:formula="of:=SUM([.BN29:.BN40])" table:style-name="ce1">
            <text:p>549</text:p>
          </table:table-cell>
          <table:table-cell office:value-type="float" office:value="645" table:formula="of:=SUM([.BO29:.BO40])" table:style-name="ce1">
            <text:p>645</text:p>
          </table:table-cell>
          <table:table-cell office:value-type="float" office:value="2474" table:formula="of:=SUM([.BP29:.BP40])" table:style-name="ce1">
            <text:p>2474</text:p>
          </table:table-cell>
          <table:table-cell office:value-type="float" office:value="902" table:formula="of:=SUM([.BQ29:.BQ40])" table:style-name="ce1">
            <text:p>902</text:p>
          </table:table-cell>
          <table:table-cell office:value-type="float" office:value="422" table:formula="of:=SUM([.BR29:.BR40])" table:style-name="ce1">
            <text:p>422</text:p>
          </table:table-cell>
          <table:table-cell office:value-type="float" office:value="947" table:formula="of:=SUM([.BS29:.BS40])" table:style-name="ce1">
            <text:p>947</text:p>
          </table:table-cell>
          <table:table-cell office:value-type="float" office:value="98" table:formula="of:=SUM([.BT29:.BT40])" table:style-name="ce1">
            <text:p>98</text:p>
          </table:table-cell>
          <table:table-cell office:value-type="float" office:value="236" table:formula="of:=SUM([.BU29:.BU40])" table:style-name="ce1">
            <text:p>236</text:p>
          </table:table-cell>
          <table:table-cell office:value-type="float" office:value="719" table:formula="of:=SUM([.BV29:.BV40])" table:style-name="ce1">
            <text:p>719</text:p>
          </table:table-cell>
          <table:table-cell office:value-type="float" office:value="603" table:formula="of:=SUM([.BW29:.BW40])" table:style-name="ce1">
            <text:p>603</text:p>
          </table:table-cell>
          <table:table-cell office:value-type="float" office:value="3047" table:formula="of:=SUM([.BX29:.BX40])" table:style-name="ce1">
            <text:p>3047</text:p>
          </table:table-cell>
          <table:table-cell office:value-type="float" office:value="2163" table:formula="of:=SUM([.BY29:.BY40])" table:style-name="ce1">
            <text:p>2163</text:p>
          </table:table-cell>
          <table:table-cell office:value-type="float" office:value="12805" table:formula="of:=SUM([.BN41:.BY41])" table:style-name="ce1">
            <text:p>12805</text:p>
          </table:table-cell>
          <table:table-cell table:style-name="ce1"/>
          <table:table-cell office:value-type="string" table:style-name="ce1">
            <text:p>ISBf3_IS11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0" table:style-name="ce1">
            <text:p>2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4" table:style-name="ce1"/>
          <table:table-cell office:value-type="string" table:style-name="ce1">
            <text:p>tet(Q)_1_L33696</text:p>
          </table:table-cell>
          <table:table-cell office:value-type="float" office:value="3961" table:style-name="ce1">
            <text:p>3961</text:p>
          </table:table-cell>
          <table:table-cell office:value-type="float" office:value="1926" table:style-name="ce1">
            <text:p>1926</text:p>
          </table:table-cell>
          <table:table-cell table:number-columns-repeated="9" table:style-name="ce1"/>
          <table:table-cell office:value-type="string" table:style-name="ce1">
            <text:p>sul2_17_U57647</text:p>
          </table:table-cell>
          <table:table-cell office:value-type="float" office:value="153" table:style-name="ce1">
            <text:p>153</text:p>
          </table:table-cell>
          <table:table-cell office:value-type="float" office:value="816" table:style-name="ce1">
            <text:p>816</text:p>
          </table:table-cell>
          <table:table-cell table:number-columns-repeated="5" table:style-name="ce1"/>
          <table:table-cell office:value-type="string" table:style-name="ce1">
            <text:p>erm(F)_1_M14730</text:p>
          </table:table-cell>
          <table:table-cell office:value-type="float" office:value="43" table:style-name="ce1">
            <text:p>43</text:p>
          </table:table-cell>
          <table:table-cell office:value-type="float" office:value="801" table:style-name="ce1">
            <text:p>801</text:p>
          </table:table-cell>
          <table:table-cell table:number-columns-repeated="17" table:style-name="ce1"/>
          <table:table-cell office:value-type="string" table:style-name="ce1">
            <text:p>tet(O/W)_1_AM889118</text:p>
          </table:table-cell>
          <table:table-cell office:value-type="float" office:value="349" table:style-name="ce1">
            <text:p>349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cfxA2_1_AF504914</text:p>
          </table:table-cell>
          <table:table-cell office:value-type="float" office:value="0" table:formula="of:=INDEX([.$A$2:.$B$37];MATCH([.$AX42];[.$A$2:.$A$37];0);2)" table:style-name="ce1">
            <text:p>#N/A</text:p>
          </table:table-cell>
          <table:table-cell office:value-type="float" office:value="209" table:formula="of:=INDEX([.$E$2:.$F$42];MATCH([.$AX42];[.$E$2:.$E$42];0);2)" table:style-name="ce1">
            <text:p>209</text:p>
          </table:table-cell>
          <table:table-cell office:value-type="float" office:value="0" table:formula="of:=INDEX([.$I$2:.$J$37];MATCH([.$AX42];[.$I$2:.$I$37];0);2)" table:style-name="ce1">
            <text:p>#N/A</text:p>
          </table:table-cell>
          <table:table-cell office:value-type="float" office:value="37" table:formula="of:=INDEX([.$M$2:.$N$31];MATCH([.$AX42];[.$M$2:.$M$31];0);2)" table:style-name="ce1">
            <text:p>37</text:p>
          </table:table-cell>
          <table:table-cell office:value-type="float" office:value="249" table:formula="of:=INDEX([.$Q$2:.$R$122];MATCH([.$AX42];[.$Q$2:.$Q$122];0);2)" table:style-name="ce1">
            <text:p>249</text:p>
          </table:table-cell>
          <table:table-cell office:value-type="float" office:value="0" table:formula="of:=INDEX([.$U$2:.$V$24];MATCH([.$AX42];[.$U$2:.$U$24];0);2)" table:style-name="ce1">
            <text:p>#N/A</text:p>
          </table:table-cell>
          <table:table-cell office:value-type="float" office:value="0" table:formula="of:=INDEX([.$Y$2:.$Z$51];MATCH([.$AX42];[.$Y$2:.$Y$51];0);2)" table:style-name="ce1">
            <text:p>#N/A</text:p>
          </table:table-cell>
          <table:table-cell office:value-type="float" office:value="0" table:formula="of:=INDEX([.$AC$2:.$AD$157];MATCH([.$AX42];[.$AC$2:.$AC$157];0);2)" table:style-name="ce1">
            <text:p>#N/A</text:p>
          </table:table-cell>
          <table:table-cell office:value-type="float" office:value="64" table:formula="of:=INDEX([.$AG$2:.$AH$35];MATCH([.$AX42];[.$AG$2:.$AG$35];0);2)" table:style-name="ce1">
            <text:p>64</text:p>
          </table:table-cell>
          <table:table-cell office:value-type="float" office:value="0" table:formula="of:=INDEX([.$AK$2:.$AL$38];MATCH([.$AX42];[.$AK$2:.$AK$38];0);2)" table:style-name="ce1">
            <text:p>#N/A</text:p>
          </table:table-cell>
          <table:table-cell office:value-type="float" office:value="0" table:formula="of:=INDEX([.$AO$2:.$AP$33];MATCH([.$AX42];[.$AO$2:.$AO$33];0);2)" table:style-name="ce1">
            <text:p>#N/A</text:p>
          </table:table-cell>
          <table:table-cell office:value-type="float" office:value="0" table:formula="of:=INDEX([.$AS$2:.$AT$51];MATCH([.$AX42];[.$AS$2:.$AS$51];0);2)" table:style-name="ce1">
            <text:p>#N/A</text:p>
          </table:table-cell>
          <table:table-cell table:style-name="ce1"/>
          <table:table-cell office:value-type="string" table:style-name="ce5">
            <text:p>Nitroimidazole</text:p>
          </table:table-cell>
          <table:table-cell office:value-type="string" table:style-name="ce6">
            <text:p>nimE_1_AM04259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" table:formula="of:=SUM([.BN42:.BY42])" table:style-name="ce1">
            <text:p>110</text:p>
          </table:table-cell>
          <table:table-cell table:style-name="ce1"/>
          <table:table-cell office:value-type="string" table:style-name="ce1">
            <text:p>ISBf6_IS5_IS1031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3" table:style-name="ce1">
            <text:p>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 table:style-name="ce1"/>
          <table:table-cell office:value-type="string" table:style-name="ce1">
            <text:p>ISKpn26_IS5_IS5</text:p>
          </table:table-cell>
          <table:table-cell office:value-type="float" office:value="113" table:style-name="ce1">
            <text:p>113</text:p>
          </table:table-cell>
          <table:table-cell office:value-type="float" office:value="1196" table:style-name="ce1">
            <text:p>1196</text:p>
          </table:table-cell>
          <table:table-cell table:number-columns-repeated="5" table:style-name="ce1"/>
          <table:table-cell office:value-type="string" table:style-name="ce1">
            <text:p>IS621_IS110_unknown</text:p>
          </table:table-cell>
          <table:table-cell office:value-type="float" office:value="776" table:style-name="ce1">
            <text:p>776</text:p>
          </table:table-cell>
          <table:table-cell office:value-type="float" office:value="1425" table:style-name="ce1">
            <text:p>1425</text:p>
          </table:table-cell>
          <table:table-cell table:number-columns-repeated="17" table:style-name="ce1"/>
          <table:table-cell office:value-type="string" table:style-name="ce1">
            <text:p>tet(O/W)_4_AM889121</text:p>
          </table:table-cell>
          <table:table-cell office:value-type="float" office:value="345" table:style-name="ce1">
            <text:p>345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ISClsp3_IS1182_unknown</text:p>
          </table:table-cell>
          <table:table-cell office:value-type="float" office:value="0" table:formula="of:=INDEX([.$A$2:.$B$37];MATCH([.$AX43];[.$A$2:.$A$37];0);2)" table:style-name="ce1">
            <text:p>#N/A</text:p>
          </table:table-cell>
          <table:table-cell office:value-type="float" office:value="394" table:formula="of:=INDEX([.$E$2:.$F$42];MATCH([.$AX43];[.$E$2:.$E$42];0);2)" table:style-name="ce1">
            <text:p>394</text:p>
          </table:table-cell>
          <table:table-cell office:value-type="float" office:value="0" table:formula="of:=INDEX([.$I$2:.$J$37];MATCH([.$AX43];[.$I$2:.$I$37];0);2)" table:style-name="ce1">
            <text:p>#N/A</text:p>
          </table:table-cell>
          <table:table-cell office:value-type="float" office:value="0" table:formula="of:=INDEX([.$M$2:.$N$31];MATCH([.$AX43];[.$M$2:.$M$31];0);2)" table:style-name="ce1">
            <text:p>#N/A</text:p>
          </table:table-cell>
          <table:table-cell office:value-type="float" office:value="0" table:formula="of:=INDEX([.$Q$2:.$R$122];MATCH([.$AX43];[.$Q$2:.$Q$122];0);2)" table:style-name="ce1">
            <text:p>#N/A</text:p>
          </table:table-cell>
          <table:table-cell office:value-type="float" office:value="0" table:formula="of:=INDEX([.$U$2:.$V$24];MATCH([.$AX43];[.$U$2:.$U$24];0);2)" table:style-name="ce1">
            <text:p>#N/A</text:p>
          </table:table-cell>
          <table:table-cell office:value-type="float" office:value="0" table:formula="of:=INDEX([.$Y$2:.$Z$51];MATCH([.$AX43];[.$Y$2:.$Y$51];0);2)" table:style-name="ce1">
            <text:p>#N/A</text:p>
          </table:table-cell>
          <table:table-cell office:value-type="float" office:value="0" table:formula="of:=INDEX([.$AC$2:.$AD$157];MATCH([.$AX43];[.$AC$2:.$AC$157];0);2)" table:style-name="ce1">
            <text:p>#N/A</text:p>
          </table:table-cell>
          <table:table-cell office:value-type="float" office:value="0" table:formula="of:=INDEX([.$AG$2:.$AH$35];MATCH([.$AX43];[.$AG$2:.$AG$35];0);2)" table:style-name="ce1">
            <text:p>#N/A</text:p>
          </table:table-cell>
          <table:table-cell office:value-type="float" office:value="0" table:formula="of:=INDEX([.$AK$2:.$AL$38];MATCH([.$AX43];[.$AK$2:.$AK$38];0);2)" table:style-name="ce1">
            <text:p>#N/A</text:p>
          </table:table-cell>
          <table:table-cell office:value-type="float" office:value="122" table:formula="of:=INDEX([.$AO$2:.$AP$33];MATCH([.$AX43];[.$AO$2:.$AO$33];0);2)" table:style-name="ce1">
            <text:p>122</text:p>
          </table:table-cell>
          <table:table-cell office:value-type="float" office:value="0" table:formula="of:=INDEX([.$AS$2:.$AT$51];MATCH([.$AX43];[.$AS$2:.$AS$51];0);2)" table:style-name="ce1">
            <text:p>#N/A</text:p>
          </table:table-cell>
          <table:table-cell table:number-columns-repeated="15" table:style-name="ce1"/>
          <table:table-cell office:value-type="float" office:value="0" table:formula="of:=SUM([.BN43:.BY43])" table:style-name="ce1">
            <text:p>0</text:p>
          </table:table-cell>
          <table:table-cell table:style-name="ce1"/>
          <table:table-cell office:value-type="string" table:style-name="ce1">
            <text:p>ISBlo11_IS3_IS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7">
          <table:table-cell table:number-columns-repeated="16" table:style-name="ce1"/>
          <table:table-cell office:value-type="string" table:style-name="ce1">
            <text:p>ISSen4_IS3_IS407</text:p>
          </table:table-cell>
          <table:table-cell office:value-type="float" office:value="90" table:style-name="ce1">
            <text:p>90</text:p>
          </table:table-cell>
          <table:table-cell office:value-type="float" office:value="1221" table:style-name="ce1">
            <text:p>1221</text:p>
          </table:table-cell>
          <table:table-cell table:number-columns-repeated="5" table:style-name="ce1"/>
          <table:table-cell office:value-type="string" table:style-name="ce1">
            <text:p>tet(W)_5_AJ427422</text:p>
          </table:table-cell>
          <table:table-cell office:value-type="float" office:value="3405" table:style-name="ce1">
            <text:p>3405</text:p>
          </table:table-cell>
          <table:table-cell office:value-type="float" office:value="1920" table:style-name="ce1">
            <text:p>1920</text:p>
          </table:table-cell>
          <table:table-cell table:number-columns-repeated="17" table:style-name="ce1"/>
          <table:table-cell office:value-type="string" table:style-name="ce1">
            <text:p>aph(3'')-Ib_5_AF321551</text:p>
          </table:table-cell>
          <table:table-cell office:value-type="float" office:value="91" table:style-name="ce1">
            <text:p>91</text:p>
          </table:table-cell>
          <table:table-cell office:value-type="float" office:value="804" table:style-name="ce1">
            <text:p>804</text:p>
          </table:table-cell>
          <table:table-cell table:number-columns-repeated="2" table:style-name="ce1"/>
          <table:table-cell office:value-type="string" table:style-name="ce1">
            <text:p>IS4_IS4_IS4</text:p>
          </table:table-cell>
          <table:table-cell office:value-type="float" office:value="0" table:formula="of:=INDEX([.$A$2:.$B$37];MATCH([.$AX44];[.$A$2:.$A$37];0);2)" table:style-name="ce1">
            <text:p>#N/A</text:p>
          </table:table-cell>
          <table:table-cell office:value-type="float" office:value="45" table:formula="of:=INDEX([.$E$2:.$F$42];MATCH([.$AX44];[.$E$2:.$E$42];0);2)" table:style-name="ce1">
            <text:p>45</text:p>
          </table:table-cell>
          <table:table-cell office:value-type="float" office:value="0" table:formula="of:=INDEX([.$I$2:.$J$37];MATCH([.$AX44];[.$I$2:.$I$37];0);2)" table:style-name="ce1">
            <text:p>#N/A</text:p>
          </table:table-cell>
          <table:table-cell office:value-type="float" office:value="0" table:formula="of:=INDEX([.$M$2:.$N$31];MATCH([.$AX44];[.$M$2:.$M$31];0);2)" table:style-name="ce1">
            <text:p>#N/A</text:p>
          </table:table-cell>
          <table:table-cell office:value-type="float" office:value="0" table:formula="of:=INDEX([.$Q$2:.$R$122];MATCH([.$AX44];[.$Q$2:.$Q$122];0);2)" table:style-name="ce1">
            <text:p>#N/A</text:p>
          </table:table-cell>
          <table:table-cell office:value-type="float" office:value="0" table:formula="of:=INDEX([.$U$2:.$V$24];MATCH([.$AX44];[.$U$2:.$U$24];0);2)" table:style-name="ce1">
            <text:p>#N/A</text:p>
          </table:table-cell>
          <table:table-cell office:value-type="float" office:value="0" table:formula="of:=INDEX([.$Y$2:.$Z$51];MATCH([.$AX44];[.$Y$2:.$Y$51];0);2)" table:style-name="ce1">
            <text:p>#N/A</text:p>
          </table:table-cell>
          <table:table-cell office:value-type="float" office:value="0" table:formula="of:=INDEX([.$AC$2:.$AD$157];MATCH([.$AX44];[.$AC$2:.$AC$157];0);2)" table:style-name="ce1">
            <text:p>#N/A</text:p>
          </table:table-cell>
          <table:table-cell office:value-type="float" office:value="0" table:formula="of:=INDEX([.$AG$2:.$AH$35];MATCH([.$AX44];[.$AG$2:.$AG$35];0);2)" table:style-name="ce1">
            <text:p>#N/A</text:p>
          </table:table-cell>
          <table:table-cell office:value-type="float" office:value="0" table:formula="of:=INDEX([.$AK$2:.$AL$38];MATCH([.$AX44];[.$AK$2:.$AK$38];0);2)" table:style-name="ce1">
            <text:p>#N/A</text:p>
          </table:table-cell>
          <table:table-cell office:value-type="float" office:value="0" table:formula="of:=INDEX([.$AO$2:.$AP$33];MATCH([.$AX44];[.$AO$2:.$AO$33];0);2)" table:style-name="ce1">
            <text:p>#N/A</text:p>
          </table:table-cell>
          <table:table-cell office:value-type="float" office:value="0" table:formula="of:=INDEX([.$AS$2:.$AT$51];MATCH([.$AX44];[.$AS$2:.$AS$51];0);2)" table:style-name="ce1">
            <text:p>#N/A</text:p>
          </table:table-cell>
          <table:table-cell table:style-name="ce1"/>
          <table:table-cell office:value-type="string" table:number-columns-spanned="1" table:number-rows-spanned="17" table:style-name="ce7">
            <text:p>Sulfonamide</text:p>
          </table:table-cell>
          <table:table-cell office:value-type="string" table:style-name="ce1">
            <text:p>sul1_2_U12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SUM([.BN44:.BY44])" table:style-name="ce1">
            <text:p>9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169" table:style-name="ce1">
            <text:p>169</text:p>
          </table:table-cell>
          <table:table-cell office:value-type="float" office:value="998" table:style-name="ce1">
            <text:p>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0" table:style-name="ce1">
            <text:p>1330</text:p>
          </table:table-cell>
          <table:table-cell office:value-type="float" office:value="0" table:style-name="ce1">
            <text:p>0</text:p>
          </table:table-cell>
          <table:table-cell office:value-type="float" office:value="528" table:style-name="ce1">
            <text:p>528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660" table:style-name="ce1">
            <text:p>660</text:p>
          </table:table-cell>
          <table:table-cell office:value-type="float" office:value="527" table:style-name="ce1">
            <text:p>527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 table:style-name="ce1"/>
          <table:table-cell office:value-type="string" table:style-name="ce1">
            <text:p>aph(6)-Id_2_AF024602</text:p>
          </table:table-cell>
          <table:table-cell office:value-type="float" office:value="44" table:style-name="ce1">
            <text:p>44</text:p>
          </table:table-cell>
          <table:table-cell office:value-type="float" office:value="837" table:style-name="ce1">
            <text:p>837</text:p>
          </table:table-cell>
          <table:table-cell table:number-columns-repeated="5" table:style-name="ce1"/>
          <table:table-cell office:value-type="string" table:style-name="ce1">
            <text:p>tet(O/W)_1_AM889118</text:p>
          </table:table-cell>
          <table:table-cell office:value-type="float" office:value="1258" table:style-name="ce1">
            <text:p>1258</text:p>
          </table:table-cell>
          <table:table-cell office:value-type="float" office:value="1889" table:style-name="ce1">
            <text:p>1889</text:p>
          </table:table-cell>
          <table:table-cell table:number-columns-repeated="17" table:style-name="ce1"/>
          <table:table-cell office:value-type="string" table:style-name="ce1">
            <text:p>sul2_11_AY232670</text:p>
          </table:table-cell>
          <table:table-cell office:value-type="float" office:value="50" table:style-name="ce1">
            <text:p>50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Q)_4_Z21523</text:p>
          </table:table-cell>
          <table:table-cell office:value-type="float" office:value="0" table:formula="of:=INDEX([.$A$2:.$B$37];MATCH([.$AX45];[.$A$2:.$A$37];0);2)" table:style-name="ce1">
            <text:p>#N/A</text:p>
          </table:table-cell>
          <table:table-cell office:value-type="float" office:value="449" table:formula="of:=INDEX([.$E$2:.$F$42];MATCH([.$AX45];[.$E$2:.$E$42];0);2)" table:style-name="ce1">
            <text:p>449</text:p>
          </table:table-cell>
          <table:table-cell office:value-type="float" office:value="314" table:formula="of:=INDEX([.$I$2:.$J$37];MATCH([.$AX45];[.$I$2:.$I$37];0);2)" table:style-name="ce1">
            <text:p>314</text:p>
          </table:table-cell>
          <table:table-cell office:value-type="float" office:value="0" table:formula="of:=INDEX([.$M$2:.$N$31];MATCH([.$AX45];[.$M$2:.$M$31];0);2)" table:style-name="ce1">
            <text:p>#N/A</text:p>
          </table:table-cell>
          <table:table-cell office:value-type="float" office:value="0" table:formula="of:=INDEX([.$Q$2:.$R$122];MATCH([.$AX45];[.$Q$2:.$Q$122];0);2)" table:style-name="ce1">
            <text:p>#N/A</text:p>
          </table:table-cell>
          <table:table-cell office:value-type="float" office:value="0" table:formula="of:=INDEX([.$U$2:.$V$24];MATCH([.$AX45];[.$U$2:.$U$24];0);2)" table:style-name="ce1">
            <text:p>#N/A</text:p>
          </table:table-cell>
          <table:table-cell office:value-type="float" office:value="63" table:formula="of:=INDEX([.$Y$2:.$Z$51];MATCH([.$AX45];[.$Y$2:.$Y$51];0);2)" table:style-name="ce1">
            <text:p>63</text:p>
          </table:table-cell>
          <table:table-cell office:value-type="float" office:value="0" table:formula="of:=INDEX([.$AC$2:.$AD$157];MATCH([.$AX45];[.$AC$2:.$AC$157];0);2)" table:style-name="ce1">
            <text:p>#N/A</text:p>
          </table:table-cell>
          <table:table-cell office:value-type="float" office:value="677" table:formula="of:=INDEX([.$AG$2:.$AH$35];MATCH([.$AX45];[.$AG$2:.$AG$35];0);2)" table:style-name="ce1">
            <text:p>677</text:p>
          </table:table-cell>
          <table:table-cell office:value-type="float" office:value="0" table:formula="of:=INDEX([.$AK$2:.$AL$38];MATCH([.$AX45];[.$AK$2:.$AK$38];0);2)" table:style-name="ce1">
            <text:p>#N/A</text:p>
          </table:table-cell>
          <table:table-cell office:value-type="float" office:value="0" table:formula="of:=INDEX([.$AO$2:.$AP$33];MATCH([.$AX45];[.$AO$2:.$AO$33];0);2)" table:style-name="ce1">
            <text:p>#N/A</text:p>
          </table:table-cell>
          <table:table-cell office:value-type="float" office:value="359" table:formula="of:=INDEX([.$AS$2:.$AT$51];MATCH([.$AX45];[.$AS$2:.$AS$51];0);2)" table:style-name="ce1">
            <text:p>359</text:p>
          </table:table-cell>
          <table:table-cell table:style-name="ce1"/>
          <table:covered-table-cell/>
          <table:table-cell office:value-type="string" table:style-name="ce1">
            <text:p>sul1_9_AY963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SUM([.BN45:.BY45])" table:style-name="ce1">
            <text:p>9</text:p>
          </table:table-cell>
          <table:table-cell table:style-name="ce1"/>
          <table:table-cell office:value-type="string" table:style-name="ce1">
            <text:p>ISBlo3_IS3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 table:style-name="ce1"/>
          <table:table-cell office:value-type="string" table:style-name="ce1">
            <text:p>ISKpn1_IS3_IS150</text:p>
          </table:table-cell>
          <table:table-cell office:value-type="float" office:value="70" table:style-name="ce1">
            <text:p>70</text:p>
          </table:table-cell>
          <table:table-cell office:value-type="float" office:value="1445" table:style-name="ce1">
            <text:p>1445</text:p>
          </table:table-cell>
          <table:table-cell table:number-columns-repeated="5" table:style-name="ce1"/>
          <table:table-cell office:value-type="string" table:style-name="ce1">
            <text:p>tet(32)_2_EF626943</text:p>
          </table:table-cell>
          <table:table-cell office:value-type="float" office:value="80" table:style-name="ce1">
            <text:p>80</text:p>
          </table:table-cell>
          <table:table-cell office:value-type="float" office:value="1920" table:style-name="ce1">
            <text:p>1920</text:p>
          </table:table-cell>
          <table:table-cell table:number-columns-repeated="17" table:style-name="ce1"/>
          <table:table-cell office:value-type="string" table:style-name="ce1">
            <text:p>sul2_3_HQ840942</text:p>
          </table:table-cell>
          <table:table-cell office:value-type="float" office:value="30" table:style-name="ce1">
            <text:p>30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ISEc23_IS66_unknown</text:p>
          </table:table-cell>
          <table:table-cell office:value-type="float" office:value="0" table:formula="of:=INDEX([.$A$2:.$B$37];MATCH([.$AX46];[.$A$2:.$A$37];0);2)" table:style-name="ce1">
            <text:p>#N/A</text:p>
          </table:table-cell>
          <table:table-cell office:value-type="float" office:value="61" table:formula="of:=INDEX([.$E$2:.$F$42];MATCH([.$AX46];[.$E$2:.$E$42];0);2)" table:style-name="ce1">
            <text:p>61</text:p>
          </table:table-cell>
          <table:table-cell office:value-type="float" office:value="0" table:formula="of:=INDEX([.$I$2:.$J$37];MATCH([.$AX46];[.$I$2:.$I$37];0);2)" table:style-name="ce1">
            <text:p>#N/A</text:p>
          </table:table-cell>
          <table:table-cell office:value-type="float" office:value="0" table:formula="of:=INDEX([.$M$2:.$N$31];MATCH([.$AX46];[.$M$2:.$M$31];0);2)" table:style-name="ce1">
            <text:p>#N/A</text:p>
          </table:table-cell>
          <table:table-cell office:value-type="float" office:value="0" table:formula="of:=INDEX([.$Q$2:.$R$122];MATCH([.$AX46];[.$Q$2:.$Q$122];0);2)" table:style-name="ce1">
            <text:p>#N/A</text:p>
          </table:table-cell>
          <table:table-cell office:value-type="float" office:value="0" table:formula="of:=INDEX([.$U$2:.$V$24];MATCH([.$AX46];[.$U$2:.$U$24];0);2)" table:style-name="ce1">
            <text:p>#N/A</text:p>
          </table:table-cell>
          <table:table-cell office:value-type="float" office:value="0" table:formula="of:=INDEX([.$Y$2:.$Z$51];MATCH([.$AX46];[.$Y$2:.$Y$51];0);2)" table:style-name="ce1">
            <text:p>#N/A</text:p>
          </table:table-cell>
          <table:table-cell office:value-type="float" office:value="0" table:formula="of:=INDEX([.$AC$2:.$AD$157];MATCH([.$AX46];[.$AC$2:.$AC$157];0);2)" table:style-name="ce1">
            <text:p>#N/A</text:p>
          </table:table-cell>
          <table:table-cell office:value-type="float" office:value="0" table:formula="of:=INDEX([.$AG$2:.$AH$35];MATCH([.$AX46];[.$AG$2:.$AG$35];0);2)" table:style-name="ce1">
            <text:p>#N/A</text:p>
          </table:table-cell>
          <table:table-cell office:value-type="float" office:value="0" table:formula="of:=INDEX([.$AK$2:.$AL$38];MATCH([.$AX46];[.$AK$2:.$AK$38];0);2)" table:style-name="ce1">
            <text:p>#N/A</text:p>
          </table:table-cell>
          <table:table-cell office:value-type="float" office:value="0" table:formula="of:=INDEX([.$AO$2:.$AP$33];MATCH([.$AX46];[.$AO$2:.$AO$33];0);2)" table:style-name="ce1">
            <text:p>#N/A</text:p>
          </table:table-cell>
          <table:table-cell office:value-type="float" office:value="0" table:formula="of:=INDEX([.$AS$2:.$AT$51];MATCH([.$AX46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_AF5420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85" table:formula="of:=SUM([.BN46:.BY46])" table:style-name="ce1">
            <text:p>185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254" table:style-name="ce1">
            <text:p>254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 table:style-name="ce1"/>
          <table:table-cell office:value-type="string" table:style-name="ce1">
            <text:p>ISBad1_IS21_unknown</text:p>
          </table:table-cell>
          <table:table-cell office:value-type="float" office:value="533" table:style-name="ce1">
            <text:p>533</text:p>
          </table:table-cell>
          <table:table-cell office:value-type="float" office:value="2525" table:style-name="ce1">
            <text:p>2525</text:p>
          </table:table-cell>
          <table:table-cell table:number-columns-repeated="5" table:style-name="ce1"/>
          <table:table-cell office:value-type="string" table:style-name="ce1">
            <text:p>IS1249_IS256_IS1249</text:p>
          </table:table-cell>
          <table:table-cell office:value-type="float" office:value="805" table:style-name="ce1">
            <text:p>805</text:p>
          </table:table-cell>
          <table:table-cell office:value-type="float" office:value="1385" table:style-name="ce1">
            <text:p>1385</text:p>
          </table:table-cell>
          <table:table-cell table:number-columns-repeated="17" table:style-name="ce1"/>
          <table:table-cell office:value-type="string" table:style-name="ce1">
            <text:p>sul2_12_AF497970</text:p>
          </table:table-cell>
          <table:table-cell office:value-type="float" office:value="40" table:style-name="ce1">
            <text:p>40</text:p>
          </table:table-cell>
          <table:table-cell office:value-type="float" office:value="816" table:style-name="ce1">
            <text:p>816</text:p>
          </table:table-cell>
          <table:table-cell table:number-columns-repeated="2" table:style-name="ce1"/>
          <table:table-cell office:value-type="string" table:style-name="ce1">
            <text:p>tet(O/W)-1_1_AY485126</text:p>
          </table:table-cell>
          <table:table-cell office:value-type="float" office:value="0" table:formula="of:=INDEX([.$A$2:.$B$37];MATCH([.$AX47];[.$A$2:.$A$37];0);2)" table:style-name="ce1">
            <text:p>#N/A</text:p>
          </table:table-cell>
          <table:table-cell office:value-type="float" office:value="362" table:formula="of:=INDEX([.$E$2:.$F$42];MATCH([.$AX47];[.$E$2:.$E$42];0);2)" table:style-name="ce1">
            <text:p>362</text:p>
          </table:table-cell>
          <table:table-cell office:value-type="float" office:value="0" table:formula="of:=INDEX([.$I$2:.$J$37];MATCH([.$AX47];[.$I$2:.$I$37];0);2)" table:style-name="ce1">
            <text:p>#N/A</text:p>
          </table:table-cell>
          <table:table-cell office:value-type="float" office:value="0" table:formula="of:=INDEX([.$M$2:.$N$31];MATCH([.$AX47];[.$M$2:.$M$31];0);2)" table:style-name="ce1">
            <text:p>#N/A</text:p>
          </table:table-cell>
          <table:table-cell office:value-type="float" office:value="0" table:formula="of:=INDEX([.$Q$2:.$R$122];MATCH([.$AX47];[.$Q$2:.$Q$122];0);2)" table:style-name="ce1">
            <text:p>#N/A</text:p>
          </table:table-cell>
          <table:table-cell office:value-type="float" office:value="0" table:formula="of:=INDEX([.$U$2:.$V$24];MATCH([.$AX47];[.$U$2:.$U$24];0);2)" table:style-name="ce1">
            <text:p>#N/A</text:p>
          </table:table-cell>
          <table:table-cell office:value-type="float" office:value="0" table:formula="of:=INDEX([.$Y$2:.$Z$51];MATCH([.$AX47];[.$Y$2:.$Y$51];0);2)" table:style-name="ce1">
            <text:p>#N/A</text:p>
          </table:table-cell>
          <table:table-cell office:value-type="float" office:value="0" table:formula="of:=INDEX([.$AC$2:.$AD$157];MATCH([.$AX47];[.$AC$2:.$AC$157];0);2)" table:style-name="ce1">
            <text:p>#N/A</text:p>
          </table:table-cell>
          <table:table-cell office:value-type="float" office:value="0" table:formula="of:=INDEX([.$AG$2:.$AH$35];MATCH([.$AX47];[.$AG$2:.$AG$35];0);2)" table:style-name="ce1">
            <text:p>#N/A</text:p>
          </table:table-cell>
          <table:table-cell office:value-type="float" office:value="0" table:formula="of:=INDEX([.$AK$2:.$AL$38];MATCH([.$AX47];[.$AK$2:.$AK$38];0);2)" table:style-name="ce1">
            <text:p>#N/A</text:p>
          </table:table-cell>
          <table:table-cell office:value-type="float" office:value="0" table:formula="of:=INDEX([.$AO$2:.$AP$33];MATCH([.$AX47];[.$AO$2:.$AO$33];0);2)" table:style-name="ce1">
            <text:p>#N/A</text:p>
          </table:table-cell>
          <table:table-cell office:value-type="float" office:value="0" table:formula="of:=INDEX([.$AS$2:.$AT$51];MATCH([.$AX47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0_AM183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69" table:formula="of:=SUM([.BN47:.BY47])" table:style-name="ce1">
            <text:p>269</text:p>
          </table:table-cell>
          <table:table-cell table:style-name="ce1"/>
          <table:table-cell office:value-type="string" table:style-name="ce1">
            <text:p>ISBlo8_IS25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2" table:style-name="ce1">
            <text:p>30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table:number-columns-repeated="16292"/>
        </table:table-row>
        <table:table-row table:style-name="ro1">
          <table:table-cell table:number-columns-repeated="16" table:style-name="ce1"/>
          <table:table-cell office:value-type="string" table:style-name="ce1">
            <text:p>ISKpn60_IS110_unknown</text:p>
          </table:table-cell>
          <table:table-cell office:value-type="float" office:value="55" table:style-name="ce1">
            <text:p>55</text:p>
          </table:table-cell>
          <table:table-cell office:value-type="float" office:value="1374" table:style-name="ce1">
            <text:p>1374</text:p>
          </table:table-cell>
          <table:table-cell table:number-columns-repeated="5" table:style-name="ce1"/>
          <table:table-cell office:value-type="string" table:style-name="ce1">
            <text:p>tet(W)_1_DQ060146</text:p>
          </table:table-cell>
          <table:table-cell office:value-type="float" office:value="3202" table:style-name="ce1">
            <text:p>3202</text:p>
          </table:table-cell>
          <table:table-cell office:value-type="float" office:value="1920" table:style-name="ce1">
            <text:p>1920</text:p>
          </table:table-cell>
          <table:table-cell table:number-columns-repeated="17" table:style-name="ce1"/>
          <table:table-cell office:value-type="string" table:style-name="ce1">
            <text:p>tet(Q)_4_Z21523</text:p>
          </table:table-cell>
          <table:table-cell office:value-type="float" office:value="359" table:style-name="ce1">
            <text:p>359</text:p>
          </table:table-cell>
          <table:table-cell office:value-type="float" office:value="1926" table:style-name="ce1">
            <text:p>1926</text:p>
          </table:table-cell>
          <table:table-cell table:number-columns-repeated="2" table:style-name="ce1"/>
          <table:table-cell office:value-type="string" table:style-name="ce1">
            <text:p>ISBvu4_IS66_unknown</text:p>
          </table:table-cell>
          <table:table-cell office:value-type="float" office:value="0" table:formula="of:=INDEX([.$A$2:.$B$37];MATCH([.$AX48];[.$A$2:.$A$37];0);2)" table:style-name="ce1">
            <text:p>#N/A</text:p>
          </table:table-cell>
          <table:table-cell office:value-type="float" office:value="1251" table:formula="of:=INDEX([.$E$2:.$F$42];MATCH([.$AX48];[.$E$2:.$E$42];0);2)" table:style-name="ce1">
            <text:p>1251</text:p>
          </table:table-cell>
          <table:table-cell office:value-type="float" office:value="0" table:formula="of:=INDEX([.$I$2:.$J$37];MATCH([.$AX48];[.$I$2:.$I$37];0);2)" table:style-name="ce1">
            <text:p>#N/A</text:p>
          </table:table-cell>
          <table:table-cell office:value-type="float" office:value="0" table:formula="of:=INDEX([.$M$2:.$N$31];MATCH([.$AX48];[.$M$2:.$M$31];0);2)" table:style-name="ce1">
            <text:p>#N/A</text:p>
          </table:table-cell>
          <table:table-cell office:value-type="float" office:value="178" table:formula="of:=INDEX([.$Q$2:.$R$122];MATCH([.$AX48];[.$Q$2:.$Q$122];0);2)" table:style-name="ce1">
            <text:p>178</text:p>
          </table:table-cell>
          <table:table-cell office:value-type="float" office:value="0" table:formula="of:=INDEX([.$U$2:.$V$24];MATCH([.$AX48];[.$U$2:.$U$24];0);2)" table:style-name="ce1">
            <text:p>#N/A</text:p>
          </table:table-cell>
          <table:table-cell office:value-type="float" office:value="374" table:formula="of:=INDEX([.$Y$2:.$Z$51];MATCH([.$AX48];[.$Y$2:.$Y$51];0);2)" table:style-name="ce1">
            <text:p>374</text:p>
          </table:table-cell>
          <table:table-cell office:value-type="float" office:value="0" table:formula="of:=INDEX([.$AC$2:.$AD$157];MATCH([.$AX48];[.$AC$2:.$AC$157];0);2)" table:style-name="ce1">
            <text:p>#N/A</text:p>
          </table:table-cell>
          <table:table-cell office:value-type="float" office:value="0" table:formula="of:=INDEX([.$AG$2:.$AH$35];MATCH([.$AX48];[.$AG$2:.$AG$35];0);2)" table:style-name="ce1">
            <text:p>#N/A</text:p>
          </table:table-cell>
          <table:table-cell office:value-type="float" office:value="484" table:formula="of:=INDEX([.$AK$2:.$AL$38];MATCH([.$AX48];[.$AK$2:.$AK$38];0);2)" table:style-name="ce1">
            <text:p>484</text:p>
          </table:table-cell>
          <table:table-cell office:value-type="float" office:value="98" table:formula="of:=INDEX([.$AO$2:.$AP$33];MATCH([.$AX48];[.$AO$2:.$AO$33];0);2)" table:style-name="ce1">
            <text:p>98</text:p>
          </table:table-cell>
          <table:table-cell office:value-type="float" office:value="0" table:formula="of:=INDEX([.$AS$2:.$AT$51];MATCH([.$AX4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1_AY2326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05" table:formula="of:=SUM([.BN48:.BY48])" table:style-name="ce1">
            <text:p>205</text:p>
          </table:table-cell>
          <table:table-cell table:style-name="ce1"/>
          <table:table-cell office:value-type="string" table:style-name="ce1">
            <text:p>ISBvu1_IS1380_IS942</text:p>
          </table:table-cell>
          <table:table-cell office:value-type="float" office:value="35" table:style-name="ce1">
            <text:p>35</text:p>
          </table:table-cell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tet(O)_2_M20925</text:p>
          </table:table-cell>
          <table:table-cell office:value-type="float" office:value="1857" table:style-name="ce1">
            <text:p>1857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tet(O/W)_3_AM889120</text:p>
          </table:table-cell>
          <table:table-cell office:value-type="float" office:value="1146" table:style-name="ce1">
            <text:p>1146</text:p>
          </table:table-cell>
          <table:table-cell office:value-type="float" office:value="1889" table:style-name="ce1">
            <text:p>1889</text:p>
          </table:table-cell>
          <table:table-cell table:number-columns-repeated="17" table:style-name="ce1"/>
          <table:table-cell office:value-type="string" table:style-name="ce1">
            <text:p>tet(40)_2_AM419751</text:p>
          </table:table-cell>
          <table:table-cell office:value-type="float" office:value="204" table:style-name="ce1">
            <text:p>204</text:p>
          </table:table-cell>
          <table:table-cell office:value-type="float" office:value="1221" table:style-name="ce1">
            <text:p>1221</text:p>
          </table:table-cell>
          <table:table-cell table:number-columns-repeated="2" table:style-name="ce1"/>
          <table:table-cell office:value-type="string" table:style-name="ce1">
            <text:p>cfxA3_1_AF472622</text:p>
          </table:table-cell>
          <table:table-cell office:value-type="float" office:value="0" table:formula="of:=INDEX([.$A$2:.$B$37];MATCH([.$AX49];[.$A$2:.$A$37];0);2)" table:style-name="ce1">
            <text:p>#N/A</text:p>
          </table:table-cell>
          <table:table-cell office:value-type="float" office:value="292" table:formula="of:=INDEX([.$E$2:.$F$42];MATCH([.$AX49];[.$E$2:.$E$42];0);2)" table:style-name="ce1">
            <text:p>292</text:p>
          </table:table-cell>
          <table:table-cell office:value-type="float" office:value="47" table:formula="of:=INDEX([.$I$2:.$J$37];MATCH([.$AX49];[.$I$2:.$I$37];0);2)" table:style-name="ce1">
            <text:p>47</text:p>
          </table:table-cell>
          <table:table-cell office:value-type="float" office:value="93" table:formula="of:=INDEX([.$M$2:.$N$31];MATCH([.$AX49];[.$M$2:.$M$31];0);2)" table:style-name="ce1">
            <text:p>93</text:p>
          </table:table-cell>
          <table:table-cell office:value-type="float" office:value="543" table:formula="of:=INDEX([.$Q$2:.$R$122];MATCH([.$AX49];[.$Q$2:.$Q$122];0);2)" table:style-name="ce1">
            <text:p>543</text:p>
          </table:table-cell>
          <table:table-cell office:value-type="float" office:value="100" table:formula="of:=INDEX([.$U$2:.$V$24];MATCH([.$AX49];[.$U$2:.$U$24];0);2)" table:style-name="ce1">
            <text:p>100</text:p>
          </table:table-cell>
          <table:table-cell office:value-type="float" office:value="0" table:formula="of:=INDEX([.$Y$2:.$Z$51];MATCH([.$AX49];[.$Y$2:.$Y$51];0);2)" table:style-name="ce1">
            <text:p>#N/A</text:p>
          </table:table-cell>
          <table:table-cell office:value-type="float" office:value="0" table:formula="of:=INDEX([.$AC$2:.$AD$157];MATCH([.$AX49];[.$AC$2:.$AC$157];0);2)" table:style-name="ce1">
            <text:p>#N/A</text:p>
          </table:table-cell>
          <table:table-cell office:value-type="float" office:value="89" table:formula="of:=INDEX([.$AG$2:.$AH$35];MATCH([.$AX49];[.$AG$2:.$AG$35];0);2)" table:style-name="ce1">
            <text:p>89</text:p>
          </table:table-cell>
          <table:table-cell office:value-type="float" office:value="38" table:formula="of:=INDEX([.$AK$2:.$AL$38];MATCH([.$AX49];[.$AK$2:.$AK$38];0);2)" table:style-name="ce1">
            <text:p>38</text:p>
          </table:table-cell>
          <table:table-cell office:value-type="float" office:value="0" table:formula="of:=INDEX([.$AO$2:.$AP$33];MATCH([.$AX49];[.$AO$2:.$AO$33];0);2)" table:style-name="ce1">
            <text:p>#N/A</text:p>
          </table:table-cell>
          <table:table-cell office:value-type="float" office:value="0" table:formula="of:=INDEX([.$AS$2:.$AT$51];MATCH([.$AX49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2_AF497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04" table:formula="of:=SUM([.BN49:.BY49])" table:style-name="ce1">
            <text:p>204</text:p>
          </table:table-cell>
          <table:table-cell table:style-name="ce1"/>
          <table:table-cell office:value-type="string" table:style-name="ce1">
            <text:p>ISBvu4_IS66_unknown</text:p>
          </table:table-cell>
          <table:table-cell office:value-type="float" office:value="0" table:style-name="ce1">
            <text:p>0</text:p>
          </table:table-cell>
          <table:table-cell office:value-type="float" office:value="1251" table:style-name="ce1">
            <text:p>1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4" table:style-name="ce1">
            <text:p>484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tet(A)_5_AJ41917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table:number-columns-repeated="5" table:style-name="ce1"/>
          <table:table-cell office:value-type="string" table:style-name="ce1">
            <text:p>tet(W)_3_AJ427421</text:p>
          </table:table-cell>
          <table:table-cell office:value-type="float" office:value="3094" table:style-name="ce1">
            <text:p>3094</text:p>
          </table:table-cell>
          <table:table-cell office:value-type="float" office:value="1920" table:style-name="ce1">
            <text:p>1920</text:p>
          </table:table-cell>
          <table:table-cell table:number-columns-repeated="17" table:style-name="ce1"/>
          <table:table-cell office:value-type="string" table:style-name="ce1">
            <text:p>sul2_10_AM183225</text:p>
          </table:table-cell>
          <table:table-cell office:value-type="float" office:value="58" table:style-name="ce1">
            <text:p>58</text:p>
          </table:table-cell>
          <table:table-cell office:value-type="float" office:value="819" table:style-name="ce1">
            <text:p>819</text:p>
          </table:table-cell>
          <table:table-cell table:number-columns-repeated="2" table:style-name="ce1"/>
          <table:table-cell office:value-type="string" table:style-name="ce1">
            <text:p>tet(O/W/O)-2_1_AY196920</text:p>
          </table:table-cell>
          <table:table-cell office:value-type="float" office:value="0" table:formula="of:=INDEX([.$A$2:.$B$37];MATCH([.$AX50];[.$A$2:.$A$37];0);2)" table:style-name="ce1">
            <text:p>#N/A</text:p>
          </table:table-cell>
          <table:table-cell office:value-type="float" office:value="505" table:formula="of:=INDEX([.$E$2:.$F$42];MATCH([.$AX50];[.$E$2:.$E$42];0);2)" table:style-name="ce1">
            <text:p>505</text:p>
          </table:table-cell>
          <table:table-cell office:value-type="float" office:value="0" table:formula="of:=INDEX([.$I$2:.$J$37];MATCH([.$AX50];[.$I$2:.$I$37];0);2)" table:style-name="ce1">
            <text:p>#N/A</text:p>
          </table:table-cell>
          <table:table-cell office:value-type="float" office:value="0" table:formula="of:=INDEX([.$M$2:.$N$31];MATCH([.$AX50];[.$M$2:.$M$31];0);2)" table:style-name="ce1">
            <text:p>#N/A</text:p>
          </table:table-cell>
          <table:table-cell office:value-type="float" office:value="0" table:formula="of:=INDEX([.$Q$2:.$R$122];MATCH([.$AX50];[.$Q$2:.$Q$122];0);2)" table:style-name="ce1">
            <text:p>#N/A</text:p>
          </table:table-cell>
          <table:table-cell office:value-type="float" office:value="0" table:formula="of:=INDEX([.$U$2:.$V$24];MATCH([.$AX50];[.$U$2:.$U$24];0);2)" table:style-name="ce1">
            <text:p>#N/A</text:p>
          </table:table-cell>
          <table:table-cell office:value-type="float" office:value="0" table:formula="of:=INDEX([.$Y$2:.$Z$51];MATCH([.$AX50];[.$Y$2:.$Y$51];0);2)" table:style-name="ce1">
            <text:p>#N/A</text:p>
          </table:table-cell>
          <table:table-cell office:value-type="float" office:value="0" table:formula="of:=INDEX([.$AC$2:.$AD$157];MATCH([.$AX50];[.$AC$2:.$AC$157];0);2)" table:style-name="ce1">
            <text:p>#N/A</text:p>
          </table:table-cell>
          <table:table-cell office:value-type="float" office:value="0" table:formula="of:=INDEX([.$AG$2:.$AH$35];MATCH([.$AX50];[.$AG$2:.$AG$35];0);2)" table:style-name="ce1">
            <text:p>#N/A</text:p>
          </table:table-cell>
          <table:table-cell office:value-type="float" office:value="0" table:formula="of:=INDEX([.$AK$2:.$AL$38];MATCH([.$AX50];[.$AK$2:.$AK$38];0);2)" table:style-name="ce1">
            <text:p>#N/A</text:p>
          </table:table-cell>
          <table:table-cell office:value-type="float" office:value="0" table:formula="of:=INDEX([.$AO$2:.$AP$33];MATCH([.$AX50];[.$AO$2:.$AO$33];0);2)" table:style-name="ce1">
            <text:p>#N/A</text:p>
          </table:table-cell>
          <table:table-cell office:value-type="float" office:value="0" table:formula="of:=INDEX([.$AS$2:.$AT$51];MATCH([.$AX50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3_AJ289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09" table:formula="of:=SUM([.BN50:.BY50])" table:style-name="ce1">
            <text:p>209</text:p>
          </table:table-cell>
          <table:table-cell table:style-name="ce1"/>
          <table:table-cell office:value-type="string" table:style-name="ce1">
            <text:p>ISClsp3_IS1182_unknown</text:p>
          </table:table-cell>
          <table:table-cell office:value-type="float" office:value="0" table:style-name="ce1">
            <text:p>0</text:p>
          </table:table-cell>
          <table:table-cell office:value-type="float" office:value="394" table:style-name="ce1">
            <text:p>3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Ec9_IS1380_unknown</text:p>
          </table:table-cell>
          <table:table-cell office:value-type="float" office:value="38" table:style-name="ce1">
            <text:p>38</text:p>
          </table:table-cell>
          <table:table-cell office:value-type="float" office:value="1656" table:style-name="ce1">
            <text:p>1656</text:p>
          </table:table-cell>
          <table:table-cell table:number-columns-repeated="5" table:style-name="ce1"/>
          <table:table-cell office:value-type="string" table:style-name="ce1">
            <text:p>tet(W)_4_FN396364</text:p>
          </table:table-cell>
          <table:table-cell office:value-type="float" office:value="2178" table:style-name="ce1">
            <text:p>2178</text:p>
          </table:table-cell>
          <table:table-cell office:value-type="float" office:value="1920" table:style-name="ce1">
            <text:p>1920</text:p>
          </table:table-cell>
          <table:table-cell table:number-columns-repeated="17" table:style-name="ce1"/>
          <table:table-cell office:value-type="string" table:style-name="ce1">
            <text:p>IS3_IS3_IS3</text:p>
          </table:table-cell>
          <table:table-cell office:value-type="float" office:value="33" table:style-name="ce1">
            <text:p>33</text:p>
          </table:table-cell>
          <table:table-cell office:value-type="float" office:value="1258" table:style-name="ce1">
            <text:p>1258</text:p>
          </table:table-cell>
          <table:table-cell table:number-columns-repeated="2" table:style-name="ce1"/>
          <table:table-cell office:value-type="string" table:style-name="ce1">
            <text:p>tet(O/32/O)_5_FP929050</text:p>
          </table:table-cell>
          <table:table-cell office:value-type="float" office:value="0" table:formula="of:=INDEX([.$A$2:.$B$37];MATCH([.$AX51];[.$A$2:.$A$37];0);2)" table:style-name="ce1">
            <text:p>#N/A</text:p>
          </table:table-cell>
          <table:table-cell office:value-type="float" office:value="984" table:formula="of:=INDEX([.$E$2:.$F$42];MATCH([.$AX51];[.$E$2:.$E$42];0);2)" table:style-name="ce1">
            <text:p>984</text:p>
          </table:table-cell>
          <table:table-cell office:value-type="float" office:value="0" table:formula="of:=INDEX([.$I$2:.$J$37];MATCH([.$AX51];[.$I$2:.$I$37];0);2)" table:style-name="ce1">
            <text:p>#N/A</text:p>
          </table:table-cell>
          <table:table-cell office:value-type="float" office:value="0" table:formula="of:=INDEX([.$M$2:.$N$31];MATCH([.$AX51];[.$M$2:.$M$31];0);2)" table:style-name="ce1">
            <text:p>#N/A</text:p>
          </table:table-cell>
          <table:table-cell office:value-type="float" office:value="0" table:formula="of:=INDEX([.$Q$2:.$R$122];MATCH([.$AX51];[.$Q$2:.$Q$122];0);2)" table:style-name="ce1">
            <text:p>#N/A</text:p>
          </table:table-cell>
          <table:table-cell office:value-type="float" office:value="0" table:formula="of:=INDEX([.$U$2:.$V$24];MATCH([.$AX51];[.$U$2:.$U$24];0);2)" table:style-name="ce1">
            <text:p>#N/A</text:p>
          </table:table-cell>
          <table:table-cell office:value-type="float" office:value="374" table:formula="of:=INDEX([.$Y$2:.$Z$51];MATCH([.$AX51];[.$Y$2:.$Y$51];0);2)" table:style-name="ce1">
            <text:p>374</text:p>
          </table:table-cell>
          <table:table-cell office:value-type="float" office:value="0" table:formula="of:=INDEX([.$AC$2:.$AD$157];MATCH([.$AX51];[.$AC$2:.$AC$157];0);2)" table:style-name="ce1">
            <text:p>#N/A</text:p>
          </table:table-cell>
          <table:table-cell office:value-type="float" office:value="0" table:formula="of:=INDEX([.$AG$2:.$AH$35];MATCH([.$AX51];[.$AG$2:.$AG$35];0);2)" table:style-name="ce1">
            <text:p>#N/A</text:p>
          </table:table-cell>
          <table:table-cell office:value-type="float" office:value="0" table:formula="of:=INDEX([.$AK$2:.$AL$38];MATCH([.$AX51];[.$AK$2:.$AK$38];0);2)" table:style-name="ce1">
            <text:p>#N/A</text:p>
          </table:table-cell>
          <table:table-cell office:value-type="float" office:value="0" table:formula="of:=INDEX([.$AO$2:.$AP$33];MATCH([.$AX51];[.$AO$2:.$AO$33];0);2)" table:style-name="ce1">
            <text:p>#N/A</text:p>
          </table:table-cell>
          <table:table-cell office:value-type="float" office:value="0" table:formula="of:=INDEX([.$AS$2:.$AT$51];MATCH([.$AX51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4_AJ514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267" table:formula="of:=SUM([.BN51:.BY51])" table:style-name="ce1">
            <text:p>267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860" table:style-name="ce1">
            <text:p>860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19" table:style-name="ce1">
            <text:p>19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Ec12_IS21_unknown</text:p>
          </table:table-cell>
          <table:table-cell office:value-type="float" office:value="69" table:style-name="ce1">
            <text:p>69</text:p>
          </table:table-cell>
          <table:table-cell office:value-type="float" office:value="2581" table:style-name="ce1">
            <text:p>2581</text:p>
          </table:table-cell>
          <table:table-cell table:number-columns-repeated="30" table:style-name="ce1"/>
          <table:table-cell office:value-type="string" table:style-name="ce1">
            <text:p>tet(O/W)-2_1_AY485122</text:p>
          </table:table-cell>
          <table:table-cell office:value-type="float" office:value="0" table:formula="of:=INDEX([.$A$2:.$B$37];MATCH([.$AX52];[.$A$2:.$A$37];0);2)" table:style-name="ce1">
            <text:p>#N/A</text:p>
          </table:table-cell>
          <table:table-cell office:value-type="float" office:value="373" table:formula="of:=INDEX([.$E$2:.$F$42];MATCH([.$AX52];[.$E$2:.$E$42];0);2)" table:style-name="ce1">
            <text:p>373</text:p>
          </table:table-cell>
          <table:table-cell office:value-type="float" office:value="0" table:formula="of:=INDEX([.$I$2:.$J$37];MATCH([.$AX52];[.$I$2:.$I$37];0);2)" table:style-name="ce1">
            <text:p>#N/A</text:p>
          </table:table-cell>
          <table:table-cell office:value-type="float" office:value="0" table:formula="of:=INDEX([.$M$2:.$N$31];MATCH([.$AX52];[.$M$2:.$M$31];0);2)" table:style-name="ce1">
            <text:p>#N/A</text:p>
          </table:table-cell>
          <table:table-cell office:value-type="float" office:value="0" table:formula="of:=INDEX([.$Q$2:.$R$122];MATCH([.$AX52];[.$Q$2:.$Q$122];0);2)" table:style-name="ce1">
            <text:p>#N/A</text:p>
          </table:table-cell>
          <table:table-cell office:value-type="float" office:value="0" table:formula="of:=INDEX([.$U$2:.$V$24];MATCH([.$AX52];[.$U$2:.$U$24];0);2)" table:style-name="ce1">
            <text:p>#N/A</text:p>
          </table:table-cell>
          <table:table-cell office:value-type="float" office:value="0" table:formula="of:=INDEX([.$Y$2:.$Z$51];MATCH([.$AX52];[.$Y$2:.$Y$51];0);2)" table:style-name="ce1">
            <text:p>#N/A</text:p>
          </table:table-cell>
          <table:table-cell office:value-type="float" office:value="0" table:formula="of:=INDEX([.$AC$2:.$AD$157];MATCH([.$AX52];[.$AC$2:.$AC$157];0);2)" table:style-name="ce1">
            <text:p>#N/A</text:p>
          </table:table-cell>
          <table:table-cell office:value-type="float" office:value="0" table:formula="of:=INDEX([.$AG$2:.$AH$35];MATCH([.$AX52];[.$AG$2:.$AG$35];0);2)" table:style-name="ce1">
            <text:p>#N/A</text:p>
          </table:table-cell>
          <table:table-cell office:value-type="float" office:value="0" table:formula="of:=INDEX([.$AK$2:.$AL$38];MATCH([.$AX52];[.$AK$2:.$AK$38];0);2)" table:style-name="ce1">
            <text:p>#N/A</text:p>
          </table:table-cell>
          <table:table-cell office:value-type="float" office:value="0" table:formula="of:=INDEX([.$AO$2:.$AP$33];MATCH([.$AX52];[.$AO$2:.$AO$33];0);2)" table:style-name="ce1">
            <text:p>#N/A</text:p>
          </table:table-cell>
          <table:table-cell office:value-type="float" office:value="0" table:formula="of:=INDEX([.$AS$2:.$AT$51];MATCH([.$AX52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5_FJ968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92" table:formula="of:=SUM([.BN52:.BY52])" table:style-name="ce1">
            <text:p>192</text:p>
          </table:table-cell>
          <table:table-cell table:style-name="ce1"/>
          <table:table-cell office:value-type="string" table:style-name="ce1">
            <text:p>ISEc1_ISA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2" table:style-name="ce1">
            <text:p>362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4351_IS30_unknown</text:p>
          </table:table-cell>
          <table:table-cell office:value-type="float" office:value="2059" table:style-name="ce1">
            <text:p>2059</text:p>
          </table:table-cell>
          <table:table-cell office:value-type="float" office:value="1155" table:style-name="ce1">
            <text:p>1155</text:p>
          </table:table-cell>
          <table:table-cell table:number-columns-repeated="30" table:style-name="ce1"/>
          <table:table-cell office:value-type="string" table:style-name="ce1">
            <text:p>nimE_1_AM042593</text:p>
          </table:table-cell>
          <table:table-cell office:value-type="float" office:value="0" table:formula="of:=INDEX([.$A$2:.$B$37];MATCH([.$AX53];[.$A$2:.$A$37];0);2)" table:style-name="ce1">
            <text:p>#N/A</text:p>
          </table:table-cell>
          <table:table-cell office:value-type="float" office:value="45" table:formula="of:=INDEX([.$E$2:.$F$42];MATCH([.$AX53];[.$E$2:.$E$42];0);2)" table:style-name="ce1">
            <text:p>45</text:p>
          </table:table-cell>
          <table:table-cell office:value-type="float" office:value="0" table:formula="of:=INDEX([.$I$2:.$J$37];MATCH([.$AX53];[.$I$2:.$I$37];0);2)" table:style-name="ce1">
            <text:p>#N/A</text:p>
          </table:table-cell>
          <table:table-cell office:value-type="float" office:value="0" table:formula="of:=INDEX([.$M$2:.$N$31];MATCH([.$AX53];[.$M$2:.$M$31];0);2)" table:style-name="ce1">
            <text:p>#N/A</text:p>
          </table:table-cell>
          <table:table-cell office:value-type="float" office:value="65" table:formula="of:=INDEX([.$Q$2:.$R$122];MATCH([.$AX53];[.$Q$2:.$Q$122];0);2)" table:style-name="ce1">
            <text:p>65</text:p>
          </table:table-cell>
          <table:table-cell office:value-type="float" office:value="0" table:formula="of:=INDEX([.$U$2:.$V$24];MATCH([.$AX53];[.$U$2:.$U$24];0);2)" table:style-name="ce1">
            <text:p>#N/A</text:p>
          </table:table-cell>
          <table:table-cell office:value-type="float" office:value="0" table:formula="of:=INDEX([.$Y$2:.$Z$51];MATCH([.$AX53];[.$Y$2:.$Y$51];0);2)" table:style-name="ce1">
            <text:p>#N/A</text:p>
          </table:table-cell>
          <table:table-cell office:value-type="float" office:value="0" table:formula="of:=INDEX([.$AC$2:.$AD$157];MATCH([.$AX53];[.$AC$2:.$AC$157];0);2)" table:style-name="ce1">
            <text:p>#N/A</text:p>
          </table:table-cell>
          <table:table-cell office:value-type="float" office:value="0" table:formula="of:=INDEX([.$AG$2:.$AH$35];MATCH([.$AX53];[.$AG$2:.$AG$35];0);2)" table:style-name="ce1">
            <text:p>#N/A</text:p>
          </table:table-cell>
          <table:table-cell office:value-type="float" office:value="0" table:formula="of:=INDEX([.$AK$2:.$AL$38];MATCH([.$AX53];[.$AK$2:.$AK$38];0);2)" table:style-name="ce1">
            <text:p>#N/A</text:p>
          </table:table-cell>
          <table:table-cell office:value-type="float" office:value="0" table:formula="of:=INDEX([.$AO$2:.$AP$33];MATCH([.$AX53];[.$AO$2:.$AO$33];0);2)" table:style-name="ce1">
            <text:p>#N/A</text:p>
          </table:table-cell>
          <table:table-cell office:value-type="float" office:value="0" table:formula="of:=INDEX([.$AS$2:.$AT$51];MATCH([.$AX53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7_U57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00" table:formula="of:=SUM([.BN53:.BY53])" table:style-name="ce1">
            <text:p>200</text:p>
          </table:table-cell>
          <table:table-cell table:style-name="ce1"/>
          <table:table-cell office:value-type="string" table:style-name="ce1">
            <text:p>ISEc10_IS2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3411_IS3_IS51</text:p>
          </table:table-cell>
          <table:table-cell office:value-type="float" office:value="268" table:style-name="ce1">
            <text:p>268</text:p>
          </table:table-cell>
          <table:table-cell office:value-type="float" office:value="1310" table:style-name="ce1">
            <text:p>1310</text:p>
          </table:table-cell>
          <table:table-cell table:number-columns-repeated="30" table:style-name="ce1"/>
          <table:table-cell office:value-type="string" table:style-name="ce1">
            <text:p>cfxA4_1_AY769933</text:p>
          </table:table-cell>
          <table:table-cell office:value-type="float" office:value="0" table:formula="of:=INDEX([.$A$2:.$B$37];MATCH([.$AX54];[.$A$2:.$A$37];0);2)" table:style-name="ce1">
            <text:p>#N/A</text:p>
          </table:table-cell>
          <table:table-cell office:value-type="float" office:value="281" table:formula="of:=INDEX([.$E$2:.$F$42];MATCH([.$AX54];[.$E$2:.$E$42];0);2)" table:style-name="ce1">
            <text:p>281</text:p>
          </table:table-cell>
          <table:table-cell office:value-type="float" office:value="40" table:formula="of:=INDEX([.$I$2:.$J$37];MATCH([.$AX54];[.$I$2:.$I$37];0);2)" table:style-name="ce1">
            <text:p>40</text:p>
          </table:table-cell>
          <table:table-cell office:value-type="float" office:value="73" table:formula="of:=INDEX([.$M$2:.$N$31];MATCH([.$AX54];[.$M$2:.$M$31];0);2)" table:style-name="ce1">
            <text:p>73</text:p>
          </table:table-cell>
          <table:table-cell office:value-type="float" office:value="440" table:formula="of:=INDEX([.$Q$2:.$R$122];MATCH([.$AX54];[.$Q$2:.$Q$122];0);2)" table:style-name="ce1">
            <text:p>440</text:p>
          </table:table-cell>
          <table:table-cell office:value-type="float" office:value="80" table:formula="of:=INDEX([.$U$2:.$V$24];MATCH([.$AX54];[.$U$2:.$U$24];0);2)" table:style-name="ce1">
            <text:p>80</text:p>
          </table:table-cell>
          <table:table-cell office:value-type="float" office:value="0" table:formula="of:=INDEX([.$Y$2:.$Z$51];MATCH([.$AX54];[.$Y$2:.$Y$51];0);2)" table:style-name="ce1">
            <text:p>#N/A</text:p>
          </table:table-cell>
          <table:table-cell office:value-type="float" office:value="0" table:formula="of:=INDEX([.$AC$2:.$AD$157];MATCH([.$AX54];[.$AC$2:.$AC$157];0);2)" table:style-name="ce1">
            <text:p>#N/A</text:p>
          </table:table-cell>
          <table:table-cell office:value-type="float" office:value="87" table:formula="of:=INDEX([.$AG$2:.$AH$35];MATCH([.$AX54];[.$AG$2:.$AG$35];0);2)" table:style-name="ce1">
            <text:p>87</text:p>
          </table:table-cell>
          <table:table-cell office:value-type="float" office:value="36" table:formula="of:=INDEX([.$AK$2:.$AL$38];MATCH([.$AX54];[.$AK$2:.$AK$38];0);2)" table:style-name="ce1">
            <text:p>36</text:p>
          </table:table-cell>
          <table:table-cell office:value-type="float" office:value="0" table:formula="of:=INDEX([.$AO$2:.$AP$33];MATCH([.$AX54];[.$AO$2:.$AO$33];0);2)" table:style-name="ce1">
            <text:p>#N/A</text:p>
          </table:table-cell>
          <table:table-cell office:value-type="float" office:value="0" table:formula="of:=INDEX([.$AS$2:.$AT$51];MATCH([.$AX54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8_AJ830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10" table:formula="of:=SUM([.BN54:.BY54])" table:style-name="ce1">
            <text:p>210</text:p>
          </table:table-cell>
          <table:table-cell table:style-name="ce1"/>
          <table:table-cell office:value-type="string" table:style-name="ce1">
            <text:p>ISEc12_IS2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cfxA4_1_AY769933</text:p>
          </table:table-cell>
          <table:table-cell office:value-type="float" office:value="440" table:style-name="ce1">
            <text:p>440</text:p>
          </table:table-cell>
          <table:table-cell office:value-type="float" office:value="966" table:style-name="ce1">
            <text:p>966</text:p>
          </table:table-cell>
          <table:table-cell table:number-columns-repeated="30" table:style-name="ce1"/>
          <table:table-cell office:value-type="string" table:style-name="ce1">
            <text:p>erm(B)_26_AF080450</text:p>
          </table:table-cell>
          <table:table-cell office:value-type="float" office:value="0" table:formula="of:=INDEX([.$A$2:.$B$37];MATCH([.$AX55];[.$A$2:.$A$37];0);2)" table:style-name="ce1">
            <text:p>#N/A</text:p>
          </table:table-cell>
          <table:table-cell office:value-type="float" office:value="0" table:formula="of:=INDEX([.$E$2:.$F$42];MATCH([.$AX55];[.$E$2:.$E$42];0);2)" table:style-name="ce1">
            <text:p>#N/A</text:p>
          </table:table-cell>
          <table:table-cell office:value-type="float" office:value="70" table:formula="of:=INDEX([.$I$2:.$J$37];MATCH([.$AX55];[.$I$2:.$I$37];0);2)" table:style-name="ce1">
            <text:p>70</text:p>
          </table:table-cell>
          <table:table-cell office:value-type="float" office:value="0" table:formula="of:=INDEX([.$M$2:.$N$31];MATCH([.$AX55];[.$M$2:.$M$31];0);2)" table:style-name="ce1">
            <text:p>#N/A</text:p>
          </table:table-cell>
          <table:table-cell office:value-type="float" office:value="0" table:formula="of:=INDEX([.$Q$2:.$R$122];MATCH([.$AX55];[.$Q$2:.$Q$122];0);2)" table:style-name="ce1">
            <text:p>#N/A</text:p>
          </table:table-cell>
          <table:table-cell office:value-type="float" office:value="0" table:formula="of:=INDEX([.$U$2:.$V$24];MATCH([.$AX55];[.$U$2:.$U$24];0);2)" table:style-name="ce1">
            <text:p>#N/A</text:p>
          </table:table-cell>
          <table:table-cell office:value-type="float" office:value="0" table:formula="of:=INDEX([.$Y$2:.$Z$51];MATCH([.$AX55];[.$Y$2:.$Y$51];0);2)" table:style-name="ce1">
            <text:p>#N/A</text:p>
          </table:table-cell>
          <table:table-cell office:value-type="float" office:value="0" table:formula="of:=INDEX([.$AC$2:.$AD$157];MATCH([.$AX55];[.$AC$2:.$AC$157];0);2)" table:style-name="ce1">
            <text:p>#N/A</text:p>
          </table:table-cell>
          <table:table-cell office:value-type="float" office:value="0" table:formula="of:=INDEX([.$AG$2:.$AH$35];MATCH([.$AX55];[.$AG$2:.$AG$35];0);2)" table:style-name="ce1">
            <text:p>#N/A</text:p>
          </table:table-cell>
          <table:table-cell office:value-type="float" office:value="0" table:formula="of:=INDEX([.$AK$2:.$AL$38];MATCH([.$AX55];[.$AK$2:.$AK$38];0);2)" table:style-name="ce1">
            <text:p>#N/A</text:p>
          </table:table-cell>
          <table:table-cell office:value-type="float" office:value="0" table:formula="of:=INDEX([.$AO$2:.$AP$33];MATCH([.$AX55];[.$AO$2:.$AO$33];0);2)" table:style-name="ce1">
            <text:p>#N/A</text:p>
          </table:table-cell>
          <table:table-cell office:value-type="float" office:value="0" table:formula="of:=INDEX([.$AS$2:.$AT$51];MATCH([.$AX55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2_AY034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67" table:formula="of:=SUM([.BN55:.BY55])" table:style-name="ce1">
            <text:p>267</text:p>
          </table:table-cell>
          <table:table-cell table:style-name="ce1"/>
          <table:table-cell office:value-type="string" table:style-name="ce1">
            <text:p>ISEc17_IS3_IS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4" table:style-name="ce1">
            <text:p>2694</text:p>
          </table:table-cell>
          <table:table-cell office:value-type="float" office:value="0" table:style-name="ce1">
            <text:p>0</text:p>
          </table:table-cell>
          <table:table-cell office:value-type="float" office:value="820" table:style-name="ce1">
            <text:p>8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sul2_21_AB366440</text:p>
          </table:table-cell>
          <table:table-cell office:value-type="float" office:value="156" table:style-name="ce1">
            <text:p>156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tet(M)_13_AM990992</text:p>
          </table:table-cell>
          <table:table-cell office:value-type="float" office:value="0" table:formula="of:=INDEX([.$A$2:.$B$37];MATCH([.$AX56];[.$A$2:.$A$37];0);2)" table:style-name="ce1">
            <text:p>#N/A</text:p>
          </table:table-cell>
          <table:table-cell office:value-type="float" office:value="0" table:formula="of:=INDEX([.$E$2:.$F$42];MATCH([.$AX56];[.$E$2:.$E$42];0);2)" table:style-name="ce1">
            <text:p>#N/A</text:p>
          </table:table-cell>
          <table:table-cell office:value-type="float" office:value="64" table:formula="of:=INDEX([.$I$2:.$J$37];MATCH([.$AX56];[.$I$2:.$I$37];0);2)" table:style-name="ce1">
            <text:p>64</text:p>
          </table:table-cell>
          <table:table-cell office:value-type="float" office:value="0" table:formula="of:=INDEX([.$M$2:.$N$31];MATCH([.$AX56];[.$M$2:.$M$31];0);2)" table:style-name="ce1">
            <text:p>#N/A</text:p>
          </table:table-cell>
          <table:table-cell office:value-type="float" office:value="396" table:formula="of:=INDEX([.$Q$2:.$R$122];MATCH([.$AX56];[.$Q$2:.$Q$122];0);2)" table:style-name="ce1">
            <text:p>396</text:p>
          </table:table-cell>
          <table:table-cell office:value-type="float" office:value="57" table:formula="of:=INDEX([.$U$2:.$V$24];MATCH([.$AX56];[.$U$2:.$U$24];0);2)" table:style-name="ce1">
            <text:p>57</text:p>
          </table:table-cell>
          <table:table-cell office:value-type="float" office:value="0" table:formula="of:=INDEX([.$Y$2:.$Z$51];MATCH([.$AX56];[.$Y$2:.$Y$51];0);2)" table:style-name="ce1">
            <text:p>#N/A</text:p>
          </table:table-cell>
          <table:table-cell office:value-type="float" office:value="825" table:formula="of:=INDEX([.$AC$2:.$AD$157];MATCH([.$AX56];[.$AC$2:.$AC$157];0);2)" table:style-name="ce1">
            <text:p>825</text:p>
          </table:table-cell>
          <table:table-cell office:value-type="float" office:value="0" table:formula="of:=INDEX([.$AG$2:.$AH$35];MATCH([.$AX56];[.$AG$2:.$AG$35];0);2)" table:style-name="ce1">
            <text:p>#N/A</text:p>
          </table:table-cell>
          <table:table-cell office:value-type="float" office:value="0" table:formula="of:=INDEX([.$AK$2:.$AL$38];MATCH([.$AX56];[.$AK$2:.$AK$38];0);2)" table:style-name="ce1">
            <text:p>#N/A</text:p>
          </table:table-cell>
          <table:table-cell office:value-type="float" office:value="0" table:formula="of:=INDEX([.$AO$2:.$AP$33];MATCH([.$AX56];[.$AO$2:.$AO$33];0);2)" table:style-name="ce1">
            <text:p>#N/A</text:p>
          </table:table-cell>
          <table:table-cell office:value-type="float" office:value="0" table:formula="of:=INDEX([.$AS$2:.$AT$51];MATCH([.$AX56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21_AB366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86" table:formula="of:=SUM([.BN56:.BY56])" table:style-name="ce1">
            <text:p>186</text:p>
          </table:table-cell>
          <table:table-cell table:style-name="ce1"/>
          <table:table-cell office:value-type="string" table:style-name="ce1">
            <text:p>ISEc22_IS6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2">
          <table:table-cell table:number-columns-repeated="16"/>
          <table:table-cell office:value-type="string" table:style-name="ce1">
            <text:p>IS1S_IS1_unknown</text:p>
          </table:table-cell>
          <table:table-cell office:value-type="float" office:value="673" table:style-name="ce1">
            <text:p>673</text:p>
          </table:table-cell>
          <table:table-cell office:value-type="float" office:value="768" table:style-name="ce1">
            <text:p>768</text:p>
          </table:table-cell>
          <table:table-cell table:number-columns-repeated="30" table:style-name="ce1"/>
          <table:table-cell office:value-type="string" table:style-name="ce1">
            <text:p>ISBlo11_IS3_IS150</text:p>
          </table:table-cell>
          <table:table-cell office:value-type="float" office:value="0" table:formula="of:=INDEX([.$A$2:.$B$37];MATCH([.$AX57];[.$A$2:.$A$37];0);2)" table:style-name="ce1">
            <text:p>#N/A</text:p>
          </table:table-cell>
          <table:table-cell office:value-type="float" office:value="0" table:formula="of:=INDEX([.$E$2:.$F$42];MATCH([.$AX57];[.$E$2:.$E$42];0);2)" table:style-name="ce1">
            <text:p>#N/A</text:p>
          </table:table-cell>
          <table:table-cell office:value-type="float" office:value="66" table:formula="of:=INDEX([.$I$2:.$J$37];MATCH([.$AX57];[.$I$2:.$I$37];0);2)" table:style-name="ce1">
            <text:p>66</text:p>
          </table:table-cell>
          <table:table-cell office:value-type="float" office:value="0" table:formula="of:=INDEX([.$M$2:.$N$31];MATCH([.$AX57];[.$M$2:.$M$31];0);2)" table:style-name="ce1">
            <text:p>#N/A</text:p>
          </table:table-cell>
          <table:table-cell office:value-type="float" office:value="259" table:formula="of:=INDEX([.$Q$2:.$R$122];MATCH([.$AX57];[.$Q$2:.$Q$122];0);2)" table:style-name="ce1">
            <text:p>259</text:p>
          </table:table-cell>
          <table:table-cell office:value-type="float" office:value="0" table:formula="of:=INDEX([.$U$2:.$V$24];MATCH([.$AX57];[.$U$2:.$U$24];0);2)" table:style-name="ce1">
            <text:p>#N/A</text:p>
          </table:table-cell>
          <table:table-cell office:value-type="float" office:value="0" table:formula="of:=INDEX([.$Y$2:.$Z$51];MATCH([.$AX57];[.$Y$2:.$Y$51];0);2)" table:style-name="ce1">
            <text:p>#N/A</text:p>
          </table:table-cell>
          <table:table-cell office:value-type="float" office:value="46" table:formula="of:=INDEX([.$AC$2:.$AD$157];MATCH([.$AX57];[.$AC$2:.$AC$157];0);2)" table:style-name="ce1">
            <text:p>46</text:p>
          </table:table-cell>
          <table:table-cell office:value-type="float" office:value="0" table:formula="of:=INDEX([.$AG$2:.$AH$35];MATCH([.$AX57];[.$AG$2:.$AG$35];0);2)" table:style-name="ce1">
            <text:p>#N/A</text:p>
          </table:table-cell>
          <table:table-cell office:value-type="float" office:value="0" table:formula="of:=INDEX([.$AK$2:.$AL$38];MATCH([.$AX57];[.$AK$2:.$AK$38];0);2)" table:style-name="ce1">
            <text:p>#N/A</text:p>
          </table:table-cell>
          <table:table-cell office:value-type="float" office:value="0" table:formula="of:=INDEX([.$AO$2:.$AP$33];MATCH([.$AX57];[.$AO$2:.$AO$33];0);2)" table:style-name="ce1">
            <text:p>#N/A</text:p>
          </table:table-cell>
          <table:table-cell office:value-type="float" office:value="0" table:formula="of:=INDEX([.$AS$2:.$AT$51];MATCH([.$AX57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3_HQ8409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86" table:formula="of:=SUM([.BN57:.BY57])" table:style-name="ce1">
            <text:p>186</text:p>
          </table:table-cell>
          <table:table-cell table:style-name="ce1"/>
          <table:table-cell office:value-type="string" table:style-name="ce1">
            <text:p>ISEc23_IS66_unknown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tet(O)_3_Y07780</text:p>
          </table:table-cell>
          <table:table-cell office:value-type="float" office:value="1184" table:style-name="ce1">
            <text:p>1184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erm(B)_15_U48430</text:p>
          </table:table-cell>
          <table:table-cell office:value-type="float" office:value="0" table:formula="of:=INDEX([.$A$2:.$B$37];MATCH([.$AX58];[.$A$2:.$A$37];0);2)" table:style-name="ce1">
            <text:p>#N/A</text:p>
          </table:table-cell>
          <table:table-cell office:value-type="float" office:value="0" table:formula="of:=INDEX([.$E$2:.$F$42];MATCH([.$AX58];[.$E$2:.$E$42];0);2)" table:style-name="ce1">
            <text:p>#N/A</text:p>
          </table:table-cell>
          <table:table-cell office:value-type="float" office:value="51" table:formula="of:=INDEX([.$I$2:.$J$37];MATCH([.$AX58];[.$I$2:.$I$37];0);2)" table:style-name="ce1">
            <text:p>51</text:p>
          </table:table-cell>
          <table:table-cell office:value-type="float" office:value="0" table:formula="of:=INDEX([.$M$2:.$N$31];MATCH([.$AX58];[.$M$2:.$M$31];0);2)" table:style-name="ce1">
            <text:p>#N/A</text:p>
          </table:table-cell>
          <table:table-cell office:value-type="float" office:value="0" table:formula="of:=INDEX([.$Q$2:.$R$122];MATCH([.$AX58];[.$Q$2:.$Q$122];0);2)" table:style-name="ce1">
            <text:p>#N/A</text:p>
          </table:table-cell>
          <table:table-cell office:value-type="float" office:value="0" table:formula="of:=INDEX([.$U$2:.$V$24];MATCH([.$AX58];[.$U$2:.$U$24];0);2)" table:style-name="ce1">
            <text:p>#N/A</text:p>
          </table:table-cell>
          <table:table-cell office:value-type="float" office:value="0" table:formula="of:=INDEX([.$Y$2:.$Z$51];MATCH([.$AX58];[.$Y$2:.$Y$51];0);2)" table:style-name="ce1">
            <text:p>#N/A</text:p>
          </table:table-cell>
          <table:table-cell office:value-type="float" office:value="0" table:formula="of:=INDEX([.$AC$2:.$AD$157];MATCH([.$AX58];[.$AC$2:.$AC$157];0);2)" table:style-name="ce1">
            <text:p>#N/A</text:p>
          </table:table-cell>
          <table:table-cell office:value-type="float" office:value="0" table:formula="of:=INDEX([.$AG$2:.$AH$35];MATCH([.$AX58];[.$AG$2:.$AG$35];0);2)" table:style-name="ce1">
            <text:p>#N/A</text:p>
          </table:table-cell>
          <table:table-cell office:value-type="float" office:value="0" table:formula="of:=INDEX([.$AK$2:.$AL$38];MATCH([.$AX58];[.$AK$2:.$AK$38];0);2)" table:style-name="ce1">
            <text:p>#N/A</text:p>
          </table:table-cell>
          <table:table-cell office:value-type="float" office:value="0" table:formula="of:=INDEX([.$AO$2:.$AP$33];MATCH([.$AX58];[.$AO$2:.$AO$33];0);2)" table:style-name="ce1">
            <text:p>#N/A</text:p>
          </table:table-cell>
          <table:table-cell office:value-type="float" office:value="0" table:formula="of:=INDEX([.$AS$2:.$AT$51];MATCH([.$AX5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6_FN995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90" table:formula="of:=SUM([.BN58:.BY58])" table:style-name="ce1">
            <text:p>190</text:p>
          </table:table-cell>
          <table:table-cell table:style-name="ce1"/>
          <table:table-cell office:value-type="string" table:style-name="ce1">
            <text:p>ISEc52_IS3_IS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blaCTX-M-15_1_AY044436</text:p>
          </table:table-cell>
          <table:table-cell office:value-type="float" office:value="25" table:style-name="ce1">
            <text:p>25</text:p>
          </table:table-cell>
          <table:table-cell office:value-type="float" office:value="876" table:style-name="ce1">
            <text:p>876</text:p>
          </table:table-cell>
          <table:table-cell table:number-columns-repeated="30" table:style-name="ce1"/>
          <table:table-cell office:value-type="string" table:style-name="ce1">
            <text:p>erm(B)_7_AF368302</text:p>
          </table:table-cell>
          <table:table-cell office:value-type="float" office:value="0" table:formula="of:=INDEX([.$A$2:.$B$37];MATCH([.$AX59];[.$A$2:.$A$37];0);2)" table:style-name="ce1">
            <text:p>#N/A</text:p>
          </table:table-cell>
          <table:table-cell office:value-type="float" office:value="0" table:formula="of:=INDEX([.$E$2:.$F$42];MATCH([.$AX59];[.$E$2:.$E$42];0);2)" table:style-name="ce1">
            <text:p>#N/A</text:p>
          </table:table-cell>
          <table:table-cell office:value-type="float" office:value="66" table:formula="of:=INDEX([.$I$2:.$J$37];MATCH([.$AX59];[.$I$2:.$I$37];0);2)" table:style-name="ce1">
            <text:p>66</text:p>
          </table:table-cell>
          <table:table-cell office:value-type="float" office:value="0" table:formula="of:=INDEX([.$M$2:.$N$31];MATCH([.$AX59];[.$M$2:.$M$31];0);2)" table:style-name="ce1">
            <text:p>#N/A</text:p>
          </table:table-cell>
          <table:table-cell office:value-type="float" office:value="0" table:formula="of:=INDEX([.$Q$2:.$R$122];MATCH([.$AX59];[.$Q$2:.$Q$122];0);2)" table:style-name="ce1">
            <text:p>#N/A</text:p>
          </table:table-cell>
          <table:table-cell office:value-type="float" office:value="0" table:formula="of:=INDEX([.$U$2:.$V$24];MATCH([.$AX59];[.$U$2:.$U$24];0);2)" table:style-name="ce1">
            <text:p>#N/A</text:p>
          </table:table-cell>
          <table:table-cell office:value-type="float" office:value="0" table:formula="of:=INDEX([.$Y$2:.$Z$51];MATCH([.$AX59];[.$Y$2:.$Y$51];0);2)" table:style-name="ce1">
            <text:p>#N/A</text:p>
          </table:table-cell>
          <table:table-cell office:value-type="float" office:value="0" table:formula="of:=INDEX([.$AC$2:.$AD$157];MATCH([.$AX59];[.$AC$2:.$AC$157];0);2)" table:style-name="ce1">
            <text:p>#N/A</text:p>
          </table:table-cell>
          <table:table-cell office:value-type="float" office:value="0" table:formula="of:=INDEX([.$AG$2:.$AH$35];MATCH([.$AX59];[.$AG$2:.$AG$35];0);2)" table:style-name="ce1">
            <text:p>#N/A</text:p>
          </table:table-cell>
          <table:table-cell office:value-type="float" office:value="0" table:formula="of:=INDEX([.$AK$2:.$AL$38];MATCH([.$AX59];[.$AK$2:.$AK$38];0);2)" table:style-name="ce1">
            <text:p>#N/A</text:p>
          </table:table-cell>
          <table:table-cell office:value-type="float" office:value="0" table:formula="of:=INDEX([.$AO$2:.$AP$33];MATCH([.$AX59];[.$AO$2:.$AO$33];0);2)" table:style-name="ce1">
            <text:p>#N/A</text:p>
          </table:table-cell>
          <table:table-cell office:value-type="float" office:value="0" table:formula="of:=INDEX([.$AS$2:.$AT$51];MATCH([.$AX59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7_HM486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8" table:formula="of:=SUM([.BN59:.BY59])" table:style-name="ce1">
            <text:p>48</text:p>
          </table:table-cell>
          <table:table-cell table:style-name="ce1"/>
          <table:table-cell office:value-type="string" table:style-name="ce1">
            <text:p>ISEc9_IS1380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1B_IS1_unknown</text:p>
          </table:table-cell>
          <table:table-cell office:value-type="float" office:value="1213" table:style-name="ce1">
            <text:p>1213</text:p>
          </table:table-cell>
          <table:table-cell office:value-type="float" office:value="768" table:style-name="ce1">
            <text:p>768</text:p>
          </table:table-cell>
          <table:table-cell table:number-columns-repeated="30" table:style-name="ce1"/>
          <table:table-cell office:value-type="string" table:style-name="ce1">
            <text:p>aph(3')-Ia_1_V00359</text:p>
          </table:table-cell>
          <table:table-cell office:value-type="float" office:value="0" table:formula="of:=INDEX([.$A$2:.$B$37];MATCH([.$AX60];[.$A$2:.$A$37];0);2)" table:style-name="ce1">
            <text:p>#N/A</text:p>
          </table:table-cell>
          <table:table-cell office:value-type="float" office:value="0" table:formula="of:=INDEX([.$E$2:.$F$42];MATCH([.$AX60];[.$E$2:.$E$42];0);2)" table:style-name="ce1">
            <text:p>#N/A</text:p>
          </table:table-cell>
          <table:table-cell office:value-type="float" office:value="83" table:formula="of:=INDEX([.$I$2:.$J$37];MATCH([.$AX60];[.$I$2:.$I$37];0);2)" table:style-name="ce1">
            <text:p>83</text:p>
          </table:table-cell>
          <table:table-cell office:value-type="float" office:value="486" table:formula="of:=INDEX([.$M$2:.$N$31];MATCH([.$AX60];[.$M$2:.$M$31];0);2)" table:style-name="ce1">
            <text:p>486</text:p>
          </table:table-cell>
          <table:table-cell office:value-type="float" office:value="78" table:formula="of:=INDEX([.$Q$2:.$R$122];MATCH([.$AX60];[.$Q$2:.$Q$122];0);2)" table:style-name="ce1">
            <text:p>78</text:p>
          </table:table-cell>
          <table:table-cell office:value-type="float" office:value="0" table:formula="of:=INDEX([.$U$2:.$V$24];MATCH([.$AX60];[.$U$2:.$U$24];0);2)" table:style-name="ce1">
            <text:p>#N/A</text:p>
          </table:table-cell>
          <table:table-cell office:value-type="float" office:value="0" table:formula="of:=INDEX([.$Y$2:.$Z$51];MATCH([.$AX60];[.$Y$2:.$Y$51];0);2)" table:style-name="ce1">
            <text:p>#N/A</text:p>
          </table:table-cell>
          <table:table-cell office:value-type="float" office:value="151" table:formula="of:=INDEX([.$AC$2:.$AD$157];MATCH([.$AX60];[.$AC$2:.$AC$157];0);2)" table:style-name="ce1">
            <text:p>151</text:p>
          </table:table-cell>
          <table:table-cell office:value-type="float" office:value="186" table:formula="of:=INDEX([.$AG$2:.$AH$35];MATCH([.$AX60];[.$AG$2:.$AG$35];0);2)" table:style-name="ce1">
            <text:p>186</text:p>
          </table:table-cell>
          <table:table-cell office:value-type="float" office:value="0" table:formula="of:=INDEX([.$AK$2:.$AL$38];MATCH([.$AX60];[.$AK$2:.$AK$38];0);2)" table:style-name="ce1">
            <text:p>#N/A</text:p>
          </table:table-cell>
          <table:table-cell office:value-type="float" office:value="0" table:formula="of:=INDEX([.$AO$2:.$AP$33];MATCH([.$AX60];[.$AO$2:.$AO$33];0);2)" table:style-name="ce1">
            <text:p>#N/A</text:p>
          </table:table-cell>
          <table:table-cell office:value-type="float" office:value="0" table:formula="of:=INDEX([.$AS$2:.$AT$51];MATCH([.$AX60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9_FJ1978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67" table:formula="of:=SUM([.BN60:.BY60])" table:style-name="ce1">
            <text:p>267</text:p>
          </table:table-cell>
          <table:table-cell table:style-name="ce1"/>
          <table:table-cell office:value-type="string" table:style-name="ce1">
            <text:p>ISEfm1_IS9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cfxA3_1_AF472622</text:p>
          </table:table-cell>
          <table:table-cell office:value-type="float" office:value="543" table:style-name="ce1">
            <text:p>543</text:p>
          </table:table-cell>
          <table:table-cell office:value-type="float" office:value="966" table:style-name="ce1">
            <text:p>966</text:p>
          </table:table-cell>
          <table:table-cell table:number-columns-repeated="30" table:style-name="ce1"/>
          <table:table-cell office:value-type="string" table:style-name="ce1">
            <text:p>ISRmsp1_IS982_unknown</text:p>
          </table:table-cell>
          <table:table-cell office:value-type="float" office:value="0" table:formula="of:=INDEX([.$A$2:.$B$37];MATCH([.$AX61];[.$A$2:.$A$37];0);2)" table:style-name="ce1">
            <text:p>#N/A</text:p>
          </table:table-cell>
          <table:table-cell office:value-type="float" office:value="0" table:formula="of:=INDEX([.$E$2:.$F$42];MATCH([.$AX61];[.$E$2:.$E$42];0);2)" table:style-name="ce1">
            <text:p>#N/A</text:p>
          </table:table-cell>
          <table:table-cell office:value-type="float" office:value="42" table:formula="of:=INDEX([.$I$2:.$J$37];MATCH([.$AX61];[.$I$2:.$I$37];0);2)" table:style-name="ce1">
            <text:p>42</text:p>
          </table:table-cell>
          <table:table-cell office:value-type="float" office:value="0" table:formula="of:=INDEX([.$M$2:.$N$31];MATCH([.$AX61];[.$M$2:.$M$31];0);2)" table:style-name="ce1">
            <text:p>#N/A</text:p>
          </table:table-cell>
          <table:table-cell office:value-type="float" office:value="0" table:formula="of:=INDEX([.$Q$2:.$R$122];MATCH([.$AX61];[.$Q$2:.$Q$122];0);2)" table:style-name="ce1">
            <text:p>#N/A</text:p>
          </table:table-cell>
          <table:table-cell office:value-type="float" office:value="0" table:formula="of:=INDEX([.$U$2:.$V$24];MATCH([.$AX61];[.$U$2:.$U$24];0);2)" table:style-name="ce1">
            <text:p>#N/A</text:p>
          </table:table-cell>
          <table:table-cell office:value-type="float" office:value="0" table:formula="of:=INDEX([.$Y$2:.$Z$51];MATCH([.$AX61];[.$Y$2:.$Y$51];0);2)" table:style-name="ce1">
            <text:p>#N/A</text:p>
          </table:table-cell>
          <table:table-cell office:value-type="float" office:value="0" table:formula="of:=INDEX([.$AC$2:.$AD$157];MATCH([.$AX61];[.$AC$2:.$AC$157];0);2)" table:style-name="ce1">
            <text:p>#N/A</text:p>
          </table:table-cell>
          <table:table-cell office:value-type="float" office:value="0" table:formula="of:=INDEX([.$AG$2:.$AH$35];MATCH([.$AX61];[.$AG$2:.$AG$35];0);2)" table:style-name="ce1">
            <text:p>#N/A</text:p>
          </table:table-cell>
          <table:table-cell office:value-type="float" office:value="0" table:formula="of:=INDEX([.$AK$2:.$AL$38];MATCH([.$AX61];[.$AK$2:.$AK$38];0);2)" table:style-name="ce1">
            <text:p>#N/A</text:p>
          </table:table-cell>
          <table:table-cell office:value-type="float" office:value="42" table:formula="of:=INDEX([.$AO$2:.$AP$33];MATCH([.$AX61];[.$AO$2:.$AO$33];0);2)" table:style-name="ce1">
            <text:p>42</text:p>
          </table:table-cell>
          <table:table-cell office:value-type="float" office:value="0" table:formula="of:=INDEX([.$AS$2:.$AT$51];MATCH([.$AX61];[.$AS$2:.$AS$51];0);2)" table:style-name="ce1">
            <text:p>#N/A</text:p>
          </table:table-cell>
          <table:table-cell table:style-name="ce1"/>
          <table:table-cell office:value-type="string" table:style-name="ce1">
            <text:p>Sulfonamide</text:p>
          </table:table-cell>
          <table:table-cell table:style-name="ce1"/>
          <table:table-cell office:value-type="float" office:value="0" table:formula="of:=SUM([.BN44:.BN60])" table:style-name="ce1">
            <text:p>0</text:p>
          </table:table-cell>
          <table:table-cell office:value-type="float" office:value="0" table:formula="of:=SUM([.BO44:.BO60])" table:style-name="ce1">
            <text:p>0</text:p>
          </table:table-cell>
          <table:table-cell office:value-type="float" office:value="0" table:formula="of:=SUM([.BP44:.BP60])" table:style-name="ce1">
            <text:p>0</text:p>
          </table:table-cell>
          <table:table-cell office:value-type="float" office:value="0" table:formula="of:=SUM([.BQ44:.BQ60])" table:style-name="ce1">
            <text:p>0</text:p>
          </table:table-cell>
          <table:table-cell office:value-type="float" office:value="2410" table:formula="of:=SUM([.BR44:.BR60])" table:style-name="ce1">
            <text:p>2410</text:p>
          </table:table-cell>
          <table:table-cell office:value-type="float" office:value="0" table:formula="of:=SUM([.BS44:.BS60])" table:style-name="ce1">
            <text:p>0</text:p>
          </table:table-cell>
          <table:table-cell office:value-type="float" office:value="0" table:formula="of:=SUM([.BT44:.BT60])" table:style-name="ce1">
            <text:p>0</text:p>
          </table:table-cell>
          <table:table-cell office:value-type="float" office:value="0" table:formula="of:=SUM([.BU44:.BU60])" table:style-name="ce1">
            <text:p>0</text:p>
          </table:table-cell>
          <table:table-cell office:value-type="float" office:value="0" table:formula="of:=SUM([.BV44:.BV60])" table:style-name="ce1">
            <text:p>0</text:p>
          </table:table-cell>
          <table:table-cell office:value-type="float" office:value="0" table:formula="of:=SUM([.BW44:.BW60])" table:style-name="ce1">
            <text:p>0</text:p>
          </table:table-cell>
          <table:table-cell office:value-type="float" office:value="0" table:formula="of:=SUM([.BX44:.BX60])" table:style-name="ce1">
            <text:p>0</text:p>
          </table:table-cell>
          <table:table-cell office:value-type="float" office:value="693" table:formula="of:=SUM([.BY44:.BY60])" table:style-name="ce1">
            <text:p>693</text:p>
          </table:table-cell>
          <table:table-cell office:value-type="float" office:value="3103" table:formula="of:=SUM([.BN61:.BY61])" table:style-name="ce1">
            <text:p>3103</text:p>
          </table:table-cell>
          <table:table-cell table:style-name="ce1"/>
          <table:table-cell office:value-type="string" table:style-name="ce1">
            <text:p>ISEsa1_ISNCY_IS1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8">
          <table:table-cell table:number-columns-repeated="16"/>
          <table:table-cell office:value-type="string" table:style-name="ce1">
            <text:p>blaCTX-M-194_1_KY563767</text:p>
          </table:table-cell>
          <table:table-cell office:value-type="float" office:value="25" table:style-name="ce1">
            <text:p>25</text:p>
          </table:table-cell>
          <table:table-cell office:value-type="float" office:value="876" table:style-name="ce1">
            <text:p>876</text:p>
          </table:table-cell>
          <table:table-cell table:number-columns-repeated="30" table:style-name="ce1"/>
          <table:table-cell office:value-type="string" table:style-name="ce1">
            <text:p>aph(3')-Ia_4_AF498082</text:p>
          </table:table-cell>
          <table:table-cell office:value-type="float" office:value="0" table:formula="of:=INDEX([.$A$2:.$B$37];MATCH([.$AX62];[.$A$2:.$A$37];0);2)" table:style-name="ce1">
            <text:p>#N/A</text:p>
          </table:table-cell>
          <table:table-cell office:value-type="float" office:value="0" table:formula="of:=INDEX([.$E$2:.$F$42];MATCH([.$AX62];[.$E$2:.$E$42];0);2)" table:style-name="ce1">
            <text:p>#N/A</text:p>
          </table:table-cell>
          <table:table-cell office:value-type="float" office:value="83" table:formula="of:=INDEX([.$I$2:.$J$37];MATCH([.$AX62];[.$I$2:.$I$37];0);2)" table:style-name="ce1">
            <text:p>83</text:p>
          </table:table-cell>
          <table:table-cell office:value-type="float" office:value="483" table:formula="of:=INDEX([.$M$2:.$N$31];MATCH([.$AX62];[.$M$2:.$M$31];0);2)" table:style-name="ce1">
            <text:p>483</text:p>
          </table:table-cell>
          <table:table-cell office:value-type="float" office:value="78" table:formula="of:=INDEX([.$Q$2:.$R$122];MATCH([.$AX62];[.$Q$2:.$Q$122];0);2)" table:style-name="ce1">
            <text:p>78</text:p>
          </table:table-cell>
          <table:table-cell office:value-type="float" office:value="0" table:formula="of:=INDEX([.$U$2:.$V$24];MATCH([.$AX62];[.$U$2:.$U$24];0);2)" table:style-name="ce1">
            <text:p>#N/A</text:p>
          </table:table-cell>
          <table:table-cell office:value-type="float" office:value="0" table:formula="of:=INDEX([.$Y$2:.$Z$51];MATCH([.$AX62];[.$Y$2:.$Y$51];0);2)" table:style-name="ce1">
            <text:p>#N/A</text:p>
          </table:table-cell>
          <table:table-cell office:value-type="float" office:value="151" table:formula="of:=INDEX([.$AC$2:.$AD$157];MATCH([.$AX62];[.$AC$2:.$AC$157];0);2)" table:style-name="ce1">
            <text:p>151</text:p>
          </table:table-cell>
          <table:table-cell office:value-type="float" office:value="183" table:formula="of:=INDEX([.$AG$2:.$AH$35];MATCH([.$AX62];[.$AG$2:.$AG$35];0);2)" table:style-name="ce1">
            <text:p>183</text:p>
          </table:table-cell>
          <table:table-cell office:value-type="float" office:value="0" table:formula="of:=INDEX([.$AK$2:.$AL$38];MATCH([.$AX62];[.$AK$2:.$AK$38];0);2)" table:style-name="ce1">
            <text:p>#N/A</text:p>
          </table:table-cell>
          <table:table-cell office:value-type="float" office:value="0" table:formula="of:=INDEX([.$AO$2:.$AP$33];MATCH([.$AX62];[.$AO$2:.$AO$33];0);2)" table:style-name="ce1">
            <text:p>#N/A</text:p>
          </table:table-cell>
          <table:table-cell office:value-type="float" office:value="0" table:formula="of:=INDEX([.$AS$2:.$AT$51];MATCH([.$AX62];[.$AS$2:.$AS$51];0);2)" table:style-name="ce1">
            <text:p>#N/A</text:p>
          </table:table-cell>
          <table:table-cell table:style-name="ce1"/>
          <table:table-cell office:value-type="string" table:number-columns-spanned="1" table:number-rows-spanned="32" table:style-name="ce7">
            <text:p>Tetracycline</text:p>
          </table:table-cell>
          <table:table-cell office:value-type="string" table:style-name="ce1">
            <text:p>tet(32)_2_EF626943</text:p>
          </table:table-cell>
          <table:table-cell office:value-type="float" office:value="34" table:style-name="ce1">
            <text:p>34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3" table:formula="of:=SUM([.BN62:.BY62])" table:style-name="ce1">
            <text:p>443</text:p>
          </table:table-cell>
          <table:table-cell table:style-name="ce1"/>
          <table:table-cell office:value-type="string" table:style-name="ce1">
            <text:p>ISKpn1_IS3_IS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aph(3')-Ia_1_V00359</text:p>
          </table:table-cell>
          <table:table-cell office:value-type="float" office:value="78" table:style-name="ce1">
            <text:p>78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erm(B)_23_X72021</text:p>
          </table:table-cell>
          <table:table-cell office:value-type="float" office:value="0" table:formula="of:=INDEX([.$A$2:.$B$37];MATCH([.$AX63];[.$A$2:.$A$37];0);2)" table:style-name="ce1">
            <text:p>#N/A</text:p>
          </table:table-cell>
          <table:table-cell office:value-type="float" office:value="0" table:formula="of:=INDEX([.$E$2:.$F$42];MATCH([.$AX63];[.$E$2:.$E$42];0);2)" table:style-name="ce1">
            <text:p>#N/A</text:p>
          </table:table-cell>
          <table:table-cell office:value-type="float" office:value="70" table:formula="of:=INDEX([.$I$2:.$J$37];MATCH([.$AX63];[.$I$2:.$I$37];0);2)" table:style-name="ce1">
            <text:p>70</text:p>
          </table:table-cell>
          <table:table-cell office:value-type="float" office:value="0" table:formula="of:=INDEX([.$M$2:.$N$31];MATCH([.$AX63];[.$M$2:.$M$31];0);2)" table:style-name="ce1">
            <text:p>#N/A</text:p>
          </table:table-cell>
          <table:table-cell office:value-type="float" office:value="0" table:formula="of:=INDEX([.$Q$2:.$R$122];MATCH([.$AX63];[.$Q$2:.$Q$122];0);2)" table:style-name="ce1">
            <text:p>#N/A</text:p>
          </table:table-cell>
          <table:table-cell office:value-type="float" office:value="0" table:formula="of:=INDEX([.$U$2:.$V$24];MATCH([.$AX63];[.$U$2:.$U$24];0);2)" table:style-name="ce1">
            <text:p>#N/A</text:p>
          </table:table-cell>
          <table:table-cell office:value-type="float" office:value="0" table:formula="of:=INDEX([.$Y$2:.$Z$51];MATCH([.$AX63];[.$Y$2:.$Y$51];0);2)" table:style-name="ce1">
            <text:p>#N/A</text:p>
          </table:table-cell>
          <table:table-cell office:value-type="float" office:value="0" table:formula="of:=INDEX([.$AC$2:.$AD$157];MATCH([.$AX63];[.$AC$2:.$AC$157];0);2)" table:style-name="ce1">
            <text:p>#N/A</text:p>
          </table:table-cell>
          <table:table-cell office:value-type="float" office:value="0" table:formula="of:=INDEX([.$AG$2:.$AH$35];MATCH([.$AX63];[.$AG$2:.$AG$35];0);2)" table:style-name="ce1">
            <text:p>#N/A</text:p>
          </table:table-cell>
          <table:table-cell office:value-type="float" office:value="0" table:formula="of:=INDEX([.$AK$2:.$AL$38];MATCH([.$AX63];[.$AK$2:.$AK$38];0);2)" table:style-name="ce1">
            <text:p>#N/A</text:p>
          </table:table-cell>
          <table:table-cell office:value-type="float" office:value="0" table:formula="of:=INDEX([.$AO$2:.$AP$33];MATCH([.$AX63];[.$AO$2:.$AO$33];0);2)" table:style-name="ce1">
            <text:p>#N/A</text:p>
          </table:table-cell>
          <table:table-cell office:value-type="float" office:value="0" table:formula="of:=INDEX([.$AS$2:.$AT$51];MATCH([.$AX63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40)_1_FJ158002</text:p>
          </table:table-cell>
          <table:table-cell office:value-type="float" office:value="219" table:style-name="ce1">
            <text:p>219</text:p>
          </table:table-cell>
          <table:table-cell office:value-type="float" office:value="476" table:style-name="ce1">
            <text:p>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5" table:style-name="ce1">
            <text:p>1245</text:p>
          </table:table-cell>
          <table:table-cell office:value-type="float" office:value="81" table:style-name="ce1">
            <text:p>81</text:p>
          </table:table-cell>
          <table:table-cell office:value-type="float" office:value="225" table:style-name="ce1">
            <text:p>225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666" table:style-name="ce1">
            <text:p>666</text:p>
          </table:table-cell>
          <table:table-cell office:value-type="float" office:value="436" table:style-name="ce1">
            <text:p>436</text:p>
          </table:table-cell>
          <table:table-cell office:value-type="float" office:value="165" table:style-name="ce1">
            <text:p>165</text:p>
          </table:table-cell>
          <table:table-cell office:value-type="float" office:value="3645" table:formula="of:=SUM([.BN63:.BY63])" table:style-name="ce1">
            <text:p>3645</text:p>
          </table:table-cell>
          <table:table-cell table:style-name="ce1"/>
          <table:table-cell office:value-type="string" table:style-name="ce1">
            <text:p>ISKpn21_ISNCY_IS1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Efm1_IS982_unknown</text:p>
          </table:table-cell>
          <table:table-cell office:value-type="float" office:value="44" table:style-name="ce1">
            <text:p>44</text:p>
          </table:table-cell>
          <table:table-cell office:value-type="float" office:value="1041" table:style-name="ce1">
            <text:p>1041</text:p>
          </table:table-cell>
          <table:table-cell table:number-columns-repeated="30" table:style-name="ce1"/>
          <table:table-cell office:value-type="string" table:style-name="ce1">
            <text:p>IS942_IS1380_IS942</text:p>
          </table:table-cell>
          <table:table-cell office:value-type="float" office:value="0" table:formula="of:=INDEX([.$A$2:.$B$37];MATCH([.$AX64];[.$A$2:.$A$37];0);2)" table:style-name="ce1">
            <text:p>#N/A</text:p>
          </table:table-cell>
          <table:table-cell office:value-type="float" office:value="0" table:formula="of:=INDEX([.$E$2:.$F$42];MATCH([.$AX64];[.$E$2:.$E$42];0);2)" table:style-name="ce1">
            <text:p>#N/A</text:p>
          </table:table-cell>
          <table:table-cell office:value-type="float" office:value="3941" table:formula="of:=INDEX([.$I$2:.$J$37];MATCH([.$AX64];[.$I$2:.$I$37];0);2)" table:style-name="ce1">
            <text:p>3941</text:p>
          </table:table-cell>
          <table:table-cell office:value-type="float" office:value="0" table:formula="of:=INDEX([.$M$2:.$N$31];MATCH([.$AX64];[.$M$2:.$M$31];0);2)" table:style-name="ce1">
            <text:p>#N/A</text:p>
          </table:table-cell>
          <table:table-cell office:value-type="float" office:value="0" table:formula="of:=INDEX([.$Q$2:.$R$122];MATCH([.$AX64];[.$Q$2:.$Q$122];0);2)" table:style-name="ce1">
            <text:p>#N/A</text:p>
          </table:table-cell>
          <table:table-cell office:value-type="float" office:value="0" table:formula="of:=INDEX([.$U$2:.$V$24];MATCH([.$AX64];[.$U$2:.$U$24];0);2)" table:style-name="ce1">
            <text:p>#N/A</text:p>
          </table:table-cell>
          <table:table-cell office:value-type="float" office:value="0" table:formula="of:=INDEX([.$Y$2:.$Z$51];MATCH([.$AX64];[.$Y$2:.$Y$51];0);2)" table:style-name="ce1">
            <text:p>#N/A</text:p>
          </table:table-cell>
          <table:table-cell office:value-type="float" office:value="0" table:formula="of:=INDEX([.$AC$2:.$AD$157];MATCH([.$AX64];[.$AC$2:.$AC$157];0);2)" table:style-name="ce1">
            <text:p>#N/A</text:p>
          </table:table-cell>
          <table:table-cell office:value-type="float" office:value="0" table:formula="of:=INDEX([.$AG$2:.$AH$35];MATCH([.$AX64];[.$AG$2:.$AG$35];0);2)" table:style-name="ce1">
            <text:p>#N/A</text:p>
          </table:table-cell>
          <table:table-cell office:value-type="float" office:value="0" table:formula="of:=INDEX([.$AK$2:.$AL$38];MATCH([.$AX64];[.$AK$2:.$AK$38];0);2)" table:style-name="ce1">
            <text:p>#N/A</text:p>
          </table:table-cell>
          <table:table-cell office:value-type="float" office:value="0" table:formula="of:=INDEX([.$AO$2:.$AP$33];MATCH([.$AX64];[.$AO$2:.$AO$33];0);2)" table:style-name="ce1">
            <text:p>#N/A</text:p>
          </table:table-cell>
          <table:table-cell office:value-type="float" office:value="0" table:formula="of:=INDEX([.$AS$2:.$AT$51];MATCH([.$AX64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40)_2_AM419751</text:p>
          </table:table-cell>
          <table:table-cell office:value-type="float" office:value="278" table:style-name="ce1">
            <text:p>278</text:p>
          </table:table-cell>
          <table:table-cell office:value-type="float" office:value="498" table:style-name="ce1">
            <text:p>498</text:p>
          </table:table-cell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1324" table:style-name="ce1">
            <text:p>1324</text:p>
          </table:table-cell>
          <table:table-cell office:value-type="float" office:value="107" table:style-name="ce1">
            <text:p>107</text:p>
          </table:table-cell>
          <table:table-cell office:value-type="float" office:value="346" table:style-name="ce1">
            <text:p>346</text:p>
          </table:table-cell>
          <table:table-cell office:value-type="float" office:value="202" table:style-name="ce1">
            <text:p>202</text:p>
          </table:table-cell>
          <table:table-cell office:value-type="float" office:value="260" table:style-name="ce1">
            <text:p>260</text:p>
          </table:table-cell>
          <table:table-cell office:value-type="float" office:value="1004" table:style-name="ce1">
            <text:p>1004</text:p>
          </table:table-cell>
          <table:table-cell office:value-type="float" office:value="599" table:style-name="ce1">
            <text:p>599</text:p>
          </table:table-cell>
          <table:table-cell office:value-type="float" office:value="204" table:style-name="ce1">
            <text:p>204</text:p>
          </table:table-cell>
          <table:table-cell office:value-type="float" office:value="5045" table:formula="of:=SUM([.BN64:.BY64])" table:style-name="ce1">
            <text:p>5045</text:p>
          </table:table-cell>
          <table:table-cell table:style-name="ce1"/>
          <table:table-cell office:value-type="string" table:style-name="ce1">
            <text:p>ISKpn26_IS5_IS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Rob1_IS66_unknown</text:p>
          </table:table-cell>
          <table:table-cell office:value-type="float" office:value="202" table:style-name="ce1">
            <text:p>202</text:p>
          </table:table-cell>
          <table:table-cell office:value-type="float" office:value="2546" table:style-name="ce1">
            <text:p>2546</text:p>
          </table:table-cell>
          <table:table-cell table:number-columns-repeated="30" table:style-name="ce1"/>
          <table:table-cell office:value-type="string" table:style-name="ce1">
            <text:p>blaTEM-181_1_KM977568</text:p>
          </table:table-cell>
          <table:table-cell office:value-type="float" office:value="0" table:formula="of:=INDEX([.$A$2:.$B$37];MATCH([.$AX65];[.$A$2:.$A$37];0);2)" table:style-name="ce1">
            <text:p>#N/A</text:p>
          </table:table-cell>
          <table:table-cell office:value-type="float" office:value="0" table:formula="of:=INDEX([.$E$2:.$F$42];MATCH([.$AX65];[.$E$2:.$E$42];0);2)" table:style-name="ce1">
            <text:p>#N/A</text:p>
          </table:table-cell>
          <table:table-cell office:value-type="float" office:value="0" table:formula="of:=INDEX([.$I$2:.$J$37];MATCH([.$AX65];[.$I$2:.$I$37];0);2)" table:style-name="ce1">
            <text:p>#N/A</text:p>
          </table:table-cell>
          <table:table-cell office:value-type="float" office:value="20" table:formula="of:=INDEX([.$M$2:.$N$31];MATCH([.$AX65];[.$M$2:.$M$31];0);2)" table:style-name="ce1">
            <text:p>20</text:p>
          </table:table-cell>
          <table:table-cell office:value-type="float" office:value="0" table:formula="of:=INDEX([.$Q$2:.$R$122];MATCH([.$AX65];[.$Q$2:.$Q$122];0);2)" table:style-name="ce1">
            <text:p>#N/A</text:p>
          </table:table-cell>
          <table:table-cell office:value-type="float" office:value="0" table:formula="of:=INDEX([.$U$2:.$V$24];MATCH([.$AX65];[.$U$2:.$U$24];0);2)" table:style-name="ce1">
            <text:p>#N/A</text:p>
          </table:table-cell>
          <table:table-cell office:value-type="float" office:value="0" table:formula="of:=INDEX([.$Y$2:.$Z$51];MATCH([.$AX65];[.$Y$2:.$Y$51];0);2)" table:style-name="ce1">
            <text:p>#N/A</text:p>
          </table:table-cell>
          <table:table-cell office:value-type="float" office:value="0" table:formula="of:=INDEX([.$AC$2:.$AD$157];MATCH([.$AX65];[.$AC$2:.$AC$157];0);2)" table:style-name="ce1">
            <text:p>#N/A</text:p>
          </table:table-cell>
          <table:table-cell office:value-type="float" office:value="0" table:formula="of:=INDEX([.$AG$2:.$AH$35];MATCH([.$AX65];[.$AG$2:.$AG$35];0);2)" table:style-name="ce1">
            <text:p>#N/A</text:p>
          </table:table-cell>
          <table:table-cell office:value-type="float" office:value="0" table:formula="of:=INDEX([.$AK$2:.$AL$38];MATCH([.$AX65];[.$AK$2:.$AK$38];0);2)" table:style-name="ce1">
            <text:p>#N/A</text:p>
          </table:table-cell>
          <table:table-cell office:value-type="float" office:value="0" table:formula="of:=INDEX([.$AO$2:.$AP$33];MATCH([.$AX65];[.$AO$2:.$AO$33];0);2)" table:style-name="ce1">
            <text:p>#N/A</text:p>
          </table:table-cell>
          <table:table-cell office:value-type="float" office:value="0" table:formula="of:=INDEX([.$AS$2:.$AT$51];MATCH([.$AX65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A)_4_AJ5177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68" table:formula="of:=SUM([.BN65:.BY65])" table:style-name="ce1">
            <text:p>168</text:p>
          </table:table-cell>
          <table:table-cell table:style-name="ce1"/>
          <table:table-cell office:value-type="string" table:style-name="ce1">
            <text:p>ISKpn60_IS110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blaCTX-M-28_6_AJ549244</text:p>
          </table:table-cell>
          <table:table-cell office:value-type="float" office:value="25" table:style-name="ce1">
            <text:p>25</text:p>
          </table:table-cell>
          <table:table-cell office:value-type="float" office:value="876" table:style-name="ce1">
            <text:p>876</text:p>
          </table:table-cell>
          <table:table-cell table:number-columns-repeated="30" table:style-name="ce1"/>
          <table:table-cell office:value-type="string" table:style-name="ce1">
            <text:p>IS150_IS3_IS150</text:p>
          </table:table-cell>
          <table:table-cell office:value-type="float" office:value="0" table:formula="of:=INDEX([.$A$2:.$B$37];MATCH([.$AX66];[.$A$2:.$A$37];0);2)" table:style-name="ce1">
            <text:p>#N/A</text:p>
          </table:table-cell>
          <table:table-cell office:value-type="float" office:value="0" table:formula="of:=INDEX([.$E$2:.$F$42];MATCH([.$AX66];[.$E$2:.$E$42];0);2)" table:style-name="ce1">
            <text:p>#N/A</text:p>
          </table:table-cell>
          <table:table-cell office:value-type="float" office:value="0" table:formula="of:=INDEX([.$I$2:.$J$37];MATCH([.$AX66];[.$I$2:.$I$37];0);2)" table:style-name="ce1">
            <text:p>#N/A</text:p>
          </table:table-cell>
          <table:table-cell office:value-type="float" office:value="70" table:formula="of:=INDEX([.$M$2:.$N$31];MATCH([.$AX66];[.$M$2:.$M$31];0);2)" table:style-name="ce1">
            <text:p>70</text:p>
          </table:table-cell>
          <table:table-cell office:value-type="float" office:value="521" table:formula="of:=INDEX([.$Q$2:.$R$122];MATCH([.$AX66];[.$Q$2:.$Q$122];0);2)" table:style-name="ce1">
            <text:p>521</text:p>
          </table:table-cell>
          <table:table-cell office:value-type="float" office:value="0" table:formula="of:=INDEX([.$U$2:.$V$24];MATCH([.$AX66];[.$U$2:.$U$24];0);2)" table:style-name="ce1">
            <text:p>#N/A</text:p>
          </table:table-cell>
          <table:table-cell office:value-type="float" office:value="229" table:formula="of:=INDEX([.$Y$2:.$Z$51];MATCH([.$AX66];[.$Y$2:.$Y$51];0);2)" table:style-name="ce1">
            <text:p>229</text:p>
          </table:table-cell>
          <table:table-cell office:value-type="float" office:value="0" table:formula="of:=INDEX([.$AC$2:.$AD$157];MATCH([.$AX66];[.$AC$2:.$AC$157];0);2)" table:style-name="ce1">
            <text:p>#N/A</text:p>
          </table:table-cell>
          <table:table-cell office:value-type="float" office:value="0" table:formula="of:=INDEX([.$AG$2:.$AH$35];MATCH([.$AX66];[.$AG$2:.$AG$35];0);2)" table:style-name="ce1">
            <text:p>#N/A</text:p>
          </table:table-cell>
          <table:table-cell office:value-type="float" office:value="0" table:formula="of:=INDEX([.$AK$2:.$AL$38];MATCH([.$AX66];[.$AK$2:.$AK$38];0);2)" table:style-name="ce1">
            <text:p>#N/A</text:p>
          </table:table-cell>
          <table:table-cell office:value-type="float" office:value="0" table:formula="of:=INDEX([.$AO$2:.$AP$33];MATCH([.$AX66];[.$AO$2:.$AO$33];0);2)" table:style-name="ce1">
            <text:p>#N/A</text:p>
          </table:table-cell>
          <table:table-cell office:value-type="float" office:value="0" table:formula="of:=INDEX([.$AS$2:.$AT$51];MATCH([.$AX66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A)_5_AJ419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SUM([.BN66:.BY66])" table:style-name="ce1">
            <text:p>55</text:p>
          </table:table-cell>
          <table:table-cell table:style-name="ce1"/>
          <table:table-cell office:value-type="string" table:style-name="ce1">
            <text:p>ISRmsp1_IS9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1187_IS982_unknown</text:p>
          </table:table-cell>
          <table:table-cell office:value-type="float" office:value="1049" table:style-name="ce1">
            <text:p>1049</text:p>
          </table:table-cell>
          <table:table-cell office:value-type="float" office:value="1028" table:style-name="ce1">
            <text:p>1028</text:p>
          </table:table-cell>
          <table:table-cell table:number-columns-repeated="30" table:style-name="ce1"/>
          <table:table-cell office:value-type="string" table:style-name="ce1">
            <text:p>IS10R_IS4_IS10</text:p>
          </table:table-cell>
          <table:table-cell office:value-type="float" office:value="0" table:formula="of:=INDEX([.$A$2:.$B$37];MATCH([.$AX67];[.$A$2:.$A$37];0);2)" table:style-name="ce1">
            <text:p>#N/A</text:p>
          </table:table-cell>
          <table:table-cell office:value-type="float" office:value="0" table:formula="of:=INDEX([.$E$2:.$F$42];MATCH([.$AX67];[.$E$2:.$E$42];0);2)" table:style-name="ce1">
            <text:p>#N/A</text:p>
          </table:table-cell>
          <table:table-cell office:value-type="float" office:value="0" table:formula="of:=INDEX([.$I$2:.$J$37];MATCH([.$AX67];[.$I$2:.$I$37];0);2)" table:style-name="ce1">
            <text:p>#N/A</text:p>
          </table:table-cell>
          <table:table-cell office:value-type="float" office:value="25" table:formula="of:=INDEX([.$M$2:.$N$31];MATCH([.$AX67];[.$M$2:.$M$31];0);2)" table:style-name="ce1">
            <text:p>25</text:p>
          </table:table-cell>
          <table:table-cell office:value-type="float" office:value="0" table:formula="of:=INDEX([.$Q$2:.$R$122];MATCH([.$AX67];[.$Q$2:.$Q$122];0);2)" table:style-name="ce1">
            <text:p>#N/A</text:p>
          </table:table-cell>
          <table:table-cell office:value-type="float" office:value="0" table:formula="of:=INDEX([.$U$2:.$V$24];MATCH([.$AX67];[.$U$2:.$U$24];0);2)" table:style-name="ce1">
            <text:p>#N/A</text:p>
          </table:table-cell>
          <table:table-cell office:value-type="float" office:value="0" table:formula="of:=INDEX([.$Y$2:.$Z$51];MATCH([.$AX67];[.$Y$2:.$Y$51];0);2)" table:style-name="ce1">
            <text:p>#N/A</text:p>
          </table:table-cell>
          <table:table-cell office:value-type="float" office:value="0" table:formula="of:=INDEX([.$AC$2:.$AD$157];MATCH([.$AX67];[.$AC$2:.$AC$157];0);2)" table:style-name="ce1">
            <text:p>#N/A</text:p>
          </table:table-cell>
          <table:table-cell office:value-type="float" office:value="0" table:formula="of:=INDEX([.$AG$2:.$AH$35];MATCH([.$AX67];[.$AG$2:.$AG$35];0);2)" table:style-name="ce1">
            <text:p>#N/A</text:p>
          </table:table-cell>
          <table:table-cell office:value-type="float" office:value="0" table:formula="of:=INDEX([.$AK$2:.$AL$38];MATCH([.$AX67];[.$AK$2:.$AK$38];0);2)" table:style-name="ce1">
            <text:p>#N/A</text:p>
          </table:table-cell>
          <table:table-cell office:value-type="float" office:value="0" table:formula="of:=INDEX([.$AO$2:.$AP$33];MATCH([.$AX67];[.$AO$2:.$AO$33];0);2)" table:style-name="ce1">
            <text:p>#N/A</text:p>
          </table:table-cell>
          <table:table-cell office:value-type="float" office:value="0" table:formula="of:=INDEX([.$AS$2:.$AT$51];MATCH([.$AX67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A)_6_AF534183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205" table:formula="of:=SUM([.BN67:.BY67])" table:style-name="ce1">
            <text:p>205</text:p>
          </table:table-cell>
          <table:table-cell table:style-name="ce1"/>
          <table:table-cell office:value-type="string" table:style-name="ce1">
            <text:p>ISRmsp2_IS11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sul1_2_U12338</text:p>
          </table:table-cell>
          <table:table-cell office:value-type="float" office:value="9" table:style-name="ce1">
            <text:p>9</text:p>
          </table:table-cell>
          <table:table-cell office:value-type="float" office:value="840" table:style-name="ce1">
            <text:p>840</text:p>
          </table:table-cell>
          <table:table-cell table:number-columns-repeated="30" table:style-name="ce1"/>
          <table:table-cell office:value-type="string" table:style-name="ce1">
            <text:p>IS103_IS3_IS150</text:p>
          </table:table-cell>
          <table:table-cell office:value-type="float" office:value="0" table:formula="of:=INDEX([.$A$2:.$B$37];MATCH([.$AX68];[.$A$2:.$A$37];0);2)" table:style-name="ce1">
            <text:p>#N/A</text:p>
          </table:table-cell>
          <table:table-cell office:value-type="float" office:value="0" table:formula="of:=INDEX([.$E$2:.$F$42];MATCH([.$AX68];[.$E$2:.$E$42];0);2)" table:style-name="ce1">
            <text:p>#N/A</text:p>
          </table:table-cell>
          <table:table-cell office:value-type="float" office:value="0" table:formula="of:=INDEX([.$I$2:.$J$37];MATCH([.$AX68];[.$I$2:.$I$37];0);2)" table:style-name="ce1">
            <text:p>#N/A</text:p>
          </table:table-cell>
          <table:table-cell office:value-type="float" office:value="62" table:formula="of:=INDEX([.$M$2:.$N$31];MATCH([.$AX68];[.$M$2:.$M$31];0);2)" table:style-name="ce1">
            <text:p>62</text:p>
          </table:table-cell>
          <table:table-cell office:value-type="float" office:value="461" table:formula="of:=INDEX([.$Q$2:.$R$122];MATCH([.$AX68];[.$Q$2:.$Q$122];0);2)" table:style-name="ce1">
            <text:p>461</text:p>
          </table:table-cell>
          <table:table-cell office:value-type="float" office:value="0" table:formula="of:=INDEX([.$U$2:.$V$24];MATCH([.$AX68];[.$U$2:.$U$24];0);2)" table:style-name="ce1">
            <text:p>#N/A</text:p>
          </table:table-cell>
          <table:table-cell office:value-type="float" office:value="191" table:formula="of:=INDEX([.$Y$2:.$Z$51];MATCH([.$AX68];[.$Y$2:.$Y$51];0);2)" table:style-name="ce1">
            <text:p>191</text:p>
          </table:table-cell>
          <table:table-cell office:value-type="float" office:value="0" table:formula="of:=INDEX([.$AC$2:.$AD$157];MATCH([.$AX68];[.$AC$2:.$AC$157];0);2)" table:style-name="ce1">
            <text:p>#N/A</text:p>
          </table:table-cell>
          <table:table-cell office:value-type="float" office:value="0" table:formula="of:=INDEX([.$AG$2:.$AH$35];MATCH([.$AX68];[.$AG$2:.$AG$35];0);2)" table:style-name="ce1">
            <text:p>#N/A</text:p>
          </table:table-cell>
          <table:table-cell office:value-type="float" office:value="0" table:formula="of:=INDEX([.$AK$2:.$AL$38];MATCH([.$AX68];[.$AK$2:.$AK$38];0);2)" table:style-name="ce1">
            <text:p>#N/A</text:p>
          </table:table-cell>
          <table:table-cell office:value-type="float" office:value="0" table:formula="of:=INDEX([.$AO$2:.$AP$33];MATCH([.$AX68];[.$AO$2:.$AO$33];0);2)" table:style-name="ce1">
            <text:p>#N/A</text:p>
          </table:table-cell>
          <table:table-cell office:value-type="float" office:value="0" table:formula="of:=INDEX([.$AS$2:.$AT$51];MATCH([.$AX6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L)_2_M29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2" table:formula="of:=SUM([.BN68:.BY68])" table:style-name="ce1">
            <text:p>442</text:p>
          </table:table-cell>
          <table:table-cell table:style-name="ce1"/>
          <table:table-cell office:value-type="string" table:style-name="ce1">
            <text:p>ISRob1_IS66_unknown</text:p>
          </table:table-cell>
          <table:table-cell office:value-type="float" office:value="247" table:style-name="ce1">
            <text:p>247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Esa1_ISNCY_IS1202</text:p>
          </table:table-cell>
          <table:table-cell office:value-type="float" office:value="85" table:style-name="ce1">
            <text:p>85</text:p>
          </table:table-cell>
          <table:table-cell office:value-type="float" office:value="1609" table:style-name="ce1">
            <text:p>1609</text:p>
          </table:table-cell>
          <table:table-cell table:number-columns-repeated="30" table:style-name="ce1"/>
          <table:table-cell office:value-type="string" table:style-name="ce1">
            <text:p>IS186A_IS4_IS231</text:p>
          </table:table-cell>
          <table:table-cell office:value-type="float" office:value="0" table:formula="of:=INDEX([.$A$2:.$B$37];MATCH([.$AX69];[.$A$2:.$A$37];0);2)" table:style-name="ce1">
            <text:p>#N/A</text:p>
          </table:table-cell>
          <table:table-cell office:value-type="float" office:value="0" table:formula="of:=INDEX([.$E$2:.$F$42];MATCH([.$AX69];[.$E$2:.$E$42];0);2)" table:style-name="ce1">
            <text:p>#N/A</text:p>
          </table:table-cell>
          <table:table-cell office:value-type="float" office:value="0" table:formula="of:=INDEX([.$I$2:.$J$37];MATCH([.$AX69];[.$I$2:.$I$37];0);2)" table:style-name="ce1">
            <text:p>#N/A</text:p>
          </table:table-cell>
          <table:table-cell office:value-type="float" office:value="59" table:formula="of:=INDEX([.$M$2:.$N$31];MATCH([.$AX69];[.$M$2:.$M$31];0);2)" table:style-name="ce1">
            <text:p>59</text:p>
          </table:table-cell>
          <table:table-cell office:value-type="float" office:value="364" table:formula="of:=INDEX([.$Q$2:.$R$122];MATCH([.$AX69];[.$Q$2:.$Q$122];0);2)" table:style-name="ce1">
            <text:p>364</text:p>
          </table:table-cell>
          <table:table-cell office:value-type="float" office:value="0" table:formula="of:=INDEX([.$U$2:.$V$24];MATCH([.$AX69];[.$U$2:.$U$24];0);2)" table:style-name="ce1">
            <text:p>#N/A</text:p>
          </table:table-cell>
          <table:table-cell office:value-type="float" office:value="212" table:formula="of:=INDEX([.$Y$2:.$Z$51];MATCH([.$AX69];[.$Y$2:.$Y$51];0);2)" table:style-name="ce1">
            <text:p>212</text:p>
          </table:table-cell>
          <table:table-cell office:value-type="float" office:value="0" table:formula="of:=INDEX([.$AC$2:.$AD$157];MATCH([.$AX69];[.$AC$2:.$AC$157];0);2)" table:style-name="ce1">
            <text:p>#N/A</text:p>
          </table:table-cell>
          <table:table-cell office:value-type="float" office:value="0" table:formula="of:=INDEX([.$AG$2:.$AH$35];MATCH([.$AX69];[.$AG$2:.$AG$35];0);2)" table:style-name="ce1">
            <text:p>#N/A</text:p>
          </table:table-cell>
          <table:table-cell office:value-type="float" office:value="0" table:formula="of:=INDEX([.$AK$2:.$AL$38];MATCH([.$AX69];[.$AK$2:.$AK$38];0);2)" table:style-name="ce1">
            <text:p>#N/A</text:p>
          </table:table-cell>
          <table:table-cell office:value-type="float" office:value="0" table:formula="of:=INDEX([.$AO$2:.$AP$33];MATCH([.$AX69];[.$AO$2:.$AO$33];0);2)" table:style-name="ce1">
            <text:p>#N/A</text:p>
          </table:table-cell>
          <table:table-cell office:value-type="float" office:value="0" table:formula="of:=INDEX([.$AS$2:.$AT$51];MATCH([.$AX69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L)_8_AY0819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formula="of:=SUM([.BN69:.BY69])" table:style-name="ce1">
            <text:p>387</text:p>
          </table:table-cell>
          <table:table-cell table:style-name="ce1"/>
          <table:table-cell office:value-type="string" table:style-name="ce1">
            <text:p>ISSen4_IS3_IS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421_IS4_IS231</text:p>
          </table:table-cell>
          <table:table-cell office:value-type="float" office:value="480" table:style-name="ce1">
            <text:p>480</text:p>
          </table:table-cell>
          <table:table-cell office:value-type="float" office:value="1342" table:style-name="ce1">
            <text:p>1342</text:p>
          </table:table-cell>
          <table:table-cell table:number-columns-repeated="30" table:style-name="ce1"/>
          <table:table-cell office:value-type="string" table:style-name="ce1">
            <text:p>aph(3'')-Ib_2_AF024602</text:p>
          </table:table-cell>
          <table:table-cell office:value-type="float" office:value="0" table:formula="of:=INDEX([.$A$2:.$B$37];MATCH([.$AX70];[.$A$2:.$A$37];0);2)" table:style-name="ce1">
            <text:p>#N/A</text:p>
          </table:table-cell>
          <table:table-cell office:value-type="float" office:value="0" table:formula="of:=INDEX([.$E$2:.$F$42];MATCH([.$AX70];[.$E$2:.$E$42];0);2)" table:style-name="ce1">
            <text:p>#N/A</text:p>
          </table:table-cell>
          <table:table-cell office:value-type="float" office:value="0" table:formula="of:=INDEX([.$I$2:.$J$37];MATCH([.$AX70];[.$I$2:.$I$37];0);2)" table:style-name="ce1">
            <text:p>#N/A</text:p>
          </table:table-cell>
          <table:table-cell office:value-type="float" office:value="0" table:formula="of:=INDEX([.$M$2:.$N$31];MATCH([.$AX70];[.$M$2:.$M$31];0);2)" table:style-name="ce1">
            <text:p>#N/A</text:p>
          </table:table-cell>
          <table:table-cell office:value-type="float" office:value="35" table:formula="of:=INDEX([.$Q$2:.$R$122];MATCH([.$AX70];[.$Q$2:.$Q$122];0);2)" table:style-name="ce1">
            <text:p>35</text:p>
          </table:table-cell>
          <table:table-cell office:value-type="float" office:value="0" table:formula="of:=INDEX([.$U$2:.$V$24];MATCH([.$AX70];[.$U$2:.$U$24];0);2)" table:style-name="ce1">
            <text:p>#N/A</text:p>
          </table:table-cell>
          <table:table-cell office:value-type="float" office:value="0" table:formula="of:=INDEX([.$Y$2:.$Z$51];MATCH([.$AX70];[.$Y$2:.$Y$51];0);2)" table:style-name="ce1">
            <text:p>#N/A</text:p>
          </table:table-cell>
          <table:table-cell office:value-type="float" office:value="0" table:formula="of:=INDEX([.$AC$2:.$AD$157];MATCH([.$AX70];[.$AC$2:.$AC$157];0);2)" table:style-name="ce1">
            <text:p>#N/A</text:p>
          </table:table-cell>
          <table:table-cell office:value-type="float" office:value="0" table:formula="of:=INDEX([.$AG$2:.$AH$35];MATCH([.$AX70];[.$AG$2:.$AG$35];0);2)" table:style-name="ce1">
            <text:p>#N/A</text:p>
          </table:table-cell>
          <table:table-cell office:value-type="float" office:value="0" table:formula="of:=INDEX([.$AK$2:.$AL$38];MATCH([.$AX70];[.$AK$2:.$AK$38];0);2)" table:style-name="ce1">
            <text:p>#N/A</text:p>
          </table:table-cell>
          <table:table-cell office:value-type="float" office:value="0" table:formula="of:=INDEX([.$AO$2:.$AP$33];MATCH([.$AX70];[.$AO$2:.$AO$33];0);2)" table:style-name="ce1">
            <text:p>#N/A</text:p>
          </table:table-cell>
          <table:table-cell office:value-type="float" office:value="77" table:formula="of:=INDEX([.$AS$2:.$AT$51];MATCH([.$AX70];[.$AS$2:.$AS$51];0);2)" table:style-name="ce1">
            <text:p>77</text:p>
          </table:table-cell>
          <table:table-cell table:style-name="ce1"/>
          <table:covered-table-cell/>
          <table:table-cell office:value-type="string" table:style-name="ce1">
            <text:p>tet(M)_1_X92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" table:style-name="ce1">
            <text:p>3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4" table:style-name="ce1">
            <text:p>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0" table:formula="of:=SUM([.BN70:.BY70])" table:style-name="ce1">
            <text:p>1040</text:p>
          </table:table-cell>
          <table:table-cell table:style-name="ce1"/>
          <table:table-cell office:value-type="string" table:style-name="ce1">
            <text:p>S1R_IS1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9" table:style-name="ce1">
            <text:p>10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tet(40)_1_FJ158002</text:p>
          </table:table-cell>
          <table:table-cell office:value-type="float" office:value="1245" table:style-name="ce1">
            <text:p>1245</text:p>
          </table:table-cell>
          <table:table-cell office:value-type="float" office:value="1221" table:style-name="ce1">
            <text:p>1221</text:p>
          </table:table-cell>
          <table:table-cell table:number-columns-repeated="30" table:style-name="ce1"/>
          <table:table-cell office:value-type="string" table:style-name="ce1">
            <text:p>blaCTX-M-127_1_MF196229</text:p>
          </table:table-cell>
          <table:table-cell office:value-type="float" office:value="0" table:formula="of:=INDEX([.$A$2:.$B$37];MATCH([.$AX71];[.$A$2:.$A$37];0);2)" table:style-name="ce1">
            <text:p>#N/A</text:p>
          </table:table-cell>
          <table:table-cell office:value-type="float" office:value="0" table:formula="of:=INDEX([.$E$2:.$F$42];MATCH([.$AX71];[.$E$2:.$E$42];0);2)" table:style-name="ce1">
            <text:p>#N/A</text:p>
          </table:table-cell>
          <table:table-cell office:value-type="float" office:value="0" table:formula="of:=INDEX([.$I$2:.$J$37];MATCH([.$AX71];[.$I$2:.$I$37];0);2)" table:style-name="ce1">
            <text:p>#N/A</text:p>
          </table:table-cell>
          <table:table-cell office:value-type="float" office:value="0" table:formula="of:=INDEX([.$M$2:.$N$31];MATCH([.$AX71];[.$M$2:.$M$31];0);2)" table:style-name="ce1">
            <text:p>#N/A</text:p>
          </table:table-cell>
          <table:table-cell office:value-type="float" office:value="19" table:formula="of:=INDEX([.$Q$2:.$R$122];MATCH([.$AX71];[.$Q$2:.$Q$122];0);2)" table:style-name="ce1">
            <text:p>19</text:p>
          </table:table-cell>
          <table:table-cell office:value-type="float" office:value="0" table:formula="of:=INDEX([.$U$2:.$V$24];MATCH([.$AX71];[.$U$2:.$U$24];0);2)" table:style-name="ce1">
            <text:p>#N/A</text:p>
          </table:table-cell>
          <table:table-cell office:value-type="float" office:value="0" table:formula="of:=INDEX([.$Y$2:.$Z$51];MATCH([.$AX71];[.$Y$2:.$Y$51];0);2)" table:style-name="ce1">
            <text:p>#N/A</text:p>
          </table:table-cell>
          <table:table-cell office:value-type="float" office:value="0" table:formula="of:=INDEX([.$AC$2:.$AD$157];MATCH([.$AX71];[.$AC$2:.$AC$157];0);2)" table:style-name="ce1">
            <text:p>#N/A</text:p>
          </table:table-cell>
          <table:table-cell office:value-type="float" office:value="0" table:formula="of:=INDEX([.$AG$2:.$AH$35];MATCH([.$AX71];[.$AG$2:.$AG$35];0);2)" table:style-name="ce1">
            <text:p>#N/A</text:p>
          </table:table-cell>
          <table:table-cell office:value-type="float" office:value="0" table:formula="of:=INDEX([.$AK$2:.$AL$38];MATCH([.$AX71];[.$AK$2:.$AK$38];0);2)" table:style-name="ce1">
            <text:p>#N/A</text:p>
          </table:table-cell>
          <table:table-cell office:value-type="float" office:value="0" table:formula="of:=INDEX([.$AO$2:.$AP$33];MATCH([.$AX71];[.$AO$2:.$AO$33];0);2)" table:style-name="ce1">
            <text:p>#N/A</text:p>
          </table:table-cell>
          <table:table-cell office:value-type="float" office:value="0" table:formula="of:=INDEX([.$AS$2:.$AT$51];MATCH([.$AX71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12_FR671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" table:formula="of:=SUM([.BN71:.BY71])" table:style-name="ce1">
            <text:p>399</text:p>
          </table:table-cell>
          <table:table-cell table:style-name="ce1"/>
          <table:table-cell office:value-type="string" table:style-name="ce1">
            <text:p>IS Total</text:p>
          </table:table-cell>
          <table:table-cell office:value-type="float" office:value="3132" table:formula="of:=SUM([.CC2:.CC70])" table:style-name="ce1">
            <text:p>3132</text:p>
          </table:table-cell>
          <table:table-cell office:value-type="float" office:value="5485" table:formula="of:=SUM([.CD2:.CD70])" table:style-name="ce1">
            <text:p>5485</text:p>
          </table:table-cell>
          <table:table-cell office:value-type="float" office:value="8689" table:formula="of:=SUM([.CE2:.CE70])" table:style-name="ce1">
            <text:p>8689</text:p>
          </table:table-cell>
          <table:table-cell office:value-type="float" office:value="2160" table:formula="of:=SUM([.CF2:.CF70])" table:style-name="ce1">
            <text:p>2160</text:p>
          </table:table-cell>
          <table:table-cell office:value-type="float" office:value="42790" table:formula="of:=SUM([.CG2:.CG70])" table:style-name="ce1">
            <text:p>42790</text:p>
          </table:table-cell>
          <table:table-cell office:value-type="float" office:value="1731" table:formula="of:=SUM([.CH2:.CH70])" table:style-name="ce1">
            <text:p>1731</text:p>
          </table:table-cell>
          <table:table-cell office:value-type="float" office:value="9859" table:formula="of:=SUM([.CI2:.CI70])" table:style-name="ce1">
            <text:p>9859</text:p>
          </table:table-cell>
          <table:table-cell office:value-type="float" office:value="177" table:formula="of:=SUM([.CJ2:.CJ70])" table:style-name="ce1">
            <text:p>177</text:p>
          </table:table-cell>
          <table:table-cell office:value-type="float" office:value="2326" table:formula="of:=SUM([.CK2:.CK70])" table:style-name="ce1">
            <text:p>2326</text:p>
          </table:table-cell>
          <table:table-cell office:value-type="float" office:value="3488" table:formula="of:=SUM([.CL2:.CL70])" table:style-name="ce1">
            <text:p>3488</text:p>
          </table:table-cell>
          <table:table-cell office:value-type="float" office:value="5096" table:formula="of:=SUM([.CM2:.CM70])" table:style-name="ce1">
            <text:p>5096</text:p>
          </table:table-cell>
          <table:table-cell office:value-type="float" office:value="3522" table:formula="of:=SUM([.CN2:.CN70])" table:style-name="ce1">
            <text:p>3522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blaCTX-M-216_1_MH243352</text:p>
          </table:table-cell>
          <table:table-cell office:value-type="float" office:value="25" table:style-name="ce1">
            <text:p>25</text:p>
          </table:table-cell>
          <table:table-cell office:value-type="float" office:value="876" table:style-name="ce1">
            <text:p>876</text:p>
          </table:table-cell>
          <table:table-cell table:number-columns-repeated="30" table:style-name="ce1"/>
          <table:table-cell office:value-type="string" table:style-name="ce1">
            <text:p>IS3_IS3_IS3</text:p>
          </table:table-cell>
          <table:table-cell office:value-type="float" office:value="0" table:formula="of:=INDEX([.$A$2:.$B$37];MATCH([.$AX72];[.$A$2:.$A$37];0);2)" table:style-name="ce1">
            <text:p>#N/A</text:p>
          </table:table-cell>
          <table:table-cell office:value-type="float" office:value="0" table:formula="of:=INDEX([.$E$2:.$F$42];MATCH([.$AX72];[.$E$2:.$E$42];0);2)" table:style-name="ce1">
            <text:p>#N/A</text:p>
          </table:table-cell>
          <table:table-cell office:value-type="float" office:value="0" table:formula="of:=INDEX([.$I$2:.$J$37];MATCH([.$AX72];[.$I$2:.$I$37];0);2)" table:style-name="ce1">
            <text:p>#N/A</text:p>
          </table:table-cell>
          <table:table-cell office:value-type="float" office:value="0" table:formula="of:=INDEX([.$M$2:.$N$31];MATCH([.$AX72];[.$M$2:.$M$31];0);2)" table:style-name="ce1">
            <text:p>#N/A</text:p>
          </table:table-cell>
          <table:table-cell office:value-type="float" office:value="2748" table:formula="of:=INDEX([.$Q$2:.$R$122];MATCH([.$AX72];[.$Q$2:.$Q$122];0);2)" table:style-name="ce1">
            <text:p>2748</text:p>
          </table:table-cell>
          <table:table-cell office:value-type="float" office:value="0" table:formula="of:=INDEX([.$U$2:.$V$24];MATCH([.$AX72];[.$U$2:.$U$24];0);2)" table:style-name="ce1">
            <text:p>#N/A</text:p>
          </table:table-cell>
          <table:table-cell office:value-type="float" office:value="905" table:formula="of:=INDEX([.$Y$2:.$Z$51];MATCH([.$AX72];[.$Y$2:.$Y$51];0);2)" table:style-name="ce1">
            <text:p>905</text:p>
          </table:table-cell>
          <table:table-cell office:value-type="float" office:value="0" table:formula="of:=INDEX([.$AC$2:.$AD$157];MATCH([.$AX72];[.$AC$2:.$AC$157];0);2)" table:style-name="ce1">
            <text:p>#N/A</text:p>
          </table:table-cell>
          <table:table-cell office:value-type="float" office:value="0" table:formula="of:=INDEX([.$AG$2:.$AH$35];MATCH([.$AX72];[.$AG$2:.$AG$35];0);2)" table:style-name="ce1">
            <text:p>#N/A</text:p>
          </table:table-cell>
          <table:table-cell office:value-type="float" office:value="0" table:formula="of:=INDEX([.$AK$2:.$AL$38];MATCH([.$AX72];[.$AK$2:.$AK$38];0);2)" table:style-name="ce1">
            <text:p>#N/A</text:p>
          </table:table-cell>
          <table:table-cell office:value-type="float" office:value="0" table:formula="of:=INDEX([.$AO$2:.$AP$33];MATCH([.$AX72];[.$AO$2:.$AO$33];0);2)" table:style-name="ce1">
            <text:p>#N/A</text:p>
          </table:table-cell>
          <table:table-cell office:value-type="float" office:value="33" table:formula="of:=INDEX([.$AS$2:.$AT$51];MATCH([.$AX72];[.$AS$2:.$AS$51];0);2)" table:style-name="ce1">
            <text:p>33</text:p>
          </table:table-cell>
          <table:table-cell table:style-name="ce1"/>
          <table:covered-table-cell/>
          <table:table-cell office:value-type="string" table:style-name="ce1">
            <text:p>tet(M)_13_AM99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396" table:style-name="ce1">
            <text:p>39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825" table:style-name="ce1">
            <text:p>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2" table:formula="of:=SUM([.BN72:.BY72])" table:style-name="ce1">
            <text:p>1342</text:p>
          </table:table-cell>
          <table:table-cell table:style-name="ce1"/>
          <table:table-cell office:value-type="string" table:style-name="ce1">
            <text:p>ARG Total</text:p>
          </table:table-cell>
          <table:table-cell office:value-type="float" office:value="16555" table:style-name="ce1">
            <text:p>16555</text:p>
          </table:table-cell>
          <table:table-cell office:value-type="float" office:value="20770" table:style-name="ce1">
            <text:p>20770</text:p>
          </table:table-cell>
          <table:table-cell office:value-type="float" office:value="12850" table:style-name="ce1">
            <text:p>12850</text:p>
          </table:table-cell>
          <table:table-cell office:value-type="float" office:value="8069" table:style-name="ce1">
            <text:p>8069</text:p>
          </table:table-cell>
          <table:table-cell office:value-type="float" office:value="32471" table:style-name="ce1">
            <text:p>32471</text:p>
          </table:table-cell>
          <table:table-cell office:value-type="float" office:value="8779" table:style-name="ce1">
            <text:p>8779</text:p>
          </table:table-cell>
          <table:table-cell office:value-type="float" office:value="19142" table:style-name="ce1">
            <text:p>19142</text:p>
          </table:table-cell>
          <table:table-cell office:value-type="float" office:value="9770" table:style-name="ce1">
            <text:p>9770</text:p>
          </table:table-cell>
          <table:table-cell office:value-type="float" office:value="12740" table:style-name="ce1">
            <text:p>12740</text:p>
          </table:table-cell>
          <table:table-cell office:value-type="float" office:value="13742" table:style-name="ce1">
            <text:p>13742</text:p>
          </table:table-cell>
          <table:table-cell office:value-type="float" office:value="14345" table:style-name="ce1">
            <text:p>14345</text:p>
          </table:table-cell>
          <table:table-cell office:value-type="float" office:value="14229" table:style-name="ce1">
            <text:p>14229</text:p>
          </table:table-cell>
          <table:table-cell table:number-columns-repeated="16292"/>
        </table:table-row>
        <table:table-row table:style-name="ro1">
          <table:table-cell table:number-columns-repeated="16"/>
          <table:table-cell office:value-type="string" table:style-name="ce1">
            <text:p>IS150_IS3_IS150</text:p>
          </table:table-cell>
          <table:table-cell office:value-type="float" office:value="521" table:style-name="ce1">
            <text:p>521</text:p>
          </table:table-cell>
          <table:table-cell office:value-type="float" office:value="1443" table:style-name="ce1">
            <text:p>1443</text:p>
          </table:table-cell>
          <table:table-cell table:number-columns-repeated="30" table:style-name="ce1"/>
          <table:table-cell office:value-type="string" table:style-name="ce1">
            <text:p>IS19_IS982_unknown</text:p>
          </table:table-cell>
          <table:table-cell office:value-type="float" office:value="0" table:formula="of:=INDEX([.$A$2:.$B$37];MATCH([.$AX73];[.$A$2:.$A$37];0);2)" table:style-name="ce1">
            <text:p>#N/A</text:p>
          </table:table-cell>
          <table:table-cell office:value-type="float" office:value="0" table:formula="of:=INDEX([.$E$2:.$F$42];MATCH([.$AX73];[.$E$2:.$E$42];0);2)" table:style-name="ce1">
            <text:p>#N/A</text:p>
          </table:table-cell>
          <table:table-cell office:value-type="float" office:value="0" table:formula="of:=INDEX([.$I$2:.$J$37];MATCH([.$AX73];[.$I$2:.$I$37];0);2)" table:style-name="ce1">
            <text:p>#N/A</text:p>
          </table:table-cell>
          <table:table-cell office:value-type="float" office:value="0" table:formula="of:=INDEX([.$M$2:.$N$31];MATCH([.$AX73];[.$M$2:.$M$31];0);2)" table:style-name="ce1">
            <text:p>#N/A</text:p>
          </table:table-cell>
          <table:table-cell office:value-type="float" office:value="43" table:formula="of:=INDEX([.$Q$2:.$R$122];MATCH([.$AX73];[.$Q$2:.$Q$122];0);2)" table:style-name="ce1">
            <text:p>43</text:p>
          </table:table-cell>
          <table:table-cell office:value-type="float" office:value="0" table:formula="of:=INDEX([.$U$2:.$V$24];MATCH([.$AX73];[.$U$2:.$U$24];0);2)" table:style-name="ce1">
            <text:p>#N/A</text:p>
          </table:table-cell>
          <table:table-cell office:value-type="float" office:value="0" table:formula="of:=INDEX([.$Y$2:.$Z$51];MATCH([.$AX73];[.$Y$2:.$Y$51];0);2)" table:style-name="ce1">
            <text:p>#N/A</text:p>
          </table:table-cell>
          <table:table-cell office:value-type="float" office:value="0" table:formula="of:=INDEX([.$AC$2:.$AD$157];MATCH([.$AX73];[.$AC$2:.$AC$157];0);2)" table:style-name="ce1">
            <text:p>#N/A</text:p>
          </table:table-cell>
          <table:table-cell office:value-type="float" office:value="0" table:formula="of:=INDEX([.$AG$2:.$AH$35];MATCH([.$AX73];[.$AG$2:.$AG$35];0);2)" table:style-name="ce1">
            <text:p>#N/A</text:p>
          </table:table-cell>
          <table:table-cell office:value-type="float" office:value="0" table:formula="of:=INDEX([.$AK$2:.$AL$38];MATCH([.$AX73];[.$AK$2:.$AK$38];0);2)" table:style-name="ce1">
            <text:p>#N/A</text:p>
          </table:table-cell>
          <table:table-cell office:value-type="float" office:value="0" table:formula="of:=INDEX([.$AO$2:.$AP$33];MATCH([.$AX73];[.$AO$2:.$AO$33];0);2)" table:style-name="ce1">
            <text:p>#N/A</text:p>
          </table:table-cell>
          <table:table-cell office:value-type="float" office:value="0" table:formula="of:=INDEX([.$AS$2:.$AT$51];MATCH([.$AX73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2_X90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5" table:formula="of:=SUM([.BN73:.BY73])" table:style-name="ce1">
            <text:p>295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tet(M)_1_X92947</text:p>
          </table:table-cell>
          <table:table-cell office:value-type="float" office:value="316" table:style-name="ce1">
            <text:p>316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ISEc10_IS21_unknown</text:p>
          </table:table-cell>
          <table:table-cell office:value-type="float" office:value="0" table:formula="of:=INDEX([.$A$2:.$B$37];MATCH([.$AX74];[.$A$2:.$A$37];0);2)" table:style-name="ce1">
            <text:p>#N/A</text:p>
          </table:table-cell>
          <table:table-cell office:value-type="float" office:value="0" table:formula="of:=INDEX([.$E$2:.$F$42];MATCH([.$AX74];[.$E$2:.$E$42];0);2)" table:style-name="ce1">
            <text:p>#N/A</text:p>
          </table:table-cell>
          <table:table-cell office:value-type="float" office:value="0" table:formula="of:=INDEX([.$I$2:.$J$37];MATCH([.$AX74];[.$I$2:.$I$37];0);2)" table:style-name="ce1">
            <text:p>#N/A</text:p>
          </table:table-cell>
          <table:table-cell office:value-type="float" office:value="0" table:formula="of:=INDEX([.$M$2:.$N$31];MATCH([.$AX74];[.$M$2:.$M$31];0);2)" table:style-name="ce1">
            <text:p>#N/A</text:p>
          </table:table-cell>
          <table:table-cell office:value-type="float" office:value="61" table:formula="of:=INDEX([.$Q$2:.$R$122];MATCH([.$AX74];[.$Q$2:.$Q$122];0);2)" table:style-name="ce1">
            <text:p>61</text:p>
          </table:table-cell>
          <table:table-cell office:value-type="float" office:value="0" table:formula="of:=INDEX([.$U$2:.$V$24];MATCH([.$AX74];[.$U$2:.$U$24];0);2)" table:style-name="ce1">
            <text:p>#N/A</text:p>
          </table:table-cell>
          <table:table-cell office:value-type="float" office:value="0" table:formula="of:=INDEX([.$Y$2:.$Z$51];MATCH([.$AX74];[.$Y$2:.$Y$51];0);2)" table:style-name="ce1">
            <text:p>#N/A</text:p>
          </table:table-cell>
          <table:table-cell office:value-type="float" office:value="0" table:formula="of:=INDEX([.$AC$2:.$AD$157];MATCH([.$AX74];[.$AC$2:.$AC$157];0);2)" table:style-name="ce1">
            <text:p>#N/A</text:p>
          </table:table-cell>
          <table:table-cell office:value-type="float" office:value="0" table:formula="of:=INDEX([.$AG$2:.$AH$35];MATCH([.$AX74];[.$AG$2:.$AG$35];0);2)" table:style-name="ce1">
            <text:p>#N/A</text:p>
          </table:table-cell>
          <table:table-cell office:value-type="float" office:value="0" table:formula="of:=INDEX([.$AK$2:.$AL$38];MATCH([.$AX74];[.$AK$2:.$AK$38];0);2)" table:style-name="ce1">
            <text:p>#N/A</text:p>
          </table:table-cell>
          <table:table-cell office:value-type="float" office:value="0" table:formula="of:=INDEX([.$AO$2:.$AP$33];MATCH([.$AX74];[.$AO$2:.$AO$33];0);2)" table:style-name="ce1">
            <text:p>#N/A</text:p>
          </table:table-cell>
          <table:table-cell office:value-type="float" office:value="0" table:formula="of:=INDEX([.$AS$2:.$AT$51];MATCH([.$AX74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1_M18896</text:p>
          </table:table-cell>
          <table:table-cell office:value-type="float" office:value="924" table:style-name="ce1">
            <text:p>9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3" table:style-name="ce1">
            <text:p>1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7" table:formula="of:=SUM([.BN74:.BY74])" table:style-name="ce1">
            <text:p>1967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erm(B)_10_U86375</text:p>
          </table:table-cell>
          <table:table-cell office:value-type="float" office:value="70" table:style-name="ce1">
            <text:p>70</text:p>
          </table:table-cell>
          <table:table-cell office:value-type="float" office:value="738" table:style-name="ce1">
            <text:p>738</text:p>
          </table:table-cell>
          <table:table-cell table:number-columns-repeated="30" table:style-name="ce1"/>
          <table:table-cell office:value-type="string" table:style-name="ce1">
            <text:p>IS2_IS3_IS2</text:p>
          </table:table-cell>
          <table:table-cell office:value-type="float" office:value="0" table:formula="of:=INDEX([.$A$2:.$B$37];MATCH([.$AX75];[.$A$2:.$A$37];0);2)" table:style-name="ce1">
            <text:p>#N/A</text:p>
          </table:table-cell>
          <table:table-cell office:value-type="float" office:value="0" table:formula="of:=INDEX([.$E$2:.$F$42];MATCH([.$AX75];[.$E$2:.$E$42];0);2)" table:style-name="ce1">
            <text:p>#N/A</text:p>
          </table:table-cell>
          <table:table-cell office:value-type="float" office:value="0" table:formula="of:=INDEX([.$I$2:.$J$37];MATCH([.$AX75];[.$I$2:.$I$37];0);2)" table:style-name="ce1">
            <text:p>#N/A</text:p>
          </table:table-cell>
          <table:table-cell office:value-type="float" office:value="0" table:formula="of:=INDEX([.$M$2:.$N$31];MATCH([.$AX75];[.$M$2:.$M$31];0);2)" table:style-name="ce1">
            <text:p>#N/A</text:p>
          </table:table-cell>
          <table:table-cell office:value-type="float" office:value="111" table:formula="of:=INDEX([.$Q$2:.$R$122];MATCH([.$AX75];[.$Q$2:.$Q$122];0);2)" table:style-name="ce1">
            <text:p>111</text:p>
          </table:table-cell>
          <table:table-cell office:value-type="float" office:value="0" table:formula="of:=INDEX([.$U$2:.$V$24];MATCH([.$AX75];[.$U$2:.$U$24];0);2)" table:style-name="ce1">
            <text:p>#N/A</text:p>
          </table:table-cell>
          <table:table-cell office:value-type="float" office:value="0" table:formula="of:=INDEX([.$Y$2:.$Z$51];MATCH([.$AX75];[.$Y$2:.$Y$51];0);2)" table:style-name="ce1">
            <text:p>#N/A</text:p>
          </table:table-cell>
          <table:table-cell office:value-type="float" office:value="0" table:formula="of:=INDEX([.$AC$2:.$AD$157];MATCH([.$AX75];[.$AC$2:.$AC$157];0);2)" table:style-name="ce1">
            <text:p>#N/A</text:p>
          </table:table-cell>
          <table:table-cell office:value-type="float" office:value="0" table:formula="of:=INDEX([.$AG$2:.$AH$35];MATCH([.$AX75];[.$AG$2:.$AG$35];0);2)" table:style-name="ce1">
            <text:p>#N/A</text:p>
          </table:table-cell>
          <table:table-cell office:value-type="float" office:value="0" table:formula="of:=INDEX([.$AK$2:.$AL$38];MATCH([.$AX75];[.$AK$2:.$AK$38];0);2)" table:style-name="ce1">
            <text:p>#N/A</text:p>
          </table:table-cell>
          <table:table-cell office:value-type="float" office:value="0" table:formula="of:=INDEX([.$AO$2:.$AP$33];MATCH([.$AX75];[.$AO$2:.$AO$33];0);2)" table:style-name="ce1">
            <text:p>#N/A</text:p>
          </table:table-cell>
          <table:table-cell office:value-type="float" office:value="0" table:formula="of:=INDEX([.$AS$2:.$AT$51];MATCH([.$AX75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2_M20925</text:p>
          </table:table-cell>
          <table:table-cell office:value-type="float" office:value="799" table:style-name="ce1">
            <text:p>799</text:p>
          </table:table-cell>
          <table:table-cell office:value-type="float" office:value="857" table:style-name="ce1">
            <text:p>857</text:p>
          </table:table-cell>
          <table:table-cell office:value-type="float" office:value="453" table:style-name="ce1">
            <text:p>453</text:p>
          </table:table-cell>
          <table:table-cell office:value-type="float" office:value="269" table:style-name="ce1">
            <text:p>269</text:p>
          </table:table-cell>
          <table:table-cell office:value-type="float" office:value="1857" table:style-name="ce1">
            <text:p>1857</text:p>
          </table:table-cell>
          <table:table-cell office:value-type="float" office:value="286" table:style-name="ce1">
            <text:p>286</text:p>
          </table:table-cell>
          <table:table-cell office:value-type="float" office:value="317" table:style-name="ce1">
            <text:p>317</text:p>
          </table:table-cell>
          <table:table-cell office:value-type="float" office:value="396" table:style-name="ce1">
            <text:p>396</text:p>
          </table:table-cell>
          <table:table-cell office:value-type="float" office:value="587" table:style-name="ce1">
            <text:p>587</text:p>
          </table:table-cell>
          <table:table-cell office:value-type="float" office:value="801" table:style-name="ce1">
            <text:p>801</text:p>
          </table:table-cell>
          <table:table-cell office:value-type="float" office:value="1094" table:style-name="ce1">
            <text:p>1094</text:p>
          </table:table-cell>
          <table:table-cell office:value-type="float" office:value="338" table:style-name="ce1">
            <text:p>338</text:p>
          </table:table-cell>
          <table:table-cell office:value-type="float" office:value="8054" table:formula="of:=SUM([.BN75:.BY75])" table:style-name="ce1">
            <text:p>8054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tet(O/W)_1_AM889118</text:p>
          </table:table-cell>
          <table:table-cell office:value-type="float" office:value="2016" table:style-name="ce1">
            <text:p>2016</text:p>
          </table:table-cell>
          <table:table-cell office:value-type="float" office:value="1889" table:style-name="ce1">
            <text:p>1889</text:p>
          </table:table-cell>
          <table:table-cell table:number-columns-repeated="30" table:style-name="ce1"/>
          <table:table-cell office:value-type="string" table:style-name="ce1">
            <text:p>ISRmsp2_IS1182_unknown</text:p>
          </table:table-cell>
          <table:table-cell office:value-type="float" office:value="0" table:formula="of:=INDEX([.$A$2:.$B$37];MATCH([.$AX76];[.$A$2:.$A$37];0);2)" table:style-name="ce1">
            <text:p>#N/A</text:p>
          </table:table-cell>
          <table:table-cell office:value-type="float" office:value="0" table:formula="of:=INDEX([.$E$2:.$F$42];MATCH([.$AX76];[.$E$2:.$E$42];0);2)" table:style-name="ce1">
            <text:p>#N/A</text:p>
          </table:table-cell>
          <table:table-cell office:value-type="float" office:value="0" table:formula="of:=INDEX([.$I$2:.$J$37];MATCH([.$AX76];[.$I$2:.$I$37];0);2)" table:style-name="ce1">
            <text:p>#N/A</text:p>
          </table:table-cell>
          <table:table-cell office:value-type="float" office:value="0" table:formula="of:=INDEX([.$M$2:.$N$31];MATCH([.$AX76];[.$M$2:.$M$31];0);2)" table:style-name="ce1">
            <text:p>#N/A</text:p>
          </table:table-cell>
          <table:table-cell office:value-type="float" office:value="61" table:formula="of:=INDEX([.$Q$2:.$R$122];MATCH([.$AX76];[.$Q$2:.$Q$122];0);2)" table:style-name="ce1">
            <text:p>61</text:p>
          </table:table-cell>
          <table:table-cell office:value-type="float" office:value="0" table:formula="of:=INDEX([.$U$2:.$V$24];MATCH([.$AX76];[.$U$2:.$U$24];0);2)" table:style-name="ce1">
            <text:p>#N/A</text:p>
          </table:table-cell>
          <table:table-cell office:value-type="float" office:value="0" table:formula="of:=INDEX([.$Y$2:.$Z$51];MATCH([.$AX76];[.$Y$2:.$Y$51];0);2)" table:style-name="ce1">
            <text:p>#N/A</text:p>
          </table:table-cell>
          <table:table-cell office:value-type="float" office:value="0" table:formula="of:=INDEX([.$AC$2:.$AD$157];MATCH([.$AX76];[.$AC$2:.$AC$157];0);2)" table:style-name="ce1">
            <text:p>#N/A</text:p>
          </table:table-cell>
          <table:table-cell office:value-type="float" office:value="0" table:formula="of:=INDEX([.$AG$2:.$AH$35];MATCH([.$AX76];[.$AG$2:.$AG$35];0);2)" table:style-name="ce1">
            <text:p>#N/A</text:p>
          </table:table-cell>
          <table:table-cell office:value-type="float" office:value="0" table:formula="of:=INDEX([.$AK$2:.$AL$38];MATCH([.$AX76];[.$AK$2:.$AK$38];0);2)" table:style-name="ce1">
            <text:p>#N/A</text:p>
          </table:table-cell>
          <table:table-cell office:value-type="float" office:value="0" table:formula="of:=INDEX([.$AO$2:.$AP$33];MATCH([.$AX76];[.$AO$2:.$AO$33];0);2)" table:style-name="ce1">
            <text:p>#N/A</text:p>
          </table:table-cell>
          <table:table-cell office:value-type="float" office:value="0" table:formula="of:=INDEX([.$AS$2:.$AT$51];MATCH([.$AX76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3_Y07780</text:p>
          </table:table-cell>
          <table:table-cell office:value-type="float" office:value="469" table:style-name="ce1">
            <text:p>469</text:p>
          </table:table-cell>
          <table:table-cell office:value-type="float" office:value="602" table:style-name="ce1">
            <text:p>602</text:p>
          </table:table-cell>
          <table:table-cell office:value-type="float" office:value="328" table:style-name="ce1">
            <text:p>328</text:p>
          </table:table-cell>
          <table:table-cell office:value-type="float" office:value="172" table:style-name="ce1">
            <text:p>172</text:p>
          </table:table-cell>
          <table:table-cell office:value-type="float" office:value="1184" table:style-name="ce1">
            <text:p>1184</text:p>
          </table:table-cell>
          <table:table-cell office:value-type="float" office:value="182" table:style-name="ce1">
            <text:p>182</text:p>
          </table:table-cell>
          <table:table-cell office:value-type="float" office:value="167" table:style-name="ce1">
            <text:p>167</text:p>
          </table:table-cell>
          <table:table-cell office:value-type="float" office:value="303" table:style-name="ce1">
            <text:p>303</text:p>
          </table:table-cell>
          <table:table-cell office:value-type="float" office:value="343" table:style-name="ce1">
            <text:p>343</text:p>
          </table:table-cell>
          <table:table-cell office:value-type="float" office:value="667" table:style-name="ce1">
            <text:p>667</text:p>
          </table:table-cell>
          <table:table-cell office:value-type="float" office:value="744" table:style-name="ce1">
            <text:p>744</text:p>
          </table:table-cell>
          <table:table-cell office:value-type="float" office:value="189" table:style-name="ce1">
            <text:p>189</text:p>
          </table:table-cell>
          <table:table-cell office:value-type="float" office:value="5350" table:formula="of:=SUM([.BN76:.BY76])" table:style-name="ce1">
            <text:p>5350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IS30_IS30_unknown</text:p>
          </table:table-cell>
          <table:table-cell office:value-type="float" office:value="254" table:style-name="ce1">
            <text:p>254</text:p>
          </table:table-cell>
          <table:table-cell office:value-type="float" office:value="1221" table:style-name="ce1">
            <text:p>1221</text:p>
          </table:table-cell>
          <table:table-cell table:number-columns-repeated="30" table:style-name="ce1"/>
          <table:table-cell office:value-type="string" table:style-name="ce1">
            <text:p>IS1F_IS1_unknown</text:p>
          </table:table-cell>
          <table:table-cell office:value-type="float" office:value="0" table:formula="of:=INDEX([.$A$2:.$B$37];MATCH([.$AX77];[.$A$2:.$A$37];0);2)" table:style-name="ce1">
            <text:p>#N/A</text:p>
          </table:table-cell>
          <table:table-cell office:value-type="float" office:value="0" table:formula="of:=INDEX([.$E$2:.$F$42];MATCH([.$AX77];[.$E$2:.$E$42];0);2)" table:style-name="ce1">
            <text:p>#N/A</text:p>
          </table:table-cell>
          <table:table-cell office:value-type="float" office:value="0" table:formula="of:=INDEX([.$I$2:.$J$37];MATCH([.$AX77];[.$I$2:.$I$37];0);2)" table:style-name="ce1">
            <text:p>#N/A</text:p>
          </table:table-cell>
          <table:table-cell office:value-type="float" office:value="0" table:formula="of:=INDEX([.$M$2:.$N$31];MATCH([.$AX77];[.$M$2:.$M$31];0);2)" table:style-name="ce1">
            <text:p>#N/A</text:p>
          </table:table-cell>
          <table:table-cell office:value-type="float" office:value="215" table:formula="of:=INDEX([.$Q$2:.$R$122];MATCH([.$AX77];[.$Q$2:.$Q$122];0);2)" table:style-name="ce1">
            <text:p>215</text:p>
          </table:table-cell>
          <table:table-cell office:value-type="float" office:value="0" table:formula="of:=INDEX([.$U$2:.$V$24];MATCH([.$AX77];[.$U$2:.$U$24];0);2)" table:style-name="ce1">
            <text:p>#N/A</text:p>
          </table:table-cell>
          <table:table-cell office:value-type="float" office:value="58" table:formula="of:=INDEX([.$Y$2:.$Z$51];MATCH([.$AX77];[.$Y$2:.$Y$51];0);2)" table:style-name="ce1">
            <text:p>58</text:p>
          </table:table-cell>
          <table:table-cell office:value-type="float" office:value="0" table:formula="of:=INDEX([.$AC$2:.$AD$157];MATCH([.$AX77];[.$AC$2:.$AC$157];0);2)" table:style-name="ce1">
            <text:p>#N/A</text:p>
          </table:table-cell>
          <table:table-cell office:value-type="float" office:value="0" table:formula="of:=INDEX([.$AG$2:.$AH$35];MATCH([.$AX77];[.$AG$2:.$AG$35];0);2)" table:style-name="ce1">
            <text:p>#N/A</text:p>
          </table:table-cell>
          <table:table-cell office:value-type="float" office:value="0" table:formula="of:=INDEX([.$AK$2:.$AL$38];MATCH([.$AX77];[.$AK$2:.$AK$38];0);2)" table:style-name="ce1">
            <text:p>#N/A</text:p>
          </table:table-cell>
          <table:table-cell office:value-type="float" office:value="0" table:formula="of:=INDEX([.$AO$2:.$AP$33];MATCH([.$AX77];[.$AO$2:.$AO$33];0);2)" table:style-name="ce1">
            <text:p>#N/A</text:p>
          </table:table-cell>
          <table:table-cell office:value-type="float" office:value="0" table:formula="of:=INDEX([.$AS$2:.$AT$51];MATCH([.$AX77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32/O)_3_NZ_AUJS01000017</text:p>
          </table:table-cell>
          <table:table-cell office:value-type="float" office:value="858" table:style-name="ce1">
            <text:p>858</text:p>
          </table:table-cell>
          <table:table-cell office:value-type="float" office:value="0" table:style-name="ce1">
            <text:p>0</text:p>
          </table:table-cell>
          <table:table-cell office:value-type="float" office:value="465" table:style-name="ce1">
            <text:p>465</text:p>
          </table:table-cell>
          <table:table-cell office:value-type="float" office:value="351" table:style-name="ce1">
            <text:p>351</text:p>
          </table:table-cell>
          <table:table-cell office:value-type="float" office:value="2144" table:style-name="ce1">
            <text:p>2144</text:p>
          </table:table-cell>
          <table:table-cell office:value-type="float" office:value="378" table:style-name="ce1">
            <text:p>378</text:p>
          </table:table-cell>
          <table:table-cell office:value-type="float" office:value="345" table:style-name="ce1">
            <text:p>345</text:p>
          </table:table-cell>
          <table:table-cell office:value-type="float" office:value="472" table:style-name="ce1">
            <text:p>472</text:p>
          </table:table-cell>
          <table:table-cell office:value-type="float" office:value="615" table:style-name="ce1">
            <text:p>615</text:p>
          </table:table-cell>
          <table:table-cell office:value-type="float" office:value="1098" table:style-name="ce1">
            <text:p>1098</text:p>
          </table:table-cell>
          <table:table-cell office:value-type="float" office:value="1020" table:style-name="ce1">
            <text:p>1020</text:p>
          </table:table-cell>
          <table:table-cell office:value-type="float" office:value="325" table:style-name="ce1">
            <text:p>325</text:p>
          </table:table-cell>
          <table:table-cell office:value-type="float" office:value="8071" table:formula="of:=SUM([.BN77:.BY77])" table:style-name="ce1">
            <text:p>8071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IS5D_IS5_IS5</text:p>
          </table:table-cell>
          <table:table-cell office:value-type="float" office:value="145" table:style-name="ce1">
            <text:p>145</text:p>
          </table:table-cell>
          <table:table-cell office:value-type="float" office:value="1283" table:style-name="ce1">
            <text:p>1283</text:p>
          </table:table-cell>
          <table:table-cell table:number-columns-repeated="30" table:style-name="ce1"/>
          <table:table-cell office:value-type="string" table:style-name="ce1">
            <text:p>sul2_11_AY232670</text:p>
          </table:table-cell>
          <table:table-cell office:value-type="float" office:value="0" table:formula="of:=INDEX([.$A$2:.$B$37];MATCH([.$AX78];[.$A$2:.$A$37];0);2)" table:style-name="ce1">
            <text:p>#N/A</text:p>
          </table:table-cell>
          <table:table-cell office:value-type="float" office:value="0" table:formula="of:=INDEX([.$E$2:.$F$42];MATCH([.$AX78];[.$E$2:.$E$42];0);2)" table:style-name="ce1">
            <text:p>#N/A</text:p>
          </table:table-cell>
          <table:table-cell office:value-type="float" office:value="0" table:formula="of:=INDEX([.$I$2:.$J$37];MATCH([.$AX78];[.$I$2:.$I$37];0);2)" table:style-name="ce1">
            <text:p>#N/A</text:p>
          </table:table-cell>
          <table:table-cell office:value-type="float" office:value="0" table:formula="of:=INDEX([.$M$2:.$N$31];MATCH([.$AX78];[.$M$2:.$M$31];0);2)" table:style-name="ce1">
            <text:p>#N/A</text:p>
          </table:table-cell>
          <table:table-cell office:value-type="float" office:value="155" table:formula="of:=INDEX([.$Q$2:.$R$122];MATCH([.$AX78];[.$Q$2:.$Q$122];0);2)" table:style-name="ce1">
            <text:p>155</text:p>
          </table:table-cell>
          <table:table-cell office:value-type="float" office:value="0" table:formula="of:=INDEX([.$U$2:.$V$24];MATCH([.$AX78];[.$U$2:.$U$24];0);2)" table:style-name="ce1">
            <text:p>#N/A</text:p>
          </table:table-cell>
          <table:table-cell office:value-type="float" office:value="0" table:formula="of:=INDEX([.$Y$2:.$Z$51];MATCH([.$AX78];[.$Y$2:.$Y$51];0);2)" table:style-name="ce1">
            <text:p>#N/A</text:p>
          </table:table-cell>
          <table:table-cell office:value-type="float" office:value="0" table:formula="of:=INDEX([.$AC$2:.$AD$157];MATCH([.$AX78];[.$AC$2:.$AC$157];0);2)" table:style-name="ce1">
            <text:p>#N/A</text:p>
          </table:table-cell>
          <table:table-cell office:value-type="float" office:value="0" table:formula="of:=INDEX([.$AG$2:.$AH$35];MATCH([.$AX78];[.$AG$2:.$AG$35];0);2)" table:style-name="ce1">
            <text:p>#N/A</text:p>
          </table:table-cell>
          <table:table-cell office:value-type="float" office:value="0" table:formula="of:=INDEX([.$AK$2:.$AL$38];MATCH([.$AX78];[.$AK$2:.$AK$38];0);2)" table:style-name="ce1">
            <text:p>#N/A</text:p>
          </table:table-cell>
          <table:table-cell office:value-type="float" office:value="0" table:formula="of:=INDEX([.$AO$2:.$AP$33];MATCH([.$AX78];[.$AO$2:.$AO$33];0);2)" table:style-name="ce1">
            <text:p>#N/A</text:p>
          </table:table-cell>
          <table:table-cell office:value-type="float" office:value="50" table:formula="of:=INDEX([.$AS$2:.$AT$51];MATCH([.$AX78];[.$AS$2:.$AS$51];0);2)" table:style-name="ce1">
            <text:p>50</text:p>
          </table:table-cell>
          <table:table-cell table:style-name="ce1"/>
          <table:covered-table-cell/>
          <table:table-cell office:value-type="string" table:style-name="ce1">
            <text:p>tet(O/32/O)_4_AIOQ0100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" table:style-name="ce1">
            <text:p>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5" table:style-name="ce1">
            <text:p>565</text:p>
          </table:table-cell>
          <table:table-cell office:value-type="float" office:value="0" table:style-name="ce1">
            <text:p>0</text:p>
          </table:table-cell>
          <table:table-cell office:value-type="float" office:value="933" table:style-name="ce1">
            <text:p>933</text:p>
          </table:table-cell>
          <table:table-cell office:value-type="float" office:value="0" table:style-name="ce1">
            <text:p>0</text:p>
          </table:table-cell>
          <table:table-cell office:value-type="float" office:value="1861" table:formula="of:=SUM([.BN78:.BY78])" table:style-name="ce1">
            <text:p>1861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IS1485_IS3_IS150</text:p>
          </table:table-cell>
          <table:table-cell office:value-type="float" office:value="79" table:style-name="ce1">
            <text:p>79</text:p>
          </table:table-cell>
          <table:table-cell office:value-type="float" office:value="1366" table:style-name="ce1">
            <text:p>1366</text:p>
          </table:table-cell>
          <table:table-cell table:number-columns-repeated="30" table:style-name="ce1"/>
          <table:table-cell office:value-type="string" table:style-name="ce1">
            <text:p>sul1_9_AY963803</text:p>
          </table:table-cell>
          <table:table-cell office:value-type="float" office:value="0" table:formula="of:=INDEX([.$A$2:.$B$37];MATCH([.$AX79];[.$A$2:.$A$37];0);2)" table:style-name="ce1">
            <text:p>#N/A</text:p>
          </table:table-cell>
          <table:table-cell office:value-type="float" office:value="0" table:formula="of:=INDEX([.$E$2:.$F$42];MATCH([.$AX79];[.$E$2:.$E$42];0);2)" table:style-name="ce1">
            <text:p>#N/A</text:p>
          </table:table-cell>
          <table:table-cell office:value-type="float" office:value="0" table:formula="of:=INDEX([.$I$2:.$J$37];MATCH([.$AX79];[.$I$2:.$I$37];0);2)" table:style-name="ce1">
            <text:p>#N/A</text:p>
          </table:table-cell>
          <table:table-cell office:value-type="float" office:value="0" table:formula="of:=INDEX([.$M$2:.$N$31];MATCH([.$AX79];[.$M$2:.$M$31];0);2)" table:style-name="ce1">
            <text:p>#N/A</text:p>
          </table:table-cell>
          <table:table-cell office:value-type="float" office:value="9" table:formula="of:=INDEX([.$Q$2:.$R$122];MATCH([.$AX79];[.$Q$2:.$Q$122];0);2)" table:style-name="ce1">
            <text:p>9</text:p>
          </table:table-cell>
          <table:table-cell office:value-type="float" office:value="0" table:formula="of:=INDEX([.$U$2:.$V$24];MATCH([.$AX79];[.$U$2:.$U$24];0);2)" table:style-name="ce1">
            <text:p>#N/A</text:p>
          </table:table-cell>
          <table:table-cell office:value-type="float" office:value="0" table:formula="of:=INDEX([.$Y$2:.$Z$51];MATCH([.$AX79];[.$Y$2:.$Y$51];0);2)" table:style-name="ce1">
            <text:p>#N/A</text:p>
          </table:table-cell>
          <table:table-cell office:value-type="float" office:value="0" table:formula="of:=INDEX([.$AC$2:.$AD$157];MATCH([.$AX79];[.$AC$2:.$AC$157];0);2)" table:style-name="ce1">
            <text:p>#N/A</text:p>
          </table:table-cell>
          <table:table-cell office:value-type="float" office:value="0" table:formula="of:=INDEX([.$AG$2:.$AH$35];MATCH([.$AX79];[.$AG$2:.$AG$35];0);2)" table:style-name="ce1">
            <text:p>#N/A</text:p>
          </table:table-cell>
          <table:table-cell office:value-type="float" office:value="0" table:formula="of:=INDEX([.$AK$2:.$AL$38];MATCH([.$AX79];[.$AK$2:.$AK$38];0);2)" table:style-name="ce1">
            <text:p>#N/A</text:p>
          </table:table-cell>
          <table:table-cell office:value-type="float" office:value="0" table:formula="of:=INDEX([.$AO$2:.$AP$33];MATCH([.$AX79];[.$AO$2:.$AO$33];0);2)" table:style-name="ce1">
            <text:p>#N/A</text:p>
          </table:table-cell>
          <table:table-cell office:value-type="float" office:value="0" table:formula="of:=INDEX([.$AS$2:.$AT$51];MATCH([.$AX79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32/O)_5_FP929050</text:p>
          </table:table-cell>
          <table:table-cell office:value-type="float" office:value="0" table:style-name="ce1">
            <text:p>0</text:p>
          </table:table-cell>
          <table:table-cell office:value-type="float" office:value="984" table:style-name="ce1">
            <text:p>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8" table:formula="of:=SUM([.BN79:.BY79])" table:style-name="ce1">
            <text:p>1358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.08333in" svg:y="0.005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03" table:style-name="ce1"/>
        </table:table-row>
        <table:table-row table:style-name="ro1">
          <table:table-cell table:number-columns-repeated="16"/>
          <table:table-cell office:value-type="string" table:style-name="ce1">
            <text:p>IS1G_IS1_unknown</text:p>
          </table:table-cell>
          <table:table-cell office:value-type="float" office:value="1208" table:style-name="ce1">
            <text:p>1208</text:p>
          </table:table-cell>
          <table:table-cell office:value-type="float" office:value="768" table:style-name="ce1">
            <text:p>768</text:p>
          </table:table-cell>
          <table:table-cell table:number-columns-repeated="30" table:style-name="ce1"/>
          <table:table-cell office:value-type="string" table:style-name="ce1">
            <text:p>IS1216E_IS6_unknown</text:p>
          </table:table-cell>
          <table:table-cell office:value-type="float" office:value="0" table:formula="of:=INDEX([.$A$2:.$B$37];MATCH([.$AX80];[.$A$2:.$A$37];0);2)" table:style-name="ce1">
            <text:p>#N/A</text:p>
          </table:table-cell>
          <table:table-cell office:value-type="float" office:value="0" table:formula="of:=INDEX([.$E$2:.$F$42];MATCH([.$AX80];[.$E$2:.$E$42];0);2)" table:style-name="ce1">
            <text:p>#N/A</text:p>
          </table:table-cell>
          <table:table-cell office:value-type="float" office:value="0" table:formula="of:=INDEX([.$I$2:.$J$37];MATCH([.$AX80];[.$I$2:.$I$37];0);2)" table:style-name="ce1">
            <text:p>#N/A</text:p>
          </table:table-cell>
          <table:table-cell office:value-type="float" office:value="0" table:formula="of:=INDEX([.$M$2:.$N$31];MATCH([.$AX80];[.$M$2:.$M$31];0);2)" table:style-name="ce1">
            <text:p>#N/A</text:p>
          </table:table-cell>
          <table:table-cell office:value-type="float" office:value="52" table:formula="of:=INDEX([.$Q$2:.$R$122];MATCH([.$AX80];[.$Q$2:.$Q$122];0);2)" table:style-name="ce1">
            <text:p>52</text:p>
          </table:table-cell>
          <table:table-cell office:value-type="float" office:value="0" table:formula="of:=INDEX([.$U$2:.$V$24];MATCH([.$AX80];[.$U$2:.$U$24];0);2)" table:style-name="ce1">
            <text:p>#N/A</text:p>
          </table:table-cell>
          <table:table-cell office:value-type="float" office:value="0" table:formula="of:=INDEX([.$Y$2:.$Z$51];MATCH([.$AX80];[.$Y$2:.$Y$51];0);2)" table:style-name="ce1">
            <text:p>#N/A</text:p>
          </table:table-cell>
          <table:table-cell office:value-type="float" office:value="0" table:formula="of:=INDEX([.$AC$2:.$AD$157];MATCH([.$AX80];[.$AC$2:.$AC$157];0);2)" table:style-name="ce1">
            <text:p>#N/A</text:p>
          </table:table-cell>
          <table:table-cell office:value-type="float" office:value="0" table:formula="of:=INDEX([.$AG$2:.$AH$35];MATCH([.$AX80];[.$AG$2:.$AG$35];0);2)" table:style-name="ce1">
            <text:p>#N/A</text:p>
          </table:table-cell>
          <table:table-cell office:value-type="float" office:value="0" table:formula="of:=INDEX([.$AK$2:.$AL$38];MATCH([.$AX80];[.$AK$2:.$AK$38];0);2)" table:style-name="ce1">
            <text:p>#N/A</text:p>
          </table:table-cell>
          <table:table-cell office:value-type="float" office:value="0" table:formula="of:=INDEX([.$AO$2:.$AP$33];MATCH([.$AX80];[.$AO$2:.$AO$33];0);2)" table:style-name="ce1">
            <text:p>#N/A</text:p>
          </table:table-cell>
          <table:table-cell office:value-type="float" office:value="0" table:formula="of:=INDEX([.$AS$2:.$AT$51];MATCH([.$AX80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1_AM889118</text:p>
          </table:table-cell>
          <table:table-cell office:value-type="float" office:value="1126" table:style-name="ce1">
            <text:p>1126</text:p>
          </table:table-cell>
          <table:table-cell office:value-type="float" office:value="757" table:style-name="ce1">
            <text:p>757</text:p>
          </table:table-cell>
          <table:table-cell office:value-type="float" office:value="282" table:style-name="ce1">
            <text:p>282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237" table:style-name="ce1">
            <text:p>237</text:p>
          </table:table-cell>
          <table:table-cell office:value-type="float" office:value="1258" table:style-name="ce1">
            <text:p>1258</text:p>
          </table:table-cell>
          <table:table-cell office:value-type="float" office:value="0" table:style-name="ce1">
            <text:p>0</text:p>
          </table:table-cell>
          <table:table-cell office:value-type="float" office:value="526" table:style-name="ce1">
            <text:p>526</text:p>
          </table:table-cell>
          <table:table-cell office:value-type="float" office:value="479" table:style-name="ce1">
            <text:p>479</text:p>
          </table:table-cell>
          <table:table-cell office:value-type="float" office:value="577" table:style-name="ce1">
            <text:p>577</text:p>
          </table:table-cell>
          <table:table-cell office:value-type="float" office:value="349" table:style-name="ce1">
            <text:p>349</text:p>
          </table:table-cell>
          <table:table-cell office:value-type="float" office:value="7607" table:formula="of:=SUM([.BN80:.BY80])" table:style-name="ce1">
            <text:p>7607</text:p>
          </table:table-cell>
          <table:table-cell table:number-columns-repeated="16306" table:style-name="ce1"/>
        </table:table-row>
        <table:table-row table:style-name="ro1">
          <table:table-cell table:number-columns-repeated="16"/>
          <table:table-cell office:value-type="string" table:style-name="ce1">
            <text:p>ISBlo11_IS3_IS150</text:p>
          </table:table-cell>
          <table:table-cell office:value-type="float" office:value="259" table:style-name="ce1">
            <text:p>259</text:p>
          </table:table-cell>
          <table:table-cell office:value-type="float" office:value="1432" table:style-name="ce1">
            <text:p>1432</text:p>
          </table:table-cell>
          <table:table-cell table:number-columns-repeated="30" table:style-name="ce1"/>
          <table:table-cell office:value-type="string" table:style-name="ce1">
            <text:p>aph(3'')-Ib_5_AF321551</text:p>
          </table:table-cell>
          <table:table-cell office:value-type="float" office:value="0" table:formula="of:=INDEX([.$A$2:.$B$37];MATCH([.$AX81];[.$A$2:.$A$37];0);2)" table:style-name="ce1">
            <text:p>#N/A</text:p>
          </table:table-cell>
          <table:table-cell office:value-type="float" office:value="0" table:formula="of:=INDEX([.$E$2:.$F$42];MATCH([.$AX81];[.$E$2:.$E$42];0);2)" table:style-name="ce1">
            <text:p>#N/A</text:p>
          </table:table-cell>
          <table:table-cell office:value-type="float" office:value="0" table:formula="of:=INDEX([.$I$2:.$J$37];MATCH([.$AX81];[.$I$2:.$I$37];0);2)" table:style-name="ce1">
            <text:p>#N/A</text:p>
          </table:table-cell>
          <table:table-cell office:value-type="float" office:value="0" table:formula="of:=INDEX([.$M$2:.$N$31];MATCH([.$AX81];[.$M$2:.$M$31];0);2)" table:style-name="ce1">
            <text:p>#N/A</text:p>
          </table:table-cell>
          <table:table-cell office:value-type="float" office:value="37" table:formula="of:=INDEX([.$Q$2:.$R$122];MATCH([.$AX81];[.$Q$2:.$Q$122];0);2)" table:style-name="ce1">
            <text:p>37</text:p>
          </table:table-cell>
          <table:table-cell office:value-type="float" office:value="0" table:formula="of:=INDEX([.$U$2:.$V$24];MATCH([.$AX81];[.$U$2:.$U$24];0);2)" table:style-name="ce1">
            <text:p>#N/A</text:p>
          </table:table-cell>
          <table:table-cell office:value-type="float" office:value="0" table:formula="of:=INDEX([.$Y$2:.$Z$51];MATCH([.$AX81];[.$Y$2:.$Y$51];0);2)" table:style-name="ce1">
            <text:p>#N/A</text:p>
          </table:table-cell>
          <table:table-cell office:value-type="float" office:value="0" table:formula="of:=INDEX([.$AC$2:.$AD$157];MATCH([.$AX81];[.$AC$2:.$AC$157];0);2)" table:style-name="ce1">
            <text:p>#N/A</text:p>
          </table:table-cell>
          <table:table-cell office:value-type="float" office:value="0" table:formula="of:=INDEX([.$AG$2:.$AH$35];MATCH([.$AX81];[.$AG$2:.$AG$35];0);2)" table:style-name="ce1">
            <text:p>#N/A</text:p>
          </table:table-cell>
          <table:table-cell office:value-type="float" office:value="0" table:formula="of:=INDEX([.$AK$2:.$AL$38];MATCH([.$AX81];[.$AK$2:.$AK$38];0);2)" table:style-name="ce1">
            <text:p>#N/A</text:p>
          </table:table-cell>
          <table:table-cell office:value-type="float" office:value="15" table:formula="of:=INDEX([.$AO$2:.$AP$33];MATCH([.$AX81];[.$AO$2:.$AO$33];0);2)" table:style-name="ce1">
            <text:p>15</text:p>
          </table:table-cell>
          <table:table-cell office:value-type="float" office:value="91" table:formula="of:=INDEX([.$AS$2:.$AT$51];MATCH([.$AX81];[.$AS$2:.$AS$51];0);2)" table:style-name="ce1">
            <text:p>91</text:p>
          </table:table-cell>
          <table:table-cell table:style-name="ce1"/>
          <table:covered-table-cell/>
          <table:table-cell office:value-type="string" table:style-name="ce1">
            <text:p>tet(O/W)_3_AM889120</text:p>
          </table:table-cell>
          <table:table-cell office:value-type="float" office:value="1012" table:style-name="ce1">
            <text:p>1012</text:p>
          </table:table-cell>
          <table:table-cell office:value-type="float" office:value="699" table:style-name="ce1">
            <text:p>699</text:p>
          </table:table-cell>
          <table:table-cell office:value-type="float" office:value="271" table:style-name="ce1">
            <text:p>271</text:p>
          </table:table-cell>
          <table:table-cell office:value-type="float" office:value="217" table:style-name="ce1">
            <text:p>217</text:p>
          </table:table-cell>
          <table:table-cell office:value-type="float" office:value="1745" table:style-name="ce1">
            <text:p>1745</text:p>
          </table:table-cell>
          <table:table-cell office:value-type="float" office:value="214" table:style-name="ce1">
            <text:p>214</text:p>
          </table:table-cell>
          <table:table-cell office:value-type="float" office:value="1146" table:style-name="ce1">
            <text:p>1146</text:p>
          </table:table-cell>
          <table:table-cell office:value-type="float" office:value="0" table:style-name="ce1">
            <text:p>0</text:p>
          </table:table-cell>
          <table:table-cell office:value-type="float" office:value="486" table:style-name="ce1">
            <text:p>486</text:p>
          </table:table-cell>
          <table:table-cell office:value-type="float" office:value="445" table:style-name="ce1">
            <text:p>445</text:p>
          </table:table-cell>
          <table:table-cell office:value-type="float" office:value="511" table:style-name="ce1">
            <text:p>511</text:p>
          </table:table-cell>
          <table:table-cell office:value-type="float" office:value="333" table:style-name="ce1">
            <text:p>333</text:p>
          </table:table-cell>
          <table:table-cell office:value-type="float" office:value="7079" table:formula="of:=SUM([.BN81:.BY81])" table:style-name="ce1">
            <text:p>7079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tet(W)_3_AJ427421</text:p>
          </table:table-cell>
          <table:table-cell office:value-type="float" office:value="2227" table:style-name="ce1">
            <text:p>2227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blaCTX-M-181_1_KX056900</text:p>
          </table:table-cell>
          <table:table-cell office:value-type="float" office:value="0" table:formula="of:=INDEX([.$A$2:.$B$37];MATCH([.$AX82];[.$A$2:.$A$37];0);2)" table:style-name="ce1">
            <text:p>#N/A</text:p>
          </table:table-cell>
          <table:table-cell office:value-type="float" office:value="0" table:formula="of:=INDEX([.$E$2:.$F$42];MATCH([.$AX82];[.$E$2:.$E$42];0);2)" table:style-name="ce1">
            <text:p>#N/A</text:p>
          </table:table-cell>
          <table:table-cell office:value-type="float" office:value="0" table:formula="of:=INDEX([.$I$2:.$J$37];MATCH([.$AX82];[.$I$2:.$I$37];0);2)" table:style-name="ce1">
            <text:p>#N/A</text:p>
          </table:table-cell>
          <table:table-cell office:value-type="float" office:value="0" table:formula="of:=INDEX([.$M$2:.$N$31];MATCH([.$AX82];[.$M$2:.$M$31];0);2)" table:style-name="ce1">
            <text:p>#N/A</text:p>
          </table:table-cell>
          <table:table-cell office:value-type="float" office:value="19" table:formula="of:=INDEX([.$Q$2:.$R$122];MATCH([.$AX82];[.$Q$2:.$Q$122];0);2)" table:style-name="ce1">
            <text:p>19</text:p>
          </table:table-cell>
          <table:table-cell office:value-type="float" office:value="0" table:formula="of:=INDEX([.$U$2:.$V$24];MATCH([.$AX82];[.$U$2:.$U$24];0);2)" table:style-name="ce1">
            <text:p>#N/A</text:p>
          </table:table-cell>
          <table:table-cell office:value-type="float" office:value="0" table:formula="of:=INDEX([.$Y$2:.$Z$51];MATCH([.$AX82];[.$Y$2:.$Y$51];0);2)" table:style-name="ce1">
            <text:p>#N/A</text:p>
          </table:table-cell>
          <table:table-cell office:value-type="float" office:value="0" table:formula="of:=INDEX([.$AC$2:.$AD$157];MATCH([.$AX82];[.$AC$2:.$AC$157];0);2)" table:style-name="ce1">
            <text:p>#N/A</text:p>
          </table:table-cell>
          <table:table-cell office:value-type="float" office:value="0" table:formula="of:=INDEX([.$AG$2:.$AH$35];MATCH([.$AX82];[.$AG$2:.$AG$35];0);2)" table:style-name="ce1">
            <text:p>#N/A</text:p>
          </table:table-cell>
          <table:table-cell office:value-type="float" office:value="0" table:formula="of:=INDEX([.$AK$2:.$AL$38];MATCH([.$AX82];[.$AK$2:.$AK$38];0);2)" table:style-name="ce1">
            <text:p>#N/A</text:p>
          </table:table-cell>
          <table:table-cell office:value-type="float" office:value="0" table:formula="of:=INDEX([.$AO$2:.$AP$33];MATCH([.$AX82];[.$AO$2:.$AO$33];0);2)" table:style-name="ce1">
            <text:p>#N/A</text:p>
          </table:table-cell>
          <table:table-cell office:value-type="float" office:value="0" table:formula="of:=INDEX([.$AS$2:.$AT$51];MATCH([.$AX82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4_AM889121</text:p>
          </table:table-cell>
          <table:table-cell office:value-type="float" office:value="1173" table:style-name="ce1">
            <text:p>1173</text:p>
          </table:table-cell>
          <table:table-cell office:value-type="float" office:value="731" table:style-name="ce1">
            <text:p>731</text:p>
          </table:table-cell>
          <table:table-cell office:value-type="float" office:value="293" table:style-name="ce1">
            <text:p>293</text:p>
          </table:table-cell>
          <table:table-cell office:value-type="float" office:value="235" table:style-name="ce1">
            <text:p>235</text:p>
          </table:table-cell>
          <table:table-cell office:value-type="float" office:value="1988" table:style-name="ce1">
            <text:p>1988</text:p>
          </table:table-cell>
          <table:table-cell office:value-type="float" office:value="247" table:style-name="ce1">
            <text:p>247</text:p>
          </table:table-cell>
          <table:table-cell office:value-type="float" office:value="1253" table:style-name="ce1">
            <text:p>1253</text:p>
          </table:table-cell>
          <table:table-cell office:value-type="float" office:value="0" table:style-name="ce1">
            <text:p>0</text:p>
          </table:table-cell>
          <table:table-cell office:value-type="float" office:value="518" table:style-name="ce1">
            <text:p>518</text:p>
          </table:table-cell>
          <table:table-cell office:value-type="float" office:value="504" table:style-name="ce1">
            <text:p>504</text:p>
          </table:table-cell>
          <table:table-cell office:value-type="float" office:value="595" table:style-name="ce1">
            <text:p>595</text:p>
          </table:table-cell>
          <table:table-cell office:value-type="float" office:value="345" table:style-name="ce1">
            <text:p>345</text:p>
          </table:table-cell>
          <table:table-cell office:value-type="float" office:value="7882" table:formula="of:=SUM([.BN82:.BY82])" table:style-name="ce1">
            <text:p>7882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tet(O/W)_3_AM889120</text:p>
          </table:table-cell>
          <table:table-cell office:value-type="float" office:value="1745" table:style-name="ce1">
            <text:p>1745</text:p>
          </table:table-cell>
          <table:table-cell office:value-type="float" office:value="1889" table:style-name="ce1">
            <text:p>1889</text:p>
          </table:table-cell>
          <table:table-cell table:number-columns-repeated="30" table:style-name="ce1"/>
          <table:table-cell office:value-type="string" table:style-name="ce1">
            <text:p>aph(3'')-Ib_1_M28829</text:p>
          </table:table-cell>
          <table:table-cell office:value-type="float" office:value="0" table:formula="of:=INDEX([.$A$2:.$B$37];MATCH([.$AX83];[.$A$2:.$A$37];0);2)" table:style-name="ce1">
            <text:p>#N/A</text:p>
          </table:table-cell>
          <table:table-cell office:value-type="float" office:value="0" table:formula="of:=INDEX([.$E$2:.$F$42];MATCH([.$AX83];[.$E$2:.$E$42];0);2)" table:style-name="ce1">
            <text:p>#N/A</text:p>
          </table:table-cell>
          <table:table-cell office:value-type="float" office:value="0" table:formula="of:=INDEX([.$I$2:.$J$37];MATCH([.$AX83];[.$I$2:.$I$37];0);2)" table:style-name="ce1">
            <text:p>#N/A</text:p>
          </table:table-cell>
          <table:table-cell office:value-type="float" office:value="0" table:formula="of:=INDEX([.$M$2:.$N$31];MATCH([.$AX83];[.$M$2:.$M$31];0);2)" table:style-name="ce1">
            <text:p>#N/A</text:p>
          </table:table-cell>
          <table:table-cell office:value-type="float" office:value="20" table:formula="of:=INDEX([.$Q$2:.$R$122];MATCH([.$AX83];[.$Q$2:.$Q$122];0);2)" table:style-name="ce1">
            <text:p>20</text:p>
          </table:table-cell>
          <table:table-cell office:value-type="float" office:value="0" table:formula="of:=INDEX([.$U$2:.$V$24];MATCH([.$AX83];[.$U$2:.$U$24];0);2)" table:style-name="ce1">
            <text:p>#N/A</text:p>
          </table:table-cell>
          <table:table-cell office:value-type="float" office:value="0" table:formula="of:=INDEX([.$Y$2:.$Z$51];MATCH([.$AX83];[.$Y$2:.$Y$51];0);2)" table:style-name="ce1">
            <text:p>#N/A</text:p>
          </table:table-cell>
          <table:table-cell office:value-type="float" office:value="0" table:formula="of:=INDEX([.$AC$2:.$AD$157];MATCH([.$AX83];[.$AC$2:.$AC$157];0);2)" table:style-name="ce1">
            <text:p>#N/A</text:p>
          </table:table-cell>
          <table:table-cell office:value-type="float" office:value="0" table:formula="of:=INDEX([.$AG$2:.$AH$35];MATCH([.$AX83];[.$AG$2:.$AG$35];0);2)" table:style-name="ce1">
            <text:p>#N/A</text:p>
          </table:table-cell>
          <table:table-cell office:value-type="float" office:value="0" table:formula="of:=INDEX([.$AK$2:.$AL$38];MATCH([.$AX83];[.$AK$2:.$AK$38];0);2)" table:style-name="ce1">
            <text:p>#N/A</text:p>
          </table:table-cell>
          <table:table-cell office:value-type="float" office:value="0" table:formula="of:=INDEX([.$AO$2:.$AP$33];MATCH([.$AX83];[.$AO$2:.$AO$33];0);2)" table:style-name="ce1">
            <text:p>#N/A</text:p>
          </table:table-cell>
          <table:table-cell office:value-type="float" office:value="63" table:formula="of:=INDEX([.$AS$2:.$AT$51];MATCH([.$AX83];[.$AS$2:.$AS$51];0);2)" table:style-name="ce1">
            <text:p>63</text:p>
          </table:table-cell>
          <table:table-cell table:style-name="ce1"/>
          <table:covered-table-cell/>
          <table:table-cell office:value-type="string" table:style-name="ce1">
            <text:p>tet(O/W)_5_AM889122</text:p>
          </table:table-cell>
          <table:table-cell office:value-type="float" office:value="1182" table:style-name="ce1">
            <text:p>1182</text:p>
          </table:table-cell>
          <table:table-cell office:value-type="float" office:value="788" table:style-name="ce1">
            <text:p>788</text:p>
          </table:table-cell>
          <table:table-cell office:value-type="float" office:value="288" table:style-name="ce1">
            <text:p>288</text:p>
          </table:table-cell>
          <table:table-cell office:value-type="float" office:value="243" table:style-name="ce1">
            <text:p>243</text:p>
          </table:table-cell>
          <table:table-cell office:value-type="float" office:value="2148" table:style-name="ce1">
            <text:p>2148</text:p>
          </table:table-cell>
          <table:table-cell office:value-type="float" office:value="239" table:style-name="ce1">
            <text:p>239</text:p>
          </table:table-cell>
          <table:table-cell office:value-type="float" office:value="1343" table:style-name="ce1">
            <text:p>1343</text:p>
          </table:table-cell>
          <table:table-cell office:value-type="float" office:value="116" table:style-name="ce1">
            <text:p>116</text:p>
          </table:table-cell>
          <table:table-cell office:value-type="float" office:value="541" table:style-name="ce1">
            <text:p>541</text:p>
          </table:table-cell>
          <table:table-cell office:value-type="float" office:value="479" table:style-name="ce1">
            <text:p>479</text:p>
          </table:table-cell>
          <table:table-cell office:value-type="float" office:value="614" table:style-name="ce1">
            <text:p>614</text:p>
          </table:table-cell>
          <table:table-cell office:value-type="float" office:value="352" table:style-name="ce1">
            <text:p>352</text:p>
          </table:table-cell>
          <table:table-cell office:value-type="float" office:value="8333" table:formula="of:=SUM([.BN83:.BY83])" table:style-name="ce1">
            <text:p>8333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ISEc17_IS3_IS3</text:p>
          </table:table-cell>
          <table:table-cell office:value-type="float" office:value="2694" table:style-name="ce1">
            <text:p>2694</text:p>
          </table:table-cell>
          <table:table-cell office:value-type="float" office:value="1258" table:style-name="ce1">
            <text:p>1258</text:p>
          </table:table-cell>
          <table:table-cell table:number-columns-repeated="30" table:style-name="ce1"/>
          <table:table-cell office:value-type="string" table:style-name="ce1">
            <text:p>sul2_1_AF542061</text:p>
          </table:table-cell>
          <table:table-cell office:value-type="float" office:value="0" table:formula="of:=INDEX([.$A$2:.$B$37];MATCH([.$AX84];[.$A$2:.$A$37];0);2)" table:style-name="ce1">
            <text:p>#N/A</text:p>
          </table:table-cell>
          <table:table-cell office:value-type="float" office:value="0" table:formula="of:=INDEX([.$E$2:.$F$42];MATCH([.$AX84];[.$E$2:.$E$42];0);2)" table:style-name="ce1">
            <text:p>#N/A</text:p>
          </table:table-cell>
          <table:table-cell office:value-type="float" office:value="0" table:formula="of:=INDEX([.$I$2:.$J$37];MATCH([.$AX84];[.$I$2:.$I$37];0);2)" table:style-name="ce1">
            <text:p>#N/A</text:p>
          </table:table-cell>
          <table:table-cell office:value-type="float" office:value="0" table:formula="of:=INDEX([.$M$2:.$N$31];MATCH([.$AX84];[.$M$2:.$M$31];0);2)" table:style-name="ce1">
            <text:p>#N/A</text:p>
          </table:table-cell>
          <table:table-cell office:value-type="float" office:value="143" table:formula="of:=INDEX([.$Q$2:.$R$122];MATCH([.$AX84];[.$Q$2:.$Q$122];0);2)" table:style-name="ce1">
            <text:p>143</text:p>
          </table:table-cell>
          <table:table-cell office:value-type="float" office:value="0" table:formula="of:=INDEX([.$U$2:.$V$24];MATCH([.$AX84];[.$U$2:.$U$24];0);2)" table:style-name="ce1">
            <text:p>#N/A</text:p>
          </table:table-cell>
          <table:table-cell office:value-type="float" office:value="0" table:formula="of:=INDEX([.$Y$2:.$Z$51];MATCH([.$AX84];[.$Y$2:.$Y$51];0);2)" table:style-name="ce1">
            <text:p>#N/A</text:p>
          </table:table-cell>
          <table:table-cell office:value-type="float" office:value="0" table:formula="of:=INDEX([.$AC$2:.$AD$157];MATCH([.$AX84];[.$AC$2:.$AC$157];0);2)" table:style-name="ce1">
            <text:p>#N/A</text:p>
          </table:table-cell>
          <table:table-cell office:value-type="float" office:value="0" table:formula="of:=INDEX([.$AG$2:.$AH$35];MATCH([.$AX84];[.$AG$2:.$AG$35];0);2)" table:style-name="ce1">
            <text:p>#N/A</text:p>
          </table:table-cell>
          <table:table-cell office:value-type="float" office:value="0" table:formula="of:=INDEX([.$AK$2:.$AL$38];MATCH([.$AX84];[.$AK$2:.$AK$38];0);2)" table:style-name="ce1">
            <text:p>#N/A</text:p>
          </table:table-cell>
          <table:table-cell office:value-type="float" office:value="0" table:formula="of:=INDEX([.$AO$2:.$AP$33];MATCH([.$AX84];[.$AO$2:.$AO$33];0);2)" table:style-name="ce1">
            <text:p>#N/A</text:p>
          </table:table-cell>
          <table:table-cell office:value-type="float" office:value="42" table:formula="of:=INDEX([.$AS$2:.$AT$51];MATCH([.$AX84];[.$AS$2:.$AS$51];0);2)" table:style-name="ce1">
            <text:p>42</text:p>
          </table:table-cell>
          <table:table-cell table:style-name="ce1"/>
          <table:covered-table-cell/>
          <table:table-cell office:value-type="string" table:style-name="ce1">
            <text:p>tet(O/W)-1_1_AY485126</text:p>
          </table:table-cell>
          <table:table-cell office:value-type="float" office:value="0" table:style-name="ce1">
            <text:p>0</text:p>
          </table:table-cell>
          <table:table-cell office:value-type="float" office:value="362" table:style-name="ce1">
            <text:p>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2" table:formula="of:=SUM([.BN84:.BY84])" table:style-name="ce1">
            <text:p>362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tet(O/32/O)_3_NZ_AUJS01000017</text:p>
          </table:table-cell>
          <table:table-cell office:value-type="float" office:value="2144" table:style-name="ce1">
            <text:p>2144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sul2_10_AM183225</text:p>
          </table:table-cell>
          <table:table-cell office:value-type="float" office:value="0" table:formula="of:=INDEX([.$A$2:.$B$37];MATCH([.$AX85];[.$A$2:.$A$37];0);2)" table:style-name="ce1">
            <text:p>#N/A</text:p>
          </table:table-cell>
          <table:table-cell office:value-type="float" office:value="0" table:formula="of:=INDEX([.$E$2:.$F$42];MATCH([.$AX85];[.$E$2:.$E$42];0);2)" table:style-name="ce1">
            <text:p>#N/A</text:p>
          </table:table-cell>
          <table:table-cell office:value-type="float" office:value="0" table:formula="of:=INDEX([.$I$2:.$J$37];MATCH([.$AX85];[.$I$2:.$I$37];0);2)" table:style-name="ce1">
            <text:p>#N/A</text:p>
          </table:table-cell>
          <table:table-cell office:value-type="float" office:value="0" table:formula="of:=INDEX([.$M$2:.$N$31];MATCH([.$AX85];[.$M$2:.$M$31];0);2)" table:style-name="ce1">
            <text:p>#N/A</text:p>
          </table:table-cell>
          <table:table-cell office:value-type="float" office:value="211" table:formula="of:=INDEX([.$Q$2:.$R$122];MATCH([.$AX85];[.$Q$2:.$Q$122];0);2)" table:style-name="ce1">
            <text:p>211</text:p>
          </table:table-cell>
          <table:table-cell office:value-type="float" office:value="0" table:formula="of:=INDEX([.$U$2:.$V$24];MATCH([.$AX85];[.$U$2:.$U$24];0);2)" table:style-name="ce1">
            <text:p>#N/A</text:p>
          </table:table-cell>
          <table:table-cell office:value-type="float" office:value="0" table:formula="of:=INDEX([.$Y$2:.$Z$51];MATCH([.$AX85];[.$Y$2:.$Y$51];0);2)" table:style-name="ce1">
            <text:p>#N/A</text:p>
          </table:table-cell>
          <table:table-cell office:value-type="float" office:value="0" table:formula="of:=INDEX([.$AC$2:.$AD$157];MATCH([.$AX85];[.$AC$2:.$AC$157];0);2)" table:style-name="ce1">
            <text:p>#N/A</text:p>
          </table:table-cell>
          <table:table-cell office:value-type="float" office:value="0" table:formula="of:=INDEX([.$AG$2:.$AH$35];MATCH([.$AX85];[.$AG$2:.$AG$35];0);2)" table:style-name="ce1">
            <text:p>#N/A</text:p>
          </table:table-cell>
          <table:table-cell office:value-type="float" office:value="0" table:formula="of:=INDEX([.$AK$2:.$AL$38];MATCH([.$AX85];[.$AK$2:.$AK$38];0);2)" table:style-name="ce1">
            <text:p>#N/A</text:p>
          </table:table-cell>
          <table:table-cell office:value-type="float" office:value="0" table:formula="of:=INDEX([.$AO$2:.$AP$33];MATCH([.$AX85];[.$AO$2:.$AO$33];0);2)" table:style-name="ce1">
            <text:p>#N/A</text:p>
          </table:table-cell>
          <table:table-cell office:value-type="float" office:value="58" table:formula="of:=INDEX([.$AS$2:.$AT$51];MATCH([.$AX85];[.$AS$2:.$AS$51];0);2)" table:style-name="ce1">
            <text:p>58</text:p>
          </table:table-cell>
          <table:table-cell table:style-name="ce1"/>
          <table:covered-table-cell/>
          <table:table-cell office:value-type="string" table:style-name="ce1">
            <text:p>tet(O/W)-2_1_AY485122</text:p>
          </table:table-cell>
          <table:table-cell office:value-type="float" office:value="0" table:style-name="ce1">
            <text:p>0</text:p>
          </table:table-cell>
          <table:table-cell office:value-type="float" office:value="373" table:style-name="ce1">
            <text:p>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3" table:formula="of:=SUM([.BN85:.BY85])" table:style-name="ce1">
            <text:p>373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IS1249_IS256_IS1249</text:p>
          </table:table-cell>
          <table:table-cell office:value-type="float" office:value="4426" table:style-name="ce1">
            <text:p>4426</text:p>
          </table:table-cell>
          <table:table-cell office:value-type="float" office:value="1385" table:style-name="ce1">
            <text:p>1385</text:p>
          </table:table-cell>
          <table:table-cell table:number-columns-repeated="30" table:style-name="ce1"/>
          <table:table-cell office:value-type="string" table:style-name="ce1">
            <text:p>sul2_13_AJ289135</text:p>
          </table:table-cell>
          <table:table-cell office:value-type="float" office:value="0" table:formula="of:=INDEX([.$A$2:.$B$37];MATCH([.$AX86];[.$A$2:.$A$37];0);2)" table:style-name="ce1">
            <text:p>#N/A</text:p>
          </table:table-cell>
          <table:table-cell office:value-type="float" office:value="0" table:formula="of:=INDEX([.$E$2:.$F$42];MATCH([.$AX86];[.$E$2:.$E$42];0);2)" table:style-name="ce1">
            <text:p>#N/A</text:p>
          </table:table-cell>
          <table:table-cell office:value-type="float" office:value="0" table:formula="of:=INDEX([.$I$2:.$J$37];MATCH([.$AX86];[.$I$2:.$I$37];0);2)" table:style-name="ce1">
            <text:p>#N/A</text:p>
          </table:table-cell>
          <table:table-cell office:value-type="float" office:value="0" table:formula="of:=INDEX([.$M$2:.$N$31];MATCH([.$AX86];[.$M$2:.$M$31];0);2)" table:style-name="ce1">
            <text:p>#N/A</text:p>
          </table:table-cell>
          <table:table-cell office:value-type="float" office:value="160" table:formula="of:=INDEX([.$Q$2:.$R$122];MATCH([.$AX86];[.$Q$2:.$Q$122];0);2)" table:style-name="ce1">
            <text:p>160</text:p>
          </table:table-cell>
          <table:table-cell office:value-type="float" office:value="0" table:formula="of:=INDEX([.$U$2:.$V$24];MATCH([.$AX86];[.$U$2:.$U$24];0);2)" table:style-name="ce1">
            <text:p>#N/A</text:p>
          </table:table-cell>
          <table:table-cell office:value-type="float" office:value="0" table:formula="of:=INDEX([.$Y$2:.$Z$51];MATCH([.$AX86];[.$Y$2:.$Y$51];0);2)" table:style-name="ce1">
            <text:p>#N/A</text:p>
          </table:table-cell>
          <table:table-cell office:value-type="float" office:value="0" table:formula="of:=INDEX([.$AC$2:.$AD$157];MATCH([.$AX86];[.$AC$2:.$AC$157];0);2)" table:style-name="ce1">
            <text:p>#N/A</text:p>
          </table:table-cell>
          <table:table-cell office:value-type="float" office:value="0" table:formula="of:=INDEX([.$AG$2:.$AH$35];MATCH([.$AX86];[.$AG$2:.$AG$35];0);2)" table:style-name="ce1">
            <text:p>#N/A</text:p>
          </table:table-cell>
          <table:table-cell office:value-type="float" office:value="0" table:formula="of:=INDEX([.$AK$2:.$AL$38];MATCH([.$AX86];[.$AK$2:.$AK$38];0);2)" table:style-name="ce1">
            <text:p>#N/A</text:p>
          </table:table-cell>
          <table:table-cell office:value-type="float" office:value="0" table:formula="of:=INDEX([.$AO$2:.$AP$33];MATCH([.$AX86];[.$AO$2:.$AO$33];0);2)" table:style-name="ce1">
            <text:p>#N/A</text:p>
          </table:table-cell>
          <table:table-cell office:value-type="float" office:value="49" table:formula="of:=INDEX([.$AS$2:.$AT$51];MATCH([.$AX86];[.$AS$2:.$AS$51];0);2)" table:style-name="ce1">
            <text:p>49</text:p>
          </table:table-cell>
          <table:table-cell table:style-name="ce1"/>
          <table:covered-table-cell/>
          <table:table-cell office:value-type="string" table:style-name="ce1">
            <text:p>tet(O/W/O)-1_1_AY196921</text:p>
          </table:table-cell>
          <table:table-cell office:value-type="float" office:value="0" table:style-name="ce1">
            <text:p>0</text:p>
          </table:table-cell>
          <table:table-cell office:value-type="float" office:value="732" table:style-name="ce1">
            <text:p>7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2" table:formula="of:=SUM([.BN86:.BY86])" table:style-name="ce1">
            <text:p>732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ISBlo2_IS21_unknown</text:p>
          </table:table-cell>
          <table:table-cell office:value-type="float" office:value="1330" table:style-name="ce1">
            <text:p>1330</text:p>
          </table:table-cell>
          <table:table-cell office:value-type="float" office:value="2455" table:style-name="ce1">
            <text:p>2455</text:p>
          </table:table-cell>
          <table:table-cell table:number-columns-repeated="30" table:style-name="ce1"/>
          <table:table-cell office:value-type="string" table:style-name="ce1">
            <text:p>erm(B)_9_AF299292</text:p>
          </table:table-cell>
          <table:table-cell office:value-type="float" office:value="0" table:formula="of:=INDEX([.$A$2:.$B$37];MATCH([.$AX87];[.$A$2:.$A$37];0);2)" table:style-name="ce1">
            <text:p>#N/A</text:p>
          </table:table-cell>
          <table:table-cell office:value-type="float" office:value="0" table:formula="of:=INDEX([.$E$2:.$F$42];MATCH([.$AX87];[.$E$2:.$E$42];0);2)" table:style-name="ce1">
            <text:p>#N/A</text:p>
          </table:table-cell>
          <table:table-cell office:value-type="float" office:value="0" table:formula="of:=INDEX([.$I$2:.$J$37];MATCH([.$AX87];[.$I$2:.$I$37];0);2)" table:style-name="ce1">
            <text:p>#N/A</text:p>
          </table:table-cell>
          <table:table-cell office:value-type="float" office:value="0" table:formula="of:=INDEX([.$M$2:.$N$31];MATCH([.$AX87];[.$M$2:.$M$31];0);2)" table:style-name="ce1">
            <text:p>#N/A</text:p>
          </table:table-cell>
          <table:table-cell office:value-type="float" office:value="100" table:formula="of:=INDEX([.$Q$2:.$R$122];MATCH([.$AX87];[.$Q$2:.$Q$122];0);2)" table:style-name="ce1">
            <text:p>100</text:p>
          </table:table-cell>
          <table:table-cell office:value-type="float" office:value="0" table:formula="of:=INDEX([.$U$2:.$V$24];MATCH([.$AX87];[.$U$2:.$U$24];0);2)" table:style-name="ce1">
            <text:p>#N/A</text:p>
          </table:table-cell>
          <table:table-cell office:value-type="float" office:value="0" table:formula="of:=INDEX([.$Y$2:.$Z$51];MATCH([.$AX87];[.$Y$2:.$Y$51];0);2)" table:style-name="ce1">
            <text:p>#N/A</text:p>
          </table:table-cell>
          <table:table-cell office:value-type="float" office:value="0" table:formula="of:=INDEX([.$AC$2:.$AD$157];MATCH([.$AX87];[.$AC$2:.$AC$157];0);2)" table:style-name="ce1">
            <text:p>#N/A</text:p>
          </table:table-cell>
          <table:table-cell office:value-type="float" office:value="0" table:formula="of:=INDEX([.$AG$2:.$AH$35];MATCH([.$AX87];[.$AG$2:.$AG$35];0);2)" table:style-name="ce1">
            <text:p>#N/A</text:p>
          </table:table-cell>
          <table:table-cell office:value-type="float" office:value="0" table:formula="of:=INDEX([.$AK$2:.$AL$38];MATCH([.$AX87];[.$AK$2:.$AK$38];0);2)" table:style-name="ce1">
            <text:p>#N/A</text:p>
          </table:table-cell>
          <table:table-cell office:value-type="float" office:value="0" table:formula="of:=INDEX([.$AO$2:.$AP$33];MATCH([.$AX87];[.$AO$2:.$AO$33];0);2)" table:style-name="ce1">
            <text:p>#N/A</text:p>
          </table:table-cell>
          <table:table-cell office:value-type="float" office:value="0" table:formula="of:=INDEX([.$AS$2:.$AT$51];MATCH([.$AX87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/O)-2_1_AY196920</text:p>
          </table:table-cell>
          <table:table-cell office:value-type="float" office:value="0" table:style-name="ce1">
            <text:p>0</text:p>
          </table:table-cell>
          <table:table-cell office:value-type="float" office:value="505" table:style-name="ce1">
            <text:p>5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5" table:formula="of:=SUM([.BN87:.BY87])" table:style-name="ce1">
            <text:p>505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IS100kyp_IS21_unknown</text:p>
          </table:table-cell>
          <table:table-cell office:value-type="float" office:value="1225" table:style-name="ce1">
            <text:p>1225</text:p>
          </table:table-cell>
          <table:table-cell office:value-type="float" office:value="1954" table:style-name="ce1">
            <text:p>1954</text:p>
          </table:table-cell>
          <table:table-cell table:number-columns-repeated="30" table:style-name="ce1"/>
          <table:table-cell office:value-type="string" table:style-name="ce1">
            <text:p>ISBbi1_IS1595_unknown</text:p>
          </table:table-cell>
          <table:table-cell office:value-type="float" office:value="0" table:formula="of:=INDEX([.$A$2:.$B$37];MATCH([.$AX88];[.$A$2:.$A$37];0);2)" table:style-name="ce1">
            <text:p>#N/A</text:p>
          </table:table-cell>
          <table:table-cell office:value-type="float" office:value="0" table:formula="of:=INDEX([.$E$2:.$F$42];MATCH([.$AX88];[.$E$2:.$E$42];0);2)" table:style-name="ce1">
            <text:p>#N/A</text:p>
          </table:table-cell>
          <table:table-cell office:value-type="float" office:value="0" table:formula="of:=INDEX([.$I$2:.$J$37];MATCH([.$AX88];[.$I$2:.$I$37];0);2)" table:style-name="ce1">
            <text:p>#N/A</text:p>
          </table:table-cell>
          <table:table-cell office:value-type="float" office:value="0" table:formula="of:=INDEX([.$M$2:.$N$31];MATCH([.$AX88];[.$M$2:.$M$31];0);2)" table:style-name="ce1">
            <text:p>#N/A</text:p>
          </table:table-cell>
          <table:table-cell office:value-type="float" office:value="267" table:formula="of:=INDEX([.$Q$2:.$R$122];MATCH([.$AX88];[.$Q$2:.$Q$122];0);2)" table:style-name="ce1">
            <text:p>267</text:p>
          </table:table-cell>
          <table:table-cell office:value-type="float" office:value="0" table:formula="of:=INDEX([.$U$2:.$V$24];MATCH([.$AX88];[.$U$2:.$U$24];0);2)" table:style-name="ce1">
            <text:p>#N/A</text:p>
          </table:table-cell>
          <table:table-cell office:value-type="float" office:value="0" table:formula="of:=INDEX([.$Y$2:.$Z$51];MATCH([.$AX88];[.$Y$2:.$Y$51];0);2)" table:style-name="ce1">
            <text:p>#N/A</text:p>
          </table:table-cell>
          <table:table-cell office:value-type="float" office:value="0" table:formula="of:=INDEX([.$AC$2:.$AD$157];MATCH([.$AX88];[.$AC$2:.$AC$157];0);2)" table:style-name="ce1">
            <text:p>#N/A</text:p>
          </table:table-cell>
          <table:table-cell office:value-type="float" office:value="0" table:formula="of:=INDEX([.$AG$2:.$AH$35];MATCH([.$AX88];[.$AG$2:.$AG$35];0);2)" table:style-name="ce1">
            <text:p>#N/A</text:p>
          </table:table-cell>
          <table:table-cell office:value-type="float" office:value="0" table:formula="of:=INDEX([.$AK$2:.$AL$38];MATCH([.$AX88];[.$AK$2:.$AK$38];0);2)" table:style-name="ce1">
            <text:p>#N/A</text:p>
          </table:table-cell>
          <table:table-cell office:value-type="float" office:value="0" table:formula="of:=INDEX([.$AO$2:.$AP$33];MATCH([.$AX88];[.$AO$2:.$AO$33];0);2)" table:style-name="ce1">
            <text:p>#N/A</text:p>
          </table:table-cell>
          <table:table-cell office:value-type="float" office:value="0" table:formula="of:=INDEX([.$AS$2:.$AT$51];MATCH([.$AX88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Q)_1_L33696</text:p>
          </table:table-cell>
          <table:table-cell office:value-type="float" office:value="642" table:style-name="ce1">
            <text:p>642</text:p>
          </table:table-cell>
          <table:table-cell office:value-type="float" office:value="3961" table:style-name="ce1">
            <text:p>3961</text:p>
          </table:table-cell>
          <table:table-cell office:value-type="float" office:value="3485" table:style-name="ce1">
            <text:p>3485</text:p>
          </table:table-cell>
          <table:table-cell office:value-type="float" office:value="1258" table:style-name="ce1">
            <text:p>1258</text:p>
          </table:table-cell>
          <table:table-cell office:value-type="float" office:value="786" table:style-name="ce1">
            <text:p>786</text:p>
          </table:table-cell>
          <table:table-cell office:value-type="float" office:value="1529" table:style-name="ce1">
            <text:p>1529</text:p>
          </table:table-cell>
          <table:table-cell office:value-type="float" office:value="215" table:style-name="ce1">
            <text:p>215</text:p>
          </table:table-cell>
          <table:table-cell office:value-type="float" office:value="2942" table:style-name="ce1">
            <text:p>2942</text:p>
          </table:table-cell>
          <table:table-cell office:value-type="float" office:value="2075" table:style-name="ce1">
            <text:p>2075</text:p>
          </table:table-cell>
          <table:table-cell office:value-type="float" office:value="896" table:style-name="ce1">
            <text:p>896</text:p>
          </table:table-cell>
          <table:table-cell office:value-type="float" office:value="1095" table:style-name="ce1">
            <text:p>1095</text:p>
          </table:table-cell>
          <table:table-cell office:value-type="float" office:value="1701" table:style-name="ce1">
            <text:p>1701</text:p>
          </table:table-cell>
          <table:table-cell office:value-type="float" office:value="20585" table:formula="of:=SUM([.BN88:.BY88])" table:style-name="ce1">
            <text:p>20585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tet(W)_4_FN396364</text:p>
          </table:table-cell>
          <table:table-cell office:value-type="float" office:value="2276" table:style-name="ce1">
            <text:p>2276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blaCTX-M-82_1_DQ256091</text:p>
          </table:table-cell>
          <table:table-cell office:value-type="float" office:value="0" table:formula="of:=INDEX([.$A$2:.$B$37];MATCH([.$AX89];[.$A$2:.$A$37];0);2)" table:style-name="ce1">
            <text:p>#N/A</text:p>
          </table:table-cell>
          <table:table-cell office:value-type="float" office:value="0" table:formula="of:=INDEX([.$E$2:.$F$42];MATCH([.$AX89];[.$E$2:.$E$42];0);2)" table:style-name="ce1">
            <text:p>#N/A</text:p>
          </table:table-cell>
          <table:table-cell office:value-type="float" office:value="0" table:formula="of:=INDEX([.$I$2:.$J$37];MATCH([.$AX89];[.$I$2:.$I$37];0);2)" table:style-name="ce1">
            <text:p>#N/A</text:p>
          </table:table-cell>
          <table:table-cell office:value-type="float" office:value="0" table:formula="of:=INDEX([.$M$2:.$N$31];MATCH([.$AX89];[.$M$2:.$M$31];0);2)" table:style-name="ce1">
            <text:p>#N/A</text:p>
          </table:table-cell>
          <table:table-cell office:value-type="float" office:value="20" table:formula="of:=INDEX([.$Q$2:.$R$122];MATCH([.$AX89];[.$Q$2:.$Q$122];0);2)" table:style-name="ce1">
            <text:p>20</text:p>
          </table:table-cell>
          <table:table-cell office:value-type="float" office:value="0" table:formula="of:=INDEX([.$U$2:.$V$24];MATCH([.$AX89];[.$U$2:.$U$24];0);2)" table:style-name="ce1">
            <text:p>#N/A</text:p>
          </table:table-cell>
          <table:table-cell office:value-type="float" office:value="0" table:formula="of:=INDEX([.$Y$2:.$Z$51];MATCH([.$AX89];[.$Y$2:.$Y$51];0);2)" table:style-name="ce1">
            <text:p>#N/A</text:p>
          </table:table-cell>
          <table:table-cell office:value-type="float" office:value="0" table:formula="of:=INDEX([.$AC$2:.$AD$157];MATCH([.$AX89];[.$AC$2:.$AC$157];0);2)" table:style-name="ce1">
            <text:p>#N/A</text:p>
          </table:table-cell>
          <table:table-cell office:value-type="float" office:value="0" table:formula="of:=INDEX([.$AG$2:.$AH$35];MATCH([.$AX89];[.$AG$2:.$AG$35];0);2)" table:style-name="ce1">
            <text:p>#N/A</text:p>
          </table:table-cell>
          <table:table-cell office:value-type="float" office:value="0" table:formula="of:=INDEX([.$AK$2:.$AL$38];MATCH([.$AX89];[.$AK$2:.$AK$38];0);2)" table:style-name="ce1">
            <text:p>#N/A</text:p>
          </table:table-cell>
          <table:table-cell office:value-type="float" office:value="0" table:formula="of:=INDEX([.$AO$2:.$AP$33];MATCH([.$AX89];[.$AO$2:.$AO$33];0);2)" table:style-name="ce1">
            <text:p>#N/A</text:p>
          </table:table-cell>
          <table:table-cell office:value-type="float" office:value="0" table:formula="of:=INDEX([.$AS$2:.$AT$51];MATCH([.$AX89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Q)_4_Z21523</text:p>
          </table:table-cell>
          <table:table-cell office:value-type="float" office:value="0" table:style-name="ce1">
            <text:p>0</text:p>
          </table:table-cell>
          <table:table-cell office:value-type="float" office:value="449" table:style-name="ce1">
            <text:p>449</text:p>
          </table:table-cell>
          <table:table-cell office:value-type="float" office:value="314" table:style-name="ce1">
            <text:p>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677" table:style-name="ce1">
            <text:p>6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9" table:style-name="ce1">
            <text:p>359</text:p>
          </table:table-cell>
          <table:table-cell office:value-type="float" office:value="1862" table:formula="of:=SUM([.BN89:.BY89])" table:style-name="ce1">
            <text:p>1862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tet(32)_2_EF626943</text:p>
          </table:table-cell>
          <table:table-cell office:value-type="float" office:value="76" table:style-name="ce1">
            <text:p>76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sul2_9_FJ197818</text:p>
          </table:table-cell>
          <table:table-cell office:value-type="float" office:value="0" table:formula="of:=INDEX([.$A$2:.$B$37];MATCH([.$AX90];[.$A$2:.$A$37];0);2)" table:style-name="ce1">
            <text:p>#N/A</text:p>
          </table:table-cell>
          <table:table-cell office:value-type="float" office:value="0" table:formula="of:=INDEX([.$E$2:.$F$42];MATCH([.$AX90];[.$E$2:.$E$42];0);2)" table:style-name="ce1">
            <text:p>#N/A</text:p>
          </table:table-cell>
          <table:table-cell office:value-type="float" office:value="0" table:formula="of:=INDEX([.$I$2:.$J$37];MATCH([.$AX90];[.$I$2:.$I$37];0);2)" table:style-name="ce1">
            <text:p>#N/A</text:p>
          </table:table-cell>
          <table:table-cell office:value-type="float" office:value="0" table:formula="of:=INDEX([.$M$2:.$N$31];MATCH([.$AX90];[.$M$2:.$M$31];0);2)" table:style-name="ce1">
            <text:p>#N/A</text:p>
          </table:table-cell>
          <table:table-cell office:value-type="float" office:value="209" table:formula="of:=INDEX([.$Q$2:.$R$122];MATCH([.$AX90];[.$Q$2:.$Q$122];0);2)" table:style-name="ce1">
            <text:p>209</text:p>
          </table:table-cell>
          <table:table-cell office:value-type="float" office:value="0" table:formula="of:=INDEX([.$U$2:.$V$24];MATCH([.$AX90];[.$U$2:.$U$24];0);2)" table:style-name="ce1">
            <text:p>#N/A</text:p>
          </table:table-cell>
          <table:table-cell office:value-type="float" office:value="0" table:formula="of:=INDEX([.$Y$2:.$Z$51];MATCH([.$AX90];[.$Y$2:.$Y$51];0);2)" table:style-name="ce1">
            <text:p>#N/A</text:p>
          </table:table-cell>
          <table:table-cell office:value-type="float" office:value="0" table:formula="of:=INDEX([.$AC$2:.$AD$157];MATCH([.$AX90];[.$AC$2:.$AC$157];0);2)" table:style-name="ce1">
            <text:p>#N/A</text:p>
          </table:table-cell>
          <table:table-cell office:value-type="float" office:value="0" table:formula="of:=INDEX([.$AG$2:.$AH$35];MATCH([.$AX90];[.$AG$2:.$AG$35];0);2)" table:style-name="ce1">
            <text:p>#N/A</text:p>
          </table:table-cell>
          <table:table-cell office:value-type="float" office:value="0" table:formula="of:=INDEX([.$AK$2:.$AL$38];MATCH([.$AX90];[.$AK$2:.$AK$38];0);2)" table:style-name="ce1">
            <text:p>#N/A</text:p>
          </table:table-cell>
          <table:table-cell office:value-type="float" office:value="0" table:formula="of:=INDEX([.$AO$2:.$AP$33];MATCH([.$AX90];[.$AO$2:.$AO$33];0);2)" table:style-name="ce1">
            <text:p>#N/A</text:p>
          </table:table-cell>
          <table:table-cell office:value-type="float" office:value="58" table:formula="of:=INDEX([.$AS$2:.$AT$51];MATCH([.$AX90];[.$AS$2:.$AS$51];0);2)" table:style-name="ce1">
            <text:p>58</text:p>
          </table:table-cell>
          <table:table-cell table:style-name="ce1"/>
          <table:covered-table-cell/>
          <table:table-cell office:value-type="string" table:style-name="ce1">
            <text:p>tet(W)_1_DQ060146</text:p>
          </table:table-cell>
          <table:table-cell office:value-type="float" office:value="1798" table:style-name="ce1">
            <text:p>1798</text:p>
          </table:table-cell>
          <table:table-cell office:value-type="float" office:value="1670" table:style-name="ce1">
            <text:p>1670</text:p>
          </table:table-cell>
          <table:table-cell office:value-type="float" office:value="550" table:style-name="ce1">
            <text:p>550</text:p>
          </table:table-cell>
          <table:table-cell office:value-type="float" office:value="586" table:style-name="ce1">
            <text:p>586</text:p>
          </table:table-cell>
          <table:table-cell office:value-type="float" office:value="2314" table:style-name="ce1">
            <text:p>2314</text:p>
          </table:table-cell>
          <table:table-cell office:value-type="float" office:value="581" table:style-name="ce1">
            <text:p>581</text:p>
          </table:table-cell>
          <table:table-cell office:value-type="float" office:value="3202" table:style-name="ce1">
            <text:p>3202</text:p>
          </table:table-cell>
          <table:table-cell office:value-type="float" office:value="106" table:style-name="ce1">
            <text:p>106</text:p>
          </table:table-cell>
          <table:table-cell office:value-type="float" office:value="888" table:style-name="ce1">
            <text:p>888</text:p>
          </table:table-cell>
          <table:table-cell office:value-type="float" office:value="1254" table:style-name="ce1">
            <text:p>1254</text:p>
          </table:table-cell>
          <table:table-cell office:value-type="float" office:value="784" table:style-name="ce1">
            <text:p>784</text:p>
          </table:table-cell>
          <table:table-cell office:value-type="float" office:value="1252" table:style-name="ce1">
            <text:p>1252</text:p>
          </table:table-cell>
          <table:table-cell office:value-type="float" office:value="14985" table:formula="of:=SUM([.BN90:.BY90])" table:style-name="ce1">
            <text:p>14985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sul2_15_FJ968160</text:p>
          </table:table-cell>
          <table:table-cell office:value-type="float" office:value="149" table:style-name="ce1">
            <text:p>149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IS1SD_IS1_unknown</text:p>
          </table:table-cell>
          <table:table-cell office:value-type="float" office:value="0" table:formula="of:=INDEX([.$A$2:.$B$37];MATCH([.$AX91];[.$A$2:.$A$37];0);2)" table:style-name="ce1">
            <text:p>#N/A</text:p>
          </table:table-cell>
          <table:table-cell office:value-type="float" office:value="0" table:formula="of:=INDEX([.$E$2:.$F$42];MATCH([.$AX91];[.$E$2:.$E$42];0);2)" table:style-name="ce1">
            <text:p>#N/A</text:p>
          </table:table-cell>
          <table:table-cell office:value-type="float" office:value="0" table:formula="of:=INDEX([.$I$2:.$J$37];MATCH([.$AX91];[.$I$2:.$I$37];0);2)" table:style-name="ce1">
            <text:p>#N/A</text:p>
          </table:table-cell>
          <table:table-cell office:value-type="float" office:value="0" table:formula="of:=INDEX([.$M$2:.$N$31];MATCH([.$AX91];[.$M$2:.$M$31];0);2)" table:style-name="ce1">
            <text:p>#N/A</text:p>
          </table:table-cell>
          <table:table-cell office:value-type="float" office:value="559" table:formula="of:=INDEX([.$Q$2:.$R$122];MATCH([.$AX91];[.$Q$2:.$Q$122];0);2)" table:style-name="ce1">
            <text:p>559</text:p>
          </table:table-cell>
          <table:table-cell office:value-type="float" office:value="0" table:formula="of:=INDEX([.$U$2:.$V$24];MATCH([.$AX91];[.$U$2:.$U$24];0);2)" table:style-name="ce1">
            <text:p>#N/A</text:p>
          </table:table-cell>
          <table:table-cell office:value-type="float" office:value="319" table:formula="of:=INDEX([.$Y$2:.$Z$51];MATCH([.$AX91];[.$Y$2:.$Y$51];0);2)" table:style-name="ce1">
            <text:p>319</text:p>
          </table:table-cell>
          <table:table-cell office:value-type="float" office:value="0" table:formula="of:=INDEX([.$AC$2:.$AD$157];MATCH([.$AX91];[.$AC$2:.$AC$157];0);2)" table:style-name="ce1">
            <text:p>#N/A</text:p>
          </table:table-cell>
          <table:table-cell office:value-type="float" office:value="0" table:formula="of:=INDEX([.$AG$2:.$AH$35];MATCH([.$AX91];[.$AG$2:.$AG$35];0);2)" table:style-name="ce1">
            <text:p>#N/A</text:p>
          </table:table-cell>
          <table:table-cell office:value-type="float" office:value="0" table:formula="of:=INDEX([.$AK$2:.$AL$38];MATCH([.$AX91];[.$AK$2:.$AK$38];0);2)" table:style-name="ce1">
            <text:p>#N/A</text:p>
          </table:table-cell>
          <table:table-cell office:value-type="float" office:value="0" table:formula="of:=INDEX([.$AO$2:.$AP$33];MATCH([.$AX91];[.$AO$2:.$AO$33];0);2)" table:style-name="ce1">
            <text:p>#N/A</text:p>
          </table:table-cell>
          <table:table-cell office:value-type="float" office:value="0" table:formula="of:=INDEX([.$AS$2:.$AT$51];MATCH([.$AX91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W)_3_AJ427421</text:p>
          </table:table-cell>
          <table:table-cell office:value-type="float" office:value="1695" table:style-name="ce1">
            <text:p>1695</text:p>
          </table:table-cell>
          <table:table-cell office:value-type="float" office:value="1576" table:style-name="ce1">
            <text:p>1576</text:p>
          </table:table-cell>
          <table:table-cell office:value-type="float" office:value="513" table:style-name="ce1">
            <text:p>513</text:p>
          </table:table-cell>
          <table:table-cell office:value-type="float" office:value="539" table:style-name="ce1">
            <text:p>539</text:p>
          </table:table-cell>
          <table:table-cell office:value-type="float" office:value="2227" table:style-name="ce1">
            <text:p>2227</text:p>
          </table:table-cell>
          <table:table-cell office:value-type="float" office:value="566" table:style-name="ce1">
            <text:p>566</text:p>
          </table:table-cell>
          <table:table-cell office:value-type="float" office:value="3094" table:style-name="ce1">
            <text:p>3094</text:p>
          </table:table-cell>
          <table:table-cell office:value-type="float" office:value="114" table:style-name="ce1">
            <text:p>114</text:p>
          </table:table-cell>
          <table:table-cell office:value-type="float" office:value="867" table:style-name="ce1">
            <text:p>867</text:p>
          </table:table-cell>
          <table:table-cell office:value-type="float" office:value="1217" table:style-name="ce1">
            <text:p>1217</text:p>
          </table:table-cell>
          <table:table-cell office:value-type="float" office:value="728" table:style-name="ce1">
            <text:p>728</text:p>
          </table:table-cell>
          <table:table-cell office:value-type="float" office:value="1221" table:style-name="ce1">
            <text:p>1221</text:p>
          </table:table-cell>
          <table:table-cell office:value-type="float" office:value="14357" table:formula="of:=SUM([.BN91:.BY91])" table:style-name="ce1">
            <text:p>14357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ISBlo8_IS256_unknown</text:p>
          </table:table-cell>
          <table:table-cell office:value-type="float" office:value="302" table:style-name="ce1">
            <text:p>302</text:p>
          </table:table-cell>
          <table:table-cell office:value-type="float" office:value="1408" table:style-name="ce1">
            <text:p>1408</text:p>
          </table:table-cell>
          <table:table-cell table:number-columns-repeated="30" table:style-name="ce1"/>
          <table:table-cell office:value-type="string" table:style-name="ce1">
            <text:p>IS5_IS5_IS5</text:p>
          </table:table-cell>
          <table:table-cell office:value-type="float" office:value="0" table:formula="of:=INDEX([.$A$2:.$B$37];MATCH([.$AX92];[.$A$2:.$A$37];0);2)" table:style-name="ce1">
            <text:p>#N/A</text:p>
          </table:table-cell>
          <table:table-cell office:value-type="float" office:value="0" table:formula="of:=INDEX([.$E$2:.$F$42];MATCH([.$AX92];[.$E$2:.$E$42];0);2)" table:style-name="ce1">
            <text:p>#N/A</text:p>
          </table:table-cell>
          <table:table-cell office:value-type="float" office:value="0" table:formula="of:=INDEX([.$I$2:.$J$37];MATCH([.$AX92];[.$I$2:.$I$37];0);2)" table:style-name="ce1">
            <text:p>#N/A</text:p>
          </table:table-cell>
          <table:table-cell office:value-type="float" office:value="0" table:formula="of:=INDEX([.$M$2:.$N$31];MATCH([.$AX92];[.$M$2:.$M$31];0);2)" table:style-name="ce1">
            <text:p>#N/A</text:p>
          </table:table-cell>
          <table:table-cell office:value-type="float" office:value="141" table:formula="of:=INDEX([.$Q$2:.$R$122];MATCH([.$AX92];[.$Q$2:.$Q$122];0);2)" table:style-name="ce1">
            <text:p>141</text:p>
          </table:table-cell>
          <table:table-cell office:value-type="float" office:value="0" table:formula="of:=INDEX([.$U$2:.$V$24];MATCH([.$AX92];[.$U$2:.$U$24];0);2)" table:style-name="ce1">
            <text:p>#N/A</text:p>
          </table:table-cell>
          <table:table-cell office:value-type="float" office:value="67" table:formula="of:=INDEX([.$Y$2:.$Z$51];MATCH([.$AX92];[.$Y$2:.$Y$51];0);2)" table:style-name="ce1">
            <text:p>67</text:p>
          </table:table-cell>
          <table:table-cell office:value-type="float" office:value="0" table:formula="of:=INDEX([.$AC$2:.$AD$157];MATCH([.$AX92];[.$AC$2:.$AC$157];0);2)" table:style-name="ce1">
            <text:p>#N/A</text:p>
          </table:table-cell>
          <table:table-cell office:value-type="float" office:value="0" table:formula="of:=INDEX([.$AG$2:.$AH$35];MATCH([.$AX92];[.$AG$2:.$AG$35];0);2)" table:style-name="ce1">
            <text:p>#N/A</text:p>
          </table:table-cell>
          <table:table-cell office:value-type="float" office:value="0" table:formula="of:=INDEX([.$AK$2:.$AL$38];MATCH([.$AX92];[.$AK$2:.$AK$38];0);2)" table:style-name="ce1">
            <text:p>#N/A</text:p>
          </table:table-cell>
          <table:table-cell office:value-type="float" office:value="0" table:formula="of:=INDEX([.$AO$2:.$AP$33];MATCH([.$AX92];[.$AO$2:.$AO$33];0);2)" table:style-name="ce1">
            <text:p>#N/A</text:p>
          </table:table-cell>
          <table:table-cell office:value-type="float" office:value="0" table:formula="of:=INDEX([.$AS$2:.$AT$51];MATCH([.$AX92];[.$AS$2:.$AS$51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W)_4_FN396364</text:p>
          </table:table-cell>
          <table:table-cell office:value-type="float" office:value="1341" table:style-name="ce1">
            <text:p>1341</text:p>
          </table:table-cell>
          <table:table-cell office:value-type="float" office:value="1048" table:style-name="ce1">
            <text:p>1048</text:p>
          </table:table-cell>
          <table:table-cell office:value-type="float" office:value="369" table:style-name="ce1">
            <text:p>369</text:p>
          </table:table-cell>
          <table:table-cell office:value-type="float" office:value="360" table:style-name="ce1">
            <text:p>360</text:p>
          </table:table-cell>
          <table:table-cell office:value-type="float" office:value="2276" table:style-name="ce1">
            <text:p>2276</text:p>
          </table:table-cell>
          <table:table-cell office:value-type="float" office:value="378" table:style-name="ce1">
            <text:p>378</text:p>
          </table:table-cell>
          <table:table-cell office:value-type="float" office:value="2178" table:style-name="ce1">
            <text:p>2178</text:p>
          </table:table-cell>
          <table:table-cell office:value-type="float" office:value="119" table:style-name="ce1">
            <text:p>119</text:p>
          </table:table-cell>
          <table:table-cell office:value-type="float" office:value="743" table:style-name="ce1">
            <text:p>743</text:p>
          </table:table-cell>
          <table:table-cell office:value-type="float" office:value="746" table:style-name="ce1">
            <text:p>746</text:p>
          </table:table-cell>
          <table:table-cell office:value-type="float" office:value="575" table:style-name="ce1">
            <text:p>575</text:p>
          </table:table-cell>
          <table:table-cell office:value-type="float" office:value="805" table:style-name="ce1">
            <text:p>805</text:p>
          </table:table-cell>
          <table:table-cell office:value-type="float" office:value="10938" table:formula="of:=SUM([.BN92:.BY92])" table:style-name="ce1">
            <text:p>10938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aph(6)-Id_4_CP000971</text:p>
          </table:table-cell>
          <table:table-cell office:value-type="float" office:value="48" table:style-name="ce1">
            <text:p>48</text:p>
          </table:table-cell>
          <table:table-cell office:value-type="float" office:value="831" table:style-name="ce1">
            <text:p>831</text:p>
          </table:table-cell>
          <table:table-cell table:number-columns-repeated="30" table:style-name="ce1"/>
          <table:table-cell office:value-type="string" table:style-name="ce1">
            <text:p>sul2_18_AJ830714</text:p>
          </table:table-cell>
          <table:table-cell office:value-type="float" office:value="0" table:formula="of:=INDEX([.$A$2:.$B$37];MATCH([.$AX93];[.$A$2:.$A$37];0);2)" table:style-name="ce1">
            <text:p>#N/A</text:p>
          </table:table-cell>
          <table:table-cell office:value-type="float" office:value="0" table:formula="of:=INDEX([.$E$2:.$F$42];MATCH([.$AX93];[.$E$2:.$E$42];0);2)" table:style-name="ce1">
            <text:p>#N/A</text:p>
          </table:table-cell>
          <table:table-cell office:value-type="float" office:value="0" table:formula="of:=INDEX([.$I$2:.$J$37];MATCH([.$AX93];[.$I$2:.$I$37];0);2)" table:style-name="ce1">
            <text:p>#N/A</text:p>
          </table:table-cell>
          <table:table-cell office:value-type="float" office:value="0" table:formula="of:=INDEX([.$M$2:.$N$31];MATCH([.$AX93];[.$M$2:.$M$31];0);2)" table:style-name="ce1">
            <text:p>#N/A</text:p>
          </table:table-cell>
          <table:table-cell office:value-type="float" office:value="159" table:formula="of:=INDEX([.$Q$2:.$R$122];MATCH([.$AX93];[.$Q$2:.$Q$122];0);2)" table:style-name="ce1">
            <text:p>159</text:p>
          </table:table-cell>
          <table:table-cell office:value-type="float" office:value="0" table:formula="of:=INDEX([.$U$2:.$V$24];MATCH([.$AX93];[.$U$2:.$U$24];0);2)" table:style-name="ce1">
            <text:p>#N/A</text:p>
          </table:table-cell>
          <table:table-cell office:value-type="float" office:value="0" table:formula="of:=INDEX([.$Y$2:.$Z$51];MATCH([.$AX93];[.$Y$2:.$Y$51];0);2)" table:style-name="ce1">
            <text:p>#N/A</text:p>
          </table:table-cell>
          <table:table-cell office:value-type="float" office:value="0" table:formula="of:=INDEX([.$AC$2:.$AD$157];MATCH([.$AX93];[.$AC$2:.$AC$157];0);2)" table:style-name="ce1">
            <text:p>#N/A</text:p>
          </table:table-cell>
          <table:table-cell office:value-type="float" office:value="0" table:formula="of:=INDEX([.$AG$2:.$AH$35];MATCH([.$AX93];[.$AG$2:.$AG$35];0);2)" table:style-name="ce1">
            <text:p>#N/A</text:p>
          </table:table-cell>
          <table:table-cell office:value-type="float" office:value="0" table:formula="of:=INDEX([.$AK$2:.$AL$38];MATCH([.$AX93];[.$AK$2:.$AK$38];0);2)" table:style-name="ce1">
            <text:p>#N/A</text:p>
          </table:table-cell>
          <table:table-cell office:value-type="float" office:value="0" table:formula="of:=INDEX([.$AO$2:.$AP$33];MATCH([.$AX93];[.$AO$2:.$AO$33];0);2)" table:style-name="ce1">
            <text:p>#N/A</text:p>
          </table:table-cell>
          <table:table-cell office:value-type="float" office:value="51" table:formula="of:=INDEX([.$AS$2:.$AT$51];MATCH([.$AX93];[.$AS$2:.$AS$51];0);2)" table:style-name="ce1">
            <text:p>51</text:p>
          </table:table-cell>
          <table:table-cell table:style-name="ce1"/>
          <table:covered-table-cell/>
          <table:table-cell office:value-type="string" table:style-name="ce1">
            <text:p>tet(W)_5_AJ427422</text:p>
          </table:table-cell>
          <table:table-cell office:value-type="float" office:value="1883" table:style-name="ce1">
            <text:p>1883</text:p>
          </table:table-cell>
          <table:table-cell office:value-type="float" office:value="1776" table:style-name="ce1">
            <text:p>1776</text:p>
          </table:table-cell>
          <table:table-cell office:value-type="float" office:value="582" table:style-name="ce1">
            <text:p>582</text:p>
          </table:table-cell>
          <table:table-cell office:value-type="float" office:value="612" table:style-name="ce1">
            <text:p>612</text:p>
          </table:table-cell>
          <table:table-cell office:value-type="float" office:value="2412" table:style-name="ce1">
            <text:p>2412</text:p>
          </table:table-cell>
          <table:table-cell office:value-type="float" office:value="628" table:style-name="ce1">
            <text:p>628</text:p>
          </table:table-cell>
          <table:table-cell office:value-type="float" office:value="3405" table:style-name="ce1">
            <text:p>3405</text:p>
          </table:table-cell>
          <table:table-cell office:value-type="float" office:value="124" table:style-name="ce1">
            <text:p>124</text:p>
          </table:table-cell>
          <table:table-cell office:value-type="float" office:value="948" table:style-name="ce1">
            <text:p>948</text:p>
          </table:table-cell>
          <table:table-cell office:value-type="float" office:value="1328" table:style-name="ce1">
            <text:p>1328</text:p>
          </table:table-cell>
          <table:table-cell office:value-type="float" office:value="805" table:style-name="ce1">
            <text:p>805</text:p>
          </table:table-cell>
          <table:table-cell office:value-type="float" office:value="1357" table:style-name="ce1">
            <text:p>1357</text:p>
          </table:table-cell>
          <table:table-cell office:value-type="float" office:value="15860" table:formula="of:=SUM([.BN93:.BY93])" table:style-name="ce1">
            <text:p>15860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sul2_12_AF497970</text:p>
          </table:table-cell>
          <table:table-cell office:value-type="float" office:value="164" table:style-name="ce1">
            <text:p>164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erm(B)_22_X52632</text:p>
          </table:table-cell>
          <table:table-cell office:value-type="float" office:value="0" table:formula="of:=INDEX([.$A$2:.$B$37];MATCH([.$AX94];[.$A$2:.$A$37];0);2)" table:style-name="ce1">
            <text:p>#N/A</text:p>
          </table:table-cell>
          <table:table-cell office:value-type="float" office:value="0" table:formula="of:=INDEX([.$E$2:.$F$42];MATCH([.$AX94];[.$E$2:.$E$42];0);2)" table:style-name="ce1">
            <text:p>#N/A</text:p>
          </table:table-cell>
          <table:table-cell office:value-type="float" office:value="0" table:formula="of:=INDEX([.$I$2:.$J$37];MATCH([.$AX94];[.$I$2:.$I$37];0);2)" table:style-name="ce1">
            <text:p>#N/A</text:p>
          </table:table-cell>
          <table:table-cell office:value-type="float" office:value="0" table:formula="of:=INDEX([.$M$2:.$N$31];MATCH([.$AX94];[.$M$2:.$M$31];0);2)" table:style-name="ce1">
            <text:p>#N/A</text:p>
          </table:table-cell>
          <table:table-cell office:value-type="float" office:value="84" table:formula="of:=INDEX([.$Q$2:.$R$122];MATCH([.$AX94];[.$Q$2:.$Q$122];0);2)" table:style-name="ce1">
            <text:p>84</text:p>
          </table:table-cell>
          <table:table-cell office:value-type="float" office:value="0" table:formula="of:=INDEX([.$U$2:.$V$24];MATCH([.$AX94];[.$U$2:.$U$24];0);2)" table:style-name="ce1">
            <text:p>#N/A</text:p>
          </table:table-cell>
          <table:table-cell office:value-type="float" office:value="0" table:formula="of:=INDEX([.$Y$2:.$Z$51];MATCH([.$AX94];[.$Y$2:.$Y$51];0);2)" table:style-name="ce1">
            <text:p>#N/A</text:p>
          </table:table-cell>
          <table:table-cell office:value-type="float" office:value="0" table:formula="of:=INDEX([.$AC$2:.$AD$157];MATCH([.$AX94];[.$AC$2:.$AC$157];0);2)" table:style-name="ce1">
            <text:p>#N/A</text:p>
          </table:table-cell>
          <table:table-cell office:value-type="float" office:value="0" table:formula="of:=INDEX([.$AG$2:.$AH$35];MATCH([.$AX94];[.$AG$2:.$AG$35];0);2)" table:style-name="ce1">
            <text:p>#N/A</text:p>
          </table:table-cell>
          <table:table-cell office:value-type="float" office:value="0" table:formula="of:=INDEX([.$AK$2:.$AL$38];MATCH([.$AX94];[.$AK$2:.$AK$38];0);2)" table:style-name="ce1">
            <text:p>#N/A</text:p>
          </table:table-cell>
          <table:table-cell office:value-type="float" office:value="0" table:formula="of:=INDEX([.$AO$2:.$AP$33];MATCH([.$AX94];[.$AO$2:.$AO$33];0);2)" table:style-name="ce1">
            <text:p>#N/A</text:p>
          </table:table-cell>
          <table:table-cell office:value-type="float" office:value="0" table:formula="of:=INDEX([.$AS$2:.$AT$51];MATCH([.$AX94];[.$AS$2:.$AS$51];0);2)" table:style-name="ce1">
            <text:p>#N/A</text:p>
          </table:table-cell>
          <table:table-cell table:style-name="ce1"/>
          <table:table-cell office:value-type="string" table:style-name="ce1">
            <text:p>Tetracycline</text:p>
          </table:table-cell>
          <table:table-cell table:style-name="ce1"/>
          <table:table-cell office:value-type="float" office:value="15469" table:formula="of:=SUM([.BN62:.BN93])" table:style-name="ce1">
            <text:p>15469</text:p>
          </table:table-cell>
          <table:table-cell office:value-type="float" office:value="19016" table:formula="of:=SUM([.BO62:.BO93])" table:style-name="ce1">
            <text:p>19016</text:p>
          </table:table-cell>
          <table:table-cell office:value-type="float" office:value="8480" table:formula="of:=SUM([.BP62:.BP93])" table:style-name="ce1">
            <text:p>8480</text:p>
          </table:table-cell>
          <table:table-cell office:value-type="float" office:value="4842" table:formula="of:=SUM([.BQ62:.BQ93])" table:style-name="ce1">
            <text:p>4842</text:p>
          </table:table-cell>
          <table:table-cell office:value-type="float" office:value="27333" table:formula="of:=SUM([.BR62:.BR93])" table:style-name="ce1">
            <text:p>27333</text:p>
          </table:table-cell>
          <table:table-cell office:value-type="float" office:value="6073" table:formula="of:=SUM([.BS62:.BS93])" table:style-name="ce1">
            <text:p>6073</text:p>
          </table:table-cell>
          <table:table-cell office:value-type="float" office:value="19011" table:formula="of:=SUM([.BT62:.BT93])" table:style-name="ce1">
            <text:p>19011</text:p>
          </table:table-cell>
          <table:table-cell office:value-type="float" office:value="7404" table:formula="of:=SUM([.BU62:.BU93])" table:style-name="ce1">
            <text:p>7404</text:p>
          </table:table-cell>
          <table:table-cell office:value-type="float" office:value="10639" table:formula="of:=SUM([.BV62:.BV93])" table:style-name="ce1">
            <text:p>10639</text:p>
          </table:table-cell>
          <table:table-cell office:value-type="float" office:value="12724" table:formula="of:=SUM([.BW62:.BW93])" table:style-name="ce1">
            <text:p>12724</text:p>
          </table:table-cell>
          <table:table-cell office:value-type="float" office:value="11110" table:formula="of:=SUM([.BX62:.BX93])" table:style-name="ce1">
            <text:p>11110</text:p>
          </table:table-cell>
          <table:table-cell office:value-type="float" office:value="9486" table:formula="of:=SUM([.BY62:.BY93])" table:style-name="ce1">
            <text:p>9486</text:p>
          </table:table-cell>
          <table:table-cell office:value-type="float" office:value="151587" table:formula="of:=SUM([.BN94:.BY94])" table:style-name="ce1">
            <text:p>151587</text:p>
          </table:table-cell>
          <table:table-cell table:number-columns-repeated="16306"/>
        </table:table-row>
        <table:table-row table:style-name="ro1">
          <table:table-cell table:number-columns-repeated="16"/>
          <table:table-cell office:value-type="string" table:style-name="ce1">
            <text:p>ISKpn21_ISNCY_IS1202</text:p>
          </table:table-cell>
          <table:table-cell office:value-type="float" office:value="57" table:style-name="ce1">
            <text:p>57</text:p>
          </table:table-cell>
          <table:table-cell office:value-type="float" office:value="2278" table:style-name="ce1">
            <text:p>2278</text:p>
          </table:table-cell>
          <table:table-cell table:number-columns-repeated="30" table:style-name="ce1"/>
          <table:table-cell office:value-type="string" table:style-name="ce1">
            <text:p>sul2_17_U57647</text:p>
          </table:table-cell>
          <table:table-cell office:value-type="float" office:value="0" table:formula="of:=INDEX([.$A$2:.$B$37];MATCH([.$AX95];[.$A$2:.$A$37];0);2)" table:style-name="ce1">
            <text:p>#N/A</text:p>
          </table:table-cell>
          <table:table-cell office:value-type="float" office:value="0" table:formula="of:=INDEX([.$E$2:.$F$42];MATCH([.$AX95];[.$E$2:.$E$42];0);2)" table:style-name="ce1">
            <text:p>#N/A</text:p>
          </table:table-cell>
          <table:table-cell office:value-type="float" office:value="0" table:formula="of:=INDEX([.$I$2:.$J$37];MATCH([.$AX95];[.$I$2:.$I$37];0);2)" table:style-name="ce1">
            <text:p>#N/A</text:p>
          </table:table-cell>
          <table:table-cell office:value-type="float" office:value="0" table:formula="of:=INDEX([.$M$2:.$N$31];MATCH([.$AX95];[.$M$2:.$M$31];0);2)" table:style-name="ce1">
            <text:p>#N/A</text:p>
          </table:table-cell>
          <table:table-cell office:value-type="float" office:value="153" table:formula="of:=INDEX([.$Q$2:.$R$122];MATCH([.$AX95];[.$Q$2:.$Q$122];0);2)" table:style-name="ce1">
            <text:p>153</text:p>
          </table:table-cell>
          <table:table-cell office:value-type="float" office:value="0" table:formula="of:=INDEX([.$U$2:.$V$24];MATCH([.$AX95];[.$U$2:.$U$24];0);2)" table:style-name="ce1">
            <text:p>#N/A</text:p>
          </table:table-cell>
          <table:table-cell office:value-type="float" office:value="0" table:formula="of:=INDEX([.$Y$2:.$Z$51];MATCH([.$AX95];[.$Y$2:.$Y$51];0);2)" table:style-name="ce1">
            <text:p>#N/A</text:p>
          </table:table-cell>
          <table:table-cell office:value-type="float" office:value="0" table:formula="of:=INDEX([.$AC$2:.$AD$157];MATCH([.$AX95];[.$AC$2:.$AC$157];0);2)" table:style-name="ce1">
            <text:p>#N/A</text:p>
          </table:table-cell>
          <table:table-cell office:value-type="float" office:value="0" table:formula="of:=INDEX([.$AG$2:.$AH$35];MATCH([.$AX95];[.$AG$2:.$AG$35];0);2)" table:style-name="ce1">
            <text:p>#N/A</text:p>
          </table:table-cell>
          <table:table-cell office:value-type="float" office:value="0" table:formula="of:=INDEX([.$AK$2:.$AL$38];MATCH([.$AX95];[.$AK$2:.$AK$38];0);2)" table:style-name="ce1">
            <text:p>#N/A</text:p>
          </table:table-cell>
          <table:table-cell office:value-type="float" office:value="0" table:formula="of:=INDEX([.$AO$2:.$AP$33];MATCH([.$AX95];[.$AO$2:.$AO$33];0);2)" table:style-name="ce1">
            <text:p>#N/A</text:p>
          </table:table-cell>
          <table:table-cell office:value-type="float" office:value="47" table:formula="of:=INDEX([.$AS$2:.$AT$51];MATCH([.$AX95];[.$AS$2:.$AS$51];0);2)" table:style-name="ce1">
            <text:p>47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tet(Q)_1_L33696</text:p>
          </table:table-cell>
          <table:table-cell office:value-type="float" office:value="786" table:style-name="ce1">
            <text:p>786</text:p>
          </table:table-cell>
          <table:table-cell office:value-type="float" office:value="1926" table:style-name="ce1">
            <text:p>1926</text:p>
          </table:table-cell>
          <table:table-cell table:number-columns-repeated="30" table:style-name="ce1"/>
          <table:table-cell office:value-type="string" table:style-name="ce1">
            <text:p>ISKpn26_IS5_IS5</text:p>
          </table:table-cell>
          <table:table-cell office:value-type="float" office:value="0" table:formula="of:=INDEX([.$A$2:.$B$37];MATCH([.$AX96];[.$A$2:.$A$37];0);2)" table:style-name="ce1">
            <text:p>#N/A</text:p>
          </table:table-cell>
          <table:table-cell office:value-type="float" office:value="0" table:formula="of:=INDEX([.$E$2:.$F$42];MATCH([.$AX96];[.$E$2:.$E$42];0);2)" table:style-name="ce1">
            <text:p>#N/A</text:p>
          </table:table-cell>
          <table:table-cell office:value-type="float" office:value="0" table:formula="of:=INDEX([.$I$2:.$J$37];MATCH([.$AX96];[.$I$2:.$I$37];0);2)" table:style-name="ce1">
            <text:p>#N/A</text:p>
          </table:table-cell>
          <table:table-cell office:value-type="float" office:value="0" table:formula="of:=INDEX([.$M$2:.$N$31];MATCH([.$AX96];[.$M$2:.$M$31];0);2)" table:style-name="ce1">
            <text:p>#N/A</text:p>
          </table:table-cell>
          <table:table-cell office:value-type="float" office:value="113" table:formula="of:=INDEX([.$Q$2:.$R$122];MATCH([.$AX96];[.$Q$2:.$Q$122];0);2)" table:style-name="ce1">
            <text:p>113</text:p>
          </table:table-cell>
          <table:table-cell office:value-type="float" office:value="0" table:formula="of:=INDEX([.$U$2:.$V$24];MATCH([.$AX96];[.$U$2:.$U$24];0);2)" table:style-name="ce1">
            <text:p>#N/A</text:p>
          </table:table-cell>
          <table:table-cell office:value-type="float" office:value="47" table:formula="of:=INDEX([.$Y$2:.$Z$51];MATCH([.$AX96];[.$Y$2:.$Y$51];0);2)" table:style-name="ce1">
            <text:p>47</text:p>
          </table:table-cell>
          <table:table-cell office:value-type="float" office:value="0" table:formula="of:=INDEX([.$AC$2:.$AD$157];MATCH([.$AX96];[.$AC$2:.$AC$157];0);2)" table:style-name="ce1">
            <text:p>#N/A</text:p>
          </table:table-cell>
          <table:table-cell office:value-type="float" office:value="0" table:formula="of:=INDEX([.$AG$2:.$AH$35];MATCH([.$AX96];[.$AG$2:.$AG$35];0);2)" table:style-name="ce1">
            <text:p>#N/A</text:p>
          </table:table-cell>
          <table:table-cell office:value-type="float" office:value="0" table:formula="of:=INDEX([.$AK$2:.$AL$38];MATCH([.$AX96];[.$AK$2:.$AK$38];0);2)" table:style-name="ce1">
            <text:p>#N/A</text:p>
          </table:table-cell>
          <table:table-cell office:value-type="float" office:value="0" table:formula="of:=INDEX([.$AO$2:.$AP$33];MATCH([.$AX96];[.$AO$2:.$AO$33];0);2)" table:style-name="ce1">
            <text:p>#N/A</text:p>
          </table:table-cell>
          <table:table-cell office:value-type="float" office:value="0" table:formula="of:=INDEX([.$AS$2:.$AT$51];MATCH([.$AX96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sul2_6_FN995456</text:p>
          </table:table-cell>
          <table:table-cell office:value-type="float" office:value="158" table:style-name="ce1">
            <text:p>158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ISSen4_IS3_IS407</text:p>
          </table:table-cell>
          <table:table-cell office:value-type="float" office:value="0" table:formula="of:=INDEX([.$A$2:.$B$37];MATCH([.$AX97];[.$A$2:.$A$37];0);2)" table:style-name="ce1">
            <text:p>#N/A</text:p>
          </table:table-cell>
          <table:table-cell office:value-type="float" office:value="0" table:formula="of:=INDEX([.$E$2:.$F$42];MATCH([.$AX97];[.$E$2:.$E$42];0);2)" table:style-name="ce1">
            <text:p>#N/A</text:p>
          </table:table-cell>
          <table:table-cell office:value-type="float" office:value="0" table:formula="of:=INDEX([.$I$2:.$J$37];MATCH([.$AX97];[.$I$2:.$I$37];0);2)" table:style-name="ce1">
            <text:p>#N/A</text:p>
          </table:table-cell>
          <table:table-cell office:value-type="float" office:value="0" table:formula="of:=INDEX([.$M$2:.$N$31];MATCH([.$AX97];[.$M$2:.$M$31];0);2)" table:style-name="ce1">
            <text:p>#N/A</text:p>
          </table:table-cell>
          <table:table-cell office:value-type="float" office:value="90" table:formula="of:=INDEX([.$Q$2:.$R$122];MATCH([.$AX97];[.$Q$2:.$Q$122];0);2)" table:style-name="ce1">
            <text:p>90</text:p>
          </table:table-cell>
          <table:table-cell office:value-type="float" office:value="0" table:formula="of:=INDEX([.$U$2:.$V$24];MATCH([.$AX97];[.$U$2:.$U$24];0);2)" table:style-name="ce1">
            <text:p>#N/A</text:p>
          </table:table-cell>
          <table:table-cell office:value-type="float" office:value="0" table:formula="of:=INDEX([.$Y$2:.$Z$51];MATCH([.$AX97];[.$Y$2:.$Y$51];0);2)" table:style-name="ce1">
            <text:p>#N/A</text:p>
          </table:table-cell>
          <table:table-cell office:value-type="float" office:value="0" table:formula="of:=INDEX([.$AC$2:.$AD$157];MATCH([.$AX97];[.$AC$2:.$AC$157];0);2)" table:style-name="ce1">
            <text:p>#N/A</text:p>
          </table:table-cell>
          <table:table-cell office:value-type="float" office:value="0" table:formula="of:=INDEX([.$AG$2:.$AH$35];MATCH([.$AX97];[.$AG$2:.$AG$35];0);2)" table:style-name="ce1">
            <text:p>#N/A</text:p>
          </table:table-cell>
          <table:table-cell office:value-type="float" office:value="0" table:formula="of:=INDEX([.$AK$2:.$AL$38];MATCH([.$AX97];[.$AK$2:.$AK$38];0);2)" table:style-name="ce1">
            <text:p>#N/A</text:p>
          </table:table-cell>
          <table:table-cell office:value-type="float" office:value="0" table:formula="of:=INDEX([.$AO$2:.$AP$33];MATCH([.$AX97];[.$AO$2:.$AO$33];0);2)" table:style-name="ce1">
            <text:p>#N/A</text:p>
          </table:table-cell>
          <table:table-cell office:value-type="float" office:value="0" table:formula="of:=INDEX([.$AS$2:.$AT$51];MATCH([.$AX97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sul2_2_AY034138</text:p>
          </table:table-cell>
          <table:table-cell office:value-type="float" office:value="209" table:style-name="ce1">
            <text:p>209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aph(6)-Id_2_AF024602</text:p>
          </table:table-cell>
          <table:table-cell office:value-type="float" office:value="0" table:formula="of:=INDEX([.$A$2:.$B$37];MATCH([.$AX98];[.$A$2:.$A$37];0);2)" table:style-name="ce1">
            <text:p>#N/A</text:p>
          </table:table-cell>
          <table:table-cell office:value-type="float" office:value="0" table:formula="of:=INDEX([.$E$2:.$F$42];MATCH([.$AX98];[.$E$2:.$E$42];0);2)" table:style-name="ce1">
            <text:p>#N/A</text:p>
          </table:table-cell>
          <table:table-cell office:value-type="float" office:value="0" table:formula="of:=INDEX([.$I$2:.$J$37];MATCH([.$AX98];[.$I$2:.$I$37];0);2)" table:style-name="ce1">
            <text:p>#N/A</text:p>
          </table:table-cell>
          <table:table-cell office:value-type="float" office:value="0" table:formula="of:=INDEX([.$M$2:.$N$31];MATCH([.$AX98];[.$M$2:.$M$31];0);2)" table:style-name="ce1">
            <text:p>#N/A</text:p>
          </table:table-cell>
          <table:table-cell office:value-type="float" office:value="44" table:formula="of:=INDEX([.$Q$2:.$R$122];MATCH([.$AX98];[.$Q$2:.$Q$122];0);2)" table:style-name="ce1">
            <text:p>44</text:p>
          </table:table-cell>
          <table:table-cell office:value-type="float" office:value="0" table:formula="of:=INDEX([.$U$2:.$V$24];MATCH([.$AX98];[.$U$2:.$U$24];0);2)" table:style-name="ce1">
            <text:p>#N/A</text:p>
          </table:table-cell>
          <table:table-cell office:value-type="float" office:value="0" table:formula="of:=INDEX([.$Y$2:.$Z$51];MATCH([.$AX98];[.$Y$2:.$Y$51];0);2)" table:style-name="ce1">
            <text:p>#N/A</text:p>
          </table:table-cell>
          <table:table-cell office:value-type="float" office:value="0" table:formula="of:=INDEX([.$AC$2:.$AD$157];MATCH([.$AX98];[.$AC$2:.$AC$157];0);2)" table:style-name="ce1">
            <text:p>#N/A</text:p>
          </table:table-cell>
          <table:table-cell office:value-type="float" office:value="0" table:formula="of:=INDEX([.$AG$2:.$AH$35];MATCH([.$AX98];[.$AG$2:.$AG$35];0);2)" table:style-name="ce1">
            <text:p>#N/A</text:p>
          </table:table-cell>
          <table:table-cell office:value-type="float" office:value="0" table:formula="of:=INDEX([.$AK$2:.$AL$38];MATCH([.$AX98];[.$AK$2:.$AK$38];0);2)" table:style-name="ce1">
            <text:p>#N/A</text:p>
          </table:table-cell>
          <table:table-cell office:value-type="float" office:value="0" table:formula="of:=INDEX([.$AO$2:.$AP$33];MATCH([.$AX98];[.$AO$2:.$AO$33];0);2)" table:style-name="ce1">
            <text:p>#N/A</text:p>
          </table:table-cell>
          <table:table-cell office:value-type="float" office:value="0" table:formula="of:=INDEX([.$AS$2:.$AT$51];MATCH([.$AX98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tet(M)_2_X90939</text:p>
          </table:table-cell>
          <table:table-cell office:value-type="float" office:value="295" table:style-name="ce1">
            <text:p>295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ISKpn1_IS3_IS150</text:p>
          </table:table-cell>
          <table:table-cell office:value-type="float" office:value="0" table:formula="of:=INDEX([.$A$2:.$B$37];MATCH([.$AX99];[.$A$2:.$A$37];0);2)" table:style-name="ce1">
            <text:p>#N/A</text:p>
          </table:table-cell>
          <table:table-cell office:value-type="float" office:value="0" table:formula="of:=INDEX([.$E$2:.$F$42];MATCH([.$AX99];[.$E$2:.$E$42];0);2)" table:style-name="ce1">
            <text:p>#N/A</text:p>
          </table:table-cell>
          <table:table-cell office:value-type="float" office:value="0" table:formula="of:=INDEX([.$I$2:.$J$37];MATCH([.$AX99];[.$I$2:.$I$37];0);2)" table:style-name="ce1">
            <text:p>#N/A</text:p>
          </table:table-cell>
          <table:table-cell office:value-type="float" office:value="0" table:formula="of:=INDEX([.$M$2:.$N$31];MATCH([.$AX99];[.$M$2:.$M$31];0);2)" table:style-name="ce1">
            <text:p>#N/A</text:p>
          </table:table-cell>
          <table:table-cell office:value-type="float" office:value="70" table:formula="of:=INDEX([.$Q$2:.$R$122];MATCH([.$AX99];[.$Q$2:.$Q$122];0);2)" table:style-name="ce1">
            <text:p>70</text:p>
          </table:table-cell>
          <table:table-cell office:value-type="float" office:value="0" table:formula="of:=INDEX([.$U$2:.$V$24];MATCH([.$AX99];[.$U$2:.$U$24];0);2)" table:style-name="ce1">
            <text:p>#N/A</text:p>
          </table:table-cell>
          <table:table-cell office:value-type="float" office:value="0" table:formula="of:=INDEX([.$Y$2:.$Z$51];MATCH([.$AX99];[.$Y$2:.$Y$51];0);2)" table:style-name="ce1">
            <text:p>#N/A</text:p>
          </table:table-cell>
          <table:table-cell office:value-type="float" office:value="0" table:formula="of:=INDEX([.$AC$2:.$AD$157];MATCH([.$AX99];[.$AC$2:.$AC$157];0);2)" table:style-name="ce1">
            <text:p>#N/A</text:p>
          </table:table-cell>
          <table:table-cell office:value-type="float" office:value="0" table:formula="of:=INDEX([.$AG$2:.$AH$35];MATCH([.$AX99];[.$AG$2:.$AG$35];0);2)" table:style-name="ce1">
            <text:p>#N/A</text:p>
          </table:table-cell>
          <table:table-cell office:value-type="float" office:value="0" table:formula="of:=INDEX([.$AK$2:.$AL$38];MATCH([.$AX99];[.$AK$2:.$AK$38];0);2)" table:style-name="ce1">
            <text:p>#N/A</text:p>
          </table:table-cell>
          <table:table-cell office:value-type="float" office:value="0" table:formula="of:=INDEX([.$AO$2:.$AP$33];MATCH([.$AX99];[.$AO$2:.$AO$33];0);2)" table:style-name="ce1">
            <text:p>#N/A</text:p>
          </table:table-cell>
          <table:table-cell office:value-type="float" office:value="0" table:formula="of:=INDEX([.$AS$2:.$AT$51];MATCH([.$AX99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IS102_IS5_IS903</text:p>
          </table:table-cell>
          <table:table-cell office:value-type="float" office:value="52" table:style-name="ce1">
            <text:p>52</text:p>
          </table:table-cell>
          <table:table-cell office:value-type="float" office:value="1057" table:style-name="ce1">
            <text:p>1057</text:p>
          </table:table-cell>
          <table:table-cell table:number-columns-repeated="30" table:style-name="ce1"/>
          <table:table-cell office:value-type="string" table:style-name="ce1">
            <text:p>ISBad1_IS21_unknown</text:p>
          </table:table-cell>
          <table:table-cell office:value-type="float" office:value="0" table:formula="of:=INDEX([.$A$2:.$B$37];MATCH([.$AX100];[.$A$2:.$A$37];0);2)" table:style-name="ce1">
            <text:p>#N/A</text:p>
          </table:table-cell>
          <table:table-cell office:value-type="float" office:value="0" table:formula="of:=INDEX([.$E$2:.$F$42];MATCH([.$AX100];[.$E$2:.$E$42];0);2)" table:style-name="ce1">
            <text:p>#N/A</text:p>
          </table:table-cell>
          <table:table-cell office:value-type="float" office:value="0" table:formula="of:=INDEX([.$I$2:.$J$37];MATCH([.$AX100];[.$I$2:.$I$37];0);2)" table:style-name="ce1">
            <text:p>#N/A</text:p>
          </table:table-cell>
          <table:table-cell office:value-type="float" office:value="0" table:formula="of:=INDEX([.$M$2:.$N$31];MATCH([.$AX100];[.$M$2:.$M$31];0);2)" table:style-name="ce1">
            <text:p>#N/A</text:p>
          </table:table-cell>
          <table:table-cell office:value-type="float" office:value="533" table:formula="of:=INDEX([.$Q$2:.$R$122];MATCH([.$AX100];[.$Q$2:.$Q$122];0);2)" table:style-name="ce1">
            <text:p>533</text:p>
          </table:table-cell>
          <table:table-cell office:value-type="float" office:value="0" table:formula="of:=INDEX([.$U$2:.$V$24];MATCH([.$AX100];[.$U$2:.$U$24];0);2)" table:style-name="ce1">
            <text:p>#N/A</text:p>
          </table:table-cell>
          <table:table-cell office:value-type="float" office:value="0" table:formula="of:=INDEX([.$Y$2:.$Z$51];MATCH([.$AX100];[.$Y$2:.$Y$51];0);2)" table:style-name="ce1">
            <text:p>#N/A</text:p>
          </table:table-cell>
          <table:table-cell office:value-type="float" office:value="0" table:formula="of:=INDEX([.$AC$2:.$AD$157];MATCH([.$AX100];[.$AC$2:.$AC$157];0);2)" table:style-name="ce1">
            <text:p>#N/A</text:p>
          </table:table-cell>
          <table:table-cell office:value-type="float" office:value="84" table:formula="of:=INDEX([.$AG$2:.$AH$35];MATCH([.$AX100];[.$AG$2:.$AG$35];0);2)" table:style-name="ce1">
            <text:p>84</text:p>
          </table:table-cell>
          <table:table-cell office:value-type="float" office:value="79" table:formula="of:=INDEX([.$AK$2:.$AL$38];MATCH([.$AX100];[.$AK$2:.$AK$38];0);2)" table:style-name="ce1">
            <text:p>79</text:p>
          </table:table-cell>
          <table:table-cell office:value-type="float" office:value="0" table:formula="of:=INDEX([.$AO$2:.$AP$33];MATCH([.$AX100];[.$AO$2:.$AO$33];0);2)" table:style-name="ce1">
            <text:p>#N/A</text:p>
          </table:table-cell>
          <table:table-cell office:value-type="float" office:value="0" table:formula="of:=INDEX([.$AS$2:.$AT$51];MATCH([.$AX100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erm(B)_1_JN899585</text:p>
          </table:table-cell>
          <table:table-cell office:value-type="float" office:value="69" table:style-name="ce1">
            <text:p>69</text:p>
          </table:table-cell>
          <table:table-cell office:value-type="float" office:value="738" table:style-name="ce1">
            <text:p>738</text:p>
          </table:table-cell>
          <table:table-cell table:number-columns-repeated="30" table:style-name="ce1"/>
          <table:table-cell office:value-type="string" table:style-name="ce1">
            <text:p>ISKpn60_IS110_unknown</text:p>
          </table:table-cell>
          <table:table-cell office:value-type="float" office:value="0" table:formula="of:=INDEX([.$A$2:.$B$37];MATCH([.$AX101];[.$A$2:.$A$37];0);2)" table:style-name="ce1">
            <text:p>#N/A</text:p>
          </table:table-cell>
          <table:table-cell office:value-type="float" office:value="0" table:formula="of:=INDEX([.$E$2:.$F$42];MATCH([.$AX101];[.$E$2:.$E$42];0);2)" table:style-name="ce1">
            <text:p>#N/A</text:p>
          </table:table-cell>
          <table:table-cell office:value-type="float" office:value="0" table:formula="of:=INDEX([.$I$2:.$J$37];MATCH([.$AX101];[.$I$2:.$I$37];0);2)" table:style-name="ce1">
            <text:p>#N/A</text:p>
          </table:table-cell>
          <table:table-cell office:value-type="float" office:value="0" table:formula="of:=INDEX([.$M$2:.$N$31];MATCH([.$AX101];[.$M$2:.$M$31];0);2)" table:style-name="ce1">
            <text:p>#N/A</text:p>
          </table:table-cell>
          <table:table-cell office:value-type="float" office:value="55" table:formula="of:=INDEX([.$Q$2:.$R$122];MATCH([.$AX101];[.$Q$2:.$Q$122];0);2)" table:style-name="ce1">
            <text:p>55</text:p>
          </table:table-cell>
          <table:table-cell office:value-type="float" office:value="0" table:formula="of:=INDEX([.$U$2:.$V$24];MATCH([.$AX101];[.$U$2:.$U$24];0);2)" table:style-name="ce1">
            <text:p>#N/A</text:p>
          </table:table-cell>
          <table:table-cell office:value-type="float" office:value="0" table:formula="of:=INDEX([.$Y$2:.$Z$51];MATCH([.$AX101];[.$Y$2:.$Y$51];0);2)" table:style-name="ce1">
            <text:p>#N/A</text:p>
          </table:table-cell>
          <table:table-cell office:value-type="float" office:value="0" table:formula="of:=INDEX([.$AC$2:.$AD$157];MATCH([.$AX101];[.$AC$2:.$AC$157];0);2)" table:style-name="ce1">
            <text:p>#N/A</text:p>
          </table:table-cell>
          <table:table-cell office:value-type="float" office:value="0" table:formula="of:=INDEX([.$AG$2:.$AH$35];MATCH([.$AX101];[.$AG$2:.$AG$35];0);2)" table:style-name="ce1">
            <text:p>#N/A</text:p>
          </table:table-cell>
          <table:table-cell office:value-type="float" office:value="0" table:formula="of:=INDEX([.$AK$2:.$AL$38];MATCH([.$AX101];[.$AK$2:.$AK$38];0);2)" table:style-name="ce1">
            <text:p>#N/A</text:p>
          </table:table-cell>
          <table:table-cell office:value-type="float" office:value="0" table:formula="of:=INDEX([.$AO$2:.$AP$33];MATCH([.$AX101];[.$AO$2:.$AO$33];0);2)" table:style-name="ce1">
            <text:p>#N/A</text:p>
          </table:table-cell>
          <table:table-cell office:value-type="float" office:value="0" table:formula="of:=INDEX([.$AS$2:.$AT$51];MATCH([.$AX101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ARG Total</text:p>
          </table:table-cell>
          <table:table-cell office:value-type="float" office:value="16555" table:style-name="ce1">
            <text:p>16555</text:p>
          </table:table-cell>
          <table:table-cell office:value-type="float" office:value="20770" table:style-name="ce1">
            <text:p>20770</text:p>
          </table:table-cell>
          <table:table-cell office:value-type="float" office:value="12850" table:style-name="ce1">
            <text:p>12850</text:p>
          </table:table-cell>
          <table:table-cell office:value-type="float" office:value="8069" table:style-name="ce1">
            <text:p>8069</text:p>
          </table:table-cell>
          <table:table-cell office:value-type="float" office:value="32471" table:style-name="ce1">
            <text:p>32471</text:p>
          </table:table-cell>
          <table:table-cell office:value-type="float" office:value="8779" table:style-name="ce1">
            <text:p>8779</text:p>
          </table:table-cell>
          <table:table-cell office:value-type="float" office:value="19142" table:style-name="ce1">
            <text:p>19142</text:p>
          </table:table-cell>
          <table:table-cell office:value-type="float" office:value="9770" table:style-name="ce1">
            <text:p>9770</text:p>
          </table:table-cell>
          <table:table-cell office:value-type="float" office:value="12740" table:style-name="ce1">
            <text:p>12740</text:p>
          </table:table-cell>
          <table:table-cell office:value-type="float" office:value="13742" table:style-name="ce1">
            <text:p>13742</text:p>
          </table:table-cell>
          <table:table-cell office:value-type="float" office:value="14345" table:style-name="ce1">
            <text:p>14345</text:p>
          </table:table-cell>
          <table:table-cell office:value-type="float" office:value="14229" table:style-name="ce1">
            <text:p>14229</text:p>
          </table:table-cell>
          <table:table-cell table:number-columns-repeated="16307"/>
        </table:table-row>
        <table:table-row table:style-name="ro1">
          <table:table-cell table:number-columns-repeated="16"/>
          <table:table-cell office:value-type="string" table:style-name="ce1">
            <text:p>IS1X3_IS1_unknown</text:p>
          </table:table-cell>
          <table:table-cell office:value-type="float" office:value="14" table:style-name="ce1">
            <text:p>14</text:p>
          </table:table-cell>
          <table:table-cell office:value-type="float" office:value="769" table:style-name="ce1">
            <text:p>769</text:p>
          </table:table-cell>
          <table:table-cell table:number-columns-repeated="30" table:style-name="ce1"/>
          <table:table-cell office:value-type="string" table:style-name="ce1">
            <text:p>tet(A)_5_AJ419171</text:p>
          </table:table-cell>
          <table:table-cell office:value-type="float" office:value="0" table:formula="of:=INDEX([.$A$2:.$B$37];MATCH([.$AX102];[.$A$2:.$A$37];0);2)" table:style-name="ce1">
            <text:p>#N/A</text:p>
          </table:table-cell>
          <table:table-cell office:value-type="float" office:value="0" table:formula="of:=INDEX([.$E$2:.$F$42];MATCH([.$AX102];[.$E$2:.$E$42];0);2)" table:style-name="ce1">
            <text:p>#N/A</text:p>
          </table:table-cell>
          <table:table-cell office:value-type="float" office:value="0" table:formula="of:=INDEX([.$I$2:.$J$37];MATCH([.$AX102];[.$I$2:.$I$37];0);2)" table:style-name="ce1">
            <text:p>#N/A</text:p>
          </table:table-cell>
          <table:table-cell office:value-type="float" office:value="0" table:formula="of:=INDEX([.$M$2:.$N$31];MATCH([.$AX102];[.$M$2:.$M$31];0);2)" table:style-name="ce1">
            <text:p>#N/A</text:p>
          </table:table-cell>
          <table:table-cell office:value-type="float" office:value="55" table:formula="of:=INDEX([.$Q$2:.$R$122];MATCH([.$AX102];[.$Q$2:.$Q$122];0);2)" table:style-name="ce1">
            <text:p>55</text:p>
          </table:table-cell>
          <table:table-cell office:value-type="float" office:value="0" table:formula="of:=INDEX([.$U$2:.$V$24];MATCH([.$AX102];[.$U$2:.$U$24];0);2)" table:style-name="ce1">
            <text:p>#N/A</text:p>
          </table:table-cell>
          <table:table-cell office:value-type="float" office:value="0" table:formula="of:=INDEX([.$Y$2:.$Z$51];MATCH([.$AX102];[.$Y$2:.$Y$51];0);2)" table:style-name="ce1">
            <text:p>#N/A</text:p>
          </table:table-cell>
          <table:table-cell office:value-type="float" office:value="0" table:formula="of:=INDEX([.$AC$2:.$AD$157];MATCH([.$AX102];[.$AC$2:.$AC$157];0);2)" table:style-name="ce1">
            <text:p>#N/A</text:p>
          </table:table-cell>
          <table:table-cell office:value-type="float" office:value="0" table:formula="of:=INDEX([.$AG$2:.$AH$35];MATCH([.$AX102];[.$AG$2:.$AG$35];0);2)" table:style-name="ce1">
            <text:p>#N/A</text:p>
          </table:table-cell>
          <table:table-cell office:value-type="float" office:value="0" table:formula="of:=INDEX([.$AK$2:.$AL$38];MATCH([.$AX102];[.$AK$2:.$AK$38];0);2)" table:style-name="ce1">
            <text:p>#N/A</text:p>
          </table:table-cell>
          <table:table-cell office:value-type="float" office:value="0" table:formula="of:=INDEX([.$AO$2:.$AP$33];MATCH([.$AX102];[.$AO$2:.$AO$33];0);2)" table:style-name="ce1">
            <text:p>#N/A</text:p>
          </table:table-cell>
          <table:table-cell office:value-type="float" office:value="0" table:formula="of:=INDEX([.$AS$2:.$AT$51];MATCH([.$AX102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IS15DIV_IS6_unknown</text:p>
          </table:table-cell>
          <table:table-cell office:value-type="float" office:value="113" table:style-name="ce1">
            <text:p>113</text:p>
          </table:table-cell>
          <table:table-cell office:value-type="float" office:value="820" table:style-name="ce1">
            <text:p>820</text:p>
          </table:table-cell>
          <table:table-cell table:number-columns-repeated="30" table:style-name="ce1"/>
          <table:table-cell office:value-type="string" table:style-name="ce1">
            <text:p>ISEc9_IS1380_unknown</text:p>
          </table:table-cell>
          <table:table-cell office:value-type="float" office:value="0" table:formula="of:=INDEX([.$A$2:.$B$37];MATCH([.$AX103];[.$A$2:.$A$37];0);2)" table:style-name="ce1">
            <text:p>#N/A</text:p>
          </table:table-cell>
          <table:table-cell office:value-type="float" office:value="0" table:formula="of:=INDEX([.$E$2:.$F$42];MATCH([.$AX103];[.$E$2:.$E$42];0);2)" table:style-name="ce1">
            <text:p>#N/A</text:p>
          </table:table-cell>
          <table:table-cell office:value-type="float" office:value="0" table:formula="of:=INDEX([.$I$2:.$J$37];MATCH([.$AX103];[.$I$2:.$I$37];0);2)" table:style-name="ce1">
            <text:p>#N/A</text:p>
          </table:table-cell>
          <table:table-cell office:value-type="float" office:value="0" table:formula="of:=INDEX([.$M$2:.$N$31];MATCH([.$AX103];[.$M$2:.$M$31];0);2)" table:style-name="ce1">
            <text:p>#N/A</text:p>
          </table:table-cell>
          <table:table-cell office:value-type="float" office:value="38" table:formula="of:=INDEX([.$Q$2:.$R$122];MATCH([.$AX103];[.$Q$2:.$Q$122];0);2)" table:style-name="ce1">
            <text:p>38</text:p>
          </table:table-cell>
          <table:table-cell office:value-type="float" office:value="0" table:formula="of:=INDEX([.$U$2:.$V$24];MATCH([.$AX103];[.$U$2:.$U$24];0);2)" table:style-name="ce1">
            <text:p>#N/A</text:p>
          </table:table-cell>
          <table:table-cell office:value-type="float" office:value="0" table:formula="of:=INDEX([.$Y$2:.$Z$51];MATCH([.$AX103];[.$Y$2:.$Y$51];0);2)" table:style-name="ce1">
            <text:p>#N/A</text:p>
          </table:table-cell>
          <table:table-cell office:value-type="float" office:value="0" table:formula="of:=INDEX([.$AC$2:.$AD$157];MATCH([.$AX103];[.$AC$2:.$AC$157];0);2)" table:style-name="ce1">
            <text:p>#N/A</text:p>
          </table:table-cell>
          <table:table-cell office:value-type="float" office:value="0" table:formula="of:=INDEX([.$AG$2:.$AH$35];MATCH([.$AX103];[.$AG$2:.$AG$35];0);2)" table:style-name="ce1">
            <text:p>#N/A</text:p>
          </table:table-cell>
          <table:table-cell office:value-type="float" office:value="0" table:formula="of:=INDEX([.$AK$2:.$AL$38];MATCH([.$AX103];[.$AK$2:.$AK$38];0);2)" table:style-name="ce1">
            <text:p>#N/A</text:p>
          </table:table-cell>
          <table:table-cell office:value-type="float" office:value="0" table:formula="of:=INDEX([.$AO$2:.$AP$33];MATCH([.$AX103];[.$AO$2:.$AO$33];0);2)" table:style-name="ce1">
            <text:p>#N/A</text:p>
          </table:table-cell>
          <table:table-cell office:value-type="float" office:value="0" table:formula="of:=INDEX([.$AS$2:.$AT$51];MATCH([.$AX103];[.$AS$2:.$AS$51];0);2)" table:style-name="ce1">
            <text:p>#N/A</text:p>
          </table:table-cell>
          <table:table-cell table:number-columns-repeated="2" table:style-name="ce1"/>
          <table:table-cell office:value-type="string" table:style-name="ce8">
            <text:p>SRX5883446</text:p>
          </table:table-cell>
          <table:table-cell office:value-type="string" table:style-name="ce8">
            <text:p>SRX5883447</text:p>
          </table:table-cell>
          <table:table-cell office:value-type="string" table:style-name="ce8">
            <text:p>SRX5883448</text:p>
          </table:table-cell>
          <table:table-cell office:value-type="string" table:style-name="ce8">
            <text:p>SRX5883449</text:p>
          </table:table-cell>
          <table:table-cell office:value-type="string" table:style-name="ce8">
            <text:p>SRX5883450</text:p>
          </table:table-cell>
          <table:table-cell office:value-type="string" table:style-name="ce8">
            <text:p>SRX5883451</text:p>
          </table:table-cell>
          <table:table-cell office:value-type="string" table:style-name="ce8">
            <text:p>SRX5883452</text:p>
          </table:table-cell>
          <table:table-cell office:value-type="string" table:style-name="ce8">
            <text:p>SRX5883453</text:p>
          </table:table-cell>
          <table:table-cell office:value-type="string" table:style-name="ce8">
            <text:p>SRX5883454</text:p>
          </table:table-cell>
          <table:table-cell office:value-type="string" table:style-name="ce8">
            <text:p>SRX5883455</text:p>
          </table:table-cell>
          <table:table-cell office:value-type="string" table:style-name="ce8">
            <text:p>SRX5883458</text:p>
          </table:table-cell>
          <table:table-cell office:value-type="string" table:style-name="ce8">
            <text:p>SRX5883459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sul2_3_HQ840942</text:p>
          </table:table-cell>
          <table:table-cell office:value-type="float" office:value="156" table:style-name="ce1">
            <text:p>156</text:p>
          </table:table-cell>
          <table:table-cell office:value-type="float" office:value="816" table:style-name="ce1">
            <text:p>816</text:p>
          </table:table-cell>
          <table:table-cell table:number-columns-repeated="30" table:style-name="ce1"/>
          <table:table-cell office:value-type="string" table:style-name="ce1">
            <text:p>ISEc12_IS21_unknown</text:p>
          </table:table-cell>
          <table:table-cell office:value-type="float" office:value="0" table:formula="of:=INDEX([.$A$2:.$B$37];MATCH([.$AX104];[.$A$2:.$A$37];0);2)" table:style-name="ce1">
            <text:p>#N/A</text:p>
          </table:table-cell>
          <table:table-cell office:value-type="float" office:value="0" table:formula="of:=INDEX([.$E$2:.$F$42];MATCH([.$AX104];[.$E$2:.$E$42];0);2)" table:style-name="ce1">
            <text:p>#N/A</text:p>
          </table:table-cell>
          <table:table-cell office:value-type="float" office:value="0" table:formula="of:=INDEX([.$I$2:.$J$37];MATCH([.$AX104];[.$I$2:.$I$37];0);2)" table:style-name="ce1">
            <text:p>#N/A</text:p>
          </table:table-cell>
          <table:table-cell office:value-type="float" office:value="0" table:formula="of:=INDEX([.$M$2:.$N$31];MATCH([.$AX104];[.$M$2:.$M$31];0);2)" table:style-name="ce1">
            <text:p>#N/A</text:p>
          </table:table-cell>
          <table:table-cell office:value-type="float" office:value="69" table:formula="of:=INDEX([.$Q$2:.$R$122];MATCH([.$AX104];[.$Q$2:.$Q$122];0);2)" table:style-name="ce1">
            <text:p>69</text:p>
          </table:table-cell>
          <table:table-cell office:value-type="float" office:value="0" table:formula="of:=INDEX([.$U$2:.$V$24];MATCH([.$AX104];[.$U$2:.$U$24];0);2)" table:style-name="ce1">
            <text:p>#N/A</text:p>
          </table:table-cell>
          <table:table-cell office:value-type="float" office:value="0" table:formula="of:=INDEX([.$Y$2:.$Z$51];MATCH([.$AX104];[.$Y$2:.$Y$51];0);2)" table:style-name="ce1">
            <text:p>#N/A</text:p>
          </table:table-cell>
          <table:table-cell office:value-type="float" office:value="0" table:formula="of:=INDEX([.$AC$2:.$AD$157];MATCH([.$AX104];[.$AC$2:.$AC$157];0);2)" table:style-name="ce1">
            <text:p>#N/A</text:p>
          </table:table-cell>
          <table:table-cell office:value-type="float" office:value="0" table:formula="of:=INDEX([.$AG$2:.$AH$35];MATCH([.$AX104];[.$AG$2:.$AG$35];0);2)" table:style-name="ce1">
            <text:p>#N/A</text:p>
          </table:table-cell>
          <table:table-cell office:value-type="float" office:value="0" table:formula="of:=INDEX([.$AK$2:.$AL$38];MATCH([.$AX104];[.$AK$2:.$AK$38];0);2)" table:style-name="ce1">
            <text:p>#N/A</text:p>
          </table:table-cell>
          <table:table-cell office:value-type="float" office:value="0" table:formula="of:=INDEX([.$AO$2:.$AP$33];MATCH([.$AX104];[.$AO$2:.$AO$33];0);2)" table:style-name="ce1">
            <text:p>#N/A</text:p>
          </table:table-cell>
          <table:table-cell office:value-type="float" office:value="0" table:formula="of:=INDEX([.$AS$2:.$AT$51];MATCH([.$AX104];[.$AS$2:.$AS$51];0);2)" table:style-name="ce1">
            <text:p>#N/A</text:p>
          </table:table-cell>
          <table:table-cell table:style-name="ce1"/>
          <table:table-cell office:value-type="string" table:style-name="ce1">
            <text:p>Class</text:p>
          </table:table-cell>
          <table:table-cell office:value-type="string" table:style-name="ce3">
            <text:p>29_V_M</text:p>
          </table:table-cell>
          <table:table-cell office:value-type="string" table:style-name="ce1">
            <text:p>33_V_M</text:p>
          </table:table-cell>
          <table:table-cell office:value-type="string" table:style-name="ce1">
            <text:p>45_NV_M</text:p>
          </table:table-cell>
          <table:table-cell office:value-type="string" table:style-name="ce1">
            <text:p>22_NV_M</text:p>
          </table:table-cell>
          <table:table-cell office:value-type="string" table:style-name="ce1">
            <text:p>31_NV_M</text:p>
          </table:table-cell>
          <table:table-cell office:value-type="string" table:style-name="ce1">
            <text:p>33_NV_M</text:p>
          </table:table-cell>
          <table:table-cell office:value-type="string" table:style-name="ce1">
            <text:p>35_NV_M</text:p>
          </table:table-cell>
          <table:table-cell office:value-type="string" table:style-name="ce1">
            <text:p>27_NV_M</text:p>
          </table:table-cell>
          <table:table-cell office:value-type="string" table:style-name="ce1">
            <text:p>28_NV_M</text:p>
          </table:table-cell>
          <table:table-cell office:value-type="string" table:style-name="ce1">
            <text:p>19_NV_M</text:p>
          </table:table-cell>
          <table:table-cell office:value-type="string" table:style-name="ce1">
            <text:p>35_V_M</text:p>
          </table:table-cell>
          <table:table-cell office:value-type="string" table:style-name="ce1">
            <text:p>24_V_M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blaCTX-M-163_1_KP681698</text:p>
          </table:table-cell>
          <table:table-cell office:value-type="float" office:value="25" table:style-name="ce1">
            <text:p>25</text:p>
          </table:table-cell>
          <table:table-cell office:value-type="float" office:value="876" table:style-name="ce1">
            <text:p>876</text:p>
          </table:table-cell>
          <table:table-cell table:number-columns-repeated="30" table:style-name="ce1"/>
          <table:table-cell office:value-type="string" table:style-name="ce1">
            <text:p>IS3411_IS3_IS51</text:p>
          </table:table-cell>
          <table:table-cell office:value-type="float" office:value="0" table:formula="of:=INDEX([.$A$2:.$B$37];MATCH([.$AX105];[.$A$2:.$A$37];0);2)" table:style-name="ce1">
            <text:p>#N/A</text:p>
          </table:table-cell>
          <table:table-cell office:value-type="float" office:value="0" table:formula="of:=INDEX([.$E$2:.$F$42];MATCH([.$AX105];[.$E$2:.$E$42];0);2)" table:style-name="ce1">
            <text:p>#N/A</text:p>
          </table:table-cell>
          <table:table-cell office:value-type="float" office:value="0" table:formula="of:=INDEX([.$I$2:.$J$37];MATCH([.$AX105];[.$I$2:.$I$37];0);2)" table:style-name="ce1">
            <text:p>#N/A</text:p>
          </table:table-cell>
          <table:table-cell office:value-type="float" office:value="0" table:formula="of:=INDEX([.$M$2:.$N$31];MATCH([.$AX105];[.$M$2:.$M$31];0);2)" table:style-name="ce1">
            <text:p>#N/A</text:p>
          </table:table-cell>
          <table:table-cell office:value-type="float" office:value="268" table:formula="of:=INDEX([.$Q$2:.$R$122];MATCH([.$AX105];[.$Q$2:.$Q$122];0);2)" table:style-name="ce1">
            <text:p>268</text:p>
          </table:table-cell>
          <table:table-cell office:value-type="float" office:value="0" table:formula="of:=INDEX([.$U$2:.$V$24];MATCH([.$AX105];[.$U$2:.$U$24];0);2)" table:style-name="ce1">
            <text:p>#N/A</text:p>
          </table:table-cell>
          <table:table-cell office:value-type="float" office:value="0" table:formula="of:=INDEX([.$Y$2:.$Z$51];MATCH([.$AX105];[.$Y$2:.$Y$51];0);2)" table:style-name="ce1">
            <text:p>#N/A</text:p>
          </table:table-cell>
          <table:table-cell office:value-type="float" office:value="0" table:formula="of:=INDEX([.$AC$2:.$AD$157];MATCH([.$AX105];[.$AC$2:.$AC$157];0);2)" table:style-name="ce1">
            <text:p>#N/A</text:p>
          </table:table-cell>
          <table:table-cell office:value-type="float" office:value="0" table:formula="of:=INDEX([.$AG$2:.$AH$35];MATCH([.$AX105];[.$AG$2:.$AG$35];0);2)" table:style-name="ce1">
            <text:p>#N/A</text:p>
          </table:table-cell>
          <table:table-cell office:value-type="float" office:value="0" table:formula="of:=INDEX([.$AK$2:.$AL$38];MATCH([.$AX105];[.$AK$2:.$AK$38];0);2)" table:style-name="ce1">
            <text:p>#N/A</text:p>
          </table:table-cell>
          <table:table-cell office:value-type="float" office:value="0" table:formula="of:=INDEX([.$AO$2:.$AP$33];MATCH([.$AX105];[.$AO$2:.$AO$33];0);2)" table:style-name="ce1">
            <text:p>#N/A</text:p>
          </table:table-cell>
          <table:table-cell office:value-type="float" office:value="0" table:formula="of:=INDEX([.$AS$2:.$AT$51];MATCH([.$AX105];[.$AS$2:.$AS$51];0);2)" table:style-name="ce1">
            <text:p>#N/A</text:p>
          </table:table-cell>
          <table:table-cell table:style-name="ce1"/>
          <table:table-cell office:value-type="string" table:style-name="ce1">
            <text:p>Aminoglycoside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969" table:style-name="ce1">
            <text:p>969</text:p>
          </table:table-cell>
          <table:table-cell office:value-type="float" office:value="388" table:style-name="ce1">
            <text:p>388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02" table:style-name="ce1">
            <text:p>302</text:p>
          </table:table-cell>
          <table:table-cell office:value-type="float" office:value="369" table:style-name="ce1">
            <text:p>369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436" table:style-name="ce1">
            <text:p>436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erm(B)_12_U18931</text:p>
          </table:table-cell>
          <table:table-cell office:value-type="float" office:value="99" table:style-name="ce1">
            <text:p>99</text:p>
          </table:table-cell>
          <table:table-cell office:value-type="float" office:value="738" table:style-name="ce1">
            <text:p>738</text:p>
          </table:table-cell>
          <table:table-cell table:number-columns-repeated="30" table:style-name="ce1"/>
          <table:table-cell office:value-type="string" table:style-name="ce1">
            <text:p>sul2_21_AB366440</text:p>
          </table:table-cell>
          <table:table-cell office:value-type="float" office:value="0" table:formula="of:=INDEX([.$A$2:.$B$37];MATCH([.$AX106];[.$A$2:.$A$37];0);2)" table:style-name="ce1">
            <text:p>#N/A</text:p>
          </table:table-cell>
          <table:table-cell office:value-type="float" office:value="0" table:formula="of:=INDEX([.$E$2:.$F$42];MATCH([.$AX106];[.$E$2:.$E$42];0);2)" table:style-name="ce1">
            <text:p>#N/A</text:p>
          </table:table-cell>
          <table:table-cell office:value-type="float" office:value="0" table:formula="of:=INDEX([.$I$2:.$J$37];MATCH([.$AX106];[.$I$2:.$I$37];0);2)" table:style-name="ce1">
            <text:p>#N/A</text:p>
          </table:table-cell>
          <table:table-cell office:value-type="float" office:value="0" table:formula="of:=INDEX([.$M$2:.$N$31];MATCH([.$AX106];[.$M$2:.$M$31];0);2)" table:style-name="ce1">
            <text:p>#N/A</text:p>
          </table:table-cell>
          <table:table-cell office:value-type="float" office:value="156" table:formula="of:=INDEX([.$Q$2:.$R$122];MATCH([.$AX106];[.$Q$2:.$Q$122];0);2)" table:style-name="ce1">
            <text:p>156</text:p>
          </table:table-cell>
          <table:table-cell office:value-type="float" office:value="0" table:formula="of:=INDEX([.$U$2:.$V$24];MATCH([.$AX106];[.$U$2:.$U$24];0);2)" table:style-name="ce1">
            <text:p>#N/A</text:p>
          </table:table-cell>
          <table:table-cell office:value-type="float" office:value="0" table:formula="of:=INDEX([.$Y$2:.$Z$51];MATCH([.$AX106];[.$Y$2:.$Y$51];0);2)" table:style-name="ce1">
            <text:p>#N/A</text:p>
          </table:table-cell>
          <table:table-cell office:value-type="float" office:value="0" table:formula="of:=INDEX([.$AC$2:.$AD$157];MATCH([.$AX106];[.$AC$2:.$AC$157];0);2)" table:style-name="ce1">
            <text:p>#N/A</text:p>
          </table:table-cell>
          <table:table-cell office:value-type="float" office:value="0" table:formula="of:=INDEX([.$AG$2:.$AH$35];MATCH([.$AX106];[.$AG$2:.$AG$35];0);2)" table:style-name="ce1">
            <text:p>#N/A</text:p>
          </table:table-cell>
          <table:table-cell office:value-type="float" office:value="0" table:formula="of:=INDEX([.$AK$2:.$AL$38];MATCH([.$AX106];[.$AK$2:.$AK$38];0);2)" table:style-name="ce1">
            <text:p>#N/A</text:p>
          </table:table-cell>
          <table:table-cell office:value-type="float" office:value="0" table:formula="of:=INDEX([.$AO$2:.$AP$33];MATCH([.$AX106];[.$AO$2:.$AO$33];0);2)" table:style-name="ce1">
            <text:p>#N/A</text:p>
          </table:table-cell>
          <table:table-cell office:value-type="float" office:value="30" table:formula="of:=INDEX([.$AS$2:.$AT$51];MATCH([.$AX106];[.$AS$2:.$AS$51];0);2)" table:style-name="ce1">
            <text:p>30</text:p>
          </table:table-cell>
          <table:table-cell table:style-name="ce1"/>
          <table:table-cell office:value-type="string" table:style-name="ce1">
            <text:p>Betalactam</text:p>
          </table:table-cell>
          <table:table-cell office:value-type="float" office:value="473" table:style-name="ce3">
            <text:p>473</text:p>
          </table:table-cell>
          <table:table-cell office:value-type="float" office:value="1064" table:style-name="ce1">
            <text:p>1064</text:p>
          </table:table-cell>
          <table:table-cell office:value-type="float" office:value="1730" table:style-name="ce1">
            <text:p>1730</text:p>
          </table:table-cell>
          <table:table-cell office:value-type="float" office:value="1356" table:style-name="ce1">
            <text:p>1356</text:p>
          </table:table-cell>
          <table:table-cell office:value-type="float" office:value="1853" table:style-name="ce1">
            <text:p>1853</text:p>
          </table:table-cell>
          <table:table-cell office:value-type="float" office:value="1759" table:style-name="ce1">
            <text:p>1759</text:p>
          </table:table-cell>
          <table:table-cell office:value-type="float" office:value="0" table:style-name="ce1">
            <text:p>0</text:p>
          </table:table-cell>
          <table:table-cell office:value-type="float" office:value="1828" table:style-name="ce1">
            <text:p>1828</text:p>
          </table:table-cell>
          <table:table-cell office:value-type="float" office:value="1013" table:style-name="ce1">
            <text:p>1013</text:p>
          </table:table-cell>
          <table:table-cell office:value-type="float" office:value="400" table:style-name="ce1">
            <text:p>400</text:p>
          </table:table-cell>
          <table:table-cell office:value-type="float" office:value="131" table:style-name="ce1">
            <text:p>131</text:p>
          </table:table-cell>
          <table:table-cell office:value-type="float" office:value="1451" table:style-name="ce1">
            <text:p>1451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tet(M)_12_FR671418</text:p>
          </table:table-cell>
          <table:table-cell office:value-type="float" office:value="399" table:style-name="ce1">
            <text:p>399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IS1S_IS1_unknown</text:p>
          </table:table-cell>
          <table:table-cell office:value-type="float" office:value="0" table:formula="of:=INDEX([.$A$2:.$B$37];MATCH([.$AX107];[.$A$2:.$A$37];0);2)" table:style-name="ce1">
            <text:p>#N/A</text:p>
          </table:table-cell>
          <table:table-cell office:value-type="float" office:value="0" table:formula="of:=INDEX([.$E$2:.$F$42];MATCH([.$AX107];[.$E$2:.$E$42];0);2)" table:style-name="ce1">
            <text:p>#N/A</text:p>
          </table:table-cell>
          <table:table-cell office:value-type="float" office:value="0" table:formula="of:=INDEX([.$I$2:.$J$37];MATCH([.$AX107];[.$I$2:.$I$37];0);2)" table:style-name="ce1">
            <text:p>#N/A</text:p>
          </table:table-cell>
          <table:table-cell office:value-type="float" office:value="0" table:formula="of:=INDEX([.$M$2:.$N$31];MATCH([.$AX107];[.$M$2:.$M$31];0);2)" table:style-name="ce1">
            <text:p>#N/A</text:p>
          </table:table-cell>
          <table:table-cell office:value-type="float" office:value="673" table:formula="of:=INDEX([.$Q$2:.$R$122];MATCH([.$AX107];[.$Q$2:.$Q$122];0);2)" table:style-name="ce1">
            <text:p>673</text:p>
          </table:table-cell>
          <table:table-cell office:value-type="float" office:value="0" table:formula="of:=INDEX([.$U$2:.$V$24];MATCH([.$AX107];[.$U$2:.$U$24];0);2)" table:style-name="ce1">
            <text:p>#N/A</text:p>
          </table:table-cell>
          <table:table-cell office:value-type="float" office:value="0" table:formula="of:=INDEX([.$Y$2:.$Z$51];MATCH([.$AX107];[.$Y$2:.$Y$51];0);2)" table:style-name="ce1">
            <text:p>#N/A</text:p>
          </table:table-cell>
          <table:table-cell office:value-type="float" office:value="0" table:formula="of:=INDEX([.$AC$2:.$AD$157];MATCH([.$AX107];[.$AC$2:.$AC$157];0);2)" table:style-name="ce1">
            <text:p>#N/A</text:p>
          </table:table-cell>
          <table:table-cell office:value-type="float" office:value="0" table:formula="of:=INDEX([.$AG$2:.$AH$35];MATCH([.$AX107];[.$AG$2:.$AG$35];0);2)" table:style-name="ce1">
            <text:p>#N/A</text:p>
          </table:table-cell>
          <table:table-cell office:value-type="float" office:value="0" table:formula="of:=INDEX([.$AK$2:.$AL$38];MATCH([.$AX107];[.$AK$2:.$AK$38];0);2)" table:style-name="ce1">
            <text:p>#N/A</text:p>
          </table:table-cell>
          <table:table-cell office:value-type="float" office:value="0" table:formula="of:=INDEX([.$AO$2:.$AP$33];MATCH([.$AX107];[.$AO$2:.$AO$33];0);2)" table:style-name="ce1">
            <text:p>#N/A</text:p>
          </table:table-cell>
          <table:table-cell office:value-type="float" office:value="0" table:formula="of:=INDEX([.$AS$2:.$AT$51];MATCH([.$AX107];[.$AS$2:.$AS$51];0);2)" table:style-name="ce1">
            <text:p>#N/A</text:p>
          </table:table-cell>
          <table:table-cell table:style-name="ce1"/>
          <table:table-cell office:value-type="string" table:style-name="ce1">
            <text:p>Macrolide</text:p>
          </table:table-cell>
          <table:table-cell office:value-type="float" office:value="549" table:style-name="ce3">
            <text:p>549</text:p>
          </table:table-cell>
          <table:table-cell office:value-type="float" office:value="645" table:style-name="ce1">
            <text:p>645</text:p>
          </table:table-cell>
          <table:table-cell office:value-type="float" office:value="2474" table:style-name="ce1">
            <text:p>2474</text:p>
          </table:table-cell>
          <table:table-cell office:value-type="float" office:value="902" table:style-name="ce1">
            <text:p>902</text:p>
          </table:table-cell>
          <table:table-cell office:value-type="float" office:value="422" table:style-name="ce1">
            <text:p>422</text:p>
          </table:table-cell>
          <table:table-cell office:value-type="float" office:value="947" table:style-name="ce1">
            <text:p>947</text:p>
          </table:table-cell>
          <table:table-cell office:value-type="float" office:value="98" table:style-name="ce1">
            <text:p>98</text:p>
          </table:table-cell>
          <table:table-cell office:value-type="float" office:value="236" table:style-name="ce1">
            <text:p>236</text:p>
          </table:table-cell>
          <table:table-cell office:value-type="float" office:value="719" table:style-name="ce1">
            <text:p>719</text:p>
          </table:table-cell>
          <table:table-cell office:value-type="float" office:value="603" table:style-name="ce1">
            <text:p>603</text:p>
          </table:table-cell>
          <table:table-cell office:value-type="float" office:value="3047" table:style-name="ce1">
            <text:p>3047</text:p>
          </table:table-cell>
          <table:table-cell office:value-type="float" office:value="2163" table:style-name="ce1">
            <text:p>2163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IS103_IS3_IS150</text:p>
          </table:table-cell>
          <table:table-cell office:value-type="float" office:value="461" table:style-name="ce1">
            <text:p>461</text:p>
          </table:table-cell>
          <table:table-cell office:value-type="float" office:value="1443" table:style-name="ce1">
            <text:p>1443</text:p>
          </table:table-cell>
          <table:table-cell table:number-columns-repeated="30" table:style-name="ce1"/>
          <table:table-cell office:value-type="string" table:style-name="ce1">
            <text:p>blaCTX-M-15_1_AY044436</text:p>
          </table:table-cell>
          <table:table-cell office:value-type="float" office:value="0" table:formula="of:=INDEX([.$A$2:.$B$37];MATCH([.$AX108];[.$A$2:.$A$37];0);2)" table:style-name="ce1">
            <text:p>#N/A</text:p>
          </table:table-cell>
          <table:table-cell office:value-type="float" office:value="0" table:formula="of:=INDEX([.$E$2:.$F$42];MATCH([.$AX108];[.$E$2:.$E$42];0);2)" table:style-name="ce1">
            <text:p>#N/A</text:p>
          </table:table-cell>
          <table:table-cell office:value-type="float" office:value="0" table:formula="of:=INDEX([.$I$2:.$J$37];MATCH([.$AX108];[.$I$2:.$I$37];0);2)" table:style-name="ce1">
            <text:p>#N/A</text:p>
          </table:table-cell>
          <table:table-cell office:value-type="float" office:value="0" table:formula="of:=INDEX([.$M$2:.$N$31];MATCH([.$AX108];[.$M$2:.$M$31];0);2)" table:style-name="ce1">
            <text:p>#N/A</text:p>
          </table:table-cell>
          <table:table-cell office:value-type="float" office:value="25" table:formula="of:=INDEX([.$Q$2:.$R$122];MATCH([.$AX108];[.$Q$2:.$Q$122];0);2)" table:style-name="ce1">
            <text:p>25</text:p>
          </table:table-cell>
          <table:table-cell office:value-type="float" office:value="0" table:formula="of:=INDEX([.$U$2:.$V$24];MATCH([.$AX108];[.$U$2:.$U$24];0);2)" table:style-name="ce1">
            <text:p>#N/A</text:p>
          </table:table-cell>
          <table:table-cell office:value-type="float" office:value="0" table:formula="of:=INDEX([.$Y$2:.$Z$51];MATCH([.$AX108];[.$Y$2:.$Y$51];0);2)" table:style-name="ce1">
            <text:p>#N/A</text:p>
          </table:table-cell>
          <table:table-cell office:value-type="float" office:value="0" table:formula="of:=INDEX([.$AC$2:.$AD$157];MATCH([.$AX108];[.$AC$2:.$AC$157];0);2)" table:style-name="ce1">
            <text:p>#N/A</text:p>
          </table:table-cell>
          <table:table-cell office:value-type="float" office:value="0" table:formula="of:=INDEX([.$AG$2:.$AH$35];MATCH([.$AX108];[.$AG$2:.$AG$35];0);2)" table:style-name="ce1">
            <text:p>#N/A</text:p>
          </table:table-cell>
          <table:table-cell office:value-type="float" office:value="0" table:formula="of:=INDEX([.$AK$2:.$AL$38];MATCH([.$AX108];[.$AK$2:.$AK$38];0);2)" table:style-name="ce1">
            <text:p>#N/A</text:p>
          </table:table-cell>
          <table:table-cell office:value-type="float" office:value="0" table:formula="of:=INDEX([.$AO$2:.$AP$33];MATCH([.$AX108];[.$AO$2:.$AO$33];0);2)" table:style-name="ce1">
            <text:p>#N/A</text:p>
          </table:table-cell>
          <table:table-cell office:value-type="float" office:value="0" table:formula="of:=INDEX([.$AS$2:.$AT$51];MATCH([.$AX108];[.$AS$2:.$AS$51];0);2)" table:style-name="ce1">
            <text:p>#N/A</text:p>
          </table:table-cell>
          <table:table-cell table:style-name="ce1"/>
          <table:table-cell office:value-type="string" table:style-name="ce1">
            <text:p>Nitroimidazole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sul2_14_AJ514834</text:p>
          </table:table-cell>
          <table:table-cell office:value-type="float" office:value="210" table:style-name="ce1">
            <text:p>210</text:p>
          </table:table-cell>
          <table:table-cell office:value-type="float" office:value="819" table:style-name="ce1">
            <text:p>819</text:p>
          </table:table-cell>
          <table:table-cell table:number-columns-repeated="30" table:style-name="ce1"/>
          <table:table-cell office:value-type="string" table:style-name="ce1">
            <text:p>IS1B_IS1_unknown</text:p>
          </table:table-cell>
          <table:table-cell office:value-type="float" office:value="0" table:formula="of:=INDEX([.$A$2:.$B$37];MATCH([.$AX109];[.$A$2:.$A$37];0);2)" table:style-name="ce1">
            <text:p>#N/A</text:p>
          </table:table-cell>
          <table:table-cell office:value-type="float" office:value="0" table:formula="of:=INDEX([.$E$2:.$F$42];MATCH([.$AX109];[.$E$2:.$E$42];0);2)" table:style-name="ce1">
            <text:p>#N/A</text:p>
          </table:table-cell>
          <table:table-cell office:value-type="float" office:value="0" table:formula="of:=INDEX([.$I$2:.$J$37];MATCH([.$AX109];[.$I$2:.$I$37];0);2)" table:style-name="ce1">
            <text:p>#N/A</text:p>
          </table:table-cell>
          <table:table-cell office:value-type="float" office:value="0" table:formula="of:=INDEX([.$M$2:.$N$31];MATCH([.$AX109];[.$M$2:.$M$31];0);2)" table:style-name="ce1">
            <text:p>#N/A</text:p>
          </table:table-cell>
          <table:table-cell office:value-type="float" office:value="1213" table:formula="of:=INDEX([.$Q$2:.$R$122];MATCH([.$AX109];[.$Q$2:.$Q$122];0);2)" table:style-name="ce1">
            <text:p>1213</text:p>
          </table:table-cell>
          <table:table-cell office:value-type="float" office:value="0" table:formula="of:=INDEX([.$U$2:.$V$24];MATCH([.$AX109];[.$U$2:.$U$24];0);2)" table:style-name="ce1">
            <text:p>#N/A</text:p>
          </table:table-cell>
          <table:table-cell office:value-type="float" office:value="636" table:formula="of:=INDEX([.$Y$2:.$Z$51];MATCH([.$AX109];[.$Y$2:.$Y$51];0);2)" table:style-name="ce1">
            <text:p>636</text:p>
          </table:table-cell>
          <table:table-cell office:value-type="float" office:value="0" table:formula="of:=INDEX([.$AC$2:.$AD$157];MATCH([.$AX109];[.$AC$2:.$AC$157];0);2)" table:style-name="ce1">
            <text:p>#N/A</text:p>
          </table:table-cell>
          <table:table-cell office:value-type="float" office:value="0" table:formula="of:=INDEX([.$AG$2:.$AH$35];MATCH([.$AX109];[.$AG$2:.$AG$35];0);2)" table:style-name="ce1">
            <text:p>#N/A</text:p>
          </table:table-cell>
          <table:table-cell office:value-type="float" office:value="0" table:formula="of:=INDEX([.$AK$2:.$AL$38];MATCH([.$AX109];[.$AK$2:.$AK$38];0);2)" table:style-name="ce1">
            <text:p>#N/A</text:p>
          </table:table-cell>
          <table:table-cell office:value-type="float" office:value="0" table:formula="of:=INDEX([.$AO$2:.$AP$33];MATCH([.$AX109];[.$AO$2:.$AO$33];0);2)" table:style-name="ce1">
            <text:p>#N/A</text:p>
          </table:table-cell>
          <table:table-cell office:value-type="float" office:value="0" table:formula="of:=INDEX([.$AS$2:.$AT$51];MATCH([.$AX109];[.$AS$2:.$AS$51];0);2)" table:style-name="ce1">
            <text:p>#N/A</text:p>
          </table:table-cell>
          <table:table-cell table:style-name="ce1"/>
          <table:table-cell office:value-type="string" table:style-name="ce1">
            <text:p>Sulfonamid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0" table:style-name="ce1">
            <text:p>2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3" table:style-name="ce1">
            <text:p>693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nimE_1_AM042593</text:p>
          </table:table-cell>
          <table:table-cell office:value-type="float" office:value="65" table:style-name="ce1">
            <text:p>65</text:p>
          </table:table-cell>
          <table:table-cell office:value-type="float" office:value="435" table:style-name="ce1">
            <text:p>435</text:p>
          </table:table-cell>
          <table:table-cell table:number-columns-repeated="30" table:style-name="ce1"/>
          <table:table-cell office:value-type="string" table:style-name="ce1">
            <text:p>blaCTX-M-194_1_KY563767</text:p>
          </table:table-cell>
          <table:table-cell office:value-type="float" office:value="0" table:formula="of:=INDEX([.$A$2:.$B$37];MATCH([.$AX110];[.$A$2:.$A$37];0);2)" table:style-name="ce1">
            <text:p>#N/A</text:p>
          </table:table-cell>
          <table:table-cell office:value-type="float" office:value="0" table:formula="of:=INDEX([.$E$2:.$F$42];MATCH([.$AX110];[.$E$2:.$E$42];0);2)" table:style-name="ce1">
            <text:p>#N/A</text:p>
          </table:table-cell>
          <table:table-cell office:value-type="float" office:value="0" table:formula="of:=INDEX([.$I$2:.$J$37];MATCH([.$AX110];[.$I$2:.$I$37];0);2)" table:style-name="ce1">
            <text:p>#N/A</text:p>
          </table:table-cell>
          <table:table-cell office:value-type="float" office:value="0" table:formula="of:=INDEX([.$M$2:.$N$31];MATCH([.$AX110];[.$M$2:.$M$31];0);2)" table:style-name="ce1">
            <text:p>#N/A</text:p>
          </table:table-cell>
          <table:table-cell office:value-type="float" office:value="25" table:formula="of:=INDEX([.$Q$2:.$R$122];MATCH([.$AX110];[.$Q$2:.$Q$122];0);2)" table:style-name="ce1">
            <text:p>25</text:p>
          </table:table-cell>
          <table:table-cell office:value-type="float" office:value="0" table:formula="of:=INDEX([.$U$2:.$V$24];MATCH([.$AX110];[.$U$2:.$U$24];0);2)" table:style-name="ce1">
            <text:p>#N/A</text:p>
          </table:table-cell>
          <table:table-cell office:value-type="float" office:value="0" table:formula="of:=INDEX([.$Y$2:.$Z$51];MATCH([.$AX110];[.$Y$2:.$Y$51];0);2)" table:style-name="ce1">
            <text:p>#N/A</text:p>
          </table:table-cell>
          <table:table-cell office:value-type="float" office:value="0" table:formula="of:=INDEX([.$AC$2:.$AD$157];MATCH([.$AX110];[.$AC$2:.$AC$157];0);2)" table:style-name="ce1">
            <text:p>#N/A</text:p>
          </table:table-cell>
          <table:table-cell office:value-type="float" office:value="0" table:formula="of:=INDEX([.$AG$2:.$AH$35];MATCH([.$AX110];[.$AG$2:.$AG$35];0);2)" table:style-name="ce1">
            <text:p>#N/A</text:p>
          </table:table-cell>
          <table:table-cell office:value-type="float" office:value="0" table:formula="of:=INDEX([.$AK$2:.$AL$38];MATCH([.$AX110];[.$AK$2:.$AK$38];0);2)" table:style-name="ce1">
            <text:p>#N/A</text:p>
          </table:table-cell>
          <table:table-cell office:value-type="float" office:value="0" table:formula="of:=INDEX([.$AO$2:.$AP$33];MATCH([.$AX110];[.$AO$2:.$AO$33];0);2)" table:style-name="ce1">
            <text:p>#N/A</text:p>
          </table:table-cell>
          <table:table-cell office:value-type="float" office:value="0" table:formula="of:=INDEX([.$AS$2:.$AT$51];MATCH([.$AX110];[.$AS$2:.$AS$51];0);2)" table:style-name="ce1">
            <text:p>#N/A</text:p>
          </table:table-cell>
          <table:table-cell table:style-name="ce1"/>
          <table:table-cell office:value-type="string" table:style-name="ce1">
            <text:p>Tetracycline</text:p>
          </table:table-cell>
          <table:table-cell office:value-type="float" office:value="15469" table:style-name="ce3">
            <text:p>15469</text:p>
          </table:table-cell>
          <table:table-cell office:value-type="float" office:value="19016" table:style-name="ce1">
            <text:p>19016</text:p>
          </table:table-cell>
          <table:table-cell office:value-type="float" office:value="8480" table:style-name="ce1">
            <text:p>8480</text:p>
          </table:table-cell>
          <table:table-cell office:value-type="float" office:value="4842" table:style-name="ce1">
            <text:p>4842</text:p>
          </table:table-cell>
          <table:table-cell office:value-type="float" office:value="27333" table:style-name="ce1">
            <text:p>27333</text:p>
          </table:table-cell>
          <table:table-cell office:value-type="float" office:value="6073" table:style-name="ce1">
            <text:p>6073</text:p>
          </table:table-cell>
          <table:table-cell office:value-type="float" office:value="19011" table:style-name="ce1">
            <text:p>19011</text:p>
          </table:table-cell>
          <table:table-cell office:value-type="float" office:value="7404" table:style-name="ce1">
            <text:p>7404</text:p>
          </table:table-cell>
          <table:table-cell office:value-type="float" office:value="10639" table:style-name="ce1">
            <text:p>10639</text:p>
          </table:table-cell>
          <table:table-cell office:value-type="float" office:value="12724" table:style-name="ce1">
            <text:p>12724</text:p>
          </table:table-cell>
          <table:table-cell office:value-type="float" office:value="11110" table:style-name="ce1">
            <text:p>11110</text:p>
          </table:table-cell>
          <table:table-cell office:value-type="float" office:value="9486" table:style-name="ce1">
            <text:p>9486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tet(W)_5_AJ427422</text:p>
          </table:table-cell>
          <table:table-cell office:value-type="float" office:value="2412" table:style-name="ce1">
            <text:p>2412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ISEfm1_IS982_unknown</text:p>
          </table:table-cell>
          <table:table-cell office:value-type="float" office:value="0" table:formula="of:=INDEX([.$A$2:.$B$37];MATCH([.$AX111];[.$A$2:.$A$37];0);2)" table:style-name="ce1">
            <text:p>#N/A</text:p>
          </table:table-cell>
          <table:table-cell office:value-type="float" office:value="0" table:formula="of:=INDEX([.$E$2:.$F$42];MATCH([.$AX111];[.$E$2:.$E$42];0);2)" table:style-name="ce1">
            <text:p>#N/A</text:p>
          </table:table-cell>
          <table:table-cell office:value-type="float" office:value="0" table:formula="of:=INDEX([.$I$2:.$J$37];MATCH([.$AX111];[.$I$2:.$I$37];0);2)" table:style-name="ce1">
            <text:p>#N/A</text:p>
          </table:table-cell>
          <table:table-cell office:value-type="float" office:value="0" table:formula="of:=INDEX([.$M$2:.$N$31];MATCH([.$AX111];[.$M$2:.$M$31];0);2)" table:style-name="ce1">
            <text:p>#N/A</text:p>
          </table:table-cell>
          <table:table-cell office:value-type="float" office:value="44" table:formula="of:=INDEX([.$Q$2:.$R$122];MATCH([.$AX111];[.$Q$2:.$Q$122];0);2)" table:style-name="ce1">
            <text:p>44</text:p>
          </table:table-cell>
          <table:table-cell office:value-type="float" office:value="0" table:formula="of:=INDEX([.$U$2:.$V$24];MATCH([.$AX111];[.$U$2:.$U$24];0);2)" table:style-name="ce1">
            <text:p>#N/A</text:p>
          </table:table-cell>
          <table:table-cell office:value-type="float" office:value="0" table:formula="of:=INDEX([.$Y$2:.$Z$51];MATCH([.$AX111];[.$Y$2:.$Y$51];0);2)" table:style-name="ce1">
            <text:p>#N/A</text:p>
          </table:table-cell>
          <table:table-cell office:value-type="float" office:value="0" table:formula="of:=INDEX([.$AC$2:.$AD$157];MATCH([.$AX111];[.$AC$2:.$AC$157];0);2)" table:style-name="ce1">
            <text:p>#N/A</text:p>
          </table:table-cell>
          <table:table-cell office:value-type="float" office:value="0" table:formula="of:=INDEX([.$AG$2:.$AH$35];MATCH([.$AX111];[.$AG$2:.$AG$35];0);2)" table:style-name="ce1">
            <text:p>#N/A</text:p>
          </table:table-cell>
          <table:table-cell office:value-type="float" office:value="0" table:formula="of:=INDEX([.$AK$2:.$AL$38];MATCH([.$AX111];[.$AK$2:.$AK$38];0);2)" table:style-name="ce1">
            <text:p>#N/A</text:p>
          </table:table-cell>
          <table:table-cell office:value-type="float" office:value="0" table:formula="of:=INDEX([.$AO$2:.$AP$33];MATCH([.$AX111];[.$AO$2:.$AO$33];0);2)" table:style-name="ce1">
            <text:p>#N/A</text:p>
          </table:table-cell>
          <table:table-cell office:value-type="float" office:value="0" table:formula="of:=INDEX([.$AS$2:.$AT$51];MATCH([.$AX111];[.$AS$2:.$AS$51];0);2)" table:style-name="ce1">
            <text:p>#N/A</text:p>
          </table:table-cell>
          <table:table-cell table:style-name="ce1"/>
          <table:table-cell office:value-type="string" table:style-name="ce1">
            <text:p>ARG</text:p>
          </table:table-cell>
          <table:table-cell office:value-type="float" office:value="16555" table:formula="of:=SUM([.BM105:.BM110])" table:style-name="ce1">
            <text:p>16555</text:p>
          </table:table-cell>
          <table:table-cell office:value-type="float" office:value="20770" table:formula="of:=SUM([.BN105:.BN110])" table:style-name="ce1">
            <text:p>20770</text:p>
          </table:table-cell>
          <table:table-cell office:value-type="float" office:value="12850" table:formula="of:=SUM([.BO105:.BO110])" table:style-name="ce1">
            <text:p>12850</text:p>
          </table:table-cell>
          <table:table-cell office:value-type="float" office:value="8069" table:formula="of:=SUM([.BP105:.BP110])" table:style-name="ce1">
            <text:p>8069</text:p>
          </table:table-cell>
          <table:table-cell office:value-type="float" office:value="32471" table:formula="of:=SUM([.BQ105:.BQ110])" table:style-name="ce1">
            <text:p>32471</text:p>
          </table:table-cell>
          <table:table-cell office:value-type="float" office:value="8779" table:formula="of:=SUM([.BR105:.BR110])" table:style-name="ce1">
            <text:p>8779</text:p>
          </table:table-cell>
          <table:table-cell office:value-type="float" office:value="19142" table:formula="of:=SUM([.BS105:.BS110])" table:style-name="ce1">
            <text:p>19142</text:p>
          </table:table-cell>
          <table:table-cell office:value-type="float" office:value="9770" table:formula="of:=SUM([.BT105:.BT110])" table:style-name="ce1">
            <text:p>9770</text:p>
          </table:table-cell>
          <table:table-cell office:value-type="float" office:value="12740" table:formula="of:=SUM([.BU105:.BU110])" table:style-name="ce1">
            <text:p>12740</text:p>
          </table:table-cell>
          <table:table-cell office:value-type="float" office:value="13742" table:formula="of:=SUM([.BV105:.BV110])" table:style-name="ce1">
            <text:p>13742</text:p>
          </table:table-cell>
          <table:table-cell office:value-type="float" office:value="14345" table:formula="of:=SUM([.BW105:.BW110])" table:style-name="ce1">
            <text:p>14345</text:p>
          </table:table-cell>
          <table:table-cell office:value-type="float" office:value="14229" table:formula="of:=SUM([.BX105:.BX110])" table:style-name="ce1">
            <text:p>14229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tet(40)_2_AM419751</text:p>
          </table:table-cell>
          <table:table-cell office:value-type="float" office:value="1324" table:style-name="ce1">
            <text:p>1324</text:p>
          </table:table-cell>
          <table:table-cell office:value-type="float" office:value="1221" table:style-name="ce1">
            <text:p>1221</text:p>
          </table:table-cell>
          <table:table-cell table:number-columns-repeated="30" table:style-name="ce1"/>
          <table:table-cell office:value-type="string" table:style-name="ce1">
            <text:p>blaCTX-M-28_6_AJ549244</text:p>
          </table:table-cell>
          <table:table-cell office:value-type="float" office:value="0" table:formula="of:=INDEX([.$A$2:.$B$37];MATCH([.$AX112];[.$A$2:.$A$37];0);2)" table:style-name="ce1">
            <text:p>#N/A</text:p>
          </table:table-cell>
          <table:table-cell office:value-type="float" office:value="0" table:formula="of:=INDEX([.$E$2:.$F$42];MATCH([.$AX112];[.$E$2:.$E$42];0);2)" table:style-name="ce1">
            <text:p>#N/A</text:p>
          </table:table-cell>
          <table:table-cell office:value-type="float" office:value="0" table:formula="of:=INDEX([.$I$2:.$J$37];MATCH([.$AX112];[.$I$2:.$I$37];0);2)" table:style-name="ce1">
            <text:p>#N/A</text:p>
          </table:table-cell>
          <table:table-cell office:value-type="float" office:value="0" table:formula="of:=INDEX([.$M$2:.$N$31];MATCH([.$AX112];[.$M$2:.$M$31];0);2)" table:style-name="ce1">
            <text:p>#N/A</text:p>
          </table:table-cell>
          <table:table-cell office:value-type="float" office:value="25" table:formula="of:=INDEX([.$Q$2:.$R$122];MATCH([.$AX112];[.$Q$2:.$Q$122];0);2)" table:style-name="ce1">
            <text:p>25</text:p>
          </table:table-cell>
          <table:table-cell office:value-type="float" office:value="0" table:formula="of:=INDEX([.$U$2:.$V$24];MATCH([.$AX112];[.$U$2:.$U$24];0);2)" table:style-name="ce1">
            <text:p>#N/A</text:p>
          </table:table-cell>
          <table:table-cell office:value-type="float" office:value="0" table:formula="of:=INDEX([.$Y$2:.$Z$51];MATCH([.$AX112];[.$Y$2:.$Y$51];0);2)" table:style-name="ce1">
            <text:p>#N/A</text:p>
          </table:table-cell>
          <table:table-cell office:value-type="float" office:value="0" table:formula="of:=INDEX([.$AC$2:.$AD$157];MATCH([.$AX112];[.$AC$2:.$AC$157];0);2)" table:style-name="ce1">
            <text:p>#N/A</text:p>
          </table:table-cell>
          <table:table-cell office:value-type="float" office:value="0" table:formula="of:=INDEX([.$AG$2:.$AH$35];MATCH([.$AX112];[.$AG$2:.$AG$35];0);2)" table:style-name="ce1">
            <text:p>#N/A</text:p>
          </table:table-cell>
          <table:table-cell office:value-type="float" office:value="0" table:formula="of:=INDEX([.$AK$2:.$AL$38];MATCH([.$AX112];[.$AK$2:.$AK$38];0);2)" table:style-name="ce1">
            <text:p>#N/A</text:p>
          </table:table-cell>
          <table:table-cell office:value-type="float" office:value="0" table:formula="of:=INDEX([.$AO$2:.$AP$33];MATCH([.$AX112];[.$AO$2:.$AO$33];0);2)" table:style-name="ce1">
            <text:p>#N/A</text:p>
          </table:table-cell>
          <table:table-cell office:value-type="float" office:value="0" table:formula="of:=INDEX([.$AS$2:.$AT$51];MATCH([.$AX112];[.$AS$2:.$AS$51];0);2)" table:style-name="ce1">
            <text:p>#N/A</text:p>
          </table:table-cell>
          <table:table-cell table:style-name="ce1"/>
          <table:table-cell office:value-type="string" table:style-name="ce1">
            <text:p>k-mer</text:p>
          </table:table-cell>
          <table:table-cell office:value-type="float" office:value="487903924" table:style-name="ce3">
            <text:p>487903924</text:p>
          </table:table-cell>
          <table:table-cell office:value-type="float" office:value="440231838" table:style-name="ce1">
            <text:p>440231838</text:p>
          </table:table-cell>
          <table:table-cell office:value-type="float" office:value="264368920" table:style-name="ce1">
            <text:p>264368920</text:p>
          </table:table-cell>
          <table:table-cell office:value-type="float" office:value="323781128" table:style-name="ce1">
            <text:p>323781128</text:p>
          </table:table-cell>
          <table:table-cell office:value-type="float" office:value="437692063" table:style-name="ce1">
            <text:p>437692063</text:p>
          </table:table-cell>
          <table:table-cell office:value-type="float" office:value="327756651" table:style-name="ce1">
            <text:p>327756651</text:p>
          </table:table-cell>
          <table:table-cell office:value-type="float" office:value="547459552" table:style-name="ce1">
            <text:p>547459552</text:p>
          </table:table-cell>
          <table:table-cell office:value-type="float" office:value="282432798" table:style-name="ce1">
            <text:p>282432798</text:p>
          </table:table-cell>
          <table:table-cell office:value-type="float" office:value="445968132" table:style-name="ce1">
            <text:p>445968132</text:p>
          </table:table-cell>
          <table:table-cell office:value-type="float" office:value="511373173" table:style-name="ce1">
            <text:p>511373173</text:p>
          </table:table-cell>
          <table:table-cell office:value-type="float" office:value="315166432" table:style-name="ce1">
            <text:p>315166432</text:p>
          </table:table-cell>
          <table:table-cell office:value-type="float" office:value="300496595" table:style-name="ce1">
            <text:p>300496595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ISEc52_IS3_IS3</text:p>
          </table:table-cell>
          <table:table-cell office:value-type="float" office:value="66" table:style-name="ce1">
            <text:p>66</text:p>
          </table:table-cell>
          <table:table-cell office:value-type="float" office:value="1250" table:style-name="ce1">
            <text:p>1250</text:p>
          </table:table-cell>
          <table:table-cell table:number-columns-repeated="30" table:style-name="ce1"/>
          <table:table-cell office:value-type="string" table:style-name="ce1">
            <text:p>sul1_2_U12338</text:p>
          </table:table-cell>
          <table:table-cell office:value-type="float" office:value="0" table:formula="of:=INDEX([.$A$2:.$B$37];MATCH([.$AX113];[.$A$2:.$A$37];0);2)" table:style-name="ce1">
            <text:p>#N/A</text:p>
          </table:table-cell>
          <table:table-cell office:value-type="float" office:value="0" table:formula="of:=INDEX([.$E$2:.$F$42];MATCH([.$AX113];[.$E$2:.$E$42];0);2)" table:style-name="ce1">
            <text:p>#N/A</text:p>
          </table:table-cell>
          <table:table-cell office:value-type="float" office:value="0" table:formula="of:=INDEX([.$I$2:.$J$37];MATCH([.$AX113];[.$I$2:.$I$37];0);2)" table:style-name="ce1">
            <text:p>#N/A</text:p>
          </table:table-cell>
          <table:table-cell office:value-type="float" office:value="0" table:formula="of:=INDEX([.$M$2:.$N$31];MATCH([.$AX113];[.$M$2:.$M$31];0);2)" table:style-name="ce1">
            <text:p>#N/A</text:p>
          </table:table-cell>
          <table:table-cell office:value-type="float" office:value="9" table:formula="of:=INDEX([.$Q$2:.$R$122];MATCH([.$AX113];[.$Q$2:.$Q$122];0);2)" table:style-name="ce1">
            <text:p>9</text:p>
          </table:table-cell>
          <table:table-cell office:value-type="float" office:value="0" table:formula="of:=INDEX([.$U$2:.$V$24];MATCH([.$AX113];[.$U$2:.$U$24];0);2)" table:style-name="ce1">
            <text:p>#N/A</text:p>
          </table:table-cell>
          <table:table-cell office:value-type="float" office:value="0" table:formula="of:=INDEX([.$Y$2:.$Z$51];MATCH([.$AX113];[.$Y$2:.$Y$51];0);2)" table:style-name="ce1">
            <text:p>#N/A</text:p>
          </table:table-cell>
          <table:table-cell office:value-type="float" office:value="0" table:formula="of:=INDEX([.$AC$2:.$AD$157];MATCH([.$AX113];[.$AC$2:.$AC$157];0);2)" table:style-name="ce1">
            <text:p>#N/A</text:p>
          </table:table-cell>
          <table:table-cell office:value-type="float" office:value="0" table:formula="of:=INDEX([.$AG$2:.$AH$35];MATCH([.$AX113];[.$AG$2:.$AG$35];0);2)" table:style-name="ce1">
            <text:p>#N/A</text:p>
          </table:table-cell>
          <table:table-cell office:value-type="float" office:value="0" table:formula="of:=INDEX([.$AK$2:.$AL$38];MATCH([.$AX113];[.$AK$2:.$AK$38];0);2)" table:style-name="ce1">
            <text:p>#N/A</text:p>
          </table:table-cell>
          <table:table-cell office:value-type="float" office:value="0" table:formula="of:=INDEX([.$AO$2:.$AP$33];MATCH([.$AX113];[.$AO$2:.$AO$33];0);2)" table:style-name="ce1">
            <text:p>#N/A</text:p>
          </table:table-cell>
          <table:table-cell office:value-type="float" office:value="0" table:formula="of:=INDEX([.$AS$2:.$AT$51];MATCH([.$AX113];[.$AS$2:.$AS$51];0);2)" table:style-name="ce1">
            <text:p>#N/A</text:p>
          </table:table-cell>
          <table:table-cell table:style-name="ce1"/>
          <table:table-cell office:value-type="string" table:style-name="ce1">
            <text:p>ARG/k-mer</text:p>
          </table:table-cell>
          <table:table-cell office:value-type="float" office:value="3.3930860535567245E-5" table:formula="of:=[.BM111]/[.BM112]" table:style-name="ce9">
            <text:p>3.39E-05</text:p>
          </table:table-cell>
          <table:table-cell office:value-type="float" office:value="4.7179686263400148E-5" table:formula="of:=[.BN111]/[.BN112]" table:style-name="ce9">
            <text:p>4.72E-05</text:p>
          </table:table-cell>
          <table:table-cell office:value-type="float" office:value="4.8606318776049769E-5" table:formula="of:=[.BO111]/[.BO112]" table:style-name="ce9">
            <text:p>4.86E-05</text:p>
          </table:table-cell>
          <table:table-cell office:value-type="float" office:value="2.4921155997702251E-5" table:formula="of:=[.BP111]/[.BP112]" table:style-name="ce9">
            <text:p>2.49E-05</text:p>
          </table:table-cell>
          <table:table-cell office:value-type="float" office:value="7.4186860454903886E-5" table:formula="of:=[.BQ111]/[.BQ112]" table:style-name="ce9">
            <text:p>7.42E-05</text:p>
          </table:table-cell>
          <table:table-cell office:value-type="float" office:value="2.6785116253826988E-5" table:formula="of:=[.BR111]/[.BR112]" table:style-name="ce9">
            <text:p>2.68E-05</text:p>
          </table:table-cell>
          <table:table-cell office:value-type="float" office:value="3.4965140219162712E-5" table:formula="of:=[.BS111]/[.BS112]" table:style-name="ce9">
            <text:p>3.50E-05</text:p>
          </table:table-cell>
          <table:table-cell office:value-type="float" office:value="3.4592299722923825E-5" table:formula="of:=[.BT111]/[.BT112]" table:style-name="ce9">
            <text:p>3.46E-05</text:p>
          </table:table-cell>
          <table:table-cell office:value-type="float" office:value="2.8567063621487645E-5" table:formula="of:=[.BU111]/[.BU112]" table:style-name="ce9">
            <text:p>2.86E-05</text:p>
          </table:table-cell>
          <table:table-cell office:value-type="float" office:value="2.6872743283308684E-5" table:formula="of:=[.BV111]/[.BV112]" table:style-name="ce9">
            <text:p>2.69E-05</text:p>
          </table:table-cell>
          <table:table-cell office:value-type="float" office:value="4.551563410154036E-5" table:formula="of:=[.BW111]/[.BW112]" table:style-name="ce9">
            <text:p>4.55E-05</text:p>
          </table:table-cell>
          <table:table-cell office:value-type="float" office:value="4.7351618077402838E-5" table:formula="of:=[.BX111]/[.BX112]" table:style-name="ce9">
            <text:p>4.74E-05</text:p>
          </table:table-cell>
          <table:table-cell table:number-columns-repeated="16308" table:style-name="ce1"/>
        </table:table-row>
        <table:table-row table:style-name="ro1">
          <table:table-cell table:number-columns-repeated="16"/>
          <table:table-cell office:value-type="string" table:style-name="ce1">
            <text:p>tet(A)_4_AJ517790</text:p>
          </table:table-cell>
          <table:table-cell office:value-type="float" office:value="62" table:style-name="ce1">
            <text:p>62</text:p>
          </table:table-cell>
          <table:table-cell office:value-type="float" office:value="1200" table:style-name="ce1">
            <text:p>1200</text:p>
          </table:table-cell>
          <table:table-cell table:number-columns-repeated="30" table:style-name="ce1"/>
          <table:table-cell office:value-type="string" table:style-name="ce1">
            <text:p>ISEsa1_ISNCY_IS1202</text:p>
          </table:table-cell>
          <table:table-cell office:value-type="float" office:value="0" table:formula="of:=INDEX([.$A$2:.$B$37];MATCH([.$AX114];[.$A$2:.$A$37];0);2)" table:style-name="ce1">
            <text:p>#N/A</text:p>
          </table:table-cell>
          <table:table-cell office:value-type="float" office:value="0" table:formula="of:=INDEX([.$E$2:.$F$42];MATCH([.$AX114];[.$E$2:.$E$42];0);2)" table:style-name="ce1">
            <text:p>#N/A</text:p>
          </table:table-cell>
          <table:table-cell office:value-type="float" office:value="0" table:formula="of:=INDEX([.$I$2:.$J$37];MATCH([.$AX114];[.$I$2:.$I$37];0);2)" table:style-name="ce1">
            <text:p>#N/A</text:p>
          </table:table-cell>
          <table:table-cell office:value-type="float" office:value="0" table:formula="of:=INDEX([.$M$2:.$N$31];MATCH([.$AX114];[.$M$2:.$M$31];0);2)" table:style-name="ce1">
            <text:p>#N/A</text:p>
          </table:table-cell>
          <table:table-cell office:value-type="float" office:value="85" table:formula="of:=INDEX([.$Q$2:.$R$122];MATCH([.$AX114];[.$Q$2:.$Q$122];0);2)" table:style-name="ce1">
            <text:p>85</text:p>
          </table:table-cell>
          <table:table-cell office:value-type="float" office:value="0" table:formula="of:=INDEX([.$U$2:.$V$24];MATCH([.$AX114];[.$U$2:.$U$24];0);2)" table:style-name="ce1">
            <text:p>#N/A</text:p>
          </table:table-cell>
          <table:table-cell office:value-type="float" office:value="49" table:formula="of:=INDEX([.$Y$2:.$Z$51];MATCH([.$AX114];[.$Y$2:.$Y$51];0);2)" table:style-name="ce1">
            <text:p>49</text:p>
          </table:table-cell>
          <table:table-cell office:value-type="float" office:value="0" table:formula="of:=INDEX([.$AC$2:.$AD$157];MATCH([.$AX114];[.$AC$2:.$AC$157];0);2)" table:style-name="ce1">
            <text:p>#N/A</text:p>
          </table:table-cell>
          <table:table-cell office:value-type="float" office:value="0" table:formula="of:=INDEX([.$AG$2:.$AH$35];MATCH([.$AX114];[.$AG$2:.$AG$35];0);2)" table:style-name="ce1">
            <text:p>#N/A</text:p>
          </table:table-cell>
          <table:table-cell office:value-type="float" office:value="0" table:formula="of:=INDEX([.$AK$2:.$AL$38];MATCH([.$AX114];[.$AK$2:.$AK$38];0);2)" table:style-name="ce1">
            <text:p>#N/A</text:p>
          </table:table-cell>
          <table:table-cell office:value-type="float" office:value="0" table:formula="of:=INDEX([.$AO$2:.$AP$33];MATCH([.$AX114];[.$AO$2:.$AO$33];0);2)" table:style-name="ce1">
            <text:p>#N/A</text:p>
          </table:table-cell>
          <table:table-cell office:value-type="float" office:value="0" table:formula="of:=INDEX([.$AS$2:.$AT$51];MATCH([.$AX114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tet(A)_6_AF534183</text:p>
          </table:table-cell>
          <table:table-cell office:value-type="float" office:value="68" table:style-name="ce1">
            <text:p>68</text:p>
          </table:table-cell>
          <table:table-cell office:value-type="float" office:value="1275" table:style-name="ce1">
            <text:p>1275</text:p>
          </table:table-cell>
          <table:table-cell table:number-columns-repeated="30" table:style-name="ce1"/>
          <table:table-cell office:value-type="string" table:style-name="ce1">
            <text:p>blaCTX-M-216_1_MH243352</text:p>
          </table:table-cell>
          <table:table-cell office:value-type="float" office:value="0" table:formula="of:=INDEX([.$A$2:.$B$37];MATCH([.$AX115];[.$A$2:.$A$37];0);2)" table:style-name="ce1">
            <text:p>#N/A</text:p>
          </table:table-cell>
          <table:table-cell office:value-type="float" office:value="0" table:formula="of:=INDEX([.$E$2:.$F$42];MATCH([.$AX115];[.$E$2:.$E$42];0);2)" table:style-name="ce1">
            <text:p>#N/A</text:p>
          </table:table-cell>
          <table:table-cell office:value-type="float" office:value="0" table:formula="of:=INDEX([.$I$2:.$J$37];MATCH([.$AX115];[.$I$2:.$I$37];0);2)" table:style-name="ce1">
            <text:p>#N/A</text:p>
          </table:table-cell>
          <table:table-cell office:value-type="float" office:value="0" table:formula="of:=INDEX([.$M$2:.$N$31];MATCH([.$AX115];[.$M$2:.$M$31];0);2)" table:style-name="ce1">
            <text:p>#N/A</text:p>
          </table:table-cell>
          <table:table-cell office:value-type="float" office:value="25" table:formula="of:=INDEX([.$Q$2:.$R$122];MATCH([.$AX115];[.$Q$2:.$Q$122];0);2)" table:style-name="ce1">
            <text:p>25</text:p>
          </table:table-cell>
          <table:table-cell office:value-type="float" office:value="0" table:formula="of:=INDEX([.$U$2:.$V$24];MATCH([.$AX115];[.$U$2:.$U$24];0);2)" table:style-name="ce1">
            <text:p>#N/A</text:p>
          </table:table-cell>
          <table:table-cell office:value-type="float" office:value="0" table:formula="of:=INDEX([.$Y$2:.$Z$51];MATCH([.$AX115];[.$Y$2:.$Y$51];0);2)" table:style-name="ce1">
            <text:p>#N/A</text:p>
          </table:table-cell>
          <table:table-cell office:value-type="float" office:value="0" table:formula="of:=INDEX([.$AC$2:.$AD$157];MATCH([.$AX115];[.$AC$2:.$AC$157];0);2)" table:style-name="ce1">
            <text:p>#N/A</text:p>
          </table:table-cell>
          <table:table-cell office:value-type="float" office:value="0" table:formula="of:=INDEX([.$AG$2:.$AH$35];MATCH([.$AX115];[.$AG$2:.$AG$35];0);2)" table:style-name="ce1">
            <text:p>#N/A</text:p>
          </table:table-cell>
          <table:table-cell office:value-type="float" office:value="0" table:formula="of:=INDEX([.$AK$2:.$AL$38];MATCH([.$AX115];[.$AK$2:.$AK$38];0);2)" table:style-name="ce1">
            <text:p>#N/A</text:p>
          </table:table-cell>
          <table:table-cell office:value-type="float" office:value="0" table:formula="of:=INDEX([.$AO$2:.$AP$33];MATCH([.$AX115];[.$AO$2:.$AO$33];0);2)" table:style-name="ce1">
            <text:p>#N/A</text:p>
          </table:table-cell>
          <table:table-cell office:value-type="float" office:value="0" table:formula="of:=INDEX([.$AS$2:.$AT$51];MATCH([.$AX115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16"/>
          <table:table-cell office:value-type="string" table:style-name="ce1">
            <text:p>ISEc22_IS66_unknown</text:p>
          </table:table-cell>
          <table:table-cell office:value-type="float" office:value="203" table:style-name="ce1">
            <text:p>203</text:p>
          </table:table-cell>
          <table:table-cell office:value-type="float" office:value="2454" table:style-name="ce1">
            <text:p>2454</text:p>
          </table:table-cell>
          <table:table-cell table:number-columns-repeated="30" table:style-name="ce1"/>
          <table:table-cell office:value-type="string" table:style-name="ce1">
            <text:p>tet(M)_1_X92947</text:p>
          </table:table-cell>
          <table:table-cell office:value-type="float" office:value="0" table:formula="of:=INDEX([.$A$2:.$B$37];MATCH([.$AX116];[.$A$2:.$A$37];0);2)" table:style-name="ce1">
            <text:p>#N/A</text:p>
          </table:table-cell>
          <table:table-cell office:value-type="float" office:value="0" table:formula="of:=INDEX([.$E$2:.$F$42];MATCH([.$AX116];[.$E$2:.$E$42];0);2)" table:style-name="ce1">
            <text:p>#N/A</text:p>
          </table:table-cell>
          <table:table-cell office:value-type="float" office:value="0" table:formula="of:=INDEX([.$I$2:.$J$37];MATCH([.$AX116];[.$I$2:.$I$37];0);2)" table:style-name="ce1">
            <text:p>#N/A</text:p>
          </table:table-cell>
          <table:table-cell office:value-type="float" office:value="0" table:formula="of:=INDEX([.$M$2:.$N$31];MATCH([.$AX116];[.$M$2:.$M$31];0);2)" table:style-name="ce1">
            <text:p>#N/A</text:p>
          </table:table-cell>
          <table:table-cell office:value-type="float" office:value="316" table:formula="of:=INDEX([.$Q$2:.$R$122];MATCH([.$AX116];[.$Q$2:.$Q$122];0);2)" table:style-name="ce1">
            <text:p>316</text:p>
          </table:table-cell>
          <table:table-cell office:value-type="float" office:value="0" table:formula="of:=INDEX([.$U$2:.$V$24];MATCH([.$AX116];[.$U$2:.$U$24];0);2)" table:style-name="ce1">
            <text:p>#N/A</text:p>
          </table:table-cell>
          <table:table-cell office:value-type="float" office:value="0" table:formula="of:=INDEX([.$Y$2:.$Z$51];MATCH([.$AX116];[.$Y$2:.$Y$51];0);2)" table:style-name="ce1">
            <text:p>#N/A</text:p>
          </table:table-cell>
          <table:table-cell office:value-type="float" office:value="724" table:formula="of:=INDEX([.$AC$2:.$AD$157];MATCH([.$AX116];[.$AC$2:.$AC$157];0);2)" table:style-name="ce1">
            <text:p>724</text:p>
          </table:table-cell>
          <table:table-cell office:value-type="float" office:value="0" table:formula="of:=INDEX([.$AG$2:.$AH$35];MATCH([.$AX116];[.$AG$2:.$AG$35];0);2)" table:style-name="ce1">
            <text:p>#N/A</text:p>
          </table:table-cell>
          <table:table-cell office:value-type="float" office:value="0" table:formula="of:=INDEX([.$AK$2:.$AL$38];MATCH([.$AX116];[.$AK$2:.$AK$38];0);2)" table:style-name="ce1">
            <text:p>#N/A</text:p>
          </table:table-cell>
          <table:table-cell office:value-type="float" office:value="0" table:formula="of:=INDEX([.$AO$2:.$AP$33];MATCH([.$AX116];[.$AO$2:.$AO$33];0);2)" table:style-name="ce1">
            <text:p>#N/A</text:p>
          </table:table-cell>
          <table:table-cell office:value-type="float" office:value="0" table:formula="of:=INDEX([.$AS$2:.$AT$51];MATCH([.$AX116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29_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3_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45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1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3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5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7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8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19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5_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4_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6284"/>
        </table:table-row>
        <table:table-row table:style-name="ro1">
          <table:table-cell table:number-columns-repeated="16"/>
          <table:table-cell office:value-type="string" table:style-name="ce1">
            <text:p>ISEc1_ISAs1_unknown</text:p>
          </table:table-cell>
          <table:table-cell office:value-type="float" office:value="362" table:style-name="ce1">
            <text:p>362</text:p>
          </table:table-cell>
          <table:table-cell office:value-type="float" office:value="1291" table:style-name="ce1">
            <text:p>1291</text:p>
          </table:table-cell>
          <table:table-cell table:number-columns-repeated="30" table:style-name="ce1"/>
          <table:table-cell office:value-type="string" table:style-name="ce1">
            <text:p>erm(B)_10_U86375</text:p>
          </table:table-cell>
          <table:table-cell office:value-type="float" office:value="0" table:formula="of:=INDEX([.$A$2:.$B$37];MATCH([.$AX117];[.$A$2:.$A$37];0);2)" table:style-name="ce1">
            <text:p>#N/A</text:p>
          </table:table-cell>
          <table:table-cell office:value-type="float" office:value="0" table:formula="of:=INDEX([.$E$2:.$F$42];MATCH([.$AX117];[.$E$2:.$E$42];0);2)" table:style-name="ce1">
            <text:p>#N/A</text:p>
          </table:table-cell>
          <table:table-cell office:value-type="float" office:value="0" table:formula="of:=INDEX([.$I$2:.$J$37];MATCH([.$AX117];[.$I$2:.$I$37];0);2)" table:style-name="ce1">
            <text:p>#N/A</text:p>
          </table:table-cell>
          <table:table-cell office:value-type="float" office:value="0" table:formula="of:=INDEX([.$M$2:.$N$31];MATCH([.$AX117];[.$M$2:.$M$31];0);2)" table:style-name="ce1">
            <text:p>#N/A</text:p>
          </table:table-cell>
          <table:table-cell office:value-type="float" office:value="70" table:formula="of:=INDEX([.$Q$2:.$R$122];MATCH([.$AX117];[.$Q$2:.$Q$122];0);2)" table:style-name="ce1">
            <text:p>70</text:p>
          </table:table-cell>
          <table:table-cell office:value-type="float" office:value="0" table:formula="of:=INDEX([.$U$2:.$V$24];MATCH([.$AX117];[.$U$2:.$U$24];0);2)" table:style-name="ce1">
            <text:p>#N/A</text:p>
          </table:table-cell>
          <table:table-cell office:value-type="float" office:value="0" table:formula="of:=INDEX([.$Y$2:.$Z$51];MATCH([.$AX117];[.$Y$2:.$Y$51];0);2)" table:style-name="ce1">
            <text:p>#N/A</text:p>
          </table:table-cell>
          <table:table-cell office:value-type="float" office:value="0" table:formula="of:=INDEX([.$AC$2:.$AD$157];MATCH([.$AX117];[.$AC$2:.$AC$157];0);2)" table:style-name="ce1">
            <text:p>#N/A</text:p>
          </table:table-cell>
          <table:table-cell office:value-type="float" office:value="0" table:formula="of:=INDEX([.$AG$2:.$AH$35];MATCH([.$AX117];[.$AG$2:.$AG$35];0);2)" table:style-name="ce1">
            <text:p>#N/A</text:p>
          </table:table-cell>
          <table:table-cell office:value-type="float" office:value="0" table:formula="of:=INDEX([.$AK$2:.$AL$38];MATCH([.$AX117];[.$AK$2:.$AK$38];0);2)" table:style-name="ce1">
            <text:p>#N/A</text:p>
          </table:table-cell>
          <table:table-cell office:value-type="float" office:value="0" table:formula="of:=INDEX([.$AO$2:.$AP$33];MATCH([.$AX117];[.$AO$2:.$AO$33];0);2)" table:style-name="ce1">
            <text:p>#N/A</text:p>
          </table:table-cell>
          <table:table-cell office:value-type="float" office:value="0" table:formula="of:=INDEX([.$AS$2:.$AT$51];MATCH([.$AX117];[.$AS$2:.$AS$51];0);2)" table:style-name="ce1">
            <text:p>#N/A</text:p>
          </table:table-cell>
          <table:table-cell table:style-name="ce1"/>
          <table:table-cell office:value-type="string" table:style-name="ce1">
            <text:p>Taxa_S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284"/>
        </table:table-row>
        <table:table-row table:style-name="ro1">
          <table:table-cell table:number-columns-repeated="16"/>
          <table:table-cell office:value-type="string" table:style-name="ce1">
            <text:p>ISBlo3_IS3_unknown</text:p>
          </table:table-cell>
          <table:table-cell office:value-type="float" office:value="136" table:style-name="ce1">
            <text:p>136</text:p>
          </table:table-cell>
          <table:table-cell office:value-type="float" office:value="1480" table:style-name="ce1">
            <text:p>1480</text:p>
          </table:table-cell>
          <table:table-cell table:number-columns-repeated="30" table:style-name="ce1"/>
          <table:table-cell office:value-type="string" table:style-name="ce1">
            <text:p>IS30_IS30_unknown</text:p>
          </table:table-cell>
          <table:table-cell office:value-type="float" office:value="0" table:formula="of:=INDEX([.$A$2:.$B$37];MATCH([.$AX118];[.$A$2:.$A$37];0);2)" table:style-name="ce1">
            <text:p>#N/A</text:p>
          </table:table-cell>
          <table:table-cell office:value-type="float" office:value="0" table:formula="of:=INDEX([.$E$2:.$F$42];MATCH([.$AX118];[.$E$2:.$E$42];0);2)" table:style-name="ce1">
            <text:p>#N/A</text:p>
          </table:table-cell>
          <table:table-cell office:value-type="float" office:value="0" table:formula="of:=INDEX([.$I$2:.$J$37];MATCH([.$AX118];[.$I$2:.$I$37];0);2)" table:style-name="ce1">
            <text:p>#N/A</text:p>
          </table:table-cell>
          <table:table-cell office:value-type="float" office:value="0" table:formula="of:=INDEX([.$M$2:.$N$31];MATCH([.$AX118];[.$M$2:.$M$31];0);2)" table:style-name="ce1">
            <text:p>#N/A</text:p>
          </table:table-cell>
          <table:table-cell office:value-type="float" office:value="254" table:formula="of:=INDEX([.$Q$2:.$R$122];MATCH([.$AX118];[.$Q$2:.$Q$122];0);2)" table:style-name="ce1">
            <text:p>254</text:p>
          </table:table-cell>
          <table:table-cell office:value-type="float" office:value="0" table:formula="of:=INDEX([.$U$2:.$V$24];MATCH([.$AX118];[.$U$2:.$U$24];0);2)" table:style-name="ce1">
            <text:p>#N/A</text:p>
          </table:table-cell>
          <table:table-cell office:value-type="float" office:value="128" table:formula="of:=INDEX([.$Y$2:.$Z$51];MATCH([.$AX118];[.$Y$2:.$Y$51];0);2)" table:style-name="ce1">
            <text:p>128</text:p>
          </table:table-cell>
          <table:table-cell office:value-type="float" office:value="0" table:formula="of:=INDEX([.$AC$2:.$AD$157];MATCH([.$AX118];[.$AC$2:.$AC$157];0);2)" table:style-name="ce1">
            <text:p>#N/A</text:p>
          </table:table-cell>
          <table:table-cell office:value-type="float" office:value="0" table:formula="of:=INDEX([.$AG$2:.$AH$35];MATCH([.$AX118];[.$AG$2:.$AG$35];0);2)" table:style-name="ce1">
            <text:p>#N/A</text:p>
          </table:table-cell>
          <table:table-cell office:value-type="float" office:value="0" table:formula="of:=INDEX([.$AK$2:.$AL$38];MATCH([.$AX118];[.$AK$2:.$AK$38];0);2)" table:style-name="ce1">
            <text:p>#N/A</text:p>
          </table:table-cell>
          <table:table-cell office:value-type="float" office:value="0" table:formula="of:=INDEX([.$AO$2:.$AP$33];MATCH([.$AX118];[.$AO$2:.$AO$33];0);2)" table:style-name="ce1">
            <text:p>#N/A</text:p>
          </table:table-cell>
          <table:table-cell office:value-type="float" office:value="0" table:formula="of:=INDEX([.$AS$2:.$AT$51];MATCH([.$AX118];[.$AS$2:.$AS$51];0);2)" table:style-name="ce1">
            <text:p>#N/A</text:p>
          </table:table-cell>
          <table:table-cell table:style-name="ce1"/>
          <table:table-cell office:value-type="string" table:style-name="ce1">
            <text:p>Individuals</text:p>
          </table:table-cell>
          <table:table-cell office:value-type="float" office:value="16555" table:style-name="ce1">
            <text:p>16555</text:p>
          </table:table-cell>
          <table:table-cell office:value-type="float" office:value="16555" table:style-name="ce1">
            <text:p>16555</text:p>
          </table:table-cell>
          <table:table-cell office:value-type="float" office:value="16555" table:style-name="ce1">
            <text:p>16555</text:p>
          </table:table-cell>
          <table:table-cell office:value-type="float" office:value="20770" table:style-name="ce1">
            <text:p>20770</text:p>
          </table:table-cell>
          <table:table-cell office:value-type="float" office:value="20770" table:style-name="ce1">
            <text:p>20770</text:p>
          </table:table-cell>
          <table:table-cell office:value-type="float" office:value="20770" table:style-name="ce1">
            <text:p>20770</text:p>
          </table:table-cell>
          <table:table-cell office:value-type="float" office:value="12850" table:style-name="ce1">
            <text:p>12850</text:p>
          </table:table-cell>
          <table:table-cell office:value-type="float" office:value="12850" table:style-name="ce1">
            <text:p>12850</text:p>
          </table:table-cell>
          <table:table-cell office:value-type="float" office:value="12850" table:style-name="ce1">
            <text:p>12850</text:p>
          </table:table-cell>
          <table:table-cell office:value-type="float" office:value="8069" table:style-name="ce1">
            <text:p>8069</text:p>
          </table:table-cell>
          <table:table-cell office:value-type="float" office:value="8069" table:style-name="ce1">
            <text:p>8069</text:p>
          </table:table-cell>
          <table:table-cell office:value-type="float" office:value="8069" table:style-name="ce1">
            <text:p>8069</text:p>
          </table:table-cell>
          <table:table-cell office:value-type="float" office:value="32471" table:style-name="ce1">
            <text:p>32471</text:p>
          </table:table-cell>
          <table:table-cell office:value-type="float" office:value="32471" table:style-name="ce1">
            <text:p>32471</text:p>
          </table:table-cell>
          <table:table-cell office:value-type="float" office:value="32471" table:style-name="ce1">
            <text:p>32471</text:p>
          </table:table-cell>
          <table:table-cell office:value-type="float" office:value="8779" table:style-name="ce1">
            <text:p>8779</text:p>
          </table:table-cell>
          <table:table-cell office:value-type="float" office:value="8779" table:style-name="ce1">
            <text:p>8779</text:p>
          </table:table-cell>
          <table:table-cell office:value-type="float" office:value="8779" table:style-name="ce1">
            <text:p>8779</text:p>
          </table:table-cell>
          <table:table-cell office:value-type="float" office:value="19142" table:style-name="ce1">
            <text:p>19142</text:p>
          </table:table-cell>
          <table:table-cell office:value-type="float" office:value="19142" table:style-name="ce1">
            <text:p>19142</text:p>
          </table:table-cell>
          <table:table-cell office:value-type="float" office:value="19142" table:style-name="ce1">
            <text:p>19142</text:p>
          </table:table-cell>
          <table:table-cell office:value-type="float" office:value="9770" table:style-name="ce1">
            <text:p>9770</text:p>
          </table:table-cell>
          <table:table-cell office:value-type="float" office:value="9770" table:style-name="ce1">
            <text:p>9770</text:p>
          </table:table-cell>
          <table:table-cell office:value-type="float" office:value="9770" table:style-name="ce1">
            <text:p>9770</text:p>
          </table:table-cell>
          <table:table-cell office:value-type="float" office:value="12740" table:style-name="ce1">
            <text:p>12740</text:p>
          </table:table-cell>
          <table:table-cell office:value-type="float" office:value="12740" table:style-name="ce1">
            <text:p>12740</text:p>
          </table:table-cell>
          <table:table-cell office:value-type="float" office:value="12740" table:style-name="ce1">
            <text:p>12740</text:p>
          </table:table-cell>
          <table:table-cell office:value-type="float" office:value="13742" table:style-name="ce1">
            <text:p>13742</text:p>
          </table:table-cell>
          <table:table-cell office:value-type="float" office:value="13742" table:style-name="ce1">
            <text:p>13742</text:p>
          </table:table-cell>
          <table:table-cell office:value-type="float" office:value="13742" table:style-name="ce1">
            <text:p>13742</text:p>
          </table:table-cell>
          <table:table-cell office:value-type="float" office:value="14345" table:style-name="ce1">
            <text:p>14345</text:p>
          </table:table-cell>
          <table:table-cell office:value-type="float" office:value="14345" table:style-name="ce1">
            <text:p>14345</text:p>
          </table:table-cell>
          <table:table-cell office:value-type="float" office:value="14345" table:style-name="ce1">
            <text:p>14345</text:p>
          </table:table-cell>
          <table:table-cell office:value-type="float" office:value="14229" table:style-name="ce1">
            <text:p>14229</text:p>
          </table:table-cell>
          <table:table-cell office:value-type="float" office:value="14229" table:style-name="ce1">
            <text:p>14229</text:p>
          </table:table-cell>
          <table:table-cell office:value-type="float" office:value="14229" table:style-name="ce1">
            <text:p>14229</text:p>
          </table:table-cell>
          <table:table-cell table:number-columns-repeated="16284"/>
        </table:table-row>
        <table:table-row table:style-name="ro1">
          <table:table-cell table:number-columns-repeated="16"/>
          <table:table-cell office:value-type="string" table:style-name="ce1">
            <text:p>tet(O/W)_5_AM889122</text:p>
          </table:table-cell>
          <table:table-cell office:value-type="float" office:value="2148" table:style-name="ce1">
            <text:p>2148</text:p>
          </table:table-cell>
          <table:table-cell office:value-type="float" office:value="1889" table:style-name="ce1">
            <text:p>1889</text:p>
          </table:table-cell>
          <table:table-cell table:number-columns-repeated="30" table:style-name="ce1"/>
          <table:table-cell office:value-type="string" table:style-name="ce1">
            <text:p>IS5D_IS5_IS5</text:p>
          </table:table-cell>
          <table:table-cell office:value-type="float" office:value="0" table:formula="of:=INDEX([.$A$2:.$B$37];MATCH([.$AX119];[.$A$2:.$A$37];0);2)" table:style-name="ce1">
            <text:p>#N/A</text:p>
          </table:table-cell>
          <table:table-cell office:value-type="float" office:value="0" table:formula="of:=INDEX([.$E$2:.$F$42];MATCH([.$AX119];[.$E$2:.$E$42];0);2)" table:style-name="ce1">
            <text:p>#N/A</text:p>
          </table:table-cell>
          <table:table-cell office:value-type="float" office:value="0" table:formula="of:=INDEX([.$I$2:.$J$37];MATCH([.$AX119];[.$I$2:.$I$37];0);2)" table:style-name="ce1">
            <text:p>#N/A</text:p>
          </table:table-cell>
          <table:table-cell office:value-type="float" office:value="0" table:formula="of:=INDEX([.$M$2:.$N$31];MATCH([.$AX119];[.$M$2:.$M$31];0);2)" table:style-name="ce1">
            <text:p>#N/A</text:p>
          </table:table-cell>
          <table:table-cell office:value-type="float" office:value="145" table:formula="of:=INDEX([.$Q$2:.$R$122];MATCH([.$AX119];[.$Q$2:.$Q$122];0);2)" table:style-name="ce1">
            <text:p>145</text:p>
          </table:table-cell>
          <table:table-cell office:value-type="float" office:value="0" table:formula="of:=INDEX([.$U$2:.$V$24];MATCH([.$AX119];[.$U$2:.$U$24];0);2)" table:style-name="ce1">
            <text:p>#N/A</text:p>
          </table:table-cell>
          <table:table-cell office:value-type="float" office:value="69" table:formula="of:=INDEX([.$Y$2:.$Z$51];MATCH([.$AX119];[.$Y$2:.$Y$51];0);2)" table:style-name="ce1">
            <text:p>69</text:p>
          </table:table-cell>
          <table:table-cell office:value-type="float" office:value="0" table:formula="of:=INDEX([.$AC$2:.$AD$157];MATCH([.$AX119];[.$AC$2:.$AC$157];0);2)" table:style-name="ce1">
            <text:p>#N/A</text:p>
          </table:table-cell>
          <table:table-cell office:value-type="float" office:value="0" table:formula="of:=INDEX([.$AG$2:.$AH$35];MATCH([.$AX119];[.$AG$2:.$AG$35];0);2)" table:style-name="ce1">
            <text:p>#N/A</text:p>
          </table:table-cell>
          <table:table-cell office:value-type="float" office:value="0" table:formula="of:=INDEX([.$AK$2:.$AL$38];MATCH([.$AX119];[.$AK$2:.$AK$38];0);2)" table:style-name="ce1">
            <text:p>#N/A</text:p>
          </table:table-cell>
          <table:table-cell office:value-type="float" office:value="0" table:formula="of:=INDEX([.$AO$2:.$AP$33];MATCH([.$AX119];[.$AO$2:.$AO$33];0);2)" table:style-name="ce1">
            <text:p>#N/A</text:p>
          </table:table-cell>
          <table:table-cell office:value-type="float" office:value="0" table:formula="of:=INDEX([.$AS$2:.$AT$51];MATCH([.$AX119];[.$AS$2:.$AS$51];0);2)" table:style-name="ce1">
            <text:p>#N/A</text:p>
          </table:table-cell>
          <table:table-cell table:style-name="ce1"/>
          <table:table-cell office:value-type="string" table:style-name="ce1">
            <text:p>Dominance_D</text:p>
          </table:table-cell>
          <table:table-cell office:value-type="float" office:value="7.2099999999999997E-2" table:style-name="ce1">
            <text:p>0.0721</text:p>
          </table:table-cell>
          <table:table-cell office:value-type="float" office:value="7.1150000000000005E-2" table:style-name="ce1">
            <text:p>0.07115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7.195E-2" table:style-name="ce1">
            <text:p>0.07195</text:p>
          </table:table-cell>
          <table:table-cell office:value-type="float" office:value="7.5249999999999997E-2" table:style-name="ce1">
            <text:p>0.07525</text:p>
          </table:table-cell>
          <table:table-cell office:value-type="float" office:value="0.1152" table:style-name="ce1">
            <text:p>0.1152</text:p>
          </table:table-cell>
          <table:table-cell office:value-type="float" office:value="0.11169999999999999" table:style-name="ce1">
            <text:p>0.1117</text:p>
          </table:table-cell>
          <table:table-cell office:value-type="float" office:value="0.1186" table:style-name="ce1">
            <text:p>0.1186</text:p>
          </table:table-cell>
          <table:table-cell office:value-type="float" office:value="7.886E-2" table:style-name="ce1">
            <text:p>0.07886</text:p>
          </table:table-cell>
          <table:table-cell office:value-type="float" office:value="7.6869999999999994E-2" table:style-name="ce1">
            <text:p>0.07687</text:p>
          </table:table-cell>
          <table:table-cell office:value-type="float" office:value="8.0850000000000005E-2" table:style-name="ce1">
            <text:p>0.08085</text:p>
          </table:table-cell>
          <table:table-cell office:value-type="float" office:value="4.9390000000000003E-2" table:style-name="ce1">
            <text:p>0.04939</text:p>
          </table:table-cell>
          <table:table-cell office:value-type="float" office:value="4.8860000000000001E-2" table:style-name="ce1">
            <text:p>0.04886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8.9279999999999998E-2" table:style-name="ce1">
            <text:p>0.08928</text:p>
          </table:table-cell>
          <table:table-cell office:value-type="float" office:value="8.6650000000000005E-2" table:style-name="ce1">
            <text:p>0.08665</text:p>
          </table:table-cell>
          <table:table-cell office:value-type="float" office:value="9.1899999999999996E-2" table:style-name="ce1">
            <text:p>0.0919</text:p>
          </table:table-cell>
          <table:table-cell office:value-type="float" office:value="0.11749999999999999" table:style-name="ce1">
            <text:p>0.1175</text:p>
          </table:table-cell>
          <table:table-cell office:value-type="float" office:value="0.1158" table:style-name="ce1">
            <text:p>0.1158</text:p>
          </table:table-cell>
          <table:table-cell office:value-type="float" office:value="0.1191" table:style-name="ce1">
            <text:p>0.1191</text:p>
          </table:table-cell>
          <table:table-cell office:value-type="float" office:value="0.1489" table:style-name="ce1">
            <text:p>0.1489</text:p>
          </table:table-cell>
          <table:table-cell office:value-type="float" office:value="0.14430000000000001" table:style-name="ce1">
            <text:p>0.1443</text:p>
          </table:table-cell>
          <table:table-cell office:value-type="float" office:value="0.15340000000000001" table:style-name="ce1">
            <text:p>0.1534</text:p>
          </table:table-cell>
          <table:table-cell office:value-type="float" office:value="6.6320000000000004E-2" table:style-name="ce1">
            <text:p>0.06632</text:p>
          </table:table-cell>
          <table:table-cell office:value-type="float" office:value="6.4759999999999998E-2" table:style-name="ce1">
            <text:p>0.06476</text:p>
          </table:table-cell>
          <table:table-cell office:value-type="float" office:value="6.7879999999999996E-2" table:style-name="ce1">
            <text:p>0.06788</text:p>
          </table:table-cell>
          <table:table-cell office:value-type="float" office:value="6.4530000000000004E-2" table:style-name="ce1">
            <text:p>0.06453</text:p>
          </table:table-cell>
          <table:table-cell office:value-type="float" office:value="6.3719999999999999E-2" table:style-name="ce1">
            <text:p>0.06372</text:p>
          </table:table-cell>
          <table:table-cell office:value-type="float" office:value="6.5339999999999995E-2" table:style-name="ce1">
            <text:p>0.06534</text:p>
          </table:table-cell>
          <table:table-cell office:value-type="float" office:value="6.6009999999999999E-2" table:style-name="ce1">
            <text:p>0.06601</text:p>
          </table:table-cell>
          <table:table-cell office:value-type="float" office:value="6.515E-2" table:style-name="ce1">
            <text:p>0.06515</text:p>
          </table:table-cell>
          <table:table-cell office:value-type="float" office:value="6.6879999999999995E-2" table:style-name="ce1">
            <text:p>0.06688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479E-2" table:style-name="ce1">
            <text:p>0.06479</text:p>
          </table:table-cell>
          <table:table-cell office:value-type="float" office:value="6.7199999999999996E-2" table:style-name="ce1">
            <text:p>0.0672</text:p>
          </table:table-cell>
          <table:table-cell table:number-columns-repeated="16284"/>
        </table:table-row>
        <table:table-row table:style-name="ro1">
          <table:table-cell table:number-columns-repeated="16"/>
          <table:table-cell office:value-type="string" table:style-name="ce1">
            <text:p>tet(O/W)_4_AM889121</text:p>
          </table:table-cell>
          <table:table-cell office:value-type="float" office:value="1988" table:style-name="ce1">
            <text:p>1988</text:p>
          </table:table-cell>
          <table:table-cell office:value-type="float" office:value="1889" table:style-name="ce1">
            <text:p>1889</text:p>
          </table:table-cell>
          <table:table-cell table:number-columns-repeated="30" table:style-name="ce1"/>
          <table:table-cell office:value-type="string" table:style-name="ce1">
            <text:p>IS1485_IS3_IS150</text:p>
          </table:table-cell>
          <table:table-cell office:value-type="float" office:value="0" table:formula="of:=INDEX([.$A$2:.$B$37];MATCH([.$AX120];[.$A$2:.$A$37];0);2)" table:style-name="ce1">
            <text:p>#N/A</text:p>
          </table:table-cell>
          <table:table-cell office:value-type="float" office:value="0" table:formula="of:=INDEX([.$E$2:.$F$42];MATCH([.$AX120];[.$E$2:.$E$42];0);2)" table:style-name="ce1">
            <text:p>#N/A</text:p>
          </table:table-cell>
          <table:table-cell office:value-type="float" office:value="0" table:formula="of:=INDEX([.$I$2:.$J$37];MATCH([.$AX120];[.$I$2:.$I$37];0);2)" table:style-name="ce1">
            <text:p>#N/A</text:p>
          </table:table-cell>
          <table:table-cell office:value-type="float" office:value="0" table:formula="of:=INDEX([.$M$2:.$N$31];MATCH([.$AX120];[.$M$2:.$M$31];0);2)" table:style-name="ce1">
            <text:p>#N/A</text:p>
          </table:table-cell>
          <table:table-cell office:value-type="float" office:value="79" table:formula="of:=INDEX([.$Q$2:.$R$122];MATCH([.$AX120];[.$Q$2:.$Q$122];0);2)" table:style-name="ce1">
            <text:p>79</text:p>
          </table:table-cell>
          <table:table-cell office:value-type="float" office:value="0" table:formula="of:=INDEX([.$U$2:.$V$24];MATCH([.$AX120];[.$U$2:.$U$24];0);2)" table:style-name="ce1">
            <text:p>#N/A</text:p>
          </table:table-cell>
          <table:table-cell office:value-type="float" office:value="0" table:formula="of:=INDEX([.$Y$2:.$Z$51];MATCH([.$AX120];[.$Y$2:.$Y$51];0);2)" table:style-name="ce1">
            <text:p>#N/A</text:p>
          </table:table-cell>
          <table:table-cell office:value-type="float" office:value="0" table:formula="of:=INDEX([.$AC$2:.$AD$157];MATCH([.$AX120];[.$AC$2:.$AC$157];0);2)" table:style-name="ce1">
            <text:p>#N/A</text:p>
          </table:table-cell>
          <table:table-cell office:value-type="float" office:value="0" table:formula="of:=INDEX([.$AG$2:.$AH$35];MATCH([.$AX120];[.$AG$2:.$AG$35];0);2)" table:style-name="ce1">
            <text:p>#N/A</text:p>
          </table:table-cell>
          <table:table-cell office:value-type="float" office:value="0" table:formula="of:=INDEX([.$AK$2:.$AL$38];MATCH([.$AX120];[.$AK$2:.$AK$38];0);2)" table:style-name="ce1">
            <text:p>#N/A</text:p>
          </table:table-cell>
          <table:table-cell office:value-type="float" office:value="0" table:formula="of:=INDEX([.$AO$2:.$AP$33];MATCH([.$AX120];[.$AO$2:.$AO$33];0);2)" table:style-name="ce1">
            <text:p>#N/A</text:p>
          </table:table-cell>
          <table:table-cell office:value-type="float" office:value="0" table:formula="of:=INDEX([.$AS$2:.$AT$51];MATCH([.$AX120];[.$AS$2:.$AS$51];0);2)" table:style-name="ce1">
            <text:p>#N/A</text:p>
          </table:table-cell>
          <table:table-cell table:style-name="ce1"/>
          <table:table-cell office:value-type="string" table:style-name="ce1">
            <text:p>Simpson_1-D</text:p>
          </table:table-cell>
          <table:table-cell office:value-type="float" office:value="0.92789999999999995" table:style-name="ce1">
            <text:p>0.9279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0.92889999999999995" table:style-name="ce1">
            <text:p>0.9289</text:p>
          </table:table-cell>
          <table:table-cell office:value-type="float" office:value="0.9264" table:style-name="ce1">
            <text:p>0.9264</text:p>
          </table:table-cell>
          <table:table-cell office:value-type="float" office:value="0.92479999999999996" table:style-name="ce1">
            <text:p>0.9248</text:p>
          </table:table-cell>
          <table:table-cell office:value-type="float" office:value="0.92810000000000004" table:style-name="ce1">
            <text:p>0.9281</text:p>
          </table:table-cell>
          <table:table-cell office:value-type="float" office:value="0.88480000000000003" table:style-name="ce1">
            <text:p>0.8848</text:p>
          </table:table-cell>
          <table:table-cell office:value-type="float" office:value="0.88139999999999996" table:style-name="ce1">
            <text:p>0.8814</text:p>
          </table:table-cell>
          <table:table-cell office:value-type="float" office:value="0.88829999999999998" table:style-name="ce1">
            <text:p>0.8883</text:p>
          </table:table-cell>
          <table:table-cell office:value-type="float" office:value="0.92110000000000003" table:style-name="ce1">
            <text:p>0.9211</text:p>
          </table:table-cell>
          <table:table-cell office:value-type="float" office:value="0.91920000000000002" table:style-name="ce1">
            <text:p>0.9192</text:p>
          </table:table-cell>
          <table:table-cell office:value-type="float" office:value="0.92310000000000003" table:style-name="ce1">
            <text:p>0.9231</text:p>
          </table:table-cell>
          <table:table-cell office:value-type="float" office:value="0.9506" table:style-name="ce1">
            <text:p>0.9506</text:p>
          </table:table-cell>
          <table:table-cell office:value-type="float" office:value="0.95009999999999994" table:style-name="ce1">
            <text:p>0.9501</text:p>
          </table:table-cell>
          <table:table-cell office:value-type="float" office:value="0.95109999999999995" table:style-name="ce1">
            <text:p>0.9511</text:p>
          </table:table-cell>
          <table:table-cell office:value-type="float" office:value="0.91069999999999995" table:style-name="ce1">
            <text:p>0.9107</text:p>
          </table:table-cell>
          <table:table-cell office:value-type="float" office:value="0.90810000000000002" table:style-name="ce1">
            <text:p>0.9081</text:p>
          </table:table-cell>
          <table:table-cell office:value-type="float" office:value="0.9133" table:style-name="ce1">
            <text:p>0.9133</text:p>
          </table:table-cell>
          <table:table-cell office:value-type="float" office:value="0.88249999999999995" table:style-name="ce1">
            <text:p>0.8825</text:p>
          </table:table-cell>
          <table:table-cell office:value-type="float" office:value="0.88090000000000002" table:style-name="ce1">
            <text:p>0.8809</text:p>
          </table:table-cell>
          <table:table-cell office:value-type="float" office:value="0.88419999999999999" table:style-name="ce1">
            <text:p>0.8842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84660000000000002" table:style-name="ce1">
            <text:p>0.8466</text:p>
          </table:table-cell>
          <table:table-cell office:value-type="float" office:value="0.85570000000000002" table:style-name="ce1">
            <text:p>0.8557</text:p>
          </table:table-cell>
          <table:table-cell office:value-type="float" office:value="0.93369999999999997" table:style-name="ce1">
            <text:p>0.9337</text:p>
          </table:table-cell>
          <table:table-cell office:value-type="float" office:value="0.93210000000000004" table:style-name="ce1">
            <text:p>0.9321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9355" table:style-name="ce1">
            <text:p>0.9355</text:p>
          </table:table-cell>
          <table:table-cell office:value-type="float" office:value="0.93469999999999998" table:style-name="ce1">
            <text:p>0.9347</text:p>
          </table:table-cell>
          <table:table-cell office:value-type="float" office:value="0.93630000000000002" table:style-name="ce1">
            <text:p>0.9363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0.93310000000000004" table:style-name="ce1">
            <text:p>0.9331</text:p>
          </table:table-cell>
          <table:table-cell office:value-type="float" office:value="0.93489999999999995" table:style-name="ce1">
            <text:p>0.9349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0.93279999999999996" table:style-name="ce1">
            <text:p>0.9328</text:p>
          </table:table-cell>
          <table:table-cell office:value-type="float" office:value="0.93520000000000003" table:style-name="ce1">
            <text:p>0.9352</text:p>
          </table:table-cell>
          <table:table-cell table:number-columns-repeated="16284"/>
        </table:table-row>
        <table:table-row table:style-name="ro1">
          <table:table-cell table:number-columns-repeated="16"/>
          <table:table-cell office:value-type="string" table:style-name="ce1">
            <text:p>IS100_IS21_unknown</text:p>
          </table:table-cell>
          <table:table-cell office:value-type="float" office:value="982" table:style-name="ce1">
            <text:p>982</text:p>
          </table:table-cell>
          <table:table-cell office:value-type="float" office:value="1953" table:style-name="ce1">
            <text:p>1953</text:p>
          </table:table-cell>
          <table:table-cell table:number-columns-repeated="30" table:style-name="ce1"/>
          <table:table-cell office:value-type="string" table:style-name="ce1">
            <text:p>ISEc17_IS3_IS3</text:p>
          </table:table-cell>
          <table:table-cell office:value-type="float" office:value="0" table:formula="of:=INDEX([.$A$2:.$B$37];MATCH([.$AX121];[.$A$2:.$A$37];0);2)" table:style-name="ce1">
            <text:p>#N/A</text:p>
          </table:table-cell>
          <table:table-cell office:value-type="float" office:value="0" table:formula="of:=INDEX([.$E$2:.$F$42];MATCH([.$AX121];[.$E$2:.$E$42];0);2)" table:style-name="ce1">
            <text:p>#N/A</text:p>
          </table:table-cell>
          <table:table-cell office:value-type="float" office:value="0" table:formula="of:=INDEX([.$I$2:.$J$37];MATCH([.$AX121];[.$I$2:.$I$37];0);2)" table:style-name="ce1">
            <text:p>#N/A</text:p>
          </table:table-cell>
          <table:table-cell office:value-type="float" office:value="0" table:formula="of:=INDEX([.$M$2:.$N$31];MATCH([.$AX121];[.$M$2:.$M$31];0);2)" table:style-name="ce1">
            <text:p>#N/A</text:p>
          </table:table-cell>
          <table:table-cell office:value-type="float" office:value="2694" table:formula="of:=INDEX([.$Q$2:.$R$122];MATCH([.$AX121];[.$Q$2:.$Q$122];0);2)" table:style-name="ce1">
            <text:p>2694</text:p>
          </table:table-cell>
          <table:table-cell office:value-type="float" office:value="0" table:formula="of:=INDEX([.$U$2:.$V$24];MATCH([.$AX121];[.$U$2:.$U$24];0);2)" table:style-name="ce1">
            <text:p>#N/A</text:p>
          </table:table-cell>
          <table:table-cell office:value-type="float" office:value="820" table:formula="of:=INDEX([.$Y$2:.$Z$51];MATCH([.$AX121];[.$Y$2:.$Y$51];0);2)" table:style-name="ce1">
            <text:p>820</text:p>
          </table:table-cell>
          <table:table-cell office:value-type="float" office:value="0" table:formula="of:=INDEX([.$AC$2:.$AD$157];MATCH([.$AX121];[.$AC$2:.$AC$157];0);2)" table:style-name="ce1">
            <text:p>#N/A</text:p>
          </table:table-cell>
          <table:table-cell office:value-type="float" office:value="0" table:formula="of:=INDEX([.$AG$2:.$AH$35];MATCH([.$AX121];[.$AG$2:.$AG$35];0);2)" table:style-name="ce1">
            <text:p>#N/A</text:p>
          </table:table-cell>
          <table:table-cell office:value-type="float" office:value="0" table:formula="of:=INDEX([.$AK$2:.$AL$38];MATCH([.$AX121];[.$AK$2:.$AK$38];0);2)" table:style-name="ce1">
            <text:p>#N/A</text:p>
          </table:table-cell>
          <table:table-cell office:value-type="float" office:value="0" table:formula="of:=INDEX([.$AO$2:.$AP$33];MATCH([.$AX121];[.$AO$2:.$AO$33];0);2)" table:style-name="ce1">
            <text:p>#N/A</text:p>
          </table:table-cell>
          <table:table-cell office:value-type="float" office:value="26" table:formula="of:=INDEX([.$AS$2:.$AT$51];MATCH([.$AX121];[.$AS$2:.$AS$51];0);2)" table:style-name="ce1">
            <text:p>26</text:p>
          </table:table-cell>
          <table:table-cell table:style-name="ce1"/>
          <table:table-cell office:value-type="string" table:style-name="ce1">
            <text:p>Shannon_H</text:p>
          </table:table-cell>
          <table:table-cell office:value-type="float" office:value="2.774" table:style-name="ce1">
            <text:p>2.774</text:p>
          </table:table-cell>
          <table:table-cell office:value-type="float" office:value="2.7639999999999998" table:style-name="ce1">
            <text:p>2.764</text:p>
          </table:table-cell>
          <table:table-cell office:value-type="float" office:value="2.7839999999999998" table:style-name="ce1">
            <text:p>2.784</text:p>
          </table:table-cell>
          <table:table-cell office:value-type="float" office:value="2.9449999999999998" table:style-name="ce1">
            <text:p>2.945</text:p>
          </table:table-cell>
          <table:table-cell office:value-type="float" office:value="2.9329999999999998" table:style-name="ce1">
            <text:p>2.933</text:p>
          </table:table-cell>
          <table:table-cell office:value-type="float" office:value="2.956" table:style-name="ce1">
            <text:p>2.956</text:p>
          </table:table-cell>
          <table:table-cell office:value-type="float" office:value="2.65" table:style-name="ce1">
            <text:p>2.65</text:p>
          </table:table-cell>
          <table:table-cell office:value-type="float" office:value="2.6309999999999998" table:style-name="ce1">
            <text:p>2.631</text:p>
          </table:table-cell>
          <table:table-cell office:value-type="float" office:value="2.669" table:style-name="ce1">
            <text:p>2.669</text:p>
          </table:table-cell>
          <table:table-cell office:value-type="float" office:value="2.7320000000000002" table:style-name="ce1">
            <text:p>2.732</text:p>
          </table:table-cell>
          <table:table-cell office:value-type="float" office:value="2.7170000000000001" table:style-name="ce1">
            <text:p>2.717</text:p>
          </table:table-cell>
          <table:table-cell office:value-type="float" office:value="2.7480000000000002" table:style-name="ce1">
            <text:p>2.748</text:p>
          </table:table-cell>
          <table:table-cell office:value-type="float" office:value="3.3050000000000002" table:style-name="ce1">
            <text:p>3.305</text:p>
          </table:table-cell>
          <table:table-cell office:value-type="float" office:value="3.294" table:style-name="ce1">
            <text:p>3.294</text:p>
          </table:table-cell>
          <table:table-cell office:value-type="float" office:value="3.3159999999999998" table:style-name="ce1">
            <text:p>3.316</text:p>
          </table:table-cell>
          <table:table-cell office:value-type="float" office:value="2.7120000000000002" table:style-name="ce1">
            <text:p>2.712</text:p>
          </table:table-cell>
          <table:table-cell office:value-type="float" office:value="2.694" table:style-name="ce1">
            <text:p>2.694</text:p>
          </table:table-cell>
          <table:table-cell office:value-type="float" office:value="2.7290000000000001" table:style-name="ce1">
            <text:p>2.729</text:p>
          </table:table-cell>
          <table:table-cell office:value-type="float" office:value="2.3769999999999998" table:style-name="ce1">
            <text:p>2.377</text:p>
          </table:table-cell>
          <table:table-cell office:value-type="float" office:value="2.3650000000000002" table:style-name="ce1">
            <text:p>2.365</text:p>
          </table:table-cell>
          <table:table-cell office:value-type="float" office:value="2.3889999999999998" table:style-name="ce1">
            <text:p>2.389</text:p>
          </table:table-cell>
          <table:table-cell office:value-type="float" office:value="2.3639999999999999" table:style-name="ce1">
            <text:p>2.364</text:p>
          </table:table-cell>
          <table:table-cell office:value-type="float" office:value="2.3420000000000001" table:style-name="ce1">
            <text:p>2.342</text:p>
          </table:table-cell>
          <table:table-cell office:value-type="float" office:value="2.3860000000000001" table:style-name="ce1">
            <text:p>2.386</text:p>
          </table:table-cell>
          <table:table-cell office:value-type="float" office:value="2.9329999999999998" table:style-name="ce1">
            <text:p>2.933</text:p>
          </table:table-cell>
          <table:table-cell office:value-type="float" office:value="2.9209999999999998" table:style-name="ce1">
            <text:p>2.921</text:p>
          </table:table-cell>
          <table:table-cell office:value-type="float" office:value="2.9449999999999998" table:style-name="ce1">
            <text:p>2.945</text:p>
          </table:table-cell>
          <table:table-cell office:value-type="float" office:value="2.85" table:style-name="ce1">
            <text:p>2.85</text:p>
          </table:table-cell>
          <table:table-cell office:value-type="float" office:value="2.8410000000000002" table:style-name="ce1">
            <text:p>2.841</text:p>
          </table:table-cell>
          <table:table-cell office:value-type="float" office:value="2.86" table:style-name="ce1">
            <text:p>2.86</text:p>
          </table:table-cell>
          <table:table-cell office:value-type="float" office:value="2.8090000000000002" table:style-name="ce1">
            <text:p>2.809</text:p>
          </table:table-cell>
          <table:table-cell office:value-type="float" office:value="2.8010000000000002" table:style-name="ce1">
            <text:p>2.801</text:p>
          </table:table-cell>
          <table:table-cell office:value-type="float" office:value="2.8170000000000002" table:style-name="ce1">
            <text:p>2.817</text:p>
          </table:table-cell>
          <table:table-cell office:value-type="float" office:value="3.0350000000000001" table:style-name="ce1">
            <text:p>3.035</text:p>
          </table:table-cell>
          <table:table-cell office:value-type="float" office:value="3.0179999999999998" table:style-name="ce1">
            <text:p>3.018</text:p>
          </table:table-cell>
          <table:table-cell office:value-type="float" office:value="3.0510000000000002" table:style-name="ce1">
            <text:p>3.051</text:p>
          </table:table-cell>
          <table:table-cell table:number-columns-repeated="16284"/>
        </table:table-row>
        <table:table-row table:style-name="ro1">
          <table:table-cell table:number-columns-repeated="16"/>
          <table:table-cell office:value-type="string" table:style-name="ce1">
            <text:p>IS621_IS110_unknown</text:p>
          </table:table-cell>
          <table:table-cell office:value-type="float" office:value="9582" table:style-name="ce1">
            <text:p>9582</text:p>
          </table:table-cell>
          <table:table-cell office:value-type="float" office:value="1425" table:style-name="ce1">
            <text:p>1425</text:p>
          </table:table-cell>
          <table:table-cell table:number-columns-repeated="30" table:style-name="ce1"/>
          <table:table-cell office:value-type="string" table:style-name="ce1">
            <text:p>IS100kyp_IS21_unknown</text:p>
          </table:table-cell>
          <table:table-cell office:value-type="float" office:value="0" table:formula="of:=INDEX([.$A$2:.$B$37];MATCH([.$AX122];[.$A$2:.$A$37];0);2)" table:style-name="ce1">
            <text:p>#N/A</text:p>
          </table:table-cell>
          <table:table-cell office:value-type="float" office:value="0" table:formula="of:=INDEX([.$E$2:.$F$42];MATCH([.$AX122];[.$E$2:.$E$42];0);2)" table:style-name="ce1">
            <text:p>#N/A</text:p>
          </table:table-cell>
          <table:table-cell office:value-type="float" office:value="0" table:formula="of:=INDEX([.$I$2:.$J$37];MATCH([.$AX122];[.$I$2:.$I$37];0);2)" table:style-name="ce1">
            <text:p>#N/A</text:p>
          </table:table-cell>
          <table:table-cell office:value-type="float" office:value="0" table:formula="of:=INDEX([.$M$2:.$N$31];MATCH([.$AX122];[.$M$2:.$M$31];0);2)" table:style-name="ce1">
            <text:p>#N/A</text:p>
          </table:table-cell>
          <table:table-cell office:value-type="float" office:value="1225" table:formula="of:=INDEX([.$Q$2:.$R$122];MATCH([.$AX122];[.$Q$2:.$Q$122];0);2)" table:style-name="ce1">
            <text:p>1225</text:p>
          </table:table-cell>
          <table:table-cell office:value-type="float" office:value="0" table:formula="of:=INDEX([.$U$2:.$V$24];MATCH([.$AX122];[.$U$2:.$U$24];0);2)" table:style-name="ce1">
            <text:p>#N/A</text:p>
          </table:table-cell>
          <table:table-cell office:value-type="float" office:value="0" table:formula="of:=INDEX([.$Y$2:.$Z$51];MATCH([.$AX122];[.$Y$2:.$Y$51];0);2)" table:style-name="ce1">
            <text:p>#N/A</text:p>
          </table:table-cell>
          <table:table-cell office:value-type="float" office:value="0" table:formula="of:=INDEX([.$AC$2:.$AD$157];MATCH([.$AX122];[.$AC$2:.$AC$157];0);2)" table:style-name="ce1">
            <text:p>#N/A</text:p>
          </table:table-cell>
          <table:table-cell office:value-type="float" office:value="0" table:formula="of:=INDEX([.$AG$2:.$AH$35];MATCH([.$AX122];[.$AG$2:.$AG$35];0);2)" table:style-name="ce1">
            <text:p>#N/A</text:p>
          </table:table-cell>
          <table:table-cell office:value-type="float" office:value="0" table:formula="of:=INDEX([.$AK$2:.$AL$38];MATCH([.$AX122];[.$AK$2:.$AK$38];0);2)" table:style-name="ce1">
            <text:p>#N/A</text:p>
          </table:table-cell>
          <table:table-cell office:value-type="float" office:value="0" table:formula="of:=INDEX([.$AO$2:.$AP$33];MATCH([.$AX122];[.$AO$2:.$AO$33];0);2)" table:style-name="ce1">
            <text:p>#N/A</text:p>
          </table:table-cell>
          <table:table-cell office:value-type="float" office:value="0" table:formula="of:=INDEX([.$AS$2:.$AT$51];MATCH([.$AX122];[.$AS$2:.$AS$51];0);2)" table:style-name="ce1">
            <text:p>#N/A</text:p>
          </table:table-cell>
          <table:table-cell table:style-name="ce1"/>
          <table:table-cell office:value-type="string" table:style-name="ce1">
            <text:p>Evenness_e^H/S</text:p>
          </table:table-cell>
          <table:table-cell office:value-type="float" office:value="0.69679999999999997" table:style-name="ce1">
            <text:p>0.6968</text:p>
          </table:table-cell>
          <table:table-cell office:value-type="float" office:value="0.68989999999999996" table:style-name="ce1">
            <text:p>0.6899</text:p>
          </table:table-cell>
          <table:table-cell office:value-type="float" office:value="0.70369999999999999" table:style-name="ce1">
            <text:p>0.7037</text:p>
          </table:table-cell>
          <table:table-cell office:value-type="float" office:value="0.70379999999999998" table:style-name="ce1">
            <text:p>0.7038</text:p>
          </table:table-cell>
          <table:table-cell office:value-type="float" office:value="0.69579999999999997" table:style-name="ce1">
            <text:p>0.6958</text:p>
          </table:table-cell>
          <table:table-cell office:value-type="float" office:value="0.71179999999999999" table:style-name="ce1">
            <text:p>0.7118</text:p>
          </table:table-cell>
          <table:table-cell office:value-type="float" office:value="0.50549999999999995" table:style-name="ce1">
            <text:p>0.5055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5151" table:style-name="ce1">
            <text:p>0.5151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0.72089999999999999" table:style-name="ce1">
            <text:p>0.7209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0.4259" table:style-name="ce1">
            <text:p>0.4259</text:p>
          </table:table-cell>
          <table:table-cell office:value-type="float" office:value="0.42130000000000001" table:style-name="ce1">
            <text:p>0.4213</text:p>
          </table:table-cell>
          <table:table-cell office:value-type="float" office:value="0.43059999999999998" table:style-name="ce1">
            <text:p>0.4306</text:p>
          </table:table-cell>
          <table:table-cell office:value-type="float" office:value="0.68430000000000002" table:style-name="ce1">
            <text:p>0.6843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0.69640000000000002" table:style-name="ce1">
            <text:p>0.6964</text:p>
          </table:table-cell>
          <table:table-cell office:value-type="float" office:value="0.53859999999999997" table:style-name="ce1">
            <text:p>0.5386</text:p>
          </table:table-cell>
          <table:table-cell office:value-type="float" office:value="0.53190000000000004" table:style-name="ce1">
            <text:p>0.5319</text:p>
          </table:table-cell>
          <table:table-cell office:value-type="float" office:value="0.54520000000000002" table:style-name="ce1">
            <text:p>0.5452</text:p>
          </table:table-cell>
          <table:table-cell office:value-type="float" office:value="0.53169999999999995" table:style-name="ce1">
            <text:p>0.5317</text:p>
          </table:table-cell>
          <table:table-cell office:value-type="float" office:value="0.5202" table:style-name="ce1">
            <text:p>0.5202</text:p>
          </table:table-cell>
          <table:table-cell office:value-type="float" office:value="0.54330000000000001" table:style-name="ce1">
            <text:p>0.5433</text:p>
          </table:table-cell>
          <table:table-cell office:value-type="float" office:value="0.75149999999999995" table:style-name="ce1">
            <text:p>0.7515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76049999999999995" table:style-name="ce1">
            <text:p>0.7605</text:p>
          </table:table-cell>
          <table:table-cell office:value-type="float" office:value="0.72040000000000004" table:style-name="ce1">
            <text:p>0.7204</text:p>
          </table:table-cell>
          <table:table-cell office:value-type="float" office:value="0.71350000000000002" table:style-name="ce1">
            <text:p>0.7135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0.79020000000000001" table:style-name="ce1">
            <text:p>0.7902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0.79630000000000001" table:style-name="ce1">
            <text:p>0.7963</text:p>
          </table:table-cell>
          <table:table-cell office:value-type="float" office:value="0.49509999999999998" table:style-name="ce1">
            <text:p>0.4951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0.50309999999999999" table:style-name="ce1">
            <text:p>0.5031</text:p>
          </table:table-cell>
          <table:table-cell table:number-columns-repeated="16284"/>
        </table:table-row>
        <table:table-row table:style-name="ro1">
          <table:table-cell table:number-columns-repeated="16"/>
          <table:table-cell table:number-columns-repeated="33" table:style-name="ce1"/>
          <table:table-cell office:value-type="string" table:style-name="ce1">
            <text:p>sul2_15_FJ968160</text:p>
          </table:table-cell>
          <table:table-cell office:value-type="float" office:value="0" table:formula="of:=INDEX([.$A$2:.$B$37];MATCH([.$AX123];[.$A$2:.$A$37];0);2)" table:style-name="ce1">
            <text:p>#N/A</text:p>
          </table:table-cell>
          <table:table-cell office:value-type="float" office:value="0" table:formula="of:=INDEX([.$E$2:.$F$42];MATCH([.$AX123];[.$E$2:.$E$42];0);2)" table:style-name="ce1">
            <text:p>#N/A</text:p>
          </table:table-cell>
          <table:table-cell office:value-type="float" office:value="0" table:formula="of:=INDEX([.$I$2:.$J$37];MATCH([.$AX123];[.$I$2:.$I$37];0);2)" table:style-name="ce1">
            <text:p>#N/A</text:p>
          </table:table-cell>
          <table:table-cell office:value-type="float" office:value="0" table:formula="of:=INDEX([.$M$2:.$N$31];MATCH([.$AX123];[.$M$2:.$M$31];0);2)" table:style-name="ce1">
            <text:p>#N/A</text:p>
          </table:table-cell>
          <table:table-cell office:value-type="float" office:value="149" table:formula="of:=INDEX([.$Q$2:.$R$122];MATCH([.$AX123];[.$Q$2:.$Q$122];0);2)" table:style-name="ce1">
            <text:p>149</text:p>
          </table:table-cell>
          <table:table-cell office:value-type="float" office:value="0" table:formula="of:=INDEX([.$U$2:.$V$24];MATCH([.$AX123];[.$U$2:.$U$24];0);2)" table:style-name="ce1">
            <text:p>#N/A</text:p>
          </table:table-cell>
          <table:table-cell office:value-type="float" office:value="0" table:formula="of:=INDEX([.$Y$2:.$Z$51];MATCH([.$AX123];[.$Y$2:.$Y$51];0);2)" table:style-name="ce1">
            <text:p>#N/A</text:p>
          </table:table-cell>
          <table:table-cell office:value-type="float" office:value="0" table:formula="of:=INDEX([.$AC$2:.$AD$157];MATCH([.$AX123];[.$AC$2:.$AC$157];0);2)" table:style-name="ce1">
            <text:p>#N/A</text:p>
          </table:table-cell>
          <table:table-cell office:value-type="float" office:value="0" table:formula="of:=INDEX([.$AG$2:.$AH$35];MATCH([.$AX123];[.$AG$2:.$AG$35];0);2)" table:style-name="ce1">
            <text:p>#N/A</text:p>
          </table:table-cell>
          <table:table-cell office:value-type="float" office:value="0" table:formula="of:=INDEX([.$AK$2:.$AL$38];MATCH([.$AX123];[.$AK$2:.$AK$38];0);2)" table:style-name="ce1">
            <text:p>#N/A</text:p>
          </table:table-cell>
          <table:table-cell office:value-type="float" office:value="0" table:formula="of:=INDEX([.$AO$2:.$AP$33];MATCH([.$AX123];[.$AO$2:.$AO$33];0);2)" table:style-name="ce1">
            <text:p>#N/A</text:p>
          </table:table-cell>
          <table:table-cell office:value-type="float" office:value="43" table:formula="of:=INDEX([.$AS$2:.$AT$51];MATCH([.$AX123];[.$AS$2:.$AS$51];0);2)" table:style-name="ce1">
            <text:p>43</text:p>
          </table:table-cell>
          <table:table-cell table:style-name="ce1"/>
          <table:table-cell office:value-type="string" table:style-name="ce1">
            <text:p>Brillouin</text:p>
          </table:table-cell>
          <table:table-cell office:value-type="float" office:value="2.77" table:style-name="ce1">
            <text:p>2.77</text:p>
          </table:table-cell>
          <table:table-cell office:value-type="float" office:value="2.76" table:style-name="ce1">
            <text:p>2.76</text:p>
          </table:table-cell>
          <table:table-cell office:value-type="float" office:value="2.78" table:style-name="ce1">
            <text:p>2.78</text:p>
          </table:table-cell>
          <table:table-cell office:value-type="float" office:value="2.94" table:style-name="ce1">
            <text:p>2.94</text:p>
          </table:table-cell>
          <table:table-cell office:value-type="float" office:value="2.9289999999999998" table:style-name="ce1">
            <text:p>2.929</text:p>
          </table:table-cell>
          <table:table-cell office:value-type="float" office:value="2.952" table:style-name="ce1">
            <text:p>2.952</text:p>
          </table:table-cell>
          <table:table-cell office:value-type="float" office:value="2.6440000000000001" table:style-name="ce1">
            <text:p>2.644</text:p>
          </table:table-cell>
          <table:table-cell office:value-type="float" office:value="2.625" table:style-name="ce1">
            <text:p>2.625</text:p>
          </table:table-cell>
          <table:table-cell office:value-type="float" office:value="2.6629999999999998" table:style-name="ce1">
            <text:p>2.663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2.71" table:style-name="ce1">
            <text:p>2.71</text:p>
          </table:table-cell>
          <table:table-cell office:value-type="float" office:value="2.74" table:style-name="ce1">
            <text:p>2.74</text:p>
          </table:table-cell>
          <table:table-cell office:value-type="float" office:value="3.3" table:style-name="ce1">
            <text:p>3.3</text:p>
          </table:table-cell>
          <table:table-cell office:value-type="float" office:value="3.2890000000000001" table:style-name="ce1">
            <text:p>3.289</text:p>
          </table:table-cell>
          <table:table-cell office:value-type="float" office:value="3.3109999999999999" table:style-name="ce1">
            <text:p>3.311</text:p>
          </table:table-cell>
          <table:table-cell office:value-type="float" office:value="2.7040000000000002" table:style-name="ce1">
            <text:p>2.704</text:p>
          </table:table-cell>
          <table:table-cell office:value-type="float" office:value="2.6869999999999998" table:style-name="ce1">
            <text:p>2.687</text:p>
          </table:table-cell>
          <table:table-cell office:value-type="float" office:value="2.722" table:style-name="ce1">
            <text:p>2.722</text:p>
          </table:table-cell>
          <table:table-cell office:value-type="float" office:value="2.3740000000000001" table:style-name="ce1">
            <text:p>2.374</text:p>
          </table:table-cell>
          <table:table-cell office:value-type="float" office:value="2.3610000000000002" table:style-name="ce1">
            <text:p>2.361</text:p>
          </table:table-cell>
          <table:table-cell office:value-type="float" office:value="2.3860000000000001" table:style-name="ce1">
            <text:p>2.386</text:p>
          </table:table-cell>
          <table:table-cell office:value-type="float" office:value="2.3580000000000001" table:style-name="ce1">
            <text:p>2.358</text:p>
          </table:table-cell>
          <table:table-cell office:value-type="float" office:value="2.3359999999999999" table:style-name="ce1">
            <text:p>2.336</text:p>
          </table:table-cell>
          <table:table-cell office:value-type="float" office:value="2.38" table:style-name="ce1">
            <text:p>2.38</text:p>
          </table:table-cell>
          <table:table-cell office:value-type="float" office:value="2.927" table:style-name="ce1">
            <text:p>2.927</text:p>
          </table:table-cell>
          <table:table-cell office:value-type="float" office:value="2.915" table:style-name="ce1">
            <text:p>2.915</text:p>
          </table:table-cell>
          <table:table-cell office:value-type="float" office:value="2.9390000000000001" table:style-name="ce1">
            <text:p>2.939</text:p>
          </table:table-cell>
          <table:table-cell office:value-type="float" office:value="2.8450000000000002" table:style-name="ce1">
            <text:p>2.845</text:p>
          </table:table-cell>
          <table:table-cell office:value-type="float" office:value="2.835" table:style-name="ce1">
            <text:p>2.835</text:p>
          </table:table-cell>
          <table:table-cell office:value-type="float" office:value="2.8540000000000001" table:style-name="ce1">
            <text:p>2.854</text:p>
          </table:table-cell>
          <table:table-cell office:value-type="float" office:value="2.8039999999999998" table:style-name="ce1">
            <text:p>2.804</text:p>
          </table:table-cell>
          <table:table-cell office:value-type="float" office:value="2.7970000000000002" table:style-name="ce1">
            <text:p>2.797</text:p>
          </table:table-cell>
          <table:table-cell office:value-type="float" office:value="2.8119999999999998" table:style-name="ce1">
            <text:p>2.812</text:p>
          </table:table-cell>
          <table:table-cell office:value-type="float" office:value="3.0259999999999998" table:style-name="ce1">
            <text:p>3.026</text:p>
          </table:table-cell>
          <table:table-cell office:value-type="float" office:value="3.01" table:style-name="ce1">
            <text:p>3.01</text:p>
          </table:table-cell>
          <table:table-cell office:value-type="float" office:value="3.0430000000000001" table:style-name="ce1">
            <text:p>3.043</text:p>
          </table:table-cell>
          <table:table-cell table:number-columns-repeated="16284"/>
        </table:table-row>
        <table:table-row table:style-name="ro1">
          <table:table-cell table:number-columns-repeated="16"/>
          <table:table-cell table:number-columns-repeated="33" table:style-name="ce1"/>
          <table:table-cell office:value-type="string" table:style-name="ce1">
            <text:p>ISBlo8_IS256_unknown</text:p>
          </table:table-cell>
          <table:table-cell office:value-type="float" office:value="0" table:formula="of:=INDEX([.$A$2:.$B$37];MATCH([.$AX124];[.$A$2:.$A$37];0);2)" table:style-name="ce1">
            <text:p>#N/A</text:p>
          </table:table-cell>
          <table:table-cell office:value-type="float" office:value="0" table:formula="of:=INDEX([.$E$2:.$F$42];MATCH([.$AX124];[.$E$2:.$E$42];0);2)" table:style-name="ce1">
            <text:p>#N/A</text:p>
          </table:table-cell>
          <table:table-cell office:value-type="float" office:value="0" table:formula="of:=INDEX([.$I$2:.$J$37];MATCH([.$AX124];[.$I$2:.$I$37];0);2)" table:style-name="ce1">
            <text:p>#N/A</text:p>
          </table:table-cell>
          <table:table-cell office:value-type="float" office:value="0" table:formula="of:=INDEX([.$M$2:.$N$31];MATCH([.$AX124];[.$M$2:.$M$31];0);2)" table:style-name="ce1">
            <text:p>#N/A</text:p>
          </table:table-cell>
          <table:table-cell office:value-type="float" office:value="302" table:formula="of:=INDEX([.$Q$2:.$R$122];MATCH([.$AX124];[.$Q$2:.$Q$122];0);2)" table:style-name="ce1">
            <text:p>302</text:p>
          </table:table-cell>
          <table:table-cell office:value-type="float" office:value="0" table:formula="of:=INDEX([.$U$2:.$V$24];MATCH([.$AX124];[.$U$2:.$U$24];0);2)" table:style-name="ce1">
            <text:p>#N/A</text:p>
          </table:table-cell>
          <table:table-cell office:value-type="float" office:value="80" table:formula="of:=INDEX([.$Y$2:.$Z$51];MATCH([.$AX124];[.$Y$2:.$Y$51];0);2)" table:style-name="ce1">
            <text:p>80</text:p>
          </table:table-cell>
          <table:table-cell office:value-type="float" office:value="0" table:formula="of:=INDEX([.$AC$2:.$AD$157];MATCH([.$AX124];[.$AC$2:.$AC$157];0);2)" table:style-name="ce1">
            <text:p>#N/A</text:p>
          </table:table-cell>
          <table:table-cell office:value-type="float" office:value="0" table:formula="of:=INDEX([.$AG$2:.$AH$35];MATCH([.$AX124];[.$AG$2:.$AG$35];0);2)" table:style-name="ce1">
            <text:p>#N/A</text:p>
          </table:table-cell>
          <table:table-cell office:value-type="float" office:value="131" table:formula="of:=INDEX([.$AK$2:.$AL$38];MATCH([.$AX124];[.$AK$2:.$AK$38];0);2)" table:style-name="ce1">
            <text:p>131</text:p>
          </table:table-cell>
          <table:table-cell office:value-type="float" office:value="83" table:formula="of:=INDEX([.$AO$2:.$AP$33];MATCH([.$AX124];[.$AO$2:.$AO$33];0);2)" table:style-name="ce1">
            <text:p>83</text:p>
          </table:table-cell>
          <table:table-cell office:value-type="float" office:value="33" table:formula="of:=INDEX([.$AS$2:.$AT$51];MATCH([.$AX124];[.$AS$2:.$AS$51];0);2)" table:style-name="ce1">
            <text:p>33</text:p>
          </table:table-cell>
          <table:table-cell table:style-name="ce1"/>
          <table:table-cell office:value-type="string" table:style-name="ce1">
            <text:p>Menhinick</text:p>
          </table:table-cell>
          <table:table-cell office:value-type="float" office:value="0.17879999999999999" table:style-name="ce1">
            <text:p>0.1788</text:p>
          </table:table-cell>
          <table:table-cell office:value-type="float" office:value="0.17879999999999999" table:style-name="ce1">
            <text:p>0.1788</text:p>
          </table:table-cell>
          <table:table-cell office:value-type="float" office:value="0.17879999999999999" table:style-name="ce1">
            <text:p>0.1788</text:p>
          </table:table-cell>
          <table:table-cell office:value-type="float" office:value="0.18729999999999999" table:style-name="ce1">
            <text:p>0.1873</text:p>
          </table:table-cell>
          <table:table-cell office:value-type="float" office:value="0.18729999999999999" table:style-name="ce1">
            <text:p>0.1873</text:p>
          </table:table-cell>
          <table:table-cell office:value-type="float" office:value="0.18729999999999999" table:style-name="ce1">
            <text:p>0.1873</text:p>
          </table:table-cell>
          <table:table-cell office:value-type="float" office:value="0.247" table:style-name="ce1">
            <text:p>0.247</text:p>
          </table:table-cell>
          <table:table-cell office:value-type="float" office:value="0.247" table:style-name="ce1">
            <text:p>0.247</text:p>
          </table:table-cell>
          <table:table-cell office:value-type="float" office:value="0.247" table:style-name="ce1">
            <text:p>0.247</text:p>
          </table:table-cell>
          <table:table-cell office:value-type="float" office:value="0.23380000000000001" table:style-name="ce1">
            <text:p>0.2338</text:p>
          </table:table-cell>
          <table:table-cell office:value-type="float" office:value="0.23380000000000001" table:style-name="ce1">
            <text:p>0.2338</text:p>
          </table:table-cell>
          <table:table-cell office:value-type="float" office:value="0.23380000000000001" table:style-name="ce1">
            <text:p>0.2338</text:p>
          </table:table-cell>
          <table:table-cell office:value-type="float" office:value="0.35520000000000002" table:style-name="ce1">
            <text:p>0.3552</text:p>
          </table:table-cell>
          <table:table-cell office:value-type="float" office:value="0.35520000000000002" table:style-name="ce1">
            <text:p>0.3552</text:p>
          </table:table-cell>
          <table:table-cell office:value-type="float" office:value="0.35520000000000002" table:style-name="ce1">
            <text:p>0.3552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14460000000000001" table:style-name="ce1">
            <text:p>0.1446</text:p>
          </table:table-cell>
          <table:table-cell office:value-type="float" office:value="0.14460000000000001" table:style-name="ce1">
            <text:p>0.1446</text:p>
          </table:table-cell>
          <table:table-cell office:value-type="float" office:value="0.14460000000000001" table:style-name="ce1">
            <text:p>0.1446</text:p>
          </table:table-cell>
          <table:table-cell office:value-type="float" office:value="0.20230000000000001" table:style-name="ce1">
            <text:p>0.2023</text:p>
          </table:table-cell>
          <table:table-cell office:value-type="float" office:value="0.20230000000000001" table:style-name="ce1">
            <text:p>0.2023</text:p>
          </table:table-cell>
          <table:table-cell office:value-type="float" office:value="0.20230000000000001" table:style-name="ce1">
            <text:p>0.2023</text:p>
          </table:table-cell>
          <table:table-cell office:value-type="float" office:value="0.2215" table:style-name="ce1">
            <text:p>0.2215</text:p>
          </table:table-cell>
          <table:table-cell office:value-type="float" office:value="0.2215" table:style-name="ce1">
            <text:p>0.2215</text:p>
          </table:table-cell>
          <table:table-cell office:value-type="float" office:value="0.2215" table:style-name="ce1">
            <text:p>0.2215</text:p>
          </table:table-cell>
          <table:table-cell office:value-type="float" office:value="0.20469999999999999" table:style-name="ce1">
            <text:p>0.2047</text:p>
          </table:table-cell>
          <table:table-cell office:value-type="float" office:value="0.20469999999999999" table:style-name="ce1">
            <text:p>0.2047</text:p>
          </table:table-cell>
          <table:table-cell office:value-type="float" office:value="0.20469999999999999" table:style-name="ce1">
            <text:p>0.2047</text:p>
          </table:table-cell>
          <table:table-cell office:value-type="float" office:value="0.17530000000000001" table:style-name="ce1">
            <text:p>0.1753</text:p>
          </table:table-cell>
          <table:table-cell office:value-type="float" office:value="0.17530000000000001" table:style-name="ce1">
            <text:p>0.1753</text:p>
          </table:table-cell>
          <table:table-cell office:value-type="float" office:value="0.17530000000000001" table:style-name="ce1">
            <text:p>0.1753</text:p>
          </table:table-cell>
          <table:table-cell office:value-type="float" office:value="0.35210000000000002" table:style-name="ce1">
            <text:p>0.3521</text:p>
          </table:table-cell>
          <table:table-cell office:value-type="float" office:value="0.35210000000000002" table:style-name="ce1">
            <text:p>0.3521</text:p>
          </table:table-cell>
          <table:table-cell office:value-type="float" office:value="0.35210000000000002" table:style-name="ce1">
            <text:p>0.3521</text:p>
          </table:table-cell>
          <table:table-cell table:number-columns-repeated="16284"/>
        </table:table-row>
        <table:table-row table:style-name="ro1">
          <table:table-cell table:number-columns-repeated="16"/>
          <table:table-cell table:number-columns-repeated="33" table:style-name="ce1"/>
          <table:table-cell office:value-type="string" table:style-name="ce1">
            <text:p>aph(6)-Id_4_CP000971</text:p>
          </table:table-cell>
          <table:table-cell office:value-type="float" office:value="0" table:formula="of:=INDEX([.$A$2:.$B$37];MATCH([.$AX125];[.$A$2:.$A$37];0);2)" table:style-name="ce1">
            <text:p>#N/A</text:p>
          </table:table-cell>
          <table:table-cell office:value-type="float" office:value="0" table:formula="of:=INDEX([.$E$2:.$F$42];MATCH([.$AX125];[.$E$2:.$E$42];0);2)" table:style-name="ce1">
            <text:p>#N/A</text:p>
          </table:table-cell>
          <table:table-cell office:value-type="float" office:value="0" table:formula="of:=INDEX([.$I$2:.$J$37];MATCH([.$AX125];[.$I$2:.$I$37];0);2)" table:style-name="ce1">
            <text:p>#N/A</text:p>
          </table:table-cell>
          <table:table-cell office:value-type="float" office:value="0" table:formula="of:=INDEX([.$M$2:.$N$31];MATCH([.$AX125];[.$M$2:.$M$31];0);2)" table:style-name="ce1">
            <text:p>#N/A</text:p>
          </table:table-cell>
          <table:table-cell office:value-type="float" office:value="48" table:formula="of:=INDEX([.$Q$2:.$R$122];MATCH([.$AX125];[.$Q$2:.$Q$122];0);2)" table:style-name="ce1">
            <text:p>48</text:p>
          </table:table-cell>
          <table:table-cell office:value-type="float" office:value="0" table:formula="of:=INDEX([.$U$2:.$V$24];MATCH([.$AX125];[.$U$2:.$U$24];0);2)" table:style-name="ce1">
            <text:p>#N/A</text:p>
          </table:table-cell>
          <table:table-cell office:value-type="float" office:value="0" table:formula="of:=INDEX([.$Y$2:.$Z$51];MATCH([.$AX125];[.$Y$2:.$Y$51];0);2)" table:style-name="ce1">
            <text:p>#N/A</text:p>
          </table:table-cell>
          <table:table-cell office:value-type="float" office:value="0" table:formula="of:=INDEX([.$AC$2:.$AD$157];MATCH([.$AX125];[.$AC$2:.$AC$157];0);2)" table:style-name="ce1">
            <text:p>#N/A</text:p>
          </table:table-cell>
          <table:table-cell office:value-type="float" office:value="0" table:formula="of:=INDEX([.$AG$2:.$AH$35];MATCH([.$AX125];[.$AG$2:.$AG$35];0);2)" table:style-name="ce1">
            <text:p>#N/A</text:p>
          </table:table-cell>
          <table:table-cell office:value-type="float" office:value="0" table:formula="of:=INDEX([.$AK$2:.$AL$38];MATCH([.$AX125];[.$AK$2:.$AK$38];0);2)" table:style-name="ce1">
            <text:p>#N/A</text:p>
          </table:table-cell>
          <table:table-cell office:value-type="float" office:value="0" table:formula="of:=INDEX([.$AO$2:.$AP$33];MATCH([.$AX125];[.$AO$2:.$AO$33];0);2)" table:style-name="ce1">
            <text:p>#N/A</text:p>
          </table:table-cell>
          <table:table-cell office:value-type="float" office:value="0" table:formula="of:=INDEX([.$AS$2:.$AT$51];MATCH([.$AX125];[.$AS$2:.$AS$51];0);2)" table:style-name="ce1">
            <text:p>#N/A</text:p>
          </table:table-cell>
          <table:table-cell table:style-name="ce1"/>
          <table:table-cell office:value-type="string" table:style-name="ce1">
            <text:p>Margalef</text:p>
          </table:table-cell>
          <table:table-cell office:value-type="float" office:value="2.2650000000000001" table:style-name="ce1">
            <text:p>2.265</text:p>
          </table:table-cell>
          <table:table-cell office:value-type="float" office:value="2.2650000000000001" table:style-name="ce1">
            <text:p>2.265</text:p>
          </table:table-cell>
          <table:table-cell office:value-type="float" office:value="2.2650000000000001" table:style-name="ce1">
            <text:p>2.265</text:p>
          </table:table-cell>
          <table:table-cell office:value-type="float" office:value="2.6150000000000002" table:style-name="ce1">
            <text:p>2.615</text:p>
          </table:table-cell>
          <table:table-cell office:value-type="float" office:value="2.6150000000000002" table:style-name="ce1">
            <text:p>2.615</text:p>
          </table:table-cell>
          <table:table-cell office:value-type="float" office:value="2.6150000000000002" table:style-name="ce1">
            <text:p>2.615</text:p>
          </table:table-cell>
          <table:table-cell office:value-type="float" office:value="2.8540000000000001" table:style-name="ce1">
            <text:p>2.854</text:p>
          </table:table-cell>
          <table:table-cell office:value-type="float" office:value="2.8540000000000001" table:style-name="ce1">
            <text:p>2.854</text:p>
          </table:table-cell>
          <table:table-cell office:value-type="float" office:value="2.8540000000000001" table:style-name="ce1">
            <text:p>2.854</text:p>
          </table:table-cell>
          <table:table-cell office:value-type="float" office:value="2.2229999999999999" table:style-name="ce1">
            <text:p>2.223</text:p>
          </table:table-cell>
          <table:table-cell office:value-type="float" office:value="2.2229999999999999" table:style-name="ce1">
            <text:p>2.223</text:p>
          </table:table-cell>
          <table:table-cell office:value-type="float" office:value="2.2229999999999999" table:style-name="ce1">
            <text:p>2.223</text:p>
          </table:table-cell>
          <table:table-cell office:value-type="float" office:value="6.0650000000000004" table:style-name="ce1">
            <text:p>6.065</text:p>
          </table:table-cell>
          <table:table-cell office:value-type="float" office:value="6.0650000000000004" table:style-name="ce1">
            <text:p>6.065</text:p>
          </table:table-cell>
          <table:table-cell office:value-type="float" office:value="6.0650000000000004" table:style-name="ce1">
            <text:p>6.065</text:p>
          </table:table-cell>
          <table:table-cell office:value-type="float" office:value="2.3130000000000002" table:style-name="ce1">
            <text:p>2.313</text:p>
          </table:table-cell>
          <table:table-cell office:value-type="float" office:value="2.3130000000000002" table:style-name="ce1">
            <text:p>2.313</text:p>
          </table:table-cell>
          <table:table-cell office:value-type="float" office:value="2.3130000000000002" table:style-name="ce1">
            <text:p>2.313</text:p>
          </table:table-cell>
          <table:table-cell office:value-type="float" office:value="1.927" table:style-name="ce1">
            <text:p>1.927</text:p>
          </table:table-cell>
          <table:table-cell office:value-type="float" office:value="1.927" table:style-name="ce1">
            <text:p>1.927</text:p>
          </table:table-cell>
          <table:table-cell office:value-type="float" office:value="1.927" table:style-name="ce1">
            <text:p>1.927</text:p>
          </table:table-cell>
          <table:table-cell office:value-type="float" office:value="2.0680000000000001" table:style-name="ce1">
            <text:p>2.068</text:p>
          </table:table-cell>
          <table:table-cell office:value-type="float" office:value="2.0680000000000001" table:style-name="ce1">
            <text:p>2.068</text:p>
          </table:table-cell>
          <table:table-cell office:value-type="float" office:value="2.0680000000000001" table:style-name="ce1">
            <text:p>2.068</text:p>
          </table:table-cell>
          <table:table-cell office:value-type="float" office:value="2.5390000000000001" table:style-name="ce1">
            <text:p>2.539</text:p>
          </table:table-cell>
          <table:table-cell office:value-type="float" office:value="2.5390000000000001" table:style-name="ce1">
            <text:p>2.539</text:p>
          </table:table-cell>
          <table:table-cell office:value-type="float" office:value="2.5390000000000001" table:style-name="ce1">
            <text:p>2.539</text:p>
          </table:table-cell>
          <table:table-cell office:value-type="float" office:value="2.4140000000000001" table:style-name="ce1">
            <text:p>2.414</text:p>
          </table:table-cell>
          <table:table-cell office:value-type="float" office:value="2.4140000000000001" table:style-name="ce1">
            <text:p>2.414</text:p>
          </table:table-cell>
          <table:table-cell office:value-type="float" office:value="2.4140000000000001" table:style-name="ce1">
            <text:p>2.414</text:p>
          </table:table-cell>
          <table:table-cell office:value-type="float" office:value="2.09" table:style-name="ce1">
            <text:p>2.09</text:p>
          </table:table-cell>
          <table:table-cell office:value-type="float" office:value="2.09" table:style-name="ce1">
            <text:p>2.09</text:p>
          </table:table-cell>
          <table:table-cell office:value-type="float" office:value="2.09" table:style-name="ce1">
            <text:p>2.09</text:p>
          </table:table-cell>
          <table:table-cell office:value-type="float" office:value="4.2869999999999999" table:style-name="ce1">
            <text:p>4.287</text:p>
          </table:table-cell>
          <table:table-cell office:value-type="float" office:value="4.2869999999999999" table:style-name="ce1">
            <text:p>4.287</text:p>
          </table:table-cell>
          <table:table-cell office:value-type="float" office:value="4.2869999999999999" table:style-name="ce1">
            <text:p>4.287</text:p>
          </table:table-cell>
          <table:table-cell table:number-columns-repeated="16284"/>
        </table:table-row>
        <table:table-row table:style-name="ro1">
          <table:table-cell table:number-columns-repeated="16"/>
          <table:table-cell table:number-columns-repeated="33" table:style-name="ce1"/>
          <table:table-cell office:value-type="string" table:style-name="ce1">
            <text:p>sul2_12_AF497970</text:p>
          </table:table-cell>
          <table:table-cell office:value-type="float" office:value="0" table:formula="of:=INDEX([.$A$2:.$B$37];MATCH([.$AX126];[.$A$2:.$A$37];0);2)" table:style-name="ce1">
            <text:p>#N/A</text:p>
          </table:table-cell>
          <table:table-cell office:value-type="float" office:value="0" table:formula="of:=INDEX([.$E$2:.$F$42];MATCH([.$AX126];[.$E$2:.$E$42];0);2)" table:style-name="ce1">
            <text:p>#N/A</text:p>
          </table:table-cell>
          <table:table-cell office:value-type="float" office:value="0" table:formula="of:=INDEX([.$I$2:.$J$37];MATCH([.$AX126];[.$I$2:.$I$37];0);2)" table:style-name="ce1">
            <text:p>#N/A</text:p>
          </table:table-cell>
          <table:table-cell office:value-type="float" office:value="0" table:formula="of:=INDEX([.$M$2:.$N$31];MATCH([.$AX126];[.$M$2:.$M$31];0);2)" table:style-name="ce1">
            <text:p>#N/A</text:p>
          </table:table-cell>
          <table:table-cell office:value-type="float" office:value="164" table:formula="of:=INDEX([.$Q$2:.$R$122];MATCH([.$AX126];[.$Q$2:.$Q$122];0);2)" table:style-name="ce1">
            <text:p>164</text:p>
          </table:table-cell>
          <table:table-cell office:value-type="float" office:value="0" table:formula="of:=INDEX([.$U$2:.$V$24];MATCH([.$AX126];[.$U$2:.$U$24];0);2)" table:style-name="ce1">
            <text:p>#N/A</text:p>
          </table:table-cell>
          <table:table-cell office:value-type="float" office:value="0" table:formula="of:=INDEX([.$Y$2:.$Z$51];MATCH([.$AX126];[.$Y$2:.$Y$51];0);2)" table:style-name="ce1">
            <text:p>#N/A</text:p>
          </table:table-cell>
          <table:table-cell office:value-type="float" office:value="0" table:formula="of:=INDEX([.$AC$2:.$AD$157];MATCH([.$AX126];[.$AC$2:.$AC$157];0);2)" table:style-name="ce1">
            <text:p>#N/A</text:p>
          </table:table-cell>
          <table:table-cell office:value-type="float" office:value="0" table:formula="of:=INDEX([.$AG$2:.$AH$35];MATCH([.$AX126];[.$AG$2:.$AG$35];0);2)" table:style-name="ce1">
            <text:p>#N/A</text:p>
          </table:table-cell>
          <table:table-cell office:value-type="float" office:value="0" table:formula="of:=INDEX([.$AK$2:.$AL$38];MATCH([.$AX126];[.$AK$2:.$AK$38];0);2)" table:style-name="ce1">
            <text:p>#N/A</text:p>
          </table:table-cell>
          <table:table-cell office:value-type="float" office:value="0" table:formula="of:=INDEX([.$AO$2:.$AP$33];MATCH([.$AX126];[.$AO$2:.$AO$33];0);2)" table:style-name="ce1">
            <text:p>#N/A</text:p>
          </table:table-cell>
          <table:table-cell office:value-type="float" office:value="40" table:formula="of:=INDEX([.$AS$2:.$AT$51];MATCH([.$AX126];[.$AS$2:.$AS$51];0);2)" table:style-name="ce1">
            <text:p>40</text:p>
          </table:table-cell>
          <table:table-cell table:style-name="ce1"/>
          <table:table-cell office:value-type="string" table:style-name="ce1">
            <text:p>Equitability_J</text:p>
          </table:table-cell>
          <table:table-cell office:value-type="float" office:value="0.88480000000000003" table:style-name="ce1">
            <text:p>0.8848</text:p>
          </table:table-cell>
          <table:table-cell office:value-type="float" office:value="0.88160000000000005" table:style-name="ce1">
            <text:p>0.8816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0.89339999999999997" table:style-name="ce1">
            <text:p>0.8934</text:p>
          </table:table-cell>
          <table:table-cell office:value-type="float" office:value="0.89" table:style-name="ce1">
            <text:p>0.89</text:p>
          </table:table-cell>
          <table:table-cell office:value-type="float" office:value="0.89690000000000003" table:style-name="ce1">
            <text:p>0.8969</text:p>
          </table:table-cell>
          <table:table-cell office:value-type="float" office:value="0.79530000000000001" table:style-name="ce1">
            <text:p>0.7953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80100000000000005" table:style-name="ce1">
            <text:p>0.801</text:p>
          </table:table-cell>
          <table:table-cell office:value-type="float" office:value="0.89749999999999996" table:style-name="ce1">
            <text:p>0.8975</text:p>
          </table:table-cell>
          <table:table-cell office:value-type="float" office:value="0.89249999999999996" table:style-name="ce1">
            <text:p>0.8925</text:p>
          </table:table-cell>
          <table:table-cell office:value-type="float" office:value="0.90249999999999997" table:style-name="ce1">
            <text:p>0.9025</text:p>
          </table:table-cell>
          <table:table-cell office:value-type="float" office:value="0.79479999999999995" table:style-name="ce1">
            <text:p>0.7948</text:p>
          </table:table-cell>
          <table:table-cell office:value-type="float" office:value="0.79210000000000003" table:style-name="ce1">
            <text:p>0.7921</text:p>
          </table:table-cell>
          <table:table-cell office:value-type="float" office:value="0.7974" table:style-name="ce1">
            <text:p>0.7974</text:p>
          </table:table-cell>
          <table:table-cell office:value-type="float" office:value="0.87729999999999997" table:style-name="ce1">
            <text:p>0.8773</text:p>
          </table:table-cell>
          <table:table-cell office:value-type="float" office:value="0.87160000000000004" table:style-name="ce1">
            <text:p>0.8716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0.79339999999999999" table:style-name="ce1">
            <text:p>0.7934</text:p>
          </table:table-cell>
          <table:table-cell office:value-type="float" office:value="0.7893" table:style-name="ce1">
            <text:p>0.7893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78920000000000001" table:style-name="ce1">
            <text:p>0.7892</text:p>
          </table:table-cell>
          <table:table-cell office:value-type="float" office:value="0.78190000000000004" table:style-name="ce1">
            <text:p>0.7819</text:p>
          </table:table-cell>
          <table:table-cell office:value-type="float" office:value="0.7964" table:style-name="ce1">
            <text:p>0.7964</text:p>
          </table:table-cell>
          <table:table-cell office:value-type="float" office:value="0.9113" table:style-name="ce1">
            <text:p>0.9113</text:p>
          </table:table-cell>
          <table:table-cell office:value-type="float" office:value="0.90749999999999997" table:style-name="ce1">
            <text:p>0.9075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0.89680000000000004" table:style-name="ce1">
            <text:p>0.8968</text:p>
          </table:table-cell>
          <table:table-cell office:value-type="float" office:value="0.89380000000000004" table:style-name="ce1">
            <text:p>0.8938</text:p>
          </table:table-cell>
          <table:table-cell office:value-type="float" office:value="0.89980000000000004" table:style-name="ce1">
            <text:p>0.8998</text:p>
          </table:table-cell>
          <table:table-cell office:value-type="float" office:value="0.92269999999999996" table:style-name="ce1">
            <text:p>0.9227</text:p>
          </table:table-cell>
          <table:table-cell office:value-type="float" office:value="0.92010000000000003" table:style-name="ce1">
            <text:p>0.9201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81189999999999996" table:style-name="ce1">
            <text:p>0.8119</text:p>
          </table:table-cell>
          <table:table-cell office:value-type="float" office:value="0.8075" table:style-name="ce1">
            <text:p>0.8075</text:p>
          </table:table-cell>
          <table:table-cell office:value-type="float" office:value="0.81630000000000003" table:style-name="ce1">
            <text:p>0.8163</text:p>
          </table:table-cell>
          <table:table-cell table:number-columns-repeated="16284"/>
        </table:table-row>
        <table:table-row table:style-name="ro1">
          <table:table-cell table:number-columns-repeated="16"/>
          <table:table-cell table:number-columns-repeated="33" table:style-name="ce1"/>
          <table:table-cell office:value-type="string" table:style-name="ce1">
            <text:p>ISKpn21_ISNCY_IS1202</text:p>
          </table:table-cell>
          <table:table-cell office:value-type="float" office:value="0" table:formula="of:=INDEX([.$A$2:.$B$37];MATCH([.$AX127];[.$A$2:.$A$37];0);2)" table:style-name="ce1">
            <text:p>#N/A</text:p>
          </table:table-cell>
          <table:table-cell office:value-type="float" office:value="0" table:formula="of:=INDEX([.$E$2:.$F$42];MATCH([.$AX127];[.$E$2:.$E$42];0);2)" table:style-name="ce1">
            <text:p>#N/A</text:p>
          </table:table-cell>
          <table:table-cell office:value-type="float" office:value="0" table:formula="of:=INDEX([.$I$2:.$J$37];MATCH([.$AX127];[.$I$2:.$I$37];0);2)" table:style-name="ce1">
            <text:p>#N/A</text:p>
          </table:table-cell>
          <table:table-cell office:value-type="float" office:value="0" table:formula="of:=INDEX([.$M$2:.$N$31];MATCH([.$AX127];[.$M$2:.$M$31];0);2)" table:style-name="ce1">
            <text:p>#N/A</text:p>
          </table:table-cell>
          <table:table-cell office:value-type="float" office:value="57" table:formula="of:=INDEX([.$Q$2:.$R$122];MATCH([.$AX127];[.$Q$2:.$Q$122];0);2)" table:style-name="ce1">
            <text:p>57</text:p>
          </table:table-cell>
          <table:table-cell office:value-type="float" office:value="0" table:formula="of:=INDEX([.$U$2:.$V$24];MATCH([.$AX127];[.$U$2:.$U$24];0);2)" table:style-name="ce1">
            <text:p>#N/A</text:p>
          </table:table-cell>
          <table:table-cell office:value-type="float" office:value="0" table:formula="of:=INDEX([.$Y$2:.$Z$51];MATCH([.$AX127];[.$Y$2:.$Y$51];0);2)" table:style-name="ce1">
            <text:p>#N/A</text:p>
          </table:table-cell>
          <table:table-cell office:value-type="float" office:value="0" table:formula="of:=INDEX([.$AC$2:.$AD$157];MATCH([.$AX127];[.$AC$2:.$AC$157];0);2)" table:style-name="ce1">
            <text:p>#N/A</text:p>
          </table:table-cell>
          <table:table-cell office:value-type="float" office:value="0" table:formula="of:=INDEX([.$AG$2:.$AH$35];MATCH([.$AX127];[.$AG$2:.$AG$35];0);2)" table:style-name="ce1">
            <text:p>#N/A</text:p>
          </table:table-cell>
          <table:table-cell office:value-type="float" office:value="0" table:formula="of:=INDEX([.$AK$2:.$AL$38];MATCH([.$AX127];[.$AK$2:.$AK$38];0);2)" table:style-name="ce1">
            <text:p>#N/A</text:p>
          </table:table-cell>
          <table:table-cell office:value-type="float" office:value="0" table:formula="of:=INDEX([.$AO$2:.$AP$33];MATCH([.$AX127];[.$AO$2:.$AO$33];0);2)" table:style-name="ce1">
            <text:p>#N/A</text:p>
          </table:table-cell>
          <table:table-cell office:value-type="float" office:value="0" table:formula="of:=INDEX([.$AS$2:.$AT$51];MATCH([.$AX127];[.$AS$2:.$AS$51];0);2)" table:style-name="ce1">
            <text:p>#N/A</text:p>
          </table:table-cell>
          <table:table-cell table:style-name="ce1"/>
          <table:table-cell office:value-type="string" table:style-name="ce1">
            <text:p>Fisher_alpha</text:p>
          </table:table-cell>
          <table:table-cell office:value-type="float" office:value="2.629" table:style-name="ce1">
            <text:p>2.629</text:p>
          </table:table-cell>
          <table:table-cell office:value-type="float" office:value="2.629" table:style-name="ce1">
            <text:p>2.629</text:p>
          </table:table-cell>
          <table:table-cell office:value-type="float" office:value="2.629" table:style-name="ce1">
            <text:p>2.629</text:p>
          </table:table-cell>
          <table:table-cell office:value-type="float" office:value="3.06" table:style-name="ce1">
            <text:p>3.06</text:p>
          </table:table-cell>
          <table:table-cell office:value-type="float" office:value="3.06" table:style-name="ce1">
            <text:p>3.06</text:p>
          </table:table-cell>
          <table:table-cell office:value-type="float" office:value="3.06" table:style-name="ce1">
            <text:p>3.06</text:p>
          </table:table-cell>
          <table:table-cell office:value-type="float" office:value="3.399" table:style-name="ce1">
            <text:p>3.399</text:p>
          </table:table-cell>
          <table:table-cell office:value-type="float" office:value="3.399" table:style-name="ce1">
            <text:p>3.399</text:p>
          </table:table-cell>
          <table:table-cell office:value-type="float" office:value="3.399" table:style-name="ce1">
            <text:p>3.399</text:p>
          </table:table-cell>
          <table:table-cell office:value-type="float" office:value="2.613" table:style-name="ce1">
            <text:p>2.613</text:p>
          </table:table-cell>
          <table:table-cell office:value-type="float" office:value="2.613" table:style-name="ce1">
            <text:p>2.613</text:p>
          </table:table-cell>
          <table:table-cell office:value-type="float" office:value="2.613" table:style-name="ce1">
            <text:p>2.613</text:p>
          </table:table-cell>
          <table:table-cell office:value-type="float" office:value="7.6630000000000003" table:style-name="ce1">
            <text:p>7.663</text:p>
          </table:table-cell>
          <table:table-cell office:value-type="float" office:value="7.6630000000000003" table:style-name="ce1">
            <text:p>7.663</text:p>
          </table:table-cell>
          <table:table-cell office:value-type="float" office:value="7.6630000000000003" table:style-name="ce1">
            <text:p>7.663</text:p>
          </table:table-cell>
          <table:table-cell office:value-type="float" office:value="2.7229999999999999" table:style-name="ce1">
            <text:p>2.723</text:p>
          </table:table-cell>
          <table:table-cell office:value-type="float" office:value="2.7229999999999999" table:style-name="ce1">
            <text:p>2.723</text:p>
          </table:table-cell>
          <table:table-cell office:value-type="float" office:value="2.7229999999999999" table:style-name="ce1">
            <text:p>2.723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2.407" table:style-name="ce1">
            <text:p>2.407</text:p>
          </table:table-cell>
          <table:table-cell office:value-type="float" office:value="2.407" table:style-name="ce1">
            <text:p>2.407</text:p>
          </table:table-cell>
          <table:table-cell office:value-type="float" office:value="2.407" table:style-name="ce1">
            <text:p>2.407</text:p>
          </table:table-cell>
          <table:table-cell office:value-type="float" office:value="2.992" table:style-name="ce1">
            <text:p>2.992</text:p>
          </table:table-cell>
          <table:table-cell office:value-type="float" office:value="2.992" table:style-name="ce1">
            <text:p>2.992</text:p>
          </table:table-cell>
          <table:table-cell office:value-type="float" office:value="2.992" table:style-name="ce1">
            <text:p>2.992</text:p>
          </table:table-cell>
          <table:table-cell office:value-type="float" office:value="2.827" table:style-name="ce1">
            <text:p>2.827</text:p>
          </table:table-cell>
          <table:table-cell office:value-type="float" office:value="2.827" table:style-name="ce1">
            <text:p>2.827</text:p>
          </table:table-cell>
          <table:table-cell office:value-type="float" office:value="2.827" table:style-name="ce1">
            <text:p>2.827</text:p>
          </table:table-cell>
          <table:table-cell office:value-type="float" office:value="2.4169999999999998" table:style-name="ce1">
            <text:p>2.417</text:p>
          </table:table-cell>
          <table:table-cell office:value-type="float" office:value="2.4169999999999998" table:style-name="ce1">
            <text:p>2.417</text:p>
          </table:table-cell>
          <table:table-cell office:value-type="float" office:value="2.4169999999999998" table:style-name="ce1">
            <text:p>2.417</text:p>
          </table:table-cell>
          <table:table-cell office:value-type="float" office:value="5.3220000000000001" table:style-name="ce1">
            <text:p>5.322</text:p>
          </table:table-cell>
          <table:table-cell office:value-type="float" office:value="5.3220000000000001" table:style-name="ce1">
            <text:p>5.322</text:p>
          </table:table-cell>
          <table:table-cell office:value-type="float" office:value="5.3220000000000001" table:style-name="ce1">
            <text:p>5.322</text:p>
          </table:table-cell>
          <table:table-cell table:number-columns-repeated="16284"/>
        </table:table-row>
        <table:table-row table:style-name="ro1">
          <table:table-cell table:number-columns-repeated="16"/>
          <table:table-cell table:number-columns-repeated="33" table:style-name="ce1"/>
          <table:table-cell office:value-type="string" table:style-name="ce1">
            <text:p>sul2_6_FN995456</text:p>
          </table:table-cell>
          <table:table-cell office:value-type="float" office:value="0" table:formula="of:=INDEX([.$A$2:.$B$37];MATCH([.$AX128];[.$A$2:.$A$37];0);2)" table:style-name="ce1">
            <text:p>#N/A</text:p>
          </table:table-cell>
          <table:table-cell office:value-type="float" office:value="0" table:formula="of:=INDEX([.$E$2:.$F$42];MATCH([.$AX128];[.$E$2:.$E$42];0);2)" table:style-name="ce1">
            <text:p>#N/A</text:p>
          </table:table-cell>
          <table:table-cell office:value-type="float" office:value="0" table:formula="of:=INDEX([.$I$2:.$J$37];MATCH([.$AX128];[.$I$2:.$I$37];0);2)" table:style-name="ce1">
            <text:p>#N/A</text:p>
          </table:table-cell>
          <table:table-cell office:value-type="float" office:value="0" table:formula="of:=INDEX([.$M$2:.$N$31];MATCH([.$AX128];[.$M$2:.$M$31];0);2)" table:style-name="ce1">
            <text:p>#N/A</text:p>
          </table:table-cell>
          <table:table-cell office:value-type="float" office:value="158" table:formula="of:=INDEX([.$Q$2:.$R$122];MATCH([.$AX128];[.$Q$2:.$Q$122];0);2)" table:style-name="ce1">
            <text:p>158</text:p>
          </table:table-cell>
          <table:table-cell office:value-type="float" office:value="0" table:formula="of:=INDEX([.$U$2:.$V$24];MATCH([.$AX128];[.$U$2:.$U$24];0);2)" table:style-name="ce1">
            <text:p>#N/A</text:p>
          </table:table-cell>
          <table:table-cell office:value-type="float" office:value="0" table:formula="of:=INDEX([.$Y$2:.$Z$51];MATCH([.$AX128];[.$Y$2:.$Y$51];0);2)" table:style-name="ce1">
            <text:p>#N/A</text:p>
          </table:table-cell>
          <table:table-cell office:value-type="float" office:value="0" table:formula="of:=INDEX([.$AC$2:.$AD$157];MATCH([.$AX128];[.$AC$2:.$AC$157];0);2)" table:style-name="ce1">
            <text:p>#N/A</text:p>
          </table:table-cell>
          <table:table-cell office:value-type="float" office:value="0" table:formula="of:=INDEX([.$AG$2:.$AH$35];MATCH([.$AX128];[.$AG$2:.$AG$35];0);2)" table:style-name="ce1">
            <text:p>#N/A</text:p>
          </table:table-cell>
          <table:table-cell office:value-type="float" office:value="0" table:formula="of:=INDEX([.$AK$2:.$AL$38];MATCH([.$AX128];[.$AK$2:.$AK$38];0);2)" table:style-name="ce1">
            <text:p>#N/A</text:p>
          </table:table-cell>
          <table:table-cell office:value-type="float" office:value="0" table:formula="of:=INDEX([.$AO$2:.$AP$33];MATCH([.$AX128];[.$AO$2:.$AO$33];0);2)" table:style-name="ce1">
            <text:p>#N/A</text:p>
          </table:table-cell>
          <table:table-cell office:value-type="float" office:value="32" table:formula="of:=INDEX([.$AS$2:.$AT$51];MATCH([.$AX128];[.$AS$2:.$AS$51];0);2)" table:style-name="ce1">
            <text:p>32</text:p>
          </table:table-cell>
          <table:table-cell table:style-name="ce1"/>
          <table:table-cell office:value-type="string" table:style-name="ce1">
            <text:p>Berger-Parker</text:p>
          </table:table-cell>
          <table:table-cell office:value-type="float" office:value="0.1137" table:style-name="ce1">
            <text:p>0.1137</text:p>
          </table:table-cell>
          <table:table-cell office:value-type="float" office:value="0.10929999999999999" table:style-name="ce1">
            <text:p>0.1093</text:p>
          </table:table-cell>
          <table:table-cell office:value-type="float" office:value="0.1182" table:style-name="ce1">
            <text:p>0.1182</text:p>
          </table:table-cell>
          <table:table-cell office:value-type="float" office:value="0.19070000000000001" table:style-name="ce1">
            <text:p>0.1907</text:p>
          </table:table-cell>
          <table:table-cell office:value-type="float" office:value="0.18540000000000001" table:style-name="ce1">
            <text:p>0.1854</text:p>
          </table:table-cell>
          <table:table-cell office:value-type="float" office:value="0.1961" table:style-name="ce1">
            <text:p>0.1961</text:p>
          </table:table-cell>
          <table:table-cell office:value-type="float" office:value="0.2712" table:style-name="ce1">
            <text:p>0.2712</text:p>
          </table:table-cell>
          <table:table-cell office:value-type="float" office:value="0.26350000000000001" table:style-name="ce1">
            <text:p>0.2635</text:p>
          </table:table-cell>
          <table:table-cell office:value-type="float" office:value="0.27889999999999998" table:style-name="ce1">
            <text:p>0.2789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0.1638" table:style-name="ce1">
            <text:p>0.1638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7.1620000000000003E-2" table:style-name="ce1">
            <text:p>0.07162</text:p>
          </table:table-cell>
          <table:table-cell office:value-type="float" office:value="7.6950000000000005E-2" table:style-name="ce1">
            <text:p>0.07695</text:p>
          </table:table-cell>
          <table:table-cell office:value-type="float" office:value="0.17419999999999999" table:style-name="ce1">
            <text:p>0.1742</text:p>
          </table:table-cell>
          <table:table-cell office:value-type="float" office:value="0.16739999999999999" table:style-name="ce1">
            <text:p>0.1674</text:p>
          </table:table-cell>
          <table:table-cell office:value-type="float" office:value="0.18090000000000001" table:style-name="ce1">
            <text:p>0.1809</text:p>
          </table:table-cell>
          <table:table-cell office:value-type="float" office:value="0.1779" table:style-name="ce1">
            <text:p>0.1779</text:p>
          </table:table-cell>
          <table:table-cell office:value-type="float" office:value="0.1726" table:style-name="ce1">
            <text:p>0.1726</text:p>
          </table:table-cell>
          <table:table-cell office:value-type="float" office:value="0.1832" table:style-name="ce1">
            <text:p>0.1832</text:p>
          </table:table-cell>
          <table:table-cell office:value-type="float" office:value="0.30109999999999998" table:style-name="ce1">
            <text:p>0.3011</text:p>
          </table:table-cell>
          <table:table-cell office:value-type="float" office:value="0.29210000000000003" table:style-name="ce1">
            <text:p>0.2921</text:p>
          </table:table-cell>
          <table:table-cell office:value-type="float" office:value="0.31019999999999998" table:style-name="ce1">
            <text:p>0.3102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0.1565" table:style-name="ce1">
            <text:p>0.1565</text:p>
          </table:table-cell>
          <table:table-cell office:value-type="float" office:value="0.16930000000000001" table:style-name="ce1">
            <text:p>0.1693</text:p>
          </table:table-cell>
          <table:table-cell office:value-type="float" office:value="9.6640000000000004E-2" table:style-name="ce1">
            <text:p>0.09664</text:p>
          </table:table-cell>
          <table:table-cell office:value-type="float" office:value="9.2050000000000007E-2" table:style-name="ce1">
            <text:p>0.09205</text:p>
          </table:table-cell>
          <table:table-cell office:value-type="float" office:value="0.1012" table:style-name="ce1">
            <text:p>0.1012</text:p>
          </table:table-cell>
          <table:table-cell office:value-type="float" office:value="0.1201" table:style-name="ce1">
            <text:p>0.1201</text:p>
          </table:table-cell>
          <table:table-cell office:value-type="float" office:value="0.1148" table:style-name="ce1">
            <text:p>0.1148</text:p>
          </table:table-cell>
          <table:table-cell office:value-type="float" office:value="0.12540000000000001" table:style-name="ce1">
            <text:p>0.1254</text:p>
          </table:table-cell>
          <table:table-cell office:value-type="float" office:value="0.1195" table:style-name="ce1">
            <text:p>0.1195</text:p>
          </table:table-cell>
          <table:table-cell office:value-type="float" office:value="0.1142" table:style-name="ce1">
            <text:p>0.1142</text:p>
          </table:table-cell>
          <table:table-cell office:value-type="float" office:value="0.1249" table:style-name="ce1">
            <text:p>0.1249</text:p>
          </table:table-cell>
          <table:table-cell table:number-columns-repeated="16284"/>
        </table:table-row>
        <table:table-row table:style-name="ro1">
          <table:table-cell table:number-columns-repeated="49"/>
          <table:table-cell office:value-type="string" table:style-name="ce1">
            <text:p>sul2_2_AY034138</text:p>
          </table:table-cell>
          <table:table-cell office:value-type="float" office:value="0" table:formula="of:=INDEX([.$A$2:.$B$37];MATCH([.$AX129];[.$A$2:.$A$37];0);2)" table:style-name="ce1">
            <text:p>#N/A</text:p>
          </table:table-cell>
          <table:table-cell office:value-type="float" office:value="0" table:formula="of:=INDEX([.$E$2:.$F$42];MATCH([.$AX129];[.$E$2:.$E$42];0);2)" table:style-name="ce1">
            <text:p>#N/A</text:p>
          </table:table-cell>
          <table:table-cell office:value-type="float" office:value="0" table:formula="of:=INDEX([.$I$2:.$J$37];MATCH([.$AX129];[.$I$2:.$I$37];0);2)" table:style-name="ce1">
            <text:p>#N/A</text:p>
          </table:table-cell>
          <table:table-cell office:value-type="float" office:value="0" table:formula="of:=INDEX([.$M$2:.$N$31];MATCH([.$AX129];[.$M$2:.$M$31];0);2)" table:style-name="ce1">
            <text:p>#N/A</text:p>
          </table:table-cell>
          <table:table-cell office:value-type="float" office:value="209" table:formula="of:=INDEX([.$Q$2:.$R$122];MATCH([.$AX129];[.$Q$2:.$Q$122];0);2)" table:style-name="ce1">
            <text:p>209</text:p>
          </table:table-cell>
          <table:table-cell office:value-type="float" office:value="0" table:formula="of:=INDEX([.$U$2:.$V$24];MATCH([.$AX129];[.$U$2:.$U$24];0);2)" table:style-name="ce1">
            <text:p>#N/A</text:p>
          </table:table-cell>
          <table:table-cell office:value-type="float" office:value="0" table:formula="of:=INDEX([.$Y$2:.$Z$51];MATCH([.$AX129];[.$Y$2:.$Y$51];0);2)" table:style-name="ce1">
            <text:p>#N/A</text:p>
          </table:table-cell>
          <table:table-cell office:value-type="float" office:value="0" table:formula="of:=INDEX([.$AC$2:.$AD$157];MATCH([.$AX129];[.$AC$2:.$AC$157];0);2)" table:style-name="ce1">
            <text:p>#N/A</text:p>
          </table:table-cell>
          <table:table-cell office:value-type="float" office:value="0" table:formula="of:=INDEX([.$AG$2:.$AH$35];MATCH([.$AX129];[.$AG$2:.$AG$35];0);2)" table:style-name="ce1">
            <text:p>#N/A</text:p>
          </table:table-cell>
          <table:table-cell office:value-type="float" office:value="0" table:formula="of:=INDEX([.$AK$2:.$AL$38];MATCH([.$AX129];[.$AK$2:.$AK$38];0);2)" table:style-name="ce1">
            <text:p>#N/A</text:p>
          </table:table-cell>
          <table:table-cell office:value-type="float" office:value="0" table:formula="of:=INDEX([.$AO$2:.$AP$33];MATCH([.$AX129];[.$AO$2:.$AO$33];0);2)" table:style-name="ce1">
            <text:p>#N/A</text:p>
          </table:table-cell>
          <table:table-cell office:value-type="float" office:value="58" table:formula="of:=INDEX([.$AS$2:.$AT$51];MATCH([.$AX129];[.$AS$2:.$AS$51];0);2)" table:style-name="ce1">
            <text:p>58</text:p>
          </table:table-cell>
          <table:table-cell table:style-name="ce1"/>
          <table:table-cell office:value-type="string" table:style-name="ce1">
            <text:p>Chao-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284"/>
        </table:table-row>
        <table:table-row table:style-name="ro1">
          <table:table-cell table:number-columns-repeated="49"/>
          <table:table-cell office:value-type="string" table:style-name="ce1">
            <text:p>tet(M)_2_X90939</text:p>
          </table:table-cell>
          <table:table-cell office:value-type="float" office:value="0" table:formula="of:=INDEX([.$A$2:.$B$37];MATCH([.$AX130];[.$A$2:.$A$37];0);2)" table:style-name="ce1">
            <text:p>#N/A</text:p>
          </table:table-cell>
          <table:table-cell office:value-type="float" office:value="0" table:formula="of:=INDEX([.$E$2:.$F$42];MATCH([.$AX130];[.$E$2:.$E$42];0);2)" table:style-name="ce1">
            <text:p>#N/A</text:p>
          </table:table-cell>
          <table:table-cell office:value-type="float" office:value="0" table:formula="of:=INDEX([.$I$2:.$J$37];MATCH([.$AX130];[.$I$2:.$I$37];0);2)" table:style-name="ce1">
            <text:p>#N/A</text:p>
          </table:table-cell>
          <table:table-cell office:value-type="float" office:value="0" table:formula="of:=INDEX([.$M$2:.$N$31];MATCH([.$AX130];[.$M$2:.$M$31];0);2)" table:style-name="ce1">
            <text:p>#N/A</text:p>
          </table:table-cell>
          <table:table-cell office:value-type="float" office:value="295" table:formula="of:=INDEX([.$Q$2:.$R$122];MATCH([.$AX130];[.$Q$2:.$Q$122];0);2)" table:style-name="ce1">
            <text:p>295</text:p>
          </table:table-cell>
          <table:table-cell office:value-type="float" office:value="0" table:formula="of:=INDEX([.$U$2:.$V$24];MATCH([.$AX130];[.$U$2:.$U$24];0);2)" table:style-name="ce1">
            <text:p>#N/A</text:p>
          </table:table-cell>
          <table:table-cell office:value-type="float" office:value="0" table:formula="of:=INDEX([.$Y$2:.$Z$51];MATCH([.$AX130];[.$Y$2:.$Y$51];0);2)" table:style-name="ce1">
            <text:p>#N/A</text:p>
          </table:table-cell>
          <table:table-cell office:value-type="float" office:value="0" table:formula="of:=INDEX([.$AC$2:.$AD$157];MATCH([.$AX130];[.$AC$2:.$AC$157];0);2)" table:style-name="ce1">
            <text:p>#N/A</text:p>
          </table:table-cell>
          <table:table-cell office:value-type="float" office:value="0" table:formula="of:=INDEX([.$AG$2:.$AH$35];MATCH([.$AX130];[.$AG$2:.$AG$35];0);2)" table:style-name="ce1">
            <text:p>#N/A</text:p>
          </table:table-cell>
          <table:table-cell office:value-type="float" office:value="0" table:formula="of:=INDEX([.$AK$2:.$AL$38];MATCH([.$AX130];[.$AK$2:.$AK$38];0);2)" table:style-name="ce1">
            <text:p>#N/A</text:p>
          </table:table-cell>
          <table:table-cell office:value-type="float" office:value="0" table:formula="of:=INDEX([.$AO$2:.$AP$33];MATCH([.$AX130];[.$AO$2:.$AO$33];0);2)" table:style-name="ce1">
            <text:p>#N/A</text:p>
          </table:table-cell>
          <table:table-cell office:value-type="float" office:value="0" table:formula="of:=INDEX([.$AS$2:.$AT$51];MATCH([.$AX130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IS102_IS5_IS903</text:p>
          </table:table-cell>
          <table:table-cell office:value-type="float" office:value="0" table:formula="of:=INDEX([.$A$2:.$B$37];MATCH([.$AX131];[.$A$2:.$A$37];0);2)" table:style-name="ce1">
            <text:p>#N/A</text:p>
          </table:table-cell>
          <table:table-cell office:value-type="float" office:value="0" table:formula="of:=INDEX([.$E$2:.$F$42];MATCH([.$AX131];[.$E$2:.$E$42];0);2)" table:style-name="ce1">
            <text:p>#N/A</text:p>
          </table:table-cell>
          <table:table-cell office:value-type="float" office:value="0" table:formula="of:=INDEX([.$I$2:.$J$37];MATCH([.$AX131];[.$I$2:.$I$37];0);2)" table:style-name="ce1">
            <text:p>#N/A</text:p>
          </table:table-cell>
          <table:table-cell office:value-type="float" office:value="0" table:formula="of:=INDEX([.$M$2:.$N$31];MATCH([.$AX131];[.$M$2:.$M$31];0);2)" table:style-name="ce1">
            <text:p>#N/A</text:p>
          </table:table-cell>
          <table:table-cell office:value-type="float" office:value="52" table:formula="of:=INDEX([.$Q$2:.$R$122];MATCH([.$AX131];[.$Q$2:.$Q$122];0);2)" table:style-name="ce1">
            <text:p>52</text:p>
          </table:table-cell>
          <table:table-cell office:value-type="float" office:value="0" table:formula="of:=INDEX([.$U$2:.$V$24];MATCH([.$AX131];[.$U$2:.$U$24];0);2)" table:style-name="ce1">
            <text:p>#N/A</text:p>
          </table:table-cell>
          <table:table-cell office:value-type="float" office:value="0" table:formula="of:=INDEX([.$Y$2:.$Z$51];MATCH([.$AX131];[.$Y$2:.$Y$51];0);2)" table:style-name="ce1">
            <text:p>#N/A</text:p>
          </table:table-cell>
          <table:table-cell office:value-type="float" office:value="0" table:formula="of:=INDEX([.$AC$2:.$AD$157];MATCH([.$AX131];[.$AC$2:.$AC$157];0);2)" table:style-name="ce1">
            <text:p>#N/A</text:p>
          </table:table-cell>
          <table:table-cell office:value-type="float" office:value="0" table:formula="of:=INDEX([.$AG$2:.$AH$35];MATCH([.$AX131];[.$AG$2:.$AG$35];0);2)" table:style-name="ce1">
            <text:p>#N/A</text:p>
          </table:table-cell>
          <table:table-cell office:value-type="float" office:value="0" table:formula="of:=INDEX([.$AK$2:.$AL$38];MATCH([.$AX131];[.$AK$2:.$AK$38];0);2)" table:style-name="ce1">
            <text:p>#N/A</text:p>
          </table:table-cell>
          <table:table-cell office:value-type="float" office:value="0" table:formula="of:=INDEX([.$AO$2:.$AP$33];MATCH([.$AX131];[.$AO$2:.$AO$33];0);2)" table:style-name="ce1">
            <text:p>#N/A</text:p>
          </table:table-cell>
          <table:table-cell office:value-type="float" office:value="0" table:formula="of:=INDEX([.$AS$2:.$AT$51];MATCH([.$AX131];[.$AS$2:.$AS$51];0);2)" table:style-name="ce1">
            <text:p>#N/A</text:p>
          </table:table-cell>
          <table:table-cell table:number-columns-repeated="9"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6284"/>
        </table:table-row>
        <table:table-row table:style-name="ro1">
          <table:table-cell table:number-columns-repeated="49"/>
          <table:table-cell office:value-type="string" table:style-name="ce1">
            <text:p>erm(B)_1_JN899585</text:p>
          </table:table-cell>
          <table:table-cell office:value-type="float" office:value="0" table:formula="of:=INDEX([.$A$2:.$B$37];MATCH([.$AX132];[.$A$2:.$A$37];0);2)" table:style-name="ce1">
            <text:p>#N/A</text:p>
          </table:table-cell>
          <table:table-cell office:value-type="float" office:value="0" table:formula="of:=INDEX([.$E$2:.$F$42];MATCH([.$AX132];[.$E$2:.$E$42];0);2)" table:style-name="ce1">
            <text:p>#N/A</text:p>
          </table:table-cell>
          <table:table-cell office:value-type="float" office:value="0" table:formula="of:=INDEX([.$I$2:.$J$37];MATCH([.$AX132];[.$I$2:.$I$37];0);2)" table:style-name="ce1">
            <text:p>#N/A</text:p>
          </table:table-cell>
          <table:table-cell office:value-type="float" office:value="0" table:formula="of:=INDEX([.$M$2:.$N$31];MATCH([.$AX132];[.$M$2:.$M$31];0);2)" table:style-name="ce1">
            <text:p>#N/A</text:p>
          </table:table-cell>
          <table:table-cell office:value-type="float" office:value="69" table:formula="of:=INDEX([.$Q$2:.$R$122];MATCH([.$AX132];[.$Q$2:.$Q$122];0);2)" table:style-name="ce1">
            <text:p>69</text:p>
          </table:table-cell>
          <table:table-cell office:value-type="float" office:value="0" table:formula="of:=INDEX([.$U$2:.$V$24];MATCH([.$AX132];[.$U$2:.$U$24];0);2)" table:style-name="ce1">
            <text:p>#N/A</text:p>
          </table:table-cell>
          <table:table-cell office:value-type="float" office:value="0" table:formula="of:=INDEX([.$Y$2:.$Z$51];MATCH([.$AX132];[.$Y$2:.$Y$51];0);2)" table:style-name="ce1">
            <text:p>#N/A</text:p>
          </table:table-cell>
          <table:table-cell office:value-type="float" office:value="0" table:formula="of:=INDEX([.$AC$2:.$AD$157];MATCH([.$AX132];[.$AC$2:.$AC$157];0);2)" table:style-name="ce1">
            <text:p>#N/A</text:p>
          </table:table-cell>
          <table:table-cell office:value-type="float" office:value="0" table:formula="of:=INDEX([.$AG$2:.$AH$35];MATCH([.$AX132];[.$AG$2:.$AG$35];0);2)" table:style-name="ce1">
            <text:p>#N/A</text:p>
          </table:table-cell>
          <table:table-cell office:value-type="float" office:value="0" table:formula="of:=INDEX([.$AK$2:.$AL$38];MATCH([.$AX132];[.$AK$2:.$AK$38];0);2)" table:style-name="ce1">
            <text:p>#N/A</text:p>
          </table:table-cell>
          <table:table-cell office:value-type="float" office:value="0" table:formula="of:=INDEX([.$AO$2:.$AP$33];MATCH([.$AX132];[.$AO$2:.$AO$33];0);2)" table:style-name="ce1">
            <text:p>#N/A</text:p>
          </table:table-cell>
          <table:table-cell office:value-type="float" office:value="0" table:formula="of:=INDEX([.$AS$2:.$AT$51];MATCH([.$AX132];[.$AS$2:.$AS$51];0);2)" table:style-name="ce1">
            <text:p>#N/A</text:p>
          </table:table-cell>
          <table:table-cell table:style-name="ce1"/>
          <table:table-cell office:value-type="string" table:style-name="ce1">
            <text:p>Simpson_1-D</text:p>
          </table:table-cell>
          <table:table-cell table:number-columns-repeated="16320" table:style-name="ce1"/>
        </table:table-row>
        <table:table-row table:style-name="ro1">
          <table:table-cell table:number-columns-repeated="49"/>
          <table:table-cell office:value-type="string" table:style-name="ce1">
            <text:p>IS1X3_IS1_unknown</text:p>
          </table:table-cell>
          <table:table-cell office:value-type="float" office:value="0" table:formula="of:=INDEX([.$A$2:.$B$37];MATCH([.$AX133];[.$A$2:.$A$37];0);2)" table:style-name="ce1">
            <text:p>#N/A</text:p>
          </table:table-cell>
          <table:table-cell office:value-type="float" office:value="0" table:formula="of:=INDEX([.$E$2:.$F$42];MATCH([.$AX133];[.$E$2:.$E$42];0);2)" table:style-name="ce1">
            <text:p>#N/A</text:p>
          </table:table-cell>
          <table:table-cell office:value-type="float" office:value="0" table:formula="of:=INDEX([.$I$2:.$J$37];MATCH([.$AX133];[.$I$2:.$I$37];0);2)" table:style-name="ce1">
            <text:p>#N/A</text:p>
          </table:table-cell>
          <table:table-cell office:value-type="float" office:value="0" table:formula="of:=INDEX([.$M$2:.$N$31];MATCH([.$AX133];[.$M$2:.$M$31];0);2)" table:style-name="ce1">
            <text:p>#N/A</text:p>
          </table:table-cell>
          <table:table-cell office:value-type="float" office:value="14" table:formula="of:=INDEX([.$Q$2:.$R$122];MATCH([.$AX133];[.$Q$2:.$Q$122];0);2)" table:style-name="ce1">
            <text:p>14</text:p>
          </table:table-cell>
          <table:table-cell office:value-type="float" office:value="0" table:formula="of:=INDEX([.$U$2:.$V$24];MATCH([.$AX133];[.$U$2:.$U$24];0);2)" table:style-name="ce1">
            <text:p>#N/A</text:p>
          </table:table-cell>
          <table:table-cell office:value-type="float" office:value="0" table:formula="of:=INDEX([.$Y$2:.$Z$51];MATCH([.$AX133];[.$Y$2:.$Y$51];0);2)" table:style-name="ce1">
            <text:p>#N/A</text:p>
          </table:table-cell>
          <table:table-cell office:value-type="float" office:value="0" table:formula="of:=INDEX([.$AC$2:.$AD$157];MATCH([.$AX133];[.$AC$2:.$AC$157];0);2)" table:style-name="ce1">
            <text:p>#N/A</text:p>
          </table:table-cell>
          <table:table-cell office:value-type="float" office:value="0" table:formula="of:=INDEX([.$AG$2:.$AH$35];MATCH([.$AX133];[.$AG$2:.$AG$35];0);2)" table:style-name="ce1">
            <text:p>#N/A</text:p>
          </table:table-cell>
          <table:table-cell office:value-type="float" office:value="0" table:formula="of:=INDEX([.$AK$2:.$AL$38];MATCH([.$AX133];[.$AK$2:.$AK$38];0);2)" table:style-name="ce1">
            <text:p>#N/A</text:p>
          </table:table-cell>
          <table:table-cell office:value-type="float" office:value="0" table:formula="of:=INDEX([.$AO$2:.$AP$33];MATCH([.$AX133];[.$AO$2:.$AO$33];0);2)" table:style-name="ce1">
            <text:p>#N/A</text:p>
          </table:table-cell>
          <table:table-cell office:value-type="float" office:value="0" table:formula="of:=INDEX([.$AS$2:.$AT$51];MATCH([.$AX133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IS15DIV_IS6_unknown</text:p>
          </table:table-cell>
          <table:table-cell office:value-type="float" office:value="0" table:formula="of:=INDEX([.$A$2:.$B$37];MATCH([.$AX134];[.$A$2:.$A$37];0);2)" table:style-name="ce1">
            <text:p>#N/A</text:p>
          </table:table-cell>
          <table:table-cell office:value-type="float" office:value="0" table:formula="of:=INDEX([.$E$2:.$F$42];MATCH([.$AX134];[.$E$2:.$E$42];0);2)" table:style-name="ce1">
            <text:p>#N/A</text:p>
          </table:table-cell>
          <table:table-cell office:value-type="float" office:value="0" table:formula="of:=INDEX([.$I$2:.$J$37];MATCH([.$AX134];[.$I$2:.$I$37];0);2)" table:style-name="ce1">
            <text:p>#N/A</text:p>
          </table:table-cell>
          <table:table-cell office:value-type="float" office:value="0" table:formula="of:=INDEX([.$M$2:.$N$31];MATCH([.$AX134];[.$M$2:.$M$31];0);2)" table:style-name="ce1">
            <text:p>#N/A</text:p>
          </table:table-cell>
          <table:table-cell office:value-type="float" office:value="113" table:formula="of:=INDEX([.$Q$2:.$R$122];MATCH([.$AX134];[.$Q$2:.$Q$122];0);2)" table:style-name="ce1">
            <text:p>113</text:p>
          </table:table-cell>
          <table:table-cell office:value-type="float" office:value="0" table:formula="of:=INDEX([.$U$2:.$V$24];MATCH([.$AX134];[.$U$2:.$U$24];0);2)" table:style-name="ce1">
            <text:p>#N/A</text:p>
          </table:table-cell>
          <table:table-cell office:value-type="float" office:value="23" table:formula="of:=INDEX([.$Y$2:.$Z$51];MATCH([.$AX134];[.$Y$2:.$Y$51];0);2)" table:style-name="ce1">
            <text:p>23</text:p>
          </table:table-cell>
          <table:table-cell office:value-type="float" office:value="0" table:formula="of:=INDEX([.$AC$2:.$AD$157];MATCH([.$AX134];[.$AC$2:.$AC$157];0);2)" table:style-name="ce1">
            <text:p>#N/A</text:p>
          </table:table-cell>
          <table:table-cell office:value-type="float" office:value="0" table:formula="of:=INDEX([.$AG$2:.$AH$35];MATCH([.$AX134];[.$AG$2:.$AG$35];0);2)" table:style-name="ce1">
            <text:p>#N/A</text:p>
          </table:table-cell>
          <table:table-cell office:value-type="float" office:value="127" table:formula="of:=INDEX([.$AK$2:.$AL$38];MATCH([.$AX134];[.$AK$2:.$AK$38];0);2)" table:style-name="ce1">
            <text:p>127</text:p>
          </table:table-cell>
          <table:table-cell office:value-type="float" office:value="0" table:formula="of:=INDEX([.$AO$2:.$AP$33];MATCH([.$AX134];[.$AO$2:.$AO$33];0);2)" table:style-name="ce1">
            <text:p>#N/A</text:p>
          </table:table-cell>
          <table:table-cell office:value-type="float" office:value="0" table:formula="of:=INDEX([.$AS$2:.$AT$51];MATCH([.$AX134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sul2_3_HQ840942</text:p>
          </table:table-cell>
          <table:table-cell office:value-type="float" office:value="0" table:formula="of:=INDEX([.$A$2:.$B$37];MATCH([.$AX135];[.$A$2:.$A$37];0);2)" table:style-name="ce1">
            <text:p>#N/A</text:p>
          </table:table-cell>
          <table:table-cell office:value-type="float" office:value="0" table:formula="of:=INDEX([.$E$2:.$F$42];MATCH([.$AX135];[.$E$2:.$E$42];0);2)" table:style-name="ce1">
            <text:p>#N/A</text:p>
          </table:table-cell>
          <table:table-cell office:value-type="float" office:value="0" table:formula="of:=INDEX([.$I$2:.$J$37];MATCH([.$AX135];[.$I$2:.$I$37];0);2)" table:style-name="ce1">
            <text:p>#N/A</text:p>
          </table:table-cell>
          <table:table-cell office:value-type="float" office:value="0" table:formula="of:=INDEX([.$M$2:.$N$31];MATCH([.$AX135];[.$M$2:.$M$31];0);2)" table:style-name="ce1">
            <text:p>#N/A</text:p>
          </table:table-cell>
          <table:table-cell office:value-type="float" office:value="156" table:formula="of:=INDEX([.$Q$2:.$R$122];MATCH([.$AX135];[.$Q$2:.$Q$122];0);2)" table:style-name="ce1">
            <text:p>156</text:p>
          </table:table-cell>
          <table:table-cell office:value-type="float" office:value="0" table:formula="of:=INDEX([.$U$2:.$V$24];MATCH([.$AX135];[.$U$2:.$U$24];0);2)" table:style-name="ce1">
            <text:p>#N/A</text:p>
          </table:table-cell>
          <table:table-cell office:value-type="float" office:value="0" table:formula="of:=INDEX([.$Y$2:.$Z$51];MATCH([.$AX135];[.$Y$2:.$Y$51];0);2)" table:style-name="ce1">
            <text:p>#N/A</text:p>
          </table:table-cell>
          <table:table-cell office:value-type="float" office:value="0" table:formula="of:=INDEX([.$AC$2:.$AD$157];MATCH([.$AX135];[.$AC$2:.$AC$157];0);2)" table:style-name="ce1">
            <text:p>#N/A</text:p>
          </table:table-cell>
          <table:table-cell office:value-type="float" office:value="0" table:formula="of:=INDEX([.$AG$2:.$AH$35];MATCH([.$AX135];[.$AG$2:.$AG$35];0);2)" table:style-name="ce1">
            <text:p>#N/A</text:p>
          </table:table-cell>
          <table:table-cell office:value-type="float" office:value="0" table:formula="of:=INDEX([.$AK$2:.$AL$38];MATCH([.$AX135];[.$AK$2:.$AK$38];0);2)" table:style-name="ce1">
            <text:p>#N/A</text:p>
          </table:table-cell>
          <table:table-cell office:value-type="float" office:value="0" table:formula="of:=INDEX([.$AO$2:.$AP$33];MATCH([.$AX135];[.$AO$2:.$AO$33];0);2)" table:style-name="ce1">
            <text:p>#N/A</text:p>
          </table:table-cell>
          <table:table-cell office:value-type="float" office:value="30" table:formula="of:=INDEX([.$AS$2:.$AT$51];MATCH([.$AX135];[.$AS$2:.$AS$51];0);2)" table:style-name="ce1">
            <text:p>30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blaCTX-M-163_1_KP681698</text:p>
          </table:table-cell>
          <table:table-cell office:value-type="float" office:value="0" table:formula="of:=INDEX([.$A$2:.$B$37];MATCH([.$AX136];[.$A$2:.$A$37];0);2)" table:style-name="ce1">
            <text:p>#N/A</text:p>
          </table:table-cell>
          <table:table-cell office:value-type="float" office:value="0" table:formula="of:=INDEX([.$E$2:.$F$42];MATCH([.$AX136];[.$E$2:.$E$42];0);2)" table:style-name="ce1">
            <text:p>#N/A</text:p>
          </table:table-cell>
          <table:table-cell office:value-type="float" office:value="0" table:formula="of:=INDEX([.$I$2:.$J$37];MATCH([.$AX136];[.$I$2:.$I$37];0);2)" table:style-name="ce1">
            <text:p>#N/A</text:p>
          </table:table-cell>
          <table:table-cell office:value-type="float" office:value="0" table:formula="of:=INDEX([.$M$2:.$N$31];MATCH([.$AX136];[.$M$2:.$M$31];0);2)" table:style-name="ce1">
            <text:p>#N/A</text:p>
          </table:table-cell>
          <table:table-cell office:value-type="float" office:value="25" table:formula="of:=INDEX([.$Q$2:.$R$122];MATCH([.$AX136];[.$Q$2:.$Q$122];0);2)" table:style-name="ce1">
            <text:p>25</text:p>
          </table:table-cell>
          <table:table-cell office:value-type="float" office:value="0" table:formula="of:=INDEX([.$U$2:.$V$24];MATCH([.$AX136];[.$U$2:.$U$24];0);2)" table:style-name="ce1">
            <text:p>#N/A</text:p>
          </table:table-cell>
          <table:table-cell office:value-type="float" office:value="0" table:formula="of:=INDEX([.$Y$2:.$Z$51];MATCH([.$AX136];[.$Y$2:.$Y$51];0);2)" table:style-name="ce1">
            <text:p>#N/A</text:p>
          </table:table-cell>
          <table:table-cell office:value-type="float" office:value="0" table:formula="of:=INDEX([.$AC$2:.$AD$157];MATCH([.$AX136];[.$AC$2:.$AC$157];0);2)" table:style-name="ce1">
            <text:p>#N/A</text:p>
          </table:table-cell>
          <table:table-cell office:value-type="float" office:value="0" table:formula="of:=INDEX([.$AG$2:.$AH$35];MATCH([.$AX136];[.$AG$2:.$AG$35];0);2)" table:style-name="ce1">
            <text:p>#N/A</text:p>
          </table:table-cell>
          <table:table-cell office:value-type="float" office:value="0" table:formula="of:=INDEX([.$AK$2:.$AL$38];MATCH([.$AX136];[.$AK$2:.$AK$38];0);2)" table:style-name="ce1">
            <text:p>#N/A</text:p>
          </table:table-cell>
          <table:table-cell office:value-type="float" office:value="0" table:formula="of:=INDEX([.$AO$2:.$AP$33];MATCH([.$AX136];[.$AO$2:.$AO$33];0);2)" table:style-name="ce1">
            <text:p>#N/A</text:p>
          </table:table-cell>
          <table:table-cell office:value-type="float" office:value="0" table:formula="of:=INDEX([.$AS$2:.$AT$51];MATCH([.$AX136];[.$AS$2:.$AS$51];0);2)" table:style-name="ce1">
            <text:p>#N/A</text:p>
          </table:table-cell>
          <table:table-cell table:number-columns-repeated="3" table:style-name="ce1"/>
          <table:table-cell office:value-type="string" table:style-name="ce3">
            <text:p>Simpson_1-D</text:p>
          </table:table-cell>
          <table:table-cell table:number-columns-repeated="2" table:style-name="ce3"/>
          <table:table-cell office:value-type="string" table:style-name="ce3">
            <text:p>Berger-Parker</text:p>
          </table:table-cell>
          <table:table-cell table:number-columns-repeated="2" table:style-name="ce3"/>
          <table:table-cell office:value-type="string" table:style-name="ce3">
            <text:p>Evenness_e^H/S</text:p>
          </table:table-cell>
          <table:table-cell table:number-columns-repeated="2" table:style-name="ce3"/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erm(B)_12_U18931</text:p>
          </table:table-cell>
          <table:table-cell office:value-type="float" office:value="0" table:formula="of:=INDEX([.$A$2:.$B$37];MATCH([.$AX137];[.$A$2:.$A$37];0);2)" table:style-name="ce1">
            <text:p>#N/A</text:p>
          </table:table-cell>
          <table:table-cell office:value-type="float" office:value="0" table:formula="of:=INDEX([.$E$2:.$F$42];MATCH([.$AX137];[.$E$2:.$E$42];0);2)" table:style-name="ce1">
            <text:p>#N/A</text:p>
          </table:table-cell>
          <table:table-cell office:value-type="float" office:value="0" table:formula="of:=INDEX([.$I$2:.$J$37];MATCH([.$AX137];[.$I$2:.$I$37];0);2)" table:style-name="ce1">
            <text:p>#N/A</text:p>
          </table:table-cell>
          <table:table-cell office:value-type="float" office:value="0" table:formula="of:=INDEX([.$M$2:.$N$31];MATCH([.$AX137];[.$M$2:.$M$31];0);2)" table:style-name="ce1">
            <text:p>#N/A</text:p>
          </table:table-cell>
          <table:table-cell office:value-type="float" office:value="99" table:formula="of:=INDEX([.$Q$2:.$R$122];MATCH([.$AX137];[.$Q$2:.$Q$122];0);2)" table:style-name="ce1">
            <text:p>99</text:p>
          </table:table-cell>
          <table:table-cell office:value-type="float" office:value="0" table:formula="of:=INDEX([.$U$2:.$V$24];MATCH([.$AX137];[.$U$2:.$U$24];0);2)" table:style-name="ce1">
            <text:p>#N/A</text:p>
          </table:table-cell>
          <table:table-cell office:value-type="float" office:value="0" table:formula="of:=INDEX([.$Y$2:.$Z$51];MATCH([.$AX137];[.$Y$2:.$Y$51];0);2)" table:style-name="ce1">
            <text:p>#N/A</text:p>
          </table:table-cell>
          <table:table-cell office:value-type="float" office:value="0" table:formula="of:=INDEX([.$AC$2:.$AD$157];MATCH([.$AX137];[.$AC$2:.$AC$157];0);2)" table:style-name="ce1">
            <text:p>#N/A</text:p>
          </table:table-cell>
          <table:table-cell office:value-type="float" office:value="0" table:formula="of:=INDEX([.$AG$2:.$AH$35];MATCH([.$AX137];[.$AG$2:.$AG$35];0);2)" table:style-name="ce1">
            <text:p>#N/A</text:p>
          </table:table-cell>
          <table:table-cell office:value-type="float" office:value="0" table:formula="of:=INDEX([.$AK$2:.$AL$38];MATCH([.$AX137];[.$AK$2:.$AK$38];0);2)" table:style-name="ce1">
            <text:p>#N/A</text:p>
          </table:table-cell>
          <table:table-cell office:value-type="float" office:value="0" table:formula="of:=INDEX([.$AO$2:.$AP$33];MATCH([.$AX137];[.$AO$2:.$AO$33];0);2)" table:style-name="ce1">
            <text:p>#N/A</text:p>
          </table:table-cell>
          <table:table-cell office:value-type="float" office:value="0" table:formula="of:=INDEX([.$AS$2:.$AT$51];MATCH([.$AX137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29_V_M</text:p>
          </table:table-cell>
          <table:table-cell office:value-type="float" office:value="0.92789999999999995" table:style-name="ce1">
            <text:p>0.9279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0.92889999999999995" table:style-name="ce1">
            <text:p>0.9289</text:p>
          </table:table-cell>
          <table:table-cell office:value-type="float" office:value="0.1137" table:style-name="ce1">
            <text:p>0.1137</text:p>
          </table:table-cell>
          <table:table-cell office:value-type="float" office:value="0.10929999999999999" table:style-name="ce1">
            <text:p>0.1093</text:p>
          </table:table-cell>
          <table:table-cell office:value-type="float" office:value="0.1182" table:style-name="ce1">
            <text:p>0.1182</text:p>
          </table:table-cell>
          <table:table-cell office:value-type="float" office:value="0.69679999999999997" table:style-name="ce1">
            <text:p>0.6968</text:p>
          </table:table-cell>
          <table:table-cell office:value-type="float" office:value="0.68989999999999996" table:style-name="ce1">
            <text:p>0.6899</text:p>
          </table:table-cell>
          <table:table-cell office:value-type="float" office:value="0.70369999999999999" table:style-name="ce1">
            <text:p>0.7037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tet(M)_12_FR671418</text:p>
          </table:table-cell>
          <table:table-cell office:value-type="float" office:value="0" table:formula="of:=INDEX([.$A$2:.$B$37];MATCH([.$AX138];[.$A$2:.$A$37];0);2)" table:style-name="ce1">
            <text:p>#N/A</text:p>
          </table:table-cell>
          <table:table-cell office:value-type="float" office:value="0" table:formula="of:=INDEX([.$E$2:.$F$42];MATCH([.$AX138];[.$E$2:.$E$42];0);2)" table:style-name="ce1">
            <text:p>#N/A</text:p>
          </table:table-cell>
          <table:table-cell office:value-type="float" office:value="0" table:formula="of:=INDEX([.$I$2:.$J$37];MATCH([.$AX138];[.$I$2:.$I$37];0);2)" table:style-name="ce1">
            <text:p>#N/A</text:p>
          </table:table-cell>
          <table:table-cell office:value-type="float" office:value="0" table:formula="of:=INDEX([.$M$2:.$N$31];MATCH([.$AX138];[.$M$2:.$M$31];0);2)" table:style-name="ce1">
            <text:p>#N/A</text:p>
          </table:table-cell>
          <table:table-cell office:value-type="float" office:value="399" table:formula="of:=INDEX([.$Q$2:.$R$122];MATCH([.$AX138];[.$Q$2:.$Q$122];0);2)" table:style-name="ce1">
            <text:p>399</text:p>
          </table:table-cell>
          <table:table-cell office:value-type="float" office:value="0" table:formula="of:=INDEX([.$U$2:.$V$24];MATCH([.$AX138];[.$U$2:.$U$24];0);2)" table:style-name="ce1">
            <text:p>#N/A</text:p>
          </table:table-cell>
          <table:table-cell office:value-type="float" office:value="0" table:formula="of:=INDEX([.$Y$2:.$Z$51];MATCH([.$AX138];[.$Y$2:.$Y$51];0);2)" table:style-name="ce1">
            <text:p>#N/A</text:p>
          </table:table-cell>
          <table:table-cell office:value-type="float" office:value="0" table:formula="of:=INDEX([.$AC$2:.$AD$157];MATCH([.$AX138];[.$AC$2:.$AC$157];0);2)" table:style-name="ce1">
            <text:p>#N/A</text:p>
          </table:table-cell>
          <table:table-cell office:value-type="float" office:value="0" table:formula="of:=INDEX([.$AG$2:.$AH$35];MATCH([.$AX138];[.$AG$2:.$AG$35];0);2)" table:style-name="ce1">
            <text:p>#N/A</text:p>
          </table:table-cell>
          <table:table-cell office:value-type="float" office:value="0" table:formula="of:=INDEX([.$AK$2:.$AL$38];MATCH([.$AX138];[.$AK$2:.$AK$38];0);2)" table:style-name="ce1">
            <text:p>#N/A</text:p>
          </table:table-cell>
          <table:table-cell office:value-type="float" office:value="0" table:formula="of:=INDEX([.$AO$2:.$AP$33];MATCH([.$AX138];[.$AO$2:.$AO$33];0);2)" table:style-name="ce1">
            <text:p>#N/A</text:p>
          </table:table-cell>
          <table:table-cell office:value-type="float" office:value="0" table:formula="of:=INDEX([.$AS$2:.$AT$51];MATCH([.$AX138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33_V_M</text:p>
          </table:table-cell>
          <table:table-cell office:value-type="float" office:value="0.9264" table:style-name="ce1">
            <text:p>0.9264</text:p>
          </table:table-cell>
          <table:table-cell office:value-type="float" office:value="0.92479999999999996" table:style-name="ce1">
            <text:p>0.9248</text:p>
          </table:table-cell>
          <table:table-cell office:value-type="float" office:value="0.92810000000000004" table:style-name="ce1">
            <text:p>0.9281</text:p>
          </table:table-cell>
          <table:table-cell office:value-type="float" office:value="0.19070000000000001" table:style-name="ce1">
            <text:p>0.1907</text:p>
          </table:table-cell>
          <table:table-cell office:value-type="float" office:value="0.18540000000000001" table:style-name="ce1">
            <text:p>0.1854</text:p>
          </table:table-cell>
          <table:table-cell office:value-type="float" office:value="0.1961" table:style-name="ce1">
            <text:p>0.1961</text:p>
          </table:table-cell>
          <table:table-cell office:value-type="float" office:value="0.70379999999999998" table:style-name="ce1">
            <text:p>0.7038</text:p>
          </table:table-cell>
          <table:table-cell office:value-type="float" office:value="0.69579999999999997" table:style-name="ce1">
            <text:p>0.6958</text:p>
          </table:table-cell>
          <table:table-cell office:value-type="float" office:value="0.71179999999999999" table:style-name="ce1">
            <text:p>0.7118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sul2_14_AJ514834</text:p>
          </table:table-cell>
          <table:table-cell office:value-type="float" office:value="0" table:formula="of:=INDEX([.$A$2:.$B$37];MATCH([.$AX139];[.$A$2:.$A$37];0);2)" table:style-name="ce1">
            <text:p>#N/A</text:p>
          </table:table-cell>
          <table:table-cell office:value-type="float" office:value="0" table:formula="of:=INDEX([.$E$2:.$F$42];MATCH([.$AX139];[.$E$2:.$E$42];0);2)" table:style-name="ce1">
            <text:p>#N/A</text:p>
          </table:table-cell>
          <table:table-cell office:value-type="float" office:value="0" table:formula="of:=INDEX([.$I$2:.$J$37];MATCH([.$AX139];[.$I$2:.$I$37];0);2)" table:style-name="ce1">
            <text:p>#N/A</text:p>
          </table:table-cell>
          <table:table-cell office:value-type="float" office:value="0" table:formula="of:=INDEX([.$M$2:.$N$31];MATCH([.$AX139];[.$M$2:.$M$31];0);2)" table:style-name="ce1">
            <text:p>#N/A</text:p>
          </table:table-cell>
          <table:table-cell office:value-type="float" office:value="210" table:formula="of:=INDEX([.$Q$2:.$R$122];MATCH([.$AX139];[.$Q$2:.$Q$122];0);2)" table:style-name="ce1">
            <text:p>210</text:p>
          </table:table-cell>
          <table:table-cell office:value-type="float" office:value="0" table:formula="of:=INDEX([.$U$2:.$V$24];MATCH([.$AX139];[.$U$2:.$U$24];0);2)" table:style-name="ce1">
            <text:p>#N/A</text:p>
          </table:table-cell>
          <table:table-cell office:value-type="float" office:value="0" table:formula="of:=INDEX([.$Y$2:.$Z$51];MATCH([.$AX139];[.$Y$2:.$Y$51];0);2)" table:style-name="ce1">
            <text:p>#N/A</text:p>
          </table:table-cell>
          <table:table-cell office:value-type="float" office:value="0" table:formula="of:=INDEX([.$AC$2:.$AD$157];MATCH([.$AX139];[.$AC$2:.$AC$157];0);2)" table:style-name="ce1">
            <text:p>#N/A</text:p>
          </table:table-cell>
          <table:table-cell office:value-type="float" office:value="0" table:formula="of:=INDEX([.$AG$2:.$AH$35];MATCH([.$AX139];[.$AG$2:.$AG$35];0);2)" table:style-name="ce1">
            <text:p>#N/A</text:p>
          </table:table-cell>
          <table:table-cell office:value-type="float" office:value="0" table:formula="of:=INDEX([.$AK$2:.$AL$38];MATCH([.$AX139];[.$AK$2:.$AK$38];0);2)" table:style-name="ce1">
            <text:p>#N/A</text:p>
          </table:table-cell>
          <table:table-cell office:value-type="float" office:value="0" table:formula="of:=INDEX([.$AO$2:.$AP$33];MATCH([.$AX139];[.$AO$2:.$AO$33];0);2)" table:style-name="ce1">
            <text:p>#N/A</text:p>
          </table:table-cell>
          <table:table-cell office:value-type="float" office:value="57" table:formula="of:=INDEX([.$AS$2:.$AT$51];MATCH([.$AX139];[.$AS$2:.$AS$51];0);2)" table:style-name="ce1">
            <text:p>57</text:p>
          </table:table-cell>
          <table:table-cell table:number-columns-repeated="2" table:style-name="ce1"/>
          <table:table-cell office:value-type="string" table:style-name="ce1">
            <text:p>45_NV_M</text:p>
          </table:table-cell>
          <table:table-cell office:value-type="float" office:value="0.88480000000000003" table:style-name="ce1">
            <text:p>0.8848</text:p>
          </table:table-cell>
          <table:table-cell office:value-type="float" office:value="0.88139999999999996" table:style-name="ce1">
            <text:p>0.8814</text:p>
          </table:table-cell>
          <table:table-cell office:value-type="float" office:value="0.88829999999999998" table:style-name="ce1">
            <text:p>0.8883</text:p>
          </table:table-cell>
          <table:table-cell office:value-type="float" office:value="0.2712" table:style-name="ce1">
            <text:p>0.2712</text:p>
          </table:table-cell>
          <table:table-cell office:value-type="float" office:value="0.26350000000000001" table:style-name="ce1">
            <text:p>0.2635</text:p>
          </table:table-cell>
          <table:table-cell office:value-type="float" office:value="0.27889999999999998" table:style-name="ce1">
            <text:p>0.2789</text:p>
          </table:table-cell>
          <table:table-cell office:value-type="float" office:value="0.50549999999999995" table:style-name="ce1">
            <text:p>0.5055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5151" table:style-name="ce1">
            <text:p>0.5151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ISEc52_IS3_IS3</text:p>
          </table:table-cell>
          <table:table-cell office:value-type="float" office:value="0" table:formula="of:=INDEX([.$A$2:.$B$37];MATCH([.$AX140];[.$A$2:.$A$37];0);2)" table:style-name="ce1">
            <text:p>#N/A</text:p>
          </table:table-cell>
          <table:table-cell office:value-type="float" office:value="0" table:formula="of:=INDEX([.$E$2:.$F$42];MATCH([.$AX140];[.$E$2:.$E$42];0);2)" table:style-name="ce1">
            <text:p>#N/A</text:p>
          </table:table-cell>
          <table:table-cell office:value-type="float" office:value="0" table:formula="of:=INDEX([.$I$2:.$J$37];MATCH([.$AX140];[.$I$2:.$I$37];0);2)" table:style-name="ce1">
            <text:p>#N/A</text:p>
          </table:table-cell>
          <table:table-cell office:value-type="float" office:value="0" table:formula="of:=INDEX([.$M$2:.$N$31];MATCH([.$AX140];[.$M$2:.$M$31];0);2)" table:style-name="ce1">
            <text:p>#N/A</text:p>
          </table:table-cell>
          <table:table-cell office:value-type="float" office:value="66" table:formula="of:=INDEX([.$Q$2:.$R$122];MATCH([.$AX140];[.$Q$2:.$Q$122];0);2)" table:style-name="ce1">
            <text:p>66</text:p>
          </table:table-cell>
          <table:table-cell office:value-type="float" office:value="0" table:formula="of:=INDEX([.$U$2:.$V$24];MATCH([.$AX140];[.$U$2:.$U$24];0);2)" table:style-name="ce1">
            <text:p>#N/A</text:p>
          </table:table-cell>
          <table:table-cell office:value-type="float" office:value="0" table:formula="of:=INDEX([.$Y$2:.$Z$51];MATCH([.$AX140];[.$Y$2:.$Y$51];0);2)" table:style-name="ce1">
            <text:p>#N/A</text:p>
          </table:table-cell>
          <table:table-cell office:value-type="float" office:value="0" table:formula="of:=INDEX([.$AC$2:.$AD$157];MATCH([.$AX140];[.$AC$2:.$AC$157];0);2)" table:style-name="ce1">
            <text:p>#N/A</text:p>
          </table:table-cell>
          <table:table-cell office:value-type="float" office:value="0" table:formula="of:=INDEX([.$AG$2:.$AH$35];MATCH([.$AX140];[.$AG$2:.$AG$35];0);2)" table:style-name="ce1">
            <text:p>#N/A</text:p>
          </table:table-cell>
          <table:table-cell office:value-type="float" office:value="0" table:formula="of:=INDEX([.$AK$2:.$AL$38];MATCH([.$AX140];[.$AK$2:.$AK$38];0);2)" table:style-name="ce1">
            <text:p>#N/A</text:p>
          </table:table-cell>
          <table:table-cell office:value-type="float" office:value="0" table:formula="of:=INDEX([.$AO$2:.$AP$33];MATCH([.$AX140];[.$AO$2:.$AO$33];0);2)" table:style-name="ce1">
            <text:p>#N/A</text:p>
          </table:table-cell>
          <table:table-cell office:value-type="float" office:value="0" table:formula="of:=INDEX([.$AS$2:.$AT$51];MATCH([.$AX140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22_NV_M</text:p>
          </table:table-cell>
          <table:table-cell office:value-type="float" office:value="0.92110000000000003" table:style-name="ce1">
            <text:p>0.9211</text:p>
          </table:table-cell>
          <table:table-cell office:value-type="float" office:value="0.91920000000000002" table:style-name="ce1">
            <text:p>0.9192</text:p>
          </table:table-cell>
          <table:table-cell office:value-type="float" office:value="0.92310000000000003" table:style-name="ce1">
            <text:p>0.9231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0.1638" table:style-name="ce1">
            <text:p>0.1638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0.72089999999999999" table:style-name="ce1">
            <text:p>0.7209</text:p>
          </table:table-cell>
          <table:table-cell office:value-type="float" office:value="0.74299999999999999" table:style-name="ce1">
            <text:p>0.743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tet(A)_4_AJ517790</text:p>
          </table:table-cell>
          <table:table-cell office:value-type="float" office:value="0" table:formula="of:=INDEX([.$A$2:.$B$37];MATCH([.$AX141];[.$A$2:.$A$37];0);2)" table:style-name="ce1">
            <text:p>#N/A</text:p>
          </table:table-cell>
          <table:table-cell office:value-type="float" office:value="0" table:formula="of:=INDEX([.$E$2:.$F$42];MATCH([.$AX141];[.$E$2:.$E$42];0);2)" table:style-name="ce1">
            <text:p>#N/A</text:p>
          </table:table-cell>
          <table:table-cell office:value-type="float" office:value="0" table:formula="of:=INDEX([.$I$2:.$J$37];MATCH([.$AX141];[.$I$2:.$I$37];0);2)" table:style-name="ce1">
            <text:p>#N/A</text:p>
          </table:table-cell>
          <table:table-cell office:value-type="float" office:value="0" table:formula="of:=INDEX([.$M$2:.$N$31];MATCH([.$AX141];[.$M$2:.$M$31];0);2)" table:style-name="ce1">
            <text:p>#N/A</text:p>
          </table:table-cell>
          <table:table-cell office:value-type="float" office:value="62" table:formula="of:=INDEX([.$Q$2:.$R$122];MATCH([.$AX141];[.$Q$2:.$Q$122];0);2)" table:style-name="ce1">
            <text:p>62</text:p>
          </table:table-cell>
          <table:table-cell office:value-type="float" office:value="0" table:formula="of:=INDEX([.$U$2:.$V$24];MATCH([.$AX141];[.$U$2:.$U$24];0);2)" table:style-name="ce1">
            <text:p>#N/A</text:p>
          </table:table-cell>
          <table:table-cell office:value-type="float" office:value="0" table:formula="of:=INDEX([.$Y$2:.$Z$51];MATCH([.$AX141];[.$Y$2:.$Y$51];0);2)" table:style-name="ce1">
            <text:p>#N/A</text:p>
          </table:table-cell>
          <table:table-cell office:value-type="float" office:value="0" table:formula="of:=INDEX([.$AC$2:.$AD$157];MATCH([.$AX141];[.$AC$2:.$AC$157];0);2)" table:style-name="ce1">
            <text:p>#N/A</text:p>
          </table:table-cell>
          <table:table-cell office:value-type="float" office:value="0" table:formula="of:=INDEX([.$AG$2:.$AH$35];MATCH([.$AX141];[.$AG$2:.$AG$35];0);2)" table:style-name="ce1">
            <text:p>#N/A</text:p>
          </table:table-cell>
          <table:table-cell office:value-type="float" office:value="16" table:formula="of:=INDEX([.$AK$2:.$AL$38];MATCH([.$AX141];[.$AK$2:.$AK$38];0);2)" table:style-name="ce1">
            <text:p>16</text:p>
          </table:table-cell>
          <table:table-cell office:value-type="float" office:value="0" table:formula="of:=INDEX([.$AO$2:.$AP$33];MATCH([.$AX141];[.$AO$2:.$AO$33];0);2)" table:style-name="ce1">
            <text:p>#N/A</text:p>
          </table:table-cell>
          <table:table-cell office:value-type="float" office:value="90" table:formula="of:=INDEX([.$AS$2:.$AT$51];MATCH([.$AX141];[.$AS$2:.$AS$51];0);2)" table:style-name="ce1">
            <text:p>90</text:p>
          </table:table-cell>
          <table:table-cell table:number-columns-repeated="2" table:style-name="ce1"/>
          <table:table-cell office:value-type="string" table:style-name="ce1">
            <text:p>31_NV_M</text:p>
          </table:table-cell>
          <table:table-cell office:value-type="float" office:value="0.9506" table:style-name="ce1">
            <text:p>0.9506</text:p>
          </table:table-cell>
          <table:table-cell office:value-type="float" office:value="0.95009999999999994" table:style-name="ce1">
            <text:p>0.9501</text:p>
          </table:table-cell>
          <table:table-cell office:value-type="float" office:value="0.95109999999999995" table:style-name="ce1">
            <text:p>0.9511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7.1620000000000003E-2" table:style-name="ce1">
            <text:p>0.07162</text:p>
          </table:table-cell>
          <table:table-cell office:value-type="float" office:value="7.6950000000000005E-2" table:style-name="ce1">
            <text:p>0.07695</text:p>
          </table:table-cell>
          <table:table-cell office:value-type="float" office:value="0.4259" table:style-name="ce1">
            <text:p>0.4259</text:p>
          </table:table-cell>
          <table:table-cell office:value-type="float" office:value="0.42130000000000001" table:style-name="ce1">
            <text:p>0.4213</text:p>
          </table:table-cell>
          <table:table-cell office:value-type="float" office:value="0.43059999999999998" table:style-name="ce1">
            <text:p>0.4306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ISEc22_IS66_unknown</text:p>
          </table:table-cell>
          <table:table-cell office:value-type="float" office:value="0" table:formula="of:=INDEX([.$A$2:.$B$37];MATCH([.$AX142];[.$A$2:.$A$37];0);2)" table:style-name="ce1">
            <text:p>#N/A</text:p>
          </table:table-cell>
          <table:table-cell office:value-type="float" office:value="0" table:formula="of:=INDEX([.$E$2:.$F$42];MATCH([.$AX142];[.$E$2:.$E$42];0);2)" table:style-name="ce1">
            <text:p>#N/A</text:p>
          </table:table-cell>
          <table:table-cell office:value-type="float" office:value="0" table:formula="of:=INDEX([.$I$2:.$J$37];MATCH([.$AX142];[.$I$2:.$I$37];0);2)" table:style-name="ce1">
            <text:p>#N/A</text:p>
          </table:table-cell>
          <table:table-cell office:value-type="float" office:value="0" table:formula="of:=INDEX([.$M$2:.$N$31];MATCH([.$AX142];[.$M$2:.$M$31];0);2)" table:style-name="ce1">
            <text:p>#N/A</text:p>
          </table:table-cell>
          <table:table-cell office:value-type="float" office:value="203" table:formula="of:=INDEX([.$Q$2:.$R$122];MATCH([.$AX142];[.$Q$2:.$Q$122];0);2)" table:style-name="ce1">
            <text:p>203</text:p>
          </table:table-cell>
          <table:table-cell office:value-type="float" office:value="0" table:formula="of:=INDEX([.$U$2:.$V$24];MATCH([.$AX142];[.$U$2:.$U$24];0);2)" table:style-name="ce1">
            <text:p>#N/A</text:p>
          </table:table-cell>
          <table:table-cell office:value-type="float" office:value="0" table:formula="of:=INDEX([.$Y$2:.$Z$51];MATCH([.$AX142];[.$Y$2:.$Y$51];0);2)" table:style-name="ce1">
            <text:p>#N/A</text:p>
          </table:table-cell>
          <table:table-cell office:value-type="float" office:value="0" table:formula="of:=INDEX([.$AC$2:.$AD$157];MATCH([.$AX142];[.$AC$2:.$AC$157];0);2)" table:style-name="ce1">
            <text:p>#N/A</text:p>
          </table:table-cell>
          <table:table-cell office:value-type="float" office:value="0" table:formula="of:=INDEX([.$AG$2:.$AH$35];MATCH([.$AX142];[.$AG$2:.$AG$35];0);2)" table:style-name="ce1">
            <text:p>#N/A</text:p>
          </table:table-cell>
          <table:table-cell office:value-type="float" office:value="0" table:formula="of:=INDEX([.$AK$2:.$AL$38];MATCH([.$AX142];[.$AK$2:.$AK$38];0);2)" table:style-name="ce1">
            <text:p>#N/A</text:p>
          </table:table-cell>
          <table:table-cell office:value-type="float" office:value="0" table:formula="of:=INDEX([.$AO$2:.$AP$33];MATCH([.$AX142];[.$AO$2:.$AO$33];0);2)" table:style-name="ce1">
            <text:p>#N/A</text:p>
          </table:table-cell>
          <table:table-cell office:value-type="float" office:value="0" table:formula="of:=INDEX([.$AS$2:.$AT$51];MATCH([.$AX142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33_NV_M</text:p>
          </table:table-cell>
          <table:table-cell office:value-type="float" office:value="0.91069999999999995" table:style-name="ce1">
            <text:p>0.9107</text:p>
          </table:table-cell>
          <table:table-cell office:value-type="float" office:value="0.90810000000000002" table:style-name="ce1">
            <text:p>0.9081</text:p>
          </table:table-cell>
          <table:table-cell office:value-type="float" office:value="0.9133" table:style-name="ce1">
            <text:p>0.9133</text:p>
          </table:table-cell>
          <table:table-cell office:value-type="float" office:value="0.17419999999999999" table:style-name="ce1">
            <text:p>0.1742</text:p>
          </table:table-cell>
          <table:table-cell office:value-type="float" office:value="0.16739999999999999" table:style-name="ce1">
            <text:p>0.1674</text:p>
          </table:table-cell>
          <table:table-cell office:value-type="float" office:value="0.18090000000000001" table:style-name="ce1">
            <text:p>0.1809</text:p>
          </table:table-cell>
          <table:table-cell office:value-type="float" office:value="0.68430000000000002" table:style-name="ce1">
            <text:p>0.6843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0.69640000000000002" table:style-name="ce1">
            <text:p>0.6964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ISEc1_ISAs1_unknown</text:p>
          </table:table-cell>
          <table:table-cell office:value-type="float" office:value="0" table:formula="of:=INDEX([.$A$2:.$B$37];MATCH([.$AX143];[.$A$2:.$A$37];0);2)" table:style-name="ce1">
            <text:p>#N/A</text:p>
          </table:table-cell>
          <table:table-cell office:value-type="float" office:value="0" table:formula="of:=INDEX([.$E$2:.$F$42];MATCH([.$AX143];[.$E$2:.$E$42];0);2)" table:style-name="ce1">
            <text:p>#N/A</text:p>
          </table:table-cell>
          <table:table-cell office:value-type="float" office:value="0" table:formula="of:=INDEX([.$I$2:.$J$37];MATCH([.$AX143];[.$I$2:.$I$37];0);2)" table:style-name="ce1">
            <text:p>#N/A</text:p>
          </table:table-cell>
          <table:table-cell office:value-type="float" office:value="0" table:formula="of:=INDEX([.$M$2:.$N$31];MATCH([.$AX143];[.$M$2:.$M$31];0);2)" table:style-name="ce1">
            <text:p>#N/A</text:p>
          </table:table-cell>
          <table:table-cell office:value-type="float" office:value="362" table:formula="of:=INDEX([.$Q$2:.$R$122];MATCH([.$AX143];[.$Q$2:.$Q$122];0);2)" table:style-name="ce1">
            <text:p>362</text:p>
          </table:table-cell>
          <table:table-cell office:value-type="float" office:value="0" table:formula="of:=INDEX([.$U$2:.$V$24];MATCH([.$AX143];[.$U$2:.$U$24];0);2)" table:style-name="ce1">
            <text:p>#N/A</text:p>
          </table:table-cell>
          <table:table-cell office:value-type="float" office:value="97" table:formula="of:=INDEX([.$Y$2:.$Z$51];MATCH([.$AX143];[.$Y$2:.$Y$51];0);2)" table:style-name="ce1">
            <text:p>97</text:p>
          </table:table-cell>
          <table:table-cell office:value-type="float" office:value="0" table:formula="of:=INDEX([.$AC$2:.$AD$157];MATCH([.$AX143];[.$AC$2:.$AC$157];0);2)" table:style-name="ce1">
            <text:p>#N/A</text:p>
          </table:table-cell>
          <table:table-cell office:value-type="float" office:value="0" table:formula="of:=INDEX([.$AG$2:.$AH$35];MATCH([.$AX143];[.$AG$2:.$AG$35];0);2)" table:style-name="ce1">
            <text:p>#N/A</text:p>
          </table:table-cell>
          <table:table-cell office:value-type="float" office:value="0" table:formula="of:=INDEX([.$AK$2:.$AL$38];MATCH([.$AX143];[.$AK$2:.$AK$38];0);2)" table:style-name="ce1">
            <text:p>#N/A</text:p>
          </table:table-cell>
          <table:table-cell office:value-type="float" office:value="0" table:formula="of:=INDEX([.$AO$2:.$AP$33];MATCH([.$AX143];[.$AO$2:.$AO$33];0);2)" table:style-name="ce1">
            <text:p>#N/A</text:p>
          </table:table-cell>
          <table:table-cell office:value-type="float" office:value="0" table:formula="of:=INDEX([.$AS$2:.$AT$51];MATCH([.$AX143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35_NV_M</text:p>
          </table:table-cell>
          <table:table-cell office:value-type="float" office:value="0.88249999999999995" table:style-name="ce1">
            <text:p>0.8825</text:p>
          </table:table-cell>
          <table:table-cell office:value-type="float" office:value="0.88090000000000002" table:style-name="ce1">
            <text:p>0.8809</text:p>
          </table:table-cell>
          <table:table-cell office:value-type="float" office:value="0.88419999999999999" table:style-name="ce1">
            <text:p>0.8842</text:p>
          </table:table-cell>
          <table:table-cell office:value-type="float" office:value="0.1779" table:style-name="ce1">
            <text:p>0.1779</text:p>
          </table:table-cell>
          <table:table-cell office:value-type="float" office:value="0.1726" table:style-name="ce1">
            <text:p>0.1726</text:p>
          </table:table-cell>
          <table:table-cell office:value-type="float" office:value="0.1832" table:style-name="ce1">
            <text:p>0.1832</text:p>
          </table:table-cell>
          <table:table-cell office:value-type="float" office:value="0.53859999999999997" table:style-name="ce1">
            <text:p>0.5386</text:p>
          </table:table-cell>
          <table:table-cell office:value-type="float" office:value="0.53190000000000004" table:style-name="ce1">
            <text:p>0.5319</text:p>
          </table:table-cell>
          <table:table-cell office:value-type="float" office:value="0.54520000000000002" table:style-name="ce1">
            <text:p>0.5452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ISBlo3_IS3_unknown</text:p>
          </table:table-cell>
          <table:table-cell office:value-type="float" office:value="0" table:formula="of:=INDEX([.$A$2:.$B$37];MATCH([.$AX144];[.$A$2:.$A$37];0);2)" table:style-name="ce1">
            <text:p>#N/A</text:p>
          </table:table-cell>
          <table:table-cell office:value-type="float" office:value="0" table:formula="of:=INDEX([.$E$2:.$F$42];MATCH([.$AX144];[.$E$2:.$E$42];0);2)" table:style-name="ce1">
            <text:p>#N/A</text:p>
          </table:table-cell>
          <table:table-cell office:value-type="float" office:value="0" table:formula="of:=INDEX([.$I$2:.$J$37];MATCH([.$AX144];[.$I$2:.$I$37];0);2)" table:style-name="ce1">
            <text:p>#N/A</text:p>
          </table:table-cell>
          <table:table-cell office:value-type="float" office:value="0" table:formula="of:=INDEX([.$M$2:.$N$31];MATCH([.$AX144];[.$M$2:.$M$31];0);2)" table:style-name="ce1">
            <text:p>#N/A</text:p>
          </table:table-cell>
          <table:table-cell office:value-type="float" office:value="136" table:formula="of:=INDEX([.$Q$2:.$R$122];MATCH([.$AX144];[.$Q$2:.$Q$122];0);2)" table:style-name="ce1">
            <text:p>136</text:p>
          </table:table-cell>
          <table:table-cell office:value-type="float" office:value="0" table:formula="of:=INDEX([.$U$2:.$V$24];MATCH([.$AX144];[.$U$2:.$U$24];0);2)" table:style-name="ce1">
            <text:p>#N/A</text:p>
          </table:table-cell>
          <table:table-cell office:value-type="float" office:value="0" table:formula="of:=INDEX([.$Y$2:.$Z$51];MATCH([.$AX144];[.$Y$2:.$Y$51];0);2)" table:style-name="ce1">
            <text:p>#N/A</text:p>
          </table:table-cell>
          <table:table-cell office:value-type="float" office:value="0" table:formula="of:=INDEX([.$AC$2:.$AD$157];MATCH([.$AX144];[.$AC$2:.$AC$157];0);2)" table:style-name="ce1">
            <text:p>#N/A</text:p>
          </table:table-cell>
          <table:table-cell office:value-type="float" office:value="0" table:formula="of:=INDEX([.$AG$2:.$AH$35];MATCH([.$AX144];[.$AG$2:.$AG$35];0);2)" table:style-name="ce1">
            <text:p>#N/A</text:p>
          </table:table-cell>
          <table:table-cell office:value-type="float" office:value="0" table:formula="of:=INDEX([.$AK$2:.$AL$38];MATCH([.$AX144];[.$AK$2:.$AK$38];0);2)" table:style-name="ce1">
            <text:p>#N/A</text:p>
          </table:table-cell>
          <table:table-cell office:value-type="float" office:value="0" table:formula="of:=INDEX([.$AO$2:.$AP$33];MATCH([.$AX144];[.$AO$2:.$AO$33];0);2)" table:style-name="ce1">
            <text:p>#N/A</text:p>
          </table:table-cell>
          <table:table-cell office:value-type="float" office:value="0" table:formula="of:=INDEX([.$AS$2:.$AT$51];MATCH([.$AX144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27_NV_M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84660000000000002" table:style-name="ce1">
            <text:p>0.8466</text:p>
          </table:table-cell>
          <table:table-cell office:value-type="float" office:value="0.85570000000000002" table:style-name="ce1">
            <text:p>0.8557</text:p>
          </table:table-cell>
          <table:table-cell office:value-type="float" office:value="0.30109999999999998" table:style-name="ce1">
            <text:p>0.3011</text:p>
          </table:table-cell>
          <table:table-cell office:value-type="float" office:value="0.29210000000000003" table:style-name="ce1">
            <text:p>0.2921</text:p>
          </table:table-cell>
          <table:table-cell office:value-type="float" office:value="0.31019999999999998" table:style-name="ce1">
            <text:p>0.3102</text:p>
          </table:table-cell>
          <table:table-cell office:value-type="float" office:value="0.53169999999999995" table:style-name="ce1">
            <text:p>0.5317</text:p>
          </table:table-cell>
          <table:table-cell office:value-type="float" office:value="0.5202" table:style-name="ce1">
            <text:p>0.5202</text:p>
          </table:table-cell>
          <table:table-cell office:value-type="float" office:value="0.54330000000000001" table:style-name="ce1">
            <text:p>0.5433</text:p>
          </table:table-cell>
          <table:table-cell table:number-columns-repeated="16310" table:style-name="ce1"/>
        </table:table-row>
        <table:table-row table:style-name="ro1">
          <table:table-cell table:number-columns-repeated="49"/>
          <table:table-cell office:value-type="string" table:style-name="ce1">
            <text:p>IS100_IS21_unknown</text:p>
          </table:table-cell>
          <table:table-cell office:value-type="float" office:value="0" table:formula="of:=INDEX([.$A$2:.$B$37];MATCH([.$AX145];[.$A$2:.$A$37];0);2)" table:style-name="ce1">
            <text:p>#N/A</text:p>
          </table:table-cell>
          <table:table-cell office:value-type="float" office:value="0" table:formula="of:=INDEX([.$E$2:.$F$42];MATCH([.$AX145];[.$E$2:.$E$42];0);2)" table:style-name="ce1">
            <text:p>#N/A</text:p>
          </table:table-cell>
          <table:table-cell office:value-type="float" office:value="0" table:formula="of:=INDEX([.$I$2:.$J$37];MATCH([.$AX145];[.$I$2:.$I$37];0);2)" table:style-name="ce1">
            <text:p>#N/A</text:p>
          </table:table-cell>
          <table:table-cell office:value-type="float" office:value="0" table:formula="of:=INDEX([.$M$2:.$N$31];MATCH([.$AX145];[.$M$2:.$M$31];0);2)" table:style-name="ce1">
            <text:p>#N/A</text:p>
          </table:table-cell>
          <table:table-cell office:value-type="float" office:value="982" table:formula="of:=INDEX([.$Q$2:.$R$122];MATCH([.$AX145];[.$Q$2:.$Q$122];0);2)" table:style-name="ce1">
            <text:p>982</text:p>
          </table:table-cell>
          <table:table-cell office:value-type="float" office:value="0" table:formula="of:=INDEX([.$U$2:.$V$24];MATCH([.$AX145];[.$U$2:.$U$24];0);2)" table:style-name="ce1">
            <text:p>#N/A</text:p>
          </table:table-cell>
          <table:table-cell office:value-type="float" office:value="0" table:formula="of:=INDEX([.$Y$2:.$Z$51];MATCH([.$AX145];[.$Y$2:.$Y$51];0);2)" table:style-name="ce1">
            <text:p>#N/A</text:p>
          </table:table-cell>
          <table:table-cell office:value-type="float" office:value="0" table:formula="of:=INDEX([.$AC$2:.$AD$157];MATCH([.$AX145];[.$AC$2:.$AC$157];0);2)" table:style-name="ce1">
            <text:p>#N/A</text:p>
          </table:table-cell>
          <table:table-cell office:value-type="float" office:value="0" table:formula="of:=INDEX([.$AG$2:.$AH$35];MATCH([.$AX145];[.$AG$2:.$AG$35];0);2)" table:style-name="ce1">
            <text:p>#N/A</text:p>
          </table:table-cell>
          <table:table-cell office:value-type="float" office:value="0" table:formula="of:=INDEX([.$AK$2:.$AL$38];MATCH([.$AX145];[.$AK$2:.$AK$38];0);2)" table:style-name="ce1">
            <text:p>#N/A</text:p>
          </table:table-cell>
          <table:table-cell office:value-type="float" office:value="0" table:formula="of:=INDEX([.$AO$2:.$AP$33];MATCH([.$AX145];[.$AO$2:.$AO$33];0);2)" table:style-name="ce1">
            <text:p>#N/A</text:p>
          </table:table-cell>
          <table:table-cell office:value-type="float" office:value="0" table:formula="of:=INDEX([.$AS$2:.$AT$51];MATCH([.$AX145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28_NV_M</text:p>
          </table:table-cell>
          <table:table-cell office:value-type="float" office:value="0.93369999999999997" table:style-name="ce1">
            <text:p>0.9337</text:p>
          </table:table-cell>
          <table:table-cell office:value-type="float" office:value="0.93210000000000004" table:style-name="ce1">
            <text:p>0.9321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16289999999999999" table:style-name="ce1">
            <text:p>0.1629</text:p>
          </table:table-cell>
          <table:table-cell office:value-type="float" office:value="0.1565" table:style-name="ce1">
            <text:p>0.1565</text:p>
          </table:table-cell>
          <table:table-cell office:value-type="float" office:value="0.16930000000000001" table:style-name="ce1">
            <text:p>0.1693</text:p>
          </table:table-cell>
          <table:table-cell office:value-type="float" office:value="0.75149999999999995" table:style-name="ce1">
            <text:p>0.7515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76049999999999995" table:style-name="ce1">
            <text:p>0.7605</text:p>
          </table:table-cell>
          <table:table-cell table:number-columns-repeated="16310"/>
        </table:table-row>
        <table:table-row table:style-name="ro1">
          <table:table-cell table:number-columns-repeated="49"/>
          <table:table-cell office:value-type="string" table:style-name="ce1">
            <text:p>IS621_IS110_unknown</text:p>
          </table:table-cell>
          <table:table-cell office:value-type="float" office:value="0" table:formula="of:=INDEX([.$A$2:.$B$37];MATCH([.$AX146];[.$A$2:.$A$37];0);2)" table:style-name="ce1">
            <text:p>#N/A</text:p>
          </table:table-cell>
          <table:table-cell office:value-type="float" office:value="0" table:formula="of:=INDEX([.$E$2:.$F$42];MATCH([.$AX146];[.$E$2:.$E$42];0);2)" table:style-name="ce1">
            <text:p>#N/A</text:p>
          </table:table-cell>
          <table:table-cell office:value-type="float" office:value="0" table:formula="of:=INDEX([.$I$2:.$J$37];MATCH([.$AX146];[.$I$2:.$I$37];0);2)" table:style-name="ce1">
            <text:p>#N/A</text:p>
          </table:table-cell>
          <table:table-cell office:value-type="float" office:value="0" table:formula="of:=INDEX([.$M$2:.$N$31];MATCH([.$AX146];[.$M$2:.$M$31];0);2)" table:style-name="ce1">
            <text:p>#N/A</text:p>
          </table:table-cell>
          <table:table-cell office:value-type="float" office:value="9582" table:formula="of:=INDEX([.$Q$2:.$R$122];MATCH([.$AX146];[.$Q$2:.$Q$122];0);2)" table:style-name="ce1">
            <text:p>9582</text:p>
          </table:table-cell>
          <table:table-cell office:value-type="float" office:value="0" table:formula="of:=INDEX([.$U$2:.$V$24];MATCH([.$AX146];[.$U$2:.$U$24];0);2)" table:style-name="ce1">
            <text:p>#N/A</text:p>
          </table:table-cell>
          <table:table-cell office:value-type="float" office:value="776" table:formula="of:=INDEX([.$Y$2:.$Z$51];MATCH([.$AX146];[.$Y$2:.$Y$51];0);2)" table:style-name="ce1">
            <text:p>776</text:p>
          </table:table-cell>
          <table:table-cell office:value-type="float" office:value="0" table:formula="of:=INDEX([.$AC$2:.$AD$157];MATCH([.$AX146];[.$AC$2:.$AC$157];0);2)" table:style-name="ce1">
            <text:p>#N/A</text:p>
          </table:table-cell>
          <table:table-cell office:value-type="float" office:value="0" table:formula="of:=INDEX([.$AG$2:.$AH$35];MATCH([.$AX146];[.$AG$2:.$AG$35];0);2)" table:style-name="ce1">
            <text:p>#N/A</text:p>
          </table:table-cell>
          <table:table-cell office:value-type="float" office:value="0" table:formula="of:=INDEX([.$AK$2:.$AL$38];MATCH([.$AX146];[.$AK$2:.$AK$38];0);2)" table:style-name="ce1">
            <text:p>#N/A</text:p>
          </table:table-cell>
          <table:table-cell office:value-type="float" office:value="0" table:formula="of:=INDEX([.$AO$2:.$AP$33];MATCH([.$AX146];[.$AO$2:.$AO$33];0);2)" table:style-name="ce1">
            <text:p>#N/A</text:p>
          </table:table-cell>
          <table:table-cell office:value-type="float" office:value="112" table:formula="of:=INDEX([.$AS$2:.$AT$51];MATCH([.$AX146];[.$AS$2:.$AS$51];0);2)" table:style-name="ce1">
            <text:p>112</text:p>
          </table:table-cell>
          <table:table-cell table:number-columns-repeated="2" table:style-name="ce1"/>
          <table:table-cell office:value-type="string" table:style-name="ce1">
            <text:p>19_NV_M</text:p>
          </table:table-cell>
          <table:table-cell office:value-type="float" office:value="0.9355" table:style-name="ce1">
            <text:p>0.9355</text:p>
          </table:table-cell>
          <table:table-cell office:value-type="float" office:value="0.93469999999999998" table:style-name="ce1">
            <text:p>0.9347</text:p>
          </table:table-cell>
          <table:table-cell office:value-type="float" office:value="0.93630000000000002" table:style-name="ce1">
            <text:p>0.9363</text:p>
          </table:table-cell>
          <table:table-cell office:value-type="float" office:value="9.6640000000000004E-2" table:style-name="ce1">
            <text:p>0.09664</text:p>
          </table:table-cell>
          <table:table-cell office:value-type="float" office:value="9.2050000000000007E-2" table:style-name="ce1">
            <text:p>0.09205</text:p>
          </table:table-cell>
          <table:table-cell office:value-type="float" office:value="0.1012" table:style-name="ce1">
            <text:p>0.1012</text:p>
          </table:table-cell>
          <table:table-cell office:value-type="float" office:value="0.72040000000000004" table:style-name="ce1">
            <text:p>0.7204</text:p>
          </table:table-cell>
          <table:table-cell office:value-type="float" office:value="0.71350000000000002" table:style-name="ce1">
            <text:p>0.7135</text:p>
          </table:table-cell>
          <table:table-cell office:value-type="float" office:value="0.72719999999999996" table:style-name="ce1">
            <text:p>0.7272</text:p>
          </table:table-cell>
          <table:table-cell table:number-columns-repeated="16310"/>
        </table:table-row>
        <table:table-row table:style-name="ro1">
          <table:table-cell table:number-columns-repeated="49"/>
          <table:table-cell office:value-type="string" table:style-name="ce1">
            <text:p>tet(O/32/O)_4_AIOQ01000025</text:p>
          </table:table-cell>
          <table:table-cell office:value-type="float" office:value="0" table:formula="of:=INDEX([.$A$2:.$B$37];MATCH([.$AX147];[.$A$2:.$A$37];0);2)" table:style-name="ce1">
            <text:p>#N/A</text:p>
          </table:table-cell>
          <table:table-cell office:value-type="float" office:value="0" table:formula="of:=INDEX([.$E$2:.$F$42];MATCH([.$AX147];[.$E$2:.$E$42];0);2)" table:style-name="ce1">
            <text:p>#N/A</text:p>
          </table:table-cell>
          <table:table-cell office:value-type="float" office:value="0" table:formula="of:=INDEX([.$I$2:.$J$37];MATCH([.$AX147];[.$I$2:.$I$37];0);2)" table:style-name="ce1">
            <text:p>#N/A</text:p>
          </table:table-cell>
          <table:table-cell office:value-type="float" office:value="0" table:formula="of:=INDEX([.$M$2:.$N$31];MATCH([.$AX147];[.$M$2:.$M$31];0);2)" table:style-name="ce1">
            <text:p>#N/A</text:p>
          </table:table-cell>
          <table:table-cell office:value-type="float" office:value="0" table:formula="of:=INDEX([.$Q$2:.$R$122];MATCH([.$AX147];[.$Q$2:.$Q$122];0);2)" table:style-name="ce1">
            <text:p>#N/A</text:p>
          </table:table-cell>
          <table:table-cell office:value-type="float" office:value="363" table:formula="of:=INDEX([.$U$2:.$V$24];MATCH([.$AX147];[.$U$2:.$U$24];0);2)" table:style-name="ce1">
            <text:p>363</text:p>
          </table:table-cell>
          <table:table-cell office:value-type="float" office:value="0" table:formula="of:=INDEX([.$Y$2:.$Z$51];MATCH([.$AX147];[.$Y$2:.$Y$51];0);2)" table:style-name="ce1">
            <text:p>#N/A</text:p>
          </table:table-cell>
          <table:table-cell office:value-type="float" office:value="0" table:formula="of:=INDEX([.$AC$2:.$AD$157];MATCH([.$AX147];[.$AC$2:.$AC$157];0);2)" table:style-name="ce1">
            <text:p>#N/A</text:p>
          </table:table-cell>
          <table:table-cell office:value-type="float" office:value="565" table:formula="of:=INDEX([.$AG$2:.$AH$35];MATCH([.$AX147];[.$AG$2:.$AG$35];0);2)" table:style-name="ce1">
            <text:p>565</text:p>
          </table:table-cell>
          <table:table-cell office:value-type="float" office:value="0" table:formula="of:=INDEX([.$AK$2:.$AL$38];MATCH([.$AX147];[.$AK$2:.$AK$38];0);2)" table:style-name="ce1">
            <text:p>#N/A</text:p>
          </table:table-cell>
          <table:table-cell office:value-type="float" office:value="933" table:formula="of:=INDEX([.$AO$2:.$AP$33];MATCH([.$AX147];[.$AO$2:.$AO$33];0);2)" table:style-name="ce1">
            <text:p>933</text:p>
          </table:table-cell>
          <table:table-cell office:value-type="float" office:value="0" table:formula="of:=INDEX([.$AS$2:.$AT$51];MATCH([.$AX147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35_V_M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0.93310000000000004" table:style-name="ce1">
            <text:p>0.9331</text:p>
          </table:table-cell>
          <table:table-cell office:value-type="float" office:value="0.93489999999999995" table:style-name="ce1">
            <text:p>0.9349</text:p>
          </table:table-cell>
          <table:table-cell office:value-type="float" office:value="0.1201" table:style-name="ce1">
            <text:p>0.1201</text:p>
          </table:table-cell>
          <table:table-cell office:value-type="float" office:value="0.1148" table:style-name="ce1">
            <text:p>0.1148</text:p>
          </table:table-cell>
          <table:table-cell office:value-type="float" office:value="0.12540000000000001" table:style-name="ce1">
            <text:p>0.1254</text:p>
          </table:table-cell>
          <table:table-cell office:value-type="float" office:value="0.79020000000000001" table:style-name="ce1">
            <text:p>0.7902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0.79630000000000001" table:style-name="ce1">
            <text:p>0.7963</text:p>
          </table:table-cell>
          <table:table-cell table:number-columns-repeated="16310"/>
        </table:table-row>
        <table:table-row table:style-name="ro1">
          <table:table-cell table:number-columns-repeated="49"/>
          <table:table-cell office:value-type="string" table:style-name="ce1">
            <text:p>S1R_IS1_unknown</text:p>
          </table:table-cell>
          <table:table-cell office:value-type="float" office:value="0" table:formula="of:=INDEX([.$A$2:.$B$37];MATCH([.$AX148];[.$A$2:.$A$37];0);2)" table:style-name="ce1">
            <text:p>#N/A</text:p>
          </table:table-cell>
          <table:table-cell office:value-type="float" office:value="0" table:formula="of:=INDEX([.$E$2:.$F$42];MATCH([.$AX148];[.$E$2:.$E$42];0);2)" table:style-name="ce1">
            <text:p>#N/A</text:p>
          </table:table-cell>
          <table:table-cell office:value-type="float" office:value="0" table:formula="of:=INDEX([.$I$2:.$J$37];MATCH([.$AX148];[.$I$2:.$I$37];0);2)" table:style-name="ce1">
            <text:p>#N/A</text:p>
          </table:table-cell>
          <table:table-cell office:value-type="float" office:value="0" table:formula="of:=INDEX([.$M$2:.$N$31];MATCH([.$AX148];[.$M$2:.$M$31];0);2)" table:style-name="ce1">
            <text:p>#N/A</text:p>
          </table:table-cell>
          <table:table-cell office:value-type="float" office:value="0" table:formula="of:=INDEX([.$Q$2:.$R$122];MATCH([.$AX148];[.$Q$2:.$Q$122];0);2)" table:style-name="ce1">
            <text:p>#N/A</text:p>
          </table:table-cell>
          <table:table-cell office:value-type="float" office:value="0" table:formula="of:=INDEX([.$U$2:.$V$24];MATCH([.$AX148];[.$U$2:.$U$24];0);2)" table:style-name="ce1">
            <text:p>#N/A</text:p>
          </table:table-cell>
          <table:table-cell office:value-type="float" office:value="1039" table:formula="of:=INDEX([.$Y$2:.$Z$51];MATCH([.$AX148];[.$Y$2:.$Y$51];0);2)" table:style-name="ce1">
            <text:p>1039</text:p>
          </table:table-cell>
          <table:table-cell office:value-type="float" office:value="0" table:formula="of:=INDEX([.$AC$2:.$AD$157];MATCH([.$AX148];[.$AC$2:.$AC$157];0);2)" table:style-name="ce1">
            <text:p>#N/A</text:p>
          </table:table-cell>
          <table:table-cell office:value-type="float" office:value="0" table:formula="of:=INDEX([.$AG$2:.$AH$35];MATCH([.$AX148];[.$AG$2:.$AG$35];0);2)" table:style-name="ce1">
            <text:p>#N/A</text:p>
          </table:table-cell>
          <table:table-cell office:value-type="float" office:value="0" table:formula="of:=INDEX([.$AK$2:.$AL$38];MATCH([.$AX148];[.$AK$2:.$AK$38];0);2)" table:style-name="ce1">
            <text:p>#N/A</text:p>
          </table:table-cell>
          <table:table-cell office:value-type="float" office:value="0" table:formula="of:=INDEX([.$AO$2:.$AP$33];MATCH([.$AX148];[.$AO$2:.$AO$33];0);2)" table:style-name="ce1">
            <text:p>#N/A</text:p>
          </table:table-cell>
          <table:table-cell office:value-type="float" office:value="0" table:formula="of:=INDEX([.$AS$2:.$AT$51];MATCH([.$AX148];[.$AS$2:.$AS$51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24_V_M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0.93279999999999996" table:style-name="ce1">
            <text:p>0.9328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1195" table:style-name="ce1">
            <text:p>0.1195</text:p>
          </table:table-cell>
          <table:table-cell office:value-type="float" office:value="0.1142" table:style-name="ce1">
            <text:p>0.1142</text:p>
          </table:table-cell>
          <table:table-cell office:value-type="float" office:value="0.1249" table:style-name="ce1">
            <text:p>0.1249</text:p>
          </table:table-cell>
          <table:table-cell office:value-type="float" office:value="0.49509999999999998" table:style-name="ce1">
            <text:p>0.4951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0.50309999999999999" table:style-name="ce1">
            <text:p>0.5031</text:p>
          </table:table-cell>
          <table:table-cell table:number-columns-repeated="16310"/>
        </table:table-row>
        <table:table-row table:style-name="ro1">
          <table:table-cell table:number-columns-repeated="49"/>
          <table:table-cell office:value-type="string" table:style-name="ce1">
            <text:p>mdf(A)_1_Y08743</text:p>
          </table:table-cell>
          <table:table-cell office:value-type="float" office:value="0" table:formula="of:=INDEX([.$A$2:.$B$37];MATCH([.$AX149];[.$A$2:.$A$37];0);2)" table:style-name="ce1">
            <text:p>#N/A</text:p>
          </table:table-cell>
          <table:table-cell office:value-type="float" office:value="0" table:formula="of:=INDEX([.$E$2:.$F$42];MATCH([.$AX149];[.$E$2:.$E$42];0);2)" table:style-name="ce1">
            <text:p>#N/A</text:p>
          </table:table-cell>
          <table:table-cell office:value-type="float" office:value="0" table:formula="of:=INDEX([.$I$2:.$J$37];MATCH([.$AX149];[.$I$2:.$I$37];0);2)" table:style-name="ce1">
            <text:p>#N/A</text:p>
          </table:table-cell>
          <table:table-cell office:value-type="float" office:value="0" table:formula="of:=INDEX([.$M$2:.$N$31];MATCH([.$AX149];[.$M$2:.$M$31];0);2)" table:style-name="ce1">
            <text:p>#N/A</text:p>
          </table:table-cell>
          <table:table-cell office:value-type="float" office:value="0" table:formula="of:=INDEX([.$Q$2:.$R$122];MATCH([.$AX149];[.$Q$2:.$Q$122];0);2)" table:style-name="ce1">
            <text:p>#N/A</text:p>
          </table:table-cell>
          <table:table-cell office:value-type="float" office:value="0" table:formula="of:=INDEX([.$U$2:.$V$24];MATCH([.$AX149];[.$U$2:.$U$24];0);2)" table:style-name="ce1">
            <text:p>#N/A</text:p>
          </table:table-cell>
          <table:table-cell office:value-type="float" office:value="55" table:formula="of:=INDEX([.$Y$2:.$Z$51];MATCH([.$AX149];[.$Y$2:.$Y$51];0);2)" table:style-name="ce1">
            <text:p>55</text:p>
          </table:table-cell>
          <table:table-cell office:value-type="float" office:value="0" table:formula="of:=INDEX([.$AC$2:.$AD$157];MATCH([.$AX149];[.$AC$2:.$AC$157];0);2)" table:style-name="ce1">
            <text:p>#N/A</text:p>
          </table:table-cell>
          <table:table-cell office:value-type="float" office:value="0" table:formula="of:=INDEX([.$AG$2:.$AH$35];MATCH([.$AX149];[.$AG$2:.$AG$35];0);2)" table:style-name="ce1">
            <text:p>#N/A</text:p>
          </table:table-cell>
          <table:table-cell office:value-type="float" office:value="0" table:formula="of:=INDEX([.$AK$2:.$AL$38];MATCH([.$AX149];[.$AK$2:.$AK$38];0);2)" table:style-name="ce1">
            <text:p>#N/A</text:p>
          </table:table-cell>
          <table:table-cell office:value-type="float" office:value="0" table:formula="of:=INDEX([.$AO$2:.$AP$33];MATCH([.$AX149];[.$AO$2:.$AO$33];0);2)" table:style-name="ce1">
            <text:p>#N/A</text:p>
          </table:table-cell>
          <table:table-cell office:value-type="float" office:value="0" table:formula="of:=INDEX([.$AS$2:.$AT$51];MATCH([.$AX149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IS1216V_IS6_unknown</text:p>
          </table:table-cell>
          <table:table-cell office:value-type="float" office:value="0" table:formula="of:=INDEX([.$A$2:.$B$37];MATCH([.$AX150];[.$A$2:.$A$37];0);2)" table:style-name="ce1">
            <text:p>#N/A</text:p>
          </table:table-cell>
          <table:table-cell office:value-type="float" office:value="0" table:formula="of:=INDEX([.$E$2:.$F$42];MATCH([.$AX150];[.$E$2:.$E$42];0);2)" table:style-name="ce1">
            <text:p>#N/A</text:p>
          </table:table-cell>
          <table:table-cell office:value-type="float" office:value="0" table:formula="of:=INDEX([.$I$2:.$J$37];MATCH([.$AX150];[.$I$2:.$I$37];0);2)" table:style-name="ce1">
            <text:p>#N/A</text:p>
          </table:table-cell>
          <table:table-cell office:value-type="float" office:value="0" table:formula="of:=INDEX([.$M$2:.$N$31];MATCH([.$AX150];[.$M$2:.$M$31];0);2)" table:style-name="ce1">
            <text:p>#N/A</text:p>
          </table:table-cell>
          <table:table-cell office:value-type="float" office:value="0" table:formula="of:=INDEX([.$Q$2:.$R$122];MATCH([.$AX150];[.$Q$2:.$Q$122];0);2)" table:style-name="ce1">
            <text:p>#N/A</text:p>
          </table:table-cell>
          <table:table-cell office:value-type="float" office:value="0" table:formula="of:=INDEX([.$U$2:.$V$24];MATCH([.$AX150];[.$U$2:.$U$24];0);2)" table:style-name="ce1">
            <text:p>#N/A</text:p>
          </table:table-cell>
          <table:table-cell office:value-type="float" office:value="0" table:formula="of:=INDEX([.$Y$2:.$Z$51];MATCH([.$AX150];[.$Y$2:.$Y$51];0);2)" table:style-name="ce1">
            <text:p>#N/A</text:p>
          </table:table-cell>
          <table:table-cell office:value-type="float" office:value="17" table:formula="of:=INDEX([.$AC$2:.$AD$157];MATCH([.$AX150];[.$AC$2:.$AC$157];0);2)" table:style-name="ce1">
            <text:p>17</text:p>
          </table:table-cell>
          <table:table-cell office:value-type="float" office:value="0" table:formula="of:=INDEX([.$AG$2:.$AH$35];MATCH([.$AX150];[.$AG$2:.$AG$35];0);2)" table:style-name="ce1">
            <text:p>#N/A</text:p>
          </table:table-cell>
          <table:table-cell office:value-type="float" office:value="0" table:formula="of:=INDEX([.$AK$2:.$AL$38];MATCH([.$AX150];[.$AK$2:.$AK$38];0);2)" table:style-name="ce1">
            <text:p>#N/A</text:p>
          </table:table-cell>
          <table:table-cell office:value-type="float" office:value="0" table:formula="of:=INDEX([.$AO$2:.$AP$33];MATCH([.$AX150];[.$AO$2:.$AO$33];0);2)" table:style-name="ce1">
            <text:p>#N/A</text:p>
          </table:table-cell>
          <table:table-cell office:value-type="float" office:value="0" table:formula="of:=INDEX([.$AS$2:.$AT$51];MATCH([.$AX150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tet(L)_2_M29725</text:p>
          </table:table-cell>
          <table:table-cell office:value-type="float" office:value="0" table:formula="of:=INDEX([.$A$2:.$B$37];MATCH([.$AX151];[.$A$2:.$A$37];0);2)" table:style-name="ce1">
            <text:p>#N/A</text:p>
          </table:table-cell>
          <table:table-cell office:value-type="float" office:value="0" table:formula="of:=INDEX([.$E$2:.$F$42];MATCH([.$AX151];[.$E$2:.$E$42];0);2)" table:style-name="ce1">
            <text:p>#N/A</text:p>
          </table:table-cell>
          <table:table-cell office:value-type="float" office:value="0" table:formula="of:=INDEX([.$I$2:.$J$37];MATCH([.$AX151];[.$I$2:.$I$37];0);2)" table:style-name="ce1">
            <text:p>#N/A</text:p>
          </table:table-cell>
          <table:table-cell office:value-type="float" office:value="0" table:formula="of:=INDEX([.$M$2:.$N$31];MATCH([.$AX151];[.$M$2:.$M$31];0);2)" table:style-name="ce1">
            <text:p>#N/A</text:p>
          </table:table-cell>
          <table:table-cell office:value-type="float" office:value="0" table:formula="of:=INDEX([.$Q$2:.$R$122];MATCH([.$AX151];[.$Q$2:.$Q$122];0);2)" table:style-name="ce1">
            <text:p>#N/A</text:p>
          </table:table-cell>
          <table:table-cell office:value-type="float" office:value="0" table:formula="of:=INDEX([.$U$2:.$V$24];MATCH([.$AX151];[.$U$2:.$U$24];0);2)" table:style-name="ce1">
            <text:p>#N/A</text:p>
          </table:table-cell>
          <table:table-cell office:value-type="float" office:value="0" table:formula="of:=INDEX([.$Y$2:.$Z$51];MATCH([.$AX151];[.$Y$2:.$Y$51];0);2)" table:style-name="ce1">
            <text:p>#N/A</text:p>
          </table:table-cell>
          <table:table-cell office:value-type="float" office:value="442" table:formula="of:=INDEX([.$AC$2:.$AD$157];MATCH([.$AX151];[.$AC$2:.$AC$157];0);2)" table:style-name="ce1">
            <text:p>442</text:p>
          </table:table-cell>
          <table:table-cell office:value-type="float" office:value="0" table:formula="of:=INDEX([.$AG$2:.$AH$35];MATCH([.$AX151];[.$AG$2:.$AG$35];0);2)" table:style-name="ce1">
            <text:p>#N/A</text:p>
          </table:table-cell>
          <table:table-cell office:value-type="float" office:value="0" table:formula="of:=INDEX([.$AK$2:.$AL$38];MATCH([.$AX151];[.$AK$2:.$AK$38];0);2)" table:style-name="ce1">
            <text:p>#N/A</text:p>
          </table:table-cell>
          <table:table-cell office:value-type="float" office:value="0" table:formula="of:=INDEX([.$AO$2:.$AP$33];MATCH([.$AX151];[.$AO$2:.$AO$33];0);2)" table:style-name="ce1">
            <text:p>#N/A</text:p>
          </table:table-cell>
          <table:table-cell office:value-type="float" office:value="0" table:formula="of:=INDEX([.$AS$2:.$AT$51];MATCH([.$AX151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tet(L)_8_AY081910</text:p>
          </table:table-cell>
          <table:table-cell office:value-type="float" office:value="0" table:formula="of:=INDEX([.$A$2:.$B$37];MATCH([.$AX152];[.$A$2:.$A$37];0);2)" table:style-name="ce1">
            <text:p>#N/A</text:p>
          </table:table-cell>
          <table:table-cell office:value-type="float" office:value="0" table:formula="of:=INDEX([.$E$2:.$F$42];MATCH([.$AX152];[.$E$2:.$E$42];0);2)" table:style-name="ce1">
            <text:p>#N/A</text:p>
          </table:table-cell>
          <table:table-cell office:value-type="float" office:value="0" table:formula="of:=INDEX([.$I$2:.$J$37];MATCH([.$AX152];[.$I$2:.$I$37];0);2)" table:style-name="ce1">
            <text:p>#N/A</text:p>
          </table:table-cell>
          <table:table-cell office:value-type="float" office:value="0" table:formula="of:=INDEX([.$M$2:.$N$31];MATCH([.$AX152];[.$M$2:.$M$31];0);2)" table:style-name="ce1">
            <text:p>#N/A</text:p>
          </table:table-cell>
          <table:table-cell office:value-type="float" office:value="0" table:formula="of:=INDEX([.$Q$2:.$R$122];MATCH([.$AX152];[.$Q$2:.$Q$122];0);2)" table:style-name="ce1">
            <text:p>#N/A</text:p>
          </table:table-cell>
          <table:table-cell office:value-type="float" office:value="0" table:formula="of:=INDEX([.$U$2:.$V$24];MATCH([.$AX152];[.$U$2:.$U$24];0);2)" table:style-name="ce1">
            <text:p>#N/A</text:p>
          </table:table-cell>
          <table:table-cell office:value-type="float" office:value="0" table:formula="of:=INDEX([.$Y$2:.$Z$51];MATCH([.$AX152];[.$Y$2:.$Y$51];0);2)" table:style-name="ce1">
            <text:p>#N/A</text:p>
          </table:table-cell>
          <table:table-cell office:value-type="float" office:value="387" table:formula="of:=INDEX([.$AC$2:.$AD$157];MATCH([.$AX152];[.$AC$2:.$AC$157];0);2)" table:style-name="ce1">
            <text:p>387</text:p>
          </table:table-cell>
          <table:table-cell office:value-type="float" office:value="0" table:formula="of:=INDEX([.$AG$2:.$AH$35];MATCH([.$AX152];[.$AG$2:.$AG$35];0);2)" table:style-name="ce1">
            <text:p>#N/A</text:p>
          </table:table-cell>
          <table:table-cell office:value-type="float" office:value="0" table:formula="of:=INDEX([.$AK$2:.$AL$38];MATCH([.$AX152];[.$AK$2:.$AK$38];0);2)" table:style-name="ce1">
            <text:p>#N/A</text:p>
          </table:table-cell>
          <table:table-cell office:value-type="float" office:value="0" table:formula="of:=INDEX([.$AO$2:.$AP$33];MATCH([.$AX152];[.$AO$2:.$AO$33];0);2)" table:style-name="ce1">
            <text:p>#N/A</text:p>
          </table:table-cell>
          <table:table-cell office:value-type="float" office:value="0" table:formula="of:=INDEX([.$AS$2:.$AT$51];MATCH([.$AX152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ISBf3_IS1182_unknown</text:p>
          </table:table-cell>
          <table:table-cell office:value-type="float" office:value="0" table:formula="of:=INDEX([.$A$2:.$B$37];MATCH([.$AX153];[.$A$2:.$A$37];0);2)" table:style-name="ce1">
            <text:p>#N/A</text:p>
          </table:table-cell>
          <table:table-cell office:value-type="float" office:value="0" table:formula="of:=INDEX([.$E$2:.$F$42];MATCH([.$AX153];[.$E$2:.$E$42];0);2)" table:style-name="ce1">
            <text:p>#N/A</text:p>
          </table:table-cell>
          <table:table-cell office:value-type="float" office:value="0" table:formula="of:=INDEX([.$I$2:.$J$37];MATCH([.$AX153];[.$I$2:.$I$37];0);2)" table:style-name="ce1">
            <text:p>#N/A</text:p>
          </table:table-cell>
          <table:table-cell office:value-type="float" office:value="0" table:formula="of:=INDEX([.$M$2:.$N$31];MATCH([.$AX153];[.$M$2:.$M$31];0);2)" table:style-name="ce1">
            <text:p>#N/A</text:p>
          </table:table-cell>
          <table:table-cell office:value-type="float" office:value="0" table:formula="of:=INDEX([.$Q$2:.$R$122];MATCH([.$AX153];[.$Q$2:.$Q$122];0);2)" table:style-name="ce1">
            <text:p>#N/A</text:p>
          </table:table-cell>
          <table:table-cell office:value-type="float" office:value="0" table:formula="of:=INDEX([.$U$2:.$V$24];MATCH([.$AX153];[.$U$2:.$U$24];0);2)" table:style-name="ce1">
            <text:p>#N/A</text:p>
          </table:table-cell>
          <table:table-cell office:value-type="float" office:value="0" table:formula="of:=INDEX([.$Y$2:.$Z$51];MATCH([.$AX153];[.$Y$2:.$Y$51];0);2)" table:style-name="ce1">
            <text:p>#N/A</text:p>
          </table:table-cell>
          <table:table-cell office:value-type="float" office:value="0" table:formula="of:=INDEX([.$AC$2:.$AD$157];MATCH([.$AX153];[.$AC$2:.$AC$157];0);2)" table:style-name="ce1">
            <text:p>#N/A</text:p>
          </table:table-cell>
          <table:table-cell office:value-type="float" office:value="0" table:formula="of:=INDEX([.$AG$2:.$AH$35];MATCH([.$AX153];[.$AG$2:.$AG$35];0);2)" table:style-name="ce1">
            <text:p>#N/A</text:p>
          </table:table-cell>
          <table:table-cell office:value-type="float" office:value="290" table:formula="of:=INDEX([.$AK$2:.$AL$38];MATCH([.$AX153];[.$AK$2:.$AK$38];0);2)" table:style-name="ce1">
            <text:p>290</text:p>
          </table:table-cell>
          <table:table-cell office:value-type="float" office:value="0" table:formula="of:=INDEX([.$AO$2:.$AP$33];MATCH([.$AX153];[.$AO$2:.$AO$33];0);2)" table:style-name="ce1">
            <text:p>#N/A</text:p>
          </table:table-cell>
          <table:table-cell office:value-type="float" office:value="0" table:formula="of:=INDEX([.$AS$2:.$AT$51];MATCH([.$AX153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IS200C_IS200/IS605_IS200</text:p>
          </table:table-cell>
          <table:table-cell office:value-type="float" office:value="0" table:formula="of:=INDEX([.$A$2:.$B$37];MATCH([.$AX154];[.$A$2:.$A$37];0);2)" table:style-name="ce1">
            <text:p>#N/A</text:p>
          </table:table-cell>
          <table:table-cell office:value-type="float" office:value="0" table:formula="of:=INDEX([.$E$2:.$F$42];MATCH([.$AX154];[.$E$2:.$E$42];0);2)" table:style-name="ce1">
            <text:p>#N/A</text:p>
          </table:table-cell>
          <table:table-cell office:value-type="float" office:value="0" table:formula="of:=INDEX([.$I$2:.$J$37];MATCH([.$AX154];[.$I$2:.$I$37];0);2)" table:style-name="ce1">
            <text:p>#N/A</text:p>
          </table:table-cell>
          <table:table-cell office:value-type="float" office:value="0" table:formula="of:=INDEX([.$M$2:.$N$31];MATCH([.$AX154];[.$M$2:.$M$31];0);2)" table:style-name="ce1">
            <text:p>#N/A</text:p>
          </table:table-cell>
          <table:table-cell office:value-type="float" office:value="0" table:formula="of:=INDEX([.$Q$2:.$R$122];MATCH([.$AX154];[.$Q$2:.$Q$122];0);2)" table:style-name="ce1">
            <text:p>#N/A</text:p>
          </table:table-cell>
          <table:table-cell office:value-type="float" office:value="0" table:formula="of:=INDEX([.$U$2:.$V$24];MATCH([.$AX154];[.$U$2:.$U$24];0);2)" table:style-name="ce1">
            <text:p>#N/A</text:p>
          </table:table-cell>
          <table:table-cell office:value-type="float" office:value="0" table:formula="of:=INDEX([.$Y$2:.$Z$51];MATCH([.$AX154];[.$Y$2:.$Y$51];0);2)" table:style-name="ce1">
            <text:p>#N/A</text:p>
          </table:table-cell>
          <table:table-cell office:value-type="float" office:value="0" table:formula="of:=INDEX([.$AC$2:.$AD$157];MATCH([.$AX154];[.$AC$2:.$AC$157];0);2)" table:style-name="ce1">
            <text:p>#N/A</text:p>
          </table:table-cell>
          <table:table-cell office:value-type="float" office:value="0" table:formula="of:=INDEX([.$AG$2:.$AH$35];MATCH([.$AX154];[.$AG$2:.$AG$35];0);2)" table:style-name="ce1">
            <text:p>#N/A</text:p>
          </table:table-cell>
          <table:table-cell office:value-type="float" office:value="16" table:formula="of:=INDEX([.$AK$2:.$AL$38];MATCH([.$AX154];[.$AK$2:.$AK$38];0);2)" table:style-name="ce1">
            <text:p>16</text:p>
          </table:table-cell>
          <table:table-cell office:value-type="float" office:value="0" table:formula="of:=INDEX([.$AO$2:.$AP$33];MATCH([.$AX154];[.$AO$2:.$AO$33];0);2)" table:style-name="ce1">
            <text:p>#N/A</text:p>
          </table:table-cell>
          <table:table-cell office:value-type="float" office:value="0" table:formula="of:=INDEX([.$AS$2:.$AT$51];MATCH([.$AX154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IS6100_IS6_unknown</text:p>
          </table:table-cell>
          <table:table-cell office:value-type="float" office:value="0" table:formula="of:=INDEX([.$A$2:.$B$37];MATCH([.$AX155];[.$A$2:.$A$37];0);2)" table:style-name="ce1">
            <text:p>#N/A</text:p>
          </table:table-cell>
          <table:table-cell office:value-type="float" office:value="0" table:formula="of:=INDEX([.$E$2:.$F$42];MATCH([.$AX155];[.$E$2:.$E$42];0);2)" table:style-name="ce1">
            <text:p>#N/A</text:p>
          </table:table-cell>
          <table:table-cell office:value-type="float" office:value="0" table:formula="of:=INDEX([.$I$2:.$J$37];MATCH([.$AX155];[.$I$2:.$I$37];0);2)" table:style-name="ce1">
            <text:p>#N/A</text:p>
          </table:table-cell>
          <table:table-cell office:value-type="float" office:value="0" table:formula="of:=INDEX([.$M$2:.$N$31];MATCH([.$AX155];[.$M$2:.$M$31];0);2)" table:style-name="ce1">
            <text:p>#N/A</text:p>
          </table:table-cell>
          <table:table-cell office:value-type="float" office:value="0" table:formula="of:=INDEX([.$Q$2:.$R$122];MATCH([.$AX155];[.$Q$2:.$Q$122];0);2)" table:style-name="ce1">
            <text:p>#N/A</text:p>
          </table:table-cell>
          <table:table-cell office:value-type="float" office:value="0" table:formula="of:=INDEX([.$U$2:.$V$24];MATCH([.$AX155];[.$U$2:.$U$24];0);2)" table:style-name="ce1">
            <text:p>#N/A</text:p>
          </table:table-cell>
          <table:table-cell office:value-type="float" office:value="0" table:formula="of:=INDEX([.$Y$2:.$Z$51];MATCH([.$AX155];[.$Y$2:.$Y$51];0);2)" table:style-name="ce1">
            <text:p>#N/A</text:p>
          </table:table-cell>
          <table:table-cell office:value-type="float" office:value="0" table:formula="of:=INDEX([.$AC$2:.$AD$157];MATCH([.$AX155];[.$AC$2:.$AC$157];0);2)" table:style-name="ce1">
            <text:p>#N/A</text:p>
          </table:table-cell>
          <table:table-cell office:value-type="float" office:value="0" table:formula="of:=INDEX([.$AG$2:.$AH$35];MATCH([.$AX155];[.$AG$2:.$AG$35];0);2)" table:style-name="ce1">
            <text:p>#N/A</text:p>
          </table:table-cell>
          <table:table-cell office:value-type="float" office:value="52" table:formula="of:=INDEX([.$AK$2:.$AL$38];MATCH([.$AX155];[.$AK$2:.$AK$38];0);2)" table:style-name="ce1">
            <text:p>52</text:p>
          </table:table-cell>
          <table:table-cell office:value-type="float" office:value="0" table:formula="of:=INDEX([.$AO$2:.$AP$33];MATCH([.$AX155];[.$AO$2:.$AO$33];0);2)" table:style-name="ce1">
            <text:p>#N/A</text:p>
          </table:table-cell>
          <table:table-cell office:value-type="float" office:value="0" table:formula="of:=INDEX([.$AS$2:.$AT$51];MATCH([.$AX155];[.$AS$2:.$AS$51];0);2)" table:style-name="ce1">
            <text:p>#N/A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aph(6)-Id_3_AB109805</text:p>
          </table:table-cell>
          <table:table-cell office:value-type="float" office:value="0" table:formula="of:=INDEX([.$A$2:.$B$37];MATCH([.$AX156];[.$A$2:.$A$37];0);2)" table:style-name="ce1">
            <text:p>#N/A</text:p>
          </table:table-cell>
          <table:table-cell office:value-type="float" office:value="0" table:formula="of:=INDEX([.$E$2:.$F$42];MATCH([.$AX156];[.$E$2:.$E$42];0);2)" table:style-name="ce1">
            <text:p>#N/A</text:p>
          </table:table-cell>
          <table:table-cell office:value-type="float" office:value="0" table:formula="of:=INDEX([.$I$2:.$J$37];MATCH([.$AX156];[.$I$2:.$I$37];0);2)" table:style-name="ce1">
            <text:p>#N/A</text:p>
          </table:table-cell>
          <table:table-cell office:value-type="float" office:value="0" table:formula="of:=INDEX([.$M$2:.$N$31];MATCH([.$AX156];[.$M$2:.$M$31];0);2)" table:style-name="ce1">
            <text:p>#N/A</text:p>
          </table:table-cell>
          <table:table-cell office:value-type="float" office:value="0" table:formula="of:=INDEX([.$Q$2:.$R$122];MATCH([.$AX156];[.$Q$2:.$Q$122];0);2)" table:style-name="ce1">
            <text:p>#N/A</text:p>
          </table:table-cell>
          <table:table-cell office:value-type="float" office:value="0" table:formula="of:=INDEX([.$U$2:.$V$24];MATCH([.$AX156];[.$U$2:.$U$24];0);2)" table:style-name="ce1">
            <text:p>#N/A</text:p>
          </table:table-cell>
          <table:table-cell office:value-type="float" office:value="0" table:formula="of:=INDEX([.$Y$2:.$Z$51];MATCH([.$AX156];[.$Y$2:.$Y$51];0);2)" table:style-name="ce1">
            <text:p>#N/A</text:p>
          </table:table-cell>
          <table:table-cell office:value-type="float" office:value="0" table:formula="of:=INDEX([.$AC$2:.$AD$157];MATCH([.$AX156];[.$AC$2:.$AC$157];0);2)" table:style-name="ce1">
            <text:p>#N/A</text:p>
          </table:table-cell>
          <table:table-cell office:value-type="float" office:value="0" table:formula="of:=INDEX([.$AG$2:.$AH$35];MATCH([.$AX156];[.$AG$2:.$AG$35];0);2)" table:style-name="ce1">
            <text:p>#N/A</text:p>
          </table:table-cell>
          <table:table-cell office:value-type="float" office:value="0" table:formula="of:=INDEX([.$AK$2:.$AL$38];MATCH([.$AX156];[.$AK$2:.$AK$38];0);2)" table:style-name="ce1">
            <text:p>#N/A</text:p>
          </table:table-cell>
          <table:table-cell office:value-type="float" office:value="14" table:formula="of:=INDEX([.$AO$2:.$AP$33];MATCH([.$AX156];[.$AO$2:.$AO$33];0);2)" table:style-name="ce1">
            <text:p>14</text:p>
          </table:table-cell>
          <table:table-cell office:value-type="float" office:value="66" table:formula="of:=INDEX([.$AS$2:.$AT$51];MATCH([.$AX156];[.$AS$2:.$AS$51];0);2)" table:style-name="ce1">
            <text:p>66</text:p>
          </table:table-cell>
          <table:table-cell table:number-columns-repeated="16322" table:style-name="ce1"/>
        </table:table-row>
        <table:table-row table:style-name="ro1">
          <table:table-cell table:number-columns-repeated="49"/>
          <table:table-cell office:value-type="string" table:style-name="ce1">
            <text:p>sul2_7_HM486907</text:p>
          </table:table-cell>
          <table:table-cell office:value-type="float" office:value="0" table:formula="of:=INDEX([.$A$2:.$B$37];MATCH([.$AX157];[.$A$2:.$A$37];0);2)" table:style-name="ce1">
            <text:p>#N/A</text:p>
          </table:table-cell>
          <table:table-cell office:value-type="float" office:value="0" table:formula="of:=INDEX([.$E$2:.$F$42];MATCH([.$AX157];[.$E$2:.$E$42];0);2)" table:style-name="ce1">
            <text:p>#N/A</text:p>
          </table:table-cell>
          <table:table-cell office:value-type="float" office:value="0" table:formula="of:=INDEX([.$I$2:.$J$37];MATCH([.$AX157];[.$I$2:.$I$37];0);2)" table:style-name="ce1">
            <text:p>#N/A</text:p>
          </table:table-cell>
          <table:table-cell office:value-type="float" office:value="0" table:formula="of:=INDEX([.$M$2:.$N$31];MATCH([.$AX157];[.$M$2:.$M$31];0);2)" table:style-name="ce1">
            <text:p>#N/A</text:p>
          </table:table-cell>
          <table:table-cell office:value-type="float" office:value="0" table:formula="of:=INDEX([.$Q$2:.$R$122];MATCH([.$AX157];[.$Q$2:.$Q$122];0);2)" table:style-name="ce1">
            <text:p>#N/A</text:p>
          </table:table-cell>
          <table:table-cell office:value-type="float" office:value="0" table:formula="of:=INDEX([.$U$2:.$V$24];MATCH([.$AX157];[.$U$2:.$U$24];0);2)" table:style-name="ce1">
            <text:p>#N/A</text:p>
          </table:table-cell>
          <table:table-cell office:value-type="float" office:value="0" table:formula="of:=INDEX([.$Y$2:.$Z$51];MATCH([.$AX157];[.$Y$2:.$Y$51];0);2)" table:style-name="ce1">
            <text:p>#N/A</text:p>
          </table:table-cell>
          <table:table-cell office:value-type="float" office:value="0" table:formula="of:=INDEX([.$AC$2:.$AD$157];MATCH([.$AX157];[.$AC$2:.$AC$157];0);2)" table:style-name="ce1">
            <text:p>#N/A</text:p>
          </table:table-cell>
          <table:table-cell office:value-type="float" office:value="0" table:formula="of:=INDEX([.$AG$2:.$AH$35];MATCH([.$AX157];[.$AG$2:.$AG$35];0);2)" table:style-name="ce1">
            <text:p>#N/A</text:p>
          </table:table-cell>
          <table:table-cell office:value-type="float" office:value="0" table:formula="of:=INDEX([.$AK$2:.$AL$38];MATCH([.$AX157];[.$AK$2:.$AK$38];0);2)" table:style-name="ce1">
            <text:p>#N/A</text:p>
          </table:table-cell>
          <table:table-cell office:value-type="float" office:value="0" table:formula="of:=INDEX([.$AO$2:.$AP$33];MATCH([.$AX157];[.$AO$2:.$AO$33];0);2)" table:style-name="ce1">
            <text:p>#N/A</text:p>
          </table:table-cell>
          <table:table-cell office:value-type="float" office:value="48" table:formula="of:=INDEX([.$AS$2:.$AT$51];MATCH([.$AX157];[.$AS$2:.$AS$51];0);2)" table:style-name="ce1">
            <text:p>48</text:p>
          </table:table-cell>
          <table:table-cell table:number-columns-repeated="16322" table:style-name="ce1"/>
        </table:table-row>
        <table:table-row table:number-rows-repeated="1048419" table:style-name="ro1">
          <table:table-cell table:number-columns-repeated="16384"/>
        </table:table-row>
      </table:table>
      <table:table table:name="Consolidated" table:style-name="ta2">
        <table:table-column table:style-name="co1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S1249_IS256_IS12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lo2_IS2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(6)-Ia_3_KF864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6)-Id_1_M288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ACI-1_1_AJ0073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421_IS4_IS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lo4_IS30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)_4_AM889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R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)_1_M188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vu1_IS1380_IS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182_IS11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W)_3_AJ4274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A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)_3_AM8891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32)_2_EF6269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86B_IS4_IS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F)_1_M147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Cx1_ISL3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W)_1_DQ0601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G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40)_1_FJ1580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40)_2_AM4197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)_3_Y077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W)_4_FN396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fxA6_1_GQ3429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Rob1_IS6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A)_6_AF5341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)_5_AM8891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Q)_1_L336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)_2_M209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W)_5_AJ4274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32/O)_3_NZ_AUJS010000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F)_3_M178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)_1_AM8891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4351_IS30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fxA5_1_AY769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187_IS9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/O)-1_1_AY196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f6_IS5_IS1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fxA2_1_AF5049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Clsp3_IS11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4_IS4_I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Q)_4_Z215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23_IS6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)-1_1_AY485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vu4_IS6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fxA3_1_AF4726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/O)-2_1_AY1969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32/O)_5_FP9290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W)-2_1_AY4851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mE_1_AM0425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fxA4_1_AY7699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26_AF0804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M)_13_AM9909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lo11_IS3_IS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15_U484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7_AF3683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3')-Ia_1_V003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Rmsp1_IS9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3')-Ia_4_AF4980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23_X7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942_IS1380_IS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TEM-181_1_KM9775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50_IS3_IS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0R_IS4_IS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03_IS3_IS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86A_IS4_IS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3'')-Ib_2_AF0246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127_1_MF1962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3_IS3_I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9_IS9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10_IS2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2_IS3_I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Rmsp2_IS11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F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1_AY2326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1_9_AY9638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216E_IS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3'')-Ib_5_AF321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181_1_KX0569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3'')-Ib_1_M288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_AF542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0_AM1832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3_AJ2891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9_AF2992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bi1_IS1595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82_1_DQ2560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9_FJ1978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SD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5_IS5_IS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8_AJ8307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22_X526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7_U576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Kpn26_IS5_IS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en4_IS3_IS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6)-Id_2_AF0246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Kpn1_IS3_IS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ad1_IS2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Kpn60_IS110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A)_5_AJ419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9_IS1380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12_IS2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3411_IS3_IS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21_AB3664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S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15_1_AY0444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B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194_1_KY5637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fm1_IS9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28_6_AJ5492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1_2_U123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sa1_ISNCY_IS12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216_1_MH2433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M)_1_X929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10_U863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30_IS30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5D_IS5_IS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485_IS3_IS1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17_IS3_I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00kyp_IS2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5_FJ9681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lo8_IS25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6)-Id_4_CP0009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2_AF4979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Kpn21_ISNCY_IS12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6_FN995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2_AY0341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M)_2_X909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02_IS5_IS9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1_JN8995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X3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5DIV_IS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3_HQ840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TX-M-163_1_KP6816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m(B)_12_U189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M)_12_FR6714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14_AJ514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52_IS3_I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A)_4_AJ5177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22_IS6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Ec1_ISA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lo3_IS3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00_IS2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621_IS110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O/32/O)_4_AIOQ01000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1R_IS1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df(A)_1_Y08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1216V_IS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L)_2_M297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t(L)_8_AY0819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Bf3_IS1182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200C_IS200/IS605_IS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6100_IS6_unkn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h(6)-Id_3_AB1098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2_7_HM486907</text:p>
          </table:table-cell>
          <table:table-cell table:number-columns-repeated="16383"/>
        </table:table-row>
        <table:table-row table:number-rows-repeated="10484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omathinayagam</dc:creator>
    <meta:creation-date>2017-10-20T23:41:04Z</meta:creation-date>
    <dc:date>2023-02-09T05:57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B$71" chart:values-cell-range-address="Sheet1.$CC$71:.$CN$71" chart:class="chart:bar" chart:attached-axis="primary-y" chart:style-name="G0S0">
            <chart:data-point chart:repeated="12"/>
          </chart:series>
          <chart:series chart:label-cell-address="Sheet1.$CB$72" chart:values-cell-range-address="Sheet1.$CC$72:.$CN$72" chart:class="chart:bar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IS Rank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T$1" chart:values-cell-range-address="Sheet1.$CT$2:.$CT$13" chart:class="chart:scatter" chart:attached-axis="primary-y" chart:style-name="G0S0">
            <chart:domain table:cell-range-address="Sheet1.$CS$2:.$CS$1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